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5791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1.611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1.6008in"/>
    </style:style>
    <style:style style:name="co18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th Korea_1918h1n1" table:style-name="ta1">
        <table:shapes>
          <draw:frame draw:z-index="0" draw:style-name="gr1" draw:text-style-name="P1" svg:width="6.2961in" svg:height="3.5449in" svg:x="744.5776in" svg:y="1.5583in">
            <draw:object draw:notify-on-update-of-ranges="'South Korea_1918h1n1'.B1:'South Korea_1918h1n1'.SG1 'South Korea_1918h1n1'.A3:'South Korea_1918h1n1'.A3 'South Korea_1918h1n1'.B3:'South Korea_1918h1n1'.SG3 'South Korea_1918h1n1'.A4:'South Korea_1918h1n1'.A4 'South Korea_1918h1n1'.B4:'South Korea_1918h1n1'.SG4 'South Korea_1918h1n1'.A5:'South Korea_1918h1n1'.A5 'South Korea_1918h1n1'.B5:'South Korea_1918h1n1'.SG5 'South Korea_1918h1n1'.A6:'South Korea_1918h1n1'.A6 'South Korea_1918h1n1'.B6:'South Korea_1918h1n1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6" table:number-columns-repeated="2" table:default-cell-style-name="Default"/>
        <table:table-column table:style-name="co5" table:number-columns-repeated="11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2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3" table:number-columns-repeated="5" table:default-cell-style-name="Default"/>
        <table:table-column table:style-name="co11" table:default-cell-style-name="Default"/>
        <table:table-column table:style-name="co13" table:number-columns-repeated="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5" table:default-cell-style-name="Default"/>
        <table:table-column table:style-name="co17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5" table:number-columns-repeated="5" table:default-cell-style-name="Default"/>
        <table:table-column table:style-name="co16" table:number-columns-repeated="11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5" table:number-columns-repeated="2" table:default-cell-style-name="Default"/>
        <table:table-column table:style-name="co16" table:number-columns-repeated="9" table:default-cell-style-name="Default"/>
        <table:table-column table:style-name="co15" table:number-columns-repeated="3" table:default-cell-style-name="Default"/>
        <table:table-column table:style-name="co16" table:number-columns-repeated="7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number-columns-repeated="3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5" table:number-columns-repeated="2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11" table:default-cell-style-name="Default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51268999" calcext:value-type="float">
            <text:p>51268999</text:p>
          </table:table-cell>
          <table:table-cell office:value-type="float" office:value="51268998.8327236" calcext:value-type="float">
            <text:p>51268998.8327236</text:p>
          </table:table-cell>
          <table:table-cell office:value-type="float" office:value="51268998.4237848" calcext:value-type="float">
            <text:p>51268998.4237848</text:p>
          </table:table-cell>
          <table:table-cell office:value-type="float" office:value="51268997.8189515" calcext:value-type="float">
            <text:p>51268997.8189515</text:p>
          </table:table-cell>
          <table:table-cell office:value-type="float" office:value="51268996.9991592" calcext:value-type="float">
            <text:p>51268996.9991592</text:p>
          </table:table-cell>
          <table:table-cell office:value-type="float" office:value="51268995.9114147" calcext:value-type="float">
            <text:p>51268995.9114147</text:p>
          </table:table-cell>
          <table:table-cell office:value-type="float" office:value="51268994.4761297" calcext:value-type="float">
            <text:p>51268994.4761297</text:p>
          </table:table-cell>
          <table:table-cell office:value-type="float" office:value="51268992.5850515" calcext:value-type="float">
            <text:p>51268992.5850515</text:p>
          </table:table-cell>
          <table:table-cell office:value-type="float" office:value="51268990.0944155" calcext:value-type="float">
            <text:p>51268990.0944155</text:p>
          </table:table-cell>
          <table:table-cell office:value-type="float" office:value="51268986.8144784" calcext:value-type="float">
            <text:p>51268986.8144784</text:p>
          </table:table-cell>
          <table:table-cell office:value-type="float" office:value="51268982.4952258" calcext:value-type="float">
            <text:p>51268982.4952258</text:p>
          </table:table-cell>
          <table:table-cell office:value-type="float" office:value="51268976.8073723" calcext:value-type="float">
            <text:p>51268976.8073723</text:p>
          </table:table-cell>
          <table:table-cell office:value-type="float" office:value="51268969.3172771" calcext:value-type="float">
            <text:p>51268969.3172771</text:p>
          </table:table-cell>
          <table:table-cell office:value-type="float" office:value="51268959.4538918" calcext:value-type="float">
            <text:p>51268959.4538918</text:p>
          </table:table-cell>
          <table:table-cell office:value-type="float" office:value="51268946.4652261" calcext:value-type="float">
            <text:p>51268946.4652261</text:p>
          </table:table-cell>
          <table:table-cell office:value-type="float" office:value="51268929.361016" calcext:value-type="float">
            <text:p>51268929.361016</text:p>
          </table:table-cell>
          <table:table-cell office:value-type="float" office:value="51268906.8372287" calcext:value-type="float">
            <text:p>51268906.8372287</text:p>
          </table:table-cell>
          <table:table-cell office:value-type="float" office:value="51268877.1766439" calcext:value-type="float">
            <text:p>51268877.1766439</text:p>
          </table:table-cell>
          <table:table-cell office:value-type="float" office:value="51268838.117937" calcext:value-type="float">
            <text:p>51268838.117937</text:p>
          </table:table-cell>
          <table:table-cell office:value-type="float" office:value="51268786.6832814" calcext:value-type="float">
            <text:p>51268786.6832814</text:p>
          </table:table-cell>
          <table:table-cell office:value-type="float" office:value="51268718.9513323" calcext:value-type="float">
            <text:p>51268718.9513323</text:p>
          </table:table-cell>
          <table:table-cell office:value-type="float" office:value="51268629.7582848" calcext:value-type="float">
            <text:p>51268629.7582848</text:p>
          </table:table-cell>
          <table:table-cell office:value-type="float" office:value="51268512.3042281" calcext:value-type="float">
            <text:p>51268512.3042281</text:p>
          </table:table-cell>
          <table:table-cell office:value-type="float" office:value="51268357.6347939" calcext:value-type="float">
            <text:p>51268357.6347939</text:p>
          </table:table-cell>
          <table:table-cell office:value-type="float" office:value="51268153.958604" calcext:value-type="float">
            <text:p>51268153.958604</text:p>
          </table:table-cell>
          <table:table-cell office:value-type="float" office:value="51267885.7485265" calcext:value-type="float">
            <text:p>51267885.7485265</text:p>
          </table:table-cell>
          <table:table-cell office:value-type="float" office:value="51267532.5582958" calcext:value-type="float">
            <text:p>51267532.5582958</text:p>
          </table:table-cell>
          <table:table-cell office:value-type="float" office:value="51267067.4643837" calcext:value-type="float">
            <text:p>51267067.4643837</text:p>
          </table:table-cell>
          <table:table-cell office:value-type="float" office:value="51266455.0145979" calcext:value-type="float">
            <text:p>51266455.0145979</text:p>
          </table:table-cell>
          <table:table-cell office:value-type="float" office:value="51265648.5273535" calcext:value-type="float">
            <text:p>51265648.5273535</text:p>
          </table:table-cell>
          <table:table-cell office:value-type="float" office:value="51264586.5364121" calcext:value-type="float">
            <text:p>51264586.5364121</text:p>
          </table:table-cell>
          <table:table-cell office:value-type="float" office:value="51263188.1112253" calcext:value-type="float">
            <text:p>51263188.1112253</text:p>
          </table:table-cell>
          <table:table-cell office:value-type="float" office:value="51261346.6981112" calcext:value-type="float">
            <text:p>51261346.6981112</text:p>
          </table:table-cell>
          <table:table-cell office:value-type="float" office:value="51258922.0162754" calcext:value-type="float">
            <text:p>51258922.0162754</text:p>
          </table:table-cell>
          <table:table-cell office:value-type="float" office:value="51255729.3969502" calcext:value-type="float">
            <text:p>51255729.3969502</text:p>
          </table:table-cell>
          <table:table-cell office:value-type="float" office:value="51251525.763518" calcext:value-type="float">
            <text:p>51251525.763518</text:p>
          </table:table-cell>
          <table:table-cell office:value-type="float" office:value="51245991.2020407" calcext:value-type="float">
            <text:p>51245991.2020407</text:p>
          </table:table-cell>
          <table:table-cell office:value-type="float" office:value="51238704.7494645" calcext:value-type="float">
            <text:p>51238704.7494645</text:p>
          </table:table-cell>
          <table:table-cell office:value-type="float" office:value="51229112.6083741" calcext:value-type="float">
            <text:p>51229112.6083741</text:p>
          </table:table-cell>
          <table:table-cell office:value-type="float" office:value="51216486.4607004" calcext:value-type="float">
            <text:p>51216486.4607004</text:p>
          </table:table-cell>
          <table:table-cell office:value-type="float" office:value="51199868.8688343" calcext:value-type="float">
            <text:p>51199868.8688343</text:p>
          </table:table-cell>
          <table:table-cell office:value-type="float" office:value="51178001.8838645" calcext:value-type="float">
            <text:p>51178001.8838645</text:p>
          </table:table-cell>
          <table:table-cell office:value-type="float" office:value="51149233.9189499" calcext:value-type="float">
            <text:p>51149233.9189499</text:p>
          </table:table-cell>
          <table:table-cell office:value-type="float" office:value="51111398.6314588" calcext:value-type="float">
            <text:p>51111398.6314588</text:p>
          </table:table-cell>
          <table:table-cell office:value-type="float" office:value="51061658.0492106" calcext:value-type="float">
            <text:p>51061658.0492106</text:p>
          </table:table-cell>
          <table:table-cell office:value-type="float" office:value="50996300.4939189" calcext:value-type="float">
            <text:p>50996300.4939189</text:p>
          </table:table-cell>
          <table:table-cell office:value-type="float" office:value="50910482.1960225" calcext:value-type="float">
            <text:p>50910482.1960225</text:p>
          </table:table-cell>
          <table:table-cell office:value-type="float" office:value="50797900.2267432" calcext:value-type="float">
            <text:p>50797900.2267432</text:p>
          </table:table-cell>
          <table:table-cell office:value-type="float" office:value="50650384.2160887" calcext:value-type="float">
            <text:p>50650384.2160887</text:p>
          </table:table-cell>
          <table:table-cell office:value-type="float" office:value="50457396.5689731" calcext:value-type="float">
            <text:p>50457396.5689731</text:p>
          </table:table-cell>
          <table:table-cell office:value-type="float" office:value="50205437.7309371" calcext:value-type="float">
            <text:p>50205437.7309371</text:p>
          </table:table-cell>
          <table:table-cell office:value-type="float" office:value="49877367.9933079" calcext:value-type="float">
            <text:p>49877367.9933079</text:p>
          </table:table-cell>
          <table:table-cell office:value-type="float" office:value="49451685.5762568" calcext:value-type="float">
            <text:p>49451685.5762568</text:p>
          </table:table-cell>
          <table:table-cell office:value-type="float" office:value="48901849.3587118" calcext:value-type="float">
            <text:p>48901849.3587118</text:p>
          </table:table-cell>
          <table:table-cell office:value-type="float" office:value="48195811.4094299" calcext:value-type="float">
            <text:p>48195811.4094299</text:p>
          </table:table-cell>
          <table:table-cell office:value-type="float" office:value="47296034.8252548" calcext:value-type="float">
            <text:p>47296034.8252548</text:p>
          </table:table-cell>
          <table:table-cell office:value-type="float" office:value="46160410.524297" calcext:value-type="float">
            <text:p>46160410.524297</text:p>
          </table:table-cell>
          <table:table-cell office:value-type="float" office:value="44744620.9267539" calcext:value-type="float">
            <text:p>44744620.9267539</text:p>
          </table:table-cell>
          <table:table-cell office:value-type="float" office:value="43006549.1339164" calcext:value-type="float">
            <text:p>43006549.1339164</text:p>
          </table:table-cell>
          <table:table-cell office:value-type="float" office:value="40913155.1125964" calcext:value-type="float">
            <text:p>40913155.1125964</text:p>
          </table:table-cell>
          <table:table-cell office:value-type="float" office:value="38449648.8087685" calcext:value-type="float">
            <text:p>38449648.8087685</text:p>
          </table:table-cell>
          <table:table-cell office:value-type="float" office:value="35629664.4171796" calcext:value-type="float">
            <text:p>35629664.4171796</text:p>
          </table:table-cell>
          <table:table-cell office:value-type="float" office:value="32503660.685097" calcext:value-type="float">
            <text:p>32503660.685097</text:p>
          </table:table-cell>
          <table:table-cell office:value-type="float" office:value="29161661.5382696" calcext:value-type="float">
            <text:p>29161661.5382696</text:p>
          </table:table-cell>
          <table:table-cell office:value-type="float" office:value="25726865.9006751" calcext:value-type="float">
            <text:p>25726865.9006751</text:p>
          </table:table-cell>
          <table:table-cell office:value-type="float" office:value="22339416.8048609" calcext:value-type="float">
            <text:p>22339416.8048609</text:p>
          </table:table-cell>
          <table:table-cell office:value-type="float" office:value="19133989.0354702" calcext:value-type="float">
            <text:p>19133989.0354702</text:p>
          </table:table-cell>
          <table:table-cell office:value-type="float" office:value="16218312.4745087" calcext:value-type="float">
            <text:p>16218312.4745087</text:p>
          </table:table-cell>
          <table:table-cell office:value-type="float" office:value="13659665.722229" calcext:value-type="float">
            <text:p>13659665.722229</text:p>
          </table:table-cell>
          <table:table-cell office:value-type="float" office:value="11482556.0319278" calcext:value-type="float">
            <text:p>11482556.0319278</text:p>
          </table:table-cell>
          <table:table-cell office:value-type="float" office:value="9675869.231944" calcext:value-type="float">
            <text:p>9675869.231944</text:p>
          </table:table-cell>
          <table:table-cell office:value-type="float" office:value="8204794.22612052" calcext:value-type="float">
            <text:p>8204794.22612052</text:p>
          </table:table-cell>
          <table:table-cell office:value-type="float" office:value="7022831.05673277" calcext:value-type="float">
            <text:p>7022831.05673277</text:p>
          </table:table-cell>
          <table:table-cell office:value-type="float" office:value="6081057.29220667" calcext:value-type="float">
            <text:p>6081057.29220667</text:p>
          </table:table-cell>
          <table:table-cell office:value-type="float" office:value="5333881.27798245" calcext:value-type="float">
            <text:p>5333881.27798245</text:p>
          </table:table-cell>
          <table:table-cell office:value-type="float" office:value="4741804.61360052" calcext:value-type="float">
            <text:p>4741804.61360052</text:p>
          </table:table-cell>
          <table:table-cell office:value-type="float" office:value="4272168.67426761" calcext:value-type="float">
            <text:p>4272168.67426761</text:p>
          </table:table-cell>
          <table:table-cell office:value-type="float" office:value="3898812.29050386" calcext:value-type="float">
            <text:p>3898812.29050386</text:p>
          </table:table-cell>
          <table:table-cell office:value-type="float" office:value="3601421.90857059" calcext:value-type="float">
            <text:p>3601421.90857059</text:p>
          </table:table-cell>
          <table:table-cell office:value-type="float" office:value="3365623.80166615" calcext:value-type="float">
            <text:p>3365623.80166615</text:p>
          </table:table-cell>
          <table:table-cell office:value-type="float" office:value="3186519.62109978" calcext:value-type="float">
            <text:p>3186519.62109978</text:p>
          </table:table-cell>
          <table:table-cell office:value-type="float" office:value="3076113.71105786" calcext:value-type="float">
            <text:p>3076113.71105786</text:p>
          </table:table-cell>
          <table:table-cell office:value-type="float" office:value="3035071.00721341" calcext:value-type="float">
            <text:p>3035071.00721341</text:p>
          </table:table-cell>
          <table:table-cell office:value-type="float" office:value="3022354.13910597" calcext:value-type="float">
            <text:p>3022354.13910597</text:p>
          </table:table-cell>
          <table:table-cell office:value-type="float" office:value="3015561.86536158" calcext:value-type="float">
            <text:p>3015561.86536158</text:p>
          </table:table-cell>
          <table:table-cell office:value-type="float" office:value="3010555.69089462" calcext:value-type="float">
            <text:p>3010555.69089462</text:p>
          </table:table-cell>
          <table:table-cell office:value-type="float" office:value="3006601.40369041" calcext:value-type="float">
            <text:p>3006601.40369041</text:p>
          </table:table-cell>
          <table:table-cell office:value-type="float" office:value="3003450.81821842" calcext:value-type="float">
            <text:p>3003450.81821842</text:p>
          </table:table-cell>
          <table:table-cell office:value-type="float" office:value="3000943.84657733" calcext:value-type="float">
            <text:p>3000943.84657733</text:p>
          </table:table-cell>
          <table:table-cell office:value-type="float" office:value="2998953.49789367" calcext:value-type="float">
            <text:p>2998953.49789367</text:p>
          </table:table-cell>
          <table:table-cell office:value-type="float" office:value="2997376.25579443" calcext:value-type="float">
            <text:p>2997376.25579443</text:p>
          </table:table-cell>
          <table:table-cell office:value-type="float" office:value="2996128.13143622" calcext:value-type="float">
            <text:p>2996128.13143622</text:p>
          </table:table-cell>
          <table:table-cell office:value-type="float" office:value="2995141.47242898" calcext:value-type="float">
            <text:p>2995141.47242898</text:p>
          </table:table-cell>
          <table:table-cell office:value-type="float" office:value="2994362.10070854" calcext:value-type="float">
            <text:p>2994362.10070854</text:p>
          </table:table-cell>
          <table:table-cell office:value-type="float" office:value="2993746.81365146" calcext:value-type="float">
            <text:p>2993746.81365146</text:p>
          </table:table-cell>
          <table:table-cell office:value-type="float" office:value="2993261.26736663" calcext:value-type="float">
            <text:p>2993261.26736663</text:p>
          </table:table-cell>
          <table:table-cell office:value-type="float" office:value="2992878.22180717" calcext:value-type="float">
            <text:p>2992878.22180717</text:p>
          </table:table-cell>
          <table:table-cell office:value-type="float" office:value="2992576.10702099" calcext:value-type="float">
            <text:p>2992576.10702099</text:p>
          </table:table-cell>
          <table:table-cell office:value-type="float" office:value="2992337.86356903" calcext:value-type="float">
            <text:p>2992337.86356903</text:p>
          </table:table-cell>
          <table:table-cell office:value-type="float" office:value="2992150.01132828" calcext:value-type="float">
            <text:p>2992150.01132828</text:p>
          </table:table-cell>
          <table:table-cell office:value-type="float" office:value="2992001.90547645" calcext:value-type="float">
            <text:p>2992001.90547645</text:p>
          </table:table-cell>
          <table:table-cell office:value-type="float" office:value="2991885.14419664" calcext:value-type="float">
            <text:p>2991885.14419664</text:p>
          </table:table-cell>
          <table:table-cell office:value-type="float" office:value="2991793.09840886" calcext:value-type="float">
            <text:p>2991793.09840886</text:p>
          </table:table-cell>
          <table:table-cell office:value-type="float" office:value="2991720.53910768" calcext:value-type="float">
            <text:p>2991720.53910768</text:p>
          </table:table-cell>
          <table:table-cell office:value-type="float" office:value="2991663.34246437" calcext:value-type="float">
            <text:p>2991663.34246437</text:p>
          </table:table-cell>
          <table:table-cell office:value-type="float" office:value="2991618.25670832" calcext:value-type="float">
            <text:p>2991618.25670832</text:p>
          </table:table-cell>
          <table:table-cell office:value-type="float" office:value="2991582.71798573" calcext:value-type="float">
            <text:p>2991582.71798573</text:p>
          </table:table-cell>
          <table:table-cell office:value-type="float" office:value="2991554.70498758" calcext:value-type="float">
            <text:p>2991554.70498758</text:p>
          </table:table-cell>
          <table:table-cell office:value-type="float" office:value="2991532.62423184" calcext:value-type="float">
            <text:p>2991532.62423184</text:p>
          </table:table-cell>
          <table:table-cell office:value-type="float" office:value="2991515.21956357" calcext:value-type="float">
            <text:p>2991515.21956357</text:p>
          </table:table-cell>
          <table:table-cell office:value-type="float" office:value="2991501.50077653" calcext:value-type="float">
            <text:p>2991501.50077653</text:p>
          </table:table-cell>
          <table:table-cell office:value-type="float" office:value="2991490.68732539" calcext:value-type="float">
            <text:p>2991490.68732539</text:p>
          </table:table-cell>
          <table:table-cell office:value-type="float" office:value="2991482.16394372" calcext:value-type="float">
            <text:p>2991482.16394372</text:p>
          </table:table-cell>
          <table:table-cell office:value-type="float" office:value="2991475.44565249" calcext:value-type="float">
            <text:p>2991475.44565249</text:p>
          </table:table-cell>
          <table:table-cell office:value-type="float" office:value="2991470.15017429" calcext:value-type="float">
            <text:p>2991470.15017429</text:p>
          </table:table-cell>
          <table:table-cell office:value-type="float" office:value="2991465.97618666" calcext:value-type="float">
            <text:p>2991465.97618666</text:p>
          </table:table-cell>
          <table:table-cell office:value-type="float" office:value="2991462.68617943" calcext:value-type="float">
            <text:p>2991462.68617943</text:p>
          </table:table-cell>
          <table:table-cell office:value-type="float" office:value="2991460.09294164" calcext:value-type="float">
            <text:p>2991460.09294164</text:p>
          </table:table-cell>
          <table:table-cell office:value-type="float" office:value="2991458.04890968" calcext:value-type="float">
            <text:p>2991458.04890968</text:p>
          </table:table-cell>
          <table:table-cell office:value-type="float" office:value="2991456.43777101" calcext:value-type="float">
            <text:p>2991456.43777101</text:p>
          </table:table-cell>
          <table:table-cell office:value-type="float" office:value="2991455.167846" calcext:value-type="float">
            <text:p>2991455.167846</text:p>
          </table:table-cell>
          <table:table-cell office:value-type="float" office:value="2991454.1668711" calcext:value-type="float">
            <text:p>2991454.1668711</text:p>
          </table:table-cell>
          <table:table-cell office:value-type="float" office:value="2991453.377887" calcext:value-type="float">
            <text:p>2991453.377887</text:p>
          </table:table-cell>
          <table:table-cell office:value-type="float" office:value="2991452.75599741" calcext:value-type="float">
            <text:p>2991452.75599741</text:p>
          </table:table-cell>
          <table:table-cell office:value-type="float" office:value="2991452.26581433" calcext:value-type="float">
            <text:p>2991452.26581433</text:p>
          </table:table-cell>
          <table:table-cell office:value-type="float" office:value="2991451.87944441" calcext:value-type="float">
            <text:p>2991451.87944441</text:p>
          </table:table-cell>
          <table:table-cell office:value-type="float" office:value="2991451.57490163" calcext:value-type="float">
            <text:p>2991451.57490163</text:p>
          </table:table-cell>
          <table:table-cell office:value-type="float" office:value="2991451.33485627" calcext:value-type="float">
            <text:p>2991451.33485627</text:p>
          </table:table-cell>
          <table:table-cell office:value-type="float" office:value="2991451.1456488" calcext:value-type="float">
            <text:p>2991451.1456488</text:p>
          </table:table-cell>
          <table:table-cell office:value-type="float" office:value="2991450.99651253" calcext:value-type="float">
            <text:p>2991450.99651253</text:p>
          </table:table-cell>
          <table:table-cell office:value-type="float" office:value="2991450.87896102" calcext:value-type="float">
            <text:p>2991450.87896102</text:p>
          </table:table-cell>
          <table:table-cell office:value-type="float" office:value="2991450.78630509" calcext:value-type="float">
            <text:p>2991450.78630509</text:p>
          </table:table-cell>
          <table:table-cell office:value-type="float" office:value="2991450.71327225" calcext:value-type="float">
            <text:p>2991450.71327225</text:p>
          </table:table-cell>
          <table:table-cell office:value-type="float" office:value="2991450.65570663" calcext:value-type="float">
            <text:p>2991450.65570663</text:p>
          </table:table-cell>
          <table:table-cell office:value-type="float" office:value="2991450.61033252" calcext:value-type="float">
            <text:p>2991450.61033252</text:p>
          </table:table-cell>
          <table:table-cell office:value-type="float" office:value="2991450.57456794" calcext:value-type="float">
            <text:p>2991450.57456794</text:p>
          </table:table-cell>
          <table:table-cell office:value-type="float" office:value="2991450.54637774" calcext:value-type="float">
            <text:p>2991450.54637774</text:p>
          </table:table-cell>
          <table:table-cell office:value-type="float" office:value="2991450.52415779" calcext:value-type="float">
            <text:p>2991450.52415779</text:p>
          </table:table-cell>
          <table:table-cell office:value-type="float" office:value="2991450.50664368" calcext:value-type="float">
            <text:p>2991450.50664368</text:p>
          </table:table-cell>
          <table:table-cell office:value-type="float" office:value="2991450.49283879" calcext:value-type="float">
            <text:p>2991450.49283879</text:p>
          </table:table-cell>
          <table:table-cell office:value-type="float" office:value="2991450.48195756" calcext:value-type="float">
            <text:p>2991450.48195756</text:p>
          </table:table-cell>
          <table:table-cell office:value-type="float" office:value="2991450.47338074" calcext:value-type="float">
            <text:p>2991450.47338074</text:p>
          </table:table-cell>
          <table:table-cell office:value-type="float" office:value="2991450.46661996" calcext:value-type="float">
            <text:p>2991450.46661996</text:p>
          </table:table-cell>
          <table:table-cell office:value-type="float" office:value="2991450.46128798" calcext:value-type="float">
            <text:p>2991450.46128798</text:p>
          </table:table-cell>
          <table:table-cell office:value-type="float" office:value="2991450.45706239" calcext:value-type="float">
            <text:p>2991450.45706239</text:p>
          </table:table-cell>
          <table:table-cell office:value-type="float" office:value="2991450.45356118" calcext:value-type="float">
            <text:p>2991450.45356118</text:p>
          </table:table-cell>
          <table:table-cell office:value-type="float" office:value="2991450.44951325" calcext:value-type="float">
            <text:p>2991450.44951325</text:p>
          </table:table-cell>
          <table:table-cell office:value-type="float" office:value="2991450.44251903" calcext:value-type="float">
            <text:p>2991450.44251903</text:p>
          </table:table-cell>
          <table:table-cell office:value-type="float" office:value="2991450.43582271" calcext:value-type="float">
            <text:p>2991450.43582271</text:p>
          </table:table-cell>
          <table:table-cell office:value-type="float" office:value="2991450.43042577" calcext:value-type="float">
            <text:p>2991450.43042577</text:p>
          </table:table-cell>
          <table:table-cell office:value-type="float" office:value="2991450.42612186" calcext:value-type="float">
            <text:p>2991450.42612186</text:p>
          </table:table-cell>
          <table:table-cell office:value-type="float" office:value="2991450.42268709" calcext:value-type="float">
            <text:p>2991450.42268709</text:p>
          </table:table-cell>
          <table:table-cell office:value-type="float" office:value="2991450.41994239" calcext:value-type="float">
            <text:p>2991450.41994239</text:p>
          </table:table-cell>
          <table:table-cell office:value-type="float" office:value="2991450.41774689" calcext:value-type="float">
            <text:p>2991450.41774689</text:p>
          </table:table-cell>
          <table:table-cell office:value-type="float" office:value="2991450.41598941" calcext:value-type="float">
            <text:p>2991450.41598941</text:p>
          </table:table-cell>
          <table:table-cell office:value-type="float" office:value="2991450.4145818" calcext:value-type="float">
            <text:p>2991450.4145818</text:p>
          </table:table-cell>
          <table:table-cell office:value-type="float" office:value="2991450.41345397" calcext:value-type="float">
            <text:p>2991450.41345397</text:p>
          </table:table-cell>
          <table:table-cell office:value-type="float" office:value="2991450.41255006" calcext:value-type="float">
            <text:p>2991450.41255006</text:p>
          </table:table-cell>
          <table:table-cell office:value-type="float" office:value="2991450.41182547" calcext:value-type="float">
            <text:p>2991450.41182547</text:p>
          </table:table-cell>
          <table:table-cell office:value-type="float" office:value="2991450.41124454" calcext:value-type="float">
            <text:p>2991450.41124454</text:p>
          </table:table-cell>
          <table:table-cell office:value-type="float" office:value="2991450.41077874" calcext:value-type="float">
            <text:p>2991450.41077874</text:p>
          </table:table-cell>
          <table:table-cell office:value-type="float" office:value="2991450.41040522" calcext:value-type="float">
            <text:p>2991450.41040522</text:p>
          </table:table-cell>
          <table:table-cell office:value-type="float" office:value="2991450.41010569" calcext:value-type="float">
            <text:p>2991450.41010569</text:p>
          </table:table-cell>
          <table:table-cell office:value-type="float" office:value="2991450.40986548" calcext:value-type="float">
            <text:p>2991450.40986548</text:p>
          </table:table-cell>
          <table:table-cell office:value-type="float" office:value="2991450.40967283" calcext:value-type="float">
            <text:p>2991450.40967283</text:p>
          </table:table-cell>
          <table:table-cell office:value-type="float" office:value="2991450.40951833" calcext:value-type="float">
            <text:p>2991450.40951833</text:p>
          </table:table-cell>
          <table:table-cell office:value-type="float" office:value="2991450.40939443" calcext:value-type="float">
            <text:p>2991450.40939443</text:p>
          </table:table-cell>
          <table:table-cell office:value-type="float" office:value="2991450.40929505" calcext:value-type="float">
            <text:p>2991450.40929505</text:p>
          </table:table-cell>
          <table:table-cell office:value-type="float" office:value="2991450.40921535" calcext:value-type="float">
            <text:p>2991450.40921535</text:p>
          </table:table-cell>
          <table:table-cell office:value-type="float" office:value="2991450.40915142" calcext:value-type="float">
            <text:p>2991450.40915142</text:p>
          </table:table-cell>
          <table:table-cell office:value-type="float" office:value="2991450.40910016" calcext:value-type="float">
            <text:p>2991450.40910016</text:p>
          </table:table-cell>
          <table:table-cell office:value-type="float" office:value="2991450.40905904" calcext:value-type="float">
            <text:p>2991450.40905904</text:p>
          </table:table-cell>
          <table:table-cell office:value-type="float" office:value="2991450.40902606" calcext:value-type="float">
            <text:p>2991450.40902606</text:p>
          </table:table-cell>
          <table:table-cell office:value-type="float" office:value="2991450.40899961" calcext:value-type="float">
            <text:p>2991450.40899961</text:p>
          </table:table-cell>
          <table:table-cell office:value-type="float" office:value="2991450.4089784" calcext:value-type="float">
            <text:p>2991450.4089784</text:p>
          </table:table-cell>
          <table:table-cell office:value-type="float" office:value="2991450.40896138" calcext:value-type="float">
            <text:p>2991450.40896138</text:p>
          </table:table-cell>
          <table:table-cell office:value-type="float" office:value="2991450.40894774" calcext:value-type="float">
            <text:p>2991450.40894774</text:p>
          </table:table-cell>
          <table:table-cell office:value-type="float" office:value="2991450.40893679" calcext:value-type="float">
            <text:p>2991450.40893679</text:p>
          </table:table-cell>
          <table:table-cell office:value-type="float" office:value="2991450.40892802" calcext:value-type="float">
            <text:p>2991450.40892802</text:p>
          </table:table-cell>
          <table:table-cell office:value-type="float" office:value="2991450.40892098" calcext:value-type="float">
            <text:p>2991450.40892098</text:p>
          </table:table-cell>
          <table:table-cell office:value-type="float" office:value="2991450.40891533" calcext:value-type="float">
            <text:p>2991450.40891533</text:p>
          </table:table-cell>
          <table:table-cell office:value-type="float" office:value="2991450.4089108" calcext:value-type="float">
            <text:p>2991450.4089108</text:p>
          </table:table-cell>
          <table:table-cell office:value-type="float" office:value="2991450.40890717" calcext:value-type="float">
            <text:p>2991450.40890717</text:p>
          </table:table-cell>
          <table:table-cell office:value-type="float" office:value="2991450.40890426" calcext:value-type="float">
            <text:p>2991450.40890426</text:p>
          </table:table-cell>
          <table:table-cell office:value-type="float" office:value="2991450.40890192" calcext:value-type="float">
            <text:p>2991450.40890192</text:p>
          </table:table-cell>
          <table:table-cell office:value-type="float" office:value="2991450.40890005" calcext:value-type="float">
            <text:p>2991450.40890005</text:p>
          </table:table-cell>
          <table:table-cell office:value-type="float" office:value="2991450.40889854" calcext:value-type="float">
            <text:p>2991450.40889854</text:p>
          </table:table-cell>
          <table:table-cell office:value-type="float" office:value="2991450.40889734" calcext:value-type="float">
            <text:p>2991450.40889734</text:p>
          </table:table-cell>
          <table:table-cell office:value-type="float" office:value="2991450.40889637" calcext:value-type="float">
            <text:p>2991450.40889637</text:p>
          </table:table-cell>
          <table:table-cell office:value-type="float" office:value="2991450.4088956" calcext:value-type="float">
            <text:p>2991450.4088956</text:p>
          </table:table-cell>
          <table:table-cell office:value-type="float" office:value="2991450.40889497" calcext:value-type="float">
            <text:p>2991450.40889497</text:p>
          </table:table-cell>
          <table:table-cell office:value-type="float" office:value="2991450.40889448" calcext:value-type="float">
            <text:p>2991450.40889448</text:p>
          </table:table-cell>
          <table:table-cell office:value-type="float" office:value="2991450.40889408" calcext:value-type="float">
            <text:p>2991450.40889408</text:p>
          </table:table-cell>
          <table:table-cell office:value-type="float" office:value="2991450.40889376" calcext:value-type="float">
            <text:p>2991450.40889376</text:p>
          </table:table-cell>
          <table:table-cell office:value-type="float" office:value="2991450.4088935" calcext:value-type="float">
            <text:p>2991450.4088935</text:p>
          </table:table-cell>
          <table:table-cell office:value-type="float" office:value="2991450.40889329" calcext:value-type="float">
            <text:p>2991450.40889329</text:p>
          </table:table-cell>
          <table:table-cell office:value-type="float" office:value="2991450.40889313" calcext:value-type="float">
            <text:p>2991450.40889313</text:p>
          </table:table-cell>
          <table:table-cell office:value-type="float" office:value="2991450.40889299" calcext:value-type="float">
            <text:p>2991450.40889299</text:p>
          </table:table-cell>
          <table:table-cell office:value-type="float" office:value="2991450.40889289" calcext:value-type="float">
            <text:p>2991450.40889289</text:p>
          </table:table-cell>
          <table:table-cell office:value-type="float" office:value="2991450.4088928" calcext:value-type="float">
            <text:p>2991450.4088928</text:p>
          </table:table-cell>
          <table:table-cell office:value-type="float" office:value="2991450.40889273" calcext:value-type="float">
            <text:p>2991450.40889273</text:p>
          </table:table-cell>
          <table:table-cell office:value-type="float" office:value="2991450.40889268" calcext:value-type="float">
            <text:p>2991450.40889268</text:p>
          </table:table-cell>
          <table:table-cell office:value-type="float" office:value="2991450.40889263" calcext:value-type="float">
            <text:p>2991450.40889263</text:p>
          </table:table-cell>
          <table:table-cell office:value-type="float" office:value="2991450.4088926" calcext:value-type="float">
            <text:p>2991450.4088926</text:p>
          </table:table-cell>
          <table:table-cell office:value-type="float" office:value="2991450.40889257" calcext:value-type="float">
            <text:p>2991450.40889257</text:p>
          </table:table-cell>
          <table:table-cell office:value-type="float" office:value="2991450.40889255" calcext:value-type="float">
            <text:p>2991450.40889255</text:p>
          </table:table-cell>
          <table:table-cell office:value-type="float" office:value="2991450.40889253" calcext:value-type="float">
            <text:p>2991450.40889253</text:p>
          </table:table-cell>
          <table:table-cell office:value-type="float" office:value="2991450.40889251" calcext:value-type="float">
            <text:p>2991450.40889251</text:p>
          </table:table-cell>
          <table:table-cell office:value-type="float" office:value="2991450.4088925" calcext:value-type="float">
            <text:p>2991450.4088925</text:p>
          </table:table-cell>
          <table:table-cell table:number-columns-repeated="2" office:value-type="float" office:value="2991450.40889249" calcext:value-type="float">
            <text:p>2991450.40889249</text:p>
          </table:table-cell>
          <table:table-cell table:number-columns-repeated="2" office:value-type="float" office:value="2991450.40889248" calcext:value-type="float">
            <text:p>2991450.40889248</text:p>
          </table:table-cell>
          <table:table-cell table:number-columns-repeated="3" office:value-type="float" office:value="2991450.40889247" calcext:value-type="float">
            <text:p>2991450.40889247</text:p>
          </table:table-cell>
          <table:table-cell table:number-columns-repeated="284" office:value-type="float" office:value="2991450.40889246" calcext:value-type="float">
            <text:p>2991450.40889246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730982585708584" calcext:value-type="float">
            <text:p>0.730982585708584</text:p>
          </table:table-cell>
          <table:table-cell office:value-type="float" office:value="0.756648409753845" calcext:value-type="float">
            <text:p>0.756648409753845</text:p>
          </table:table-cell>
          <table:table-cell office:value-type="float" office:value="0.924000351931202" calcext:value-type="float">
            <text:p>0.924000351931202</text:p>
          </table:table-cell>
          <table:table-cell office:value-type="float" office:value="1.1913268257419" calcext:value-type="float">
            <text:p>1.1913268257419</text:p>
          </table:table-cell>
          <table:table-cell office:value-type="float" office:value="1.5598610861028" calcext:value-type="float">
            <text:p>1.5598610861028</text:p>
          </table:table-cell>
          <table:table-cell office:value-type="float" office:value="2.05096951311016" calcext:value-type="float">
            <text:p>2.05096951311016</text:p>
          </table:table-cell>
          <table:table-cell office:value-type="float" office:value="2.69972854305269" calcext:value-type="float">
            <text:p>2.69972854305269</text:p>
          </table:table-cell>
          <table:table-cell office:value-type="float" office:value="3.55476842914131" calcext:value-type="float">
            <text:p>3.55476842914131</text:p>
          </table:table-cell>
          <table:table-cell office:value-type="float" office:value="4.6809858057258" calcext:value-type="float">
            <text:p>4.6809858057258</text:p>
          </table:table-cell>
          <table:table-cell office:value-type="float" office:value="6.16414168355759" calcext:value-type="float">
            <text:p>6.16414168355759</text:p>
          </table:table-cell>
          <table:table-cell office:value-type="float" office:value="8.11727686061042" calcext:value-type="float">
            <text:p>8.11727686061042</text:p>
          </table:table-cell>
          <table:table-cell office:value-type="float" office:value="10.6892872163741" calcext:value-type="float">
            <text:p>10.6892872163741</text:p>
          </table:table-cell>
          <table:table-cell office:value-type="float" office:value="14.0762600709558" calcext:value-type="float">
            <text:p>14.0762600709558</text:p>
          </table:table-cell>
          <table:table-cell office:value-type="float" office:value="18.536418400872" calcext:value-type="float">
            <text:p>18.536418400872</text:p>
          </table:table-cell>
          <table:table-cell office:value-type="float" office:value="24.4098060408543" calcext:value-type="float">
            <text:p>24.4098060408543</text:p>
          </table:table-cell>
          <table:table-cell office:value-type="float" office:value="32.1442110028395" calcext:value-type="float">
            <text:p>32.1442110028395</text:p>
          </table:table-cell>
          <table:table-cell office:value-type="float" office:value="42.3293038204996" calcext:value-type="float">
            <text:p>42.3293038204996</text:p>
          </table:table-cell>
          <table:table-cell office:value-type="float" office:value="55.7415917438635" calcext:value-type="float">
            <text:p>55.7415917438635</text:p>
          </table:table-cell>
          <table:table-cell office:value-type="float" office:value="73.4036160235838" calcext:value-type="float">
            <text:p>73.4036160235838</text:p>
          </table:table-cell>
          <table:table-cell office:value-type="float" office:value="96.6619034827356" calcext:value-type="float">
            <text:p>96.6619034827356</text:p>
          </table:table-cell>
          <table:table-cell office:value-type="float" office:value="127.289613813906" calcext:value-type="float">
            <text:p>127.289613813906</text:p>
          </table:table-cell>
          <table:table-cell office:value-type="float" office:value="167.621702845557" calcext:value-type="float">
            <text:p>167.621702845557</text:p>
          </table:table-cell>
          <table:table-cell office:value-type="float" office:value="220.732900382718" calcext:value-type="float">
            <text:p>220.732900382718</text:p>
          </table:table-cell>
          <table:table-cell office:value-type="float" office:value="290.672061151629" calcext:value-type="float">
            <text:p>290.672061151629</text:p>
          </table:table-cell>
          <table:table-cell office:value-type="float" office:value="382.770727737362" calcext:value-type="float">
            <text:p>382.770727737362</text:p>
          </table:table-cell>
          <table:table-cell office:value-type="float" office:value="504.049398264001" calcext:value-type="float">
            <text:p>504.049398264001</text:p>
          </table:table-cell>
          <table:table-cell office:value-type="float" office:value="663.752409099292" calcext:value-type="float">
            <text:p>663.752409099292</text:p>
          </table:table-cell>
          <table:table-cell office:value-type="float" office:value="874.052078516511" calcext:value-type="float">
            <text:p>874.052078516511</text:p>
          </table:table-cell>
          <table:table-cell office:value-type="float" office:value="1150.97562332104" calcext:value-type="float">
            <text:p>1150.97562332104</text:p>
          </table:table-cell>
          <table:table-cell office:value-type="float" office:value="1515.62515788957" calcext:value-type="float">
            <text:p>1515.62515788957</text:p>
          </table:table-cell>
          <table:table-cell office:value-type="float" office:value="1995.78315497359" calcext:value-type="float">
            <text:p>1995.78315497359</text:p>
          </table:table-cell>
          <table:table-cell office:value-type="float" office:value="2628.02478910166" calcext:value-type="float">
            <text:p>2628.02478910166</text:p>
          </table:table-cell>
          <table:table-cell office:value-type="float" office:value="3460.4963791564" calcext:value-type="float">
            <text:p>3460.4963791564</text:p>
          </table:table-cell>
          <table:table-cell office:value-type="float" office:value="4556.56852976102" calcext:value-type="float">
            <text:p>4556.56852976102</text:p>
          </table:table-cell>
          <table:table-cell office:value-type="float" office:value="5999.63723069014" calcext:value-type="float">
            <text:p>5999.63723069014</text:p>
          </table:table-cell>
          <table:table-cell office:value-type="float" office:value="7899.42941323889" calcext:value-type="float">
            <text:p>7899.42941323889</text:p>
          </table:table-cell>
          <table:table-cell office:value-type="float" office:value="10400.2773289547" calcext:value-type="float">
            <text:p>10400.2773289547</text:p>
          </table:table-cell>
          <table:table-cell office:value-type="float" office:value="13691.9645227422" calcext:value-type="float">
            <text:p>13691.9645227422</text:p>
          </table:table-cell>
          <table:table-cell office:value-type="float" office:value="18023.9214258298" calcext:value-type="float">
            <text:p>18023.9214258298</text:p>
          </table:table-cell>
          <table:table-cell office:value-type="float" office:value="23723.7680336867" calcext:value-type="float">
            <text:p>23723.7680336867</text:p>
          </table:table-cell>
          <table:table-cell office:value-type="float" office:value="31221.4727952318" calcext:value-type="float">
            <text:p>31221.4727952318</text:p>
          </table:table-cell>
          <table:table-cell office:value-type="float" office:value="41080.7156067358" calcext:value-type="float">
            <text:p>41080.7156067358</text:p>
          </table:table-cell>
          <table:table-cell office:value-type="float" office:value="54039.4155113237" calcext:value-type="float">
            <text:p>54039.4155113237</text:p>
          </table:table-cell>
          <table:table-cell office:value-type="float" office:value="71061.7672846904" calcext:value-type="float">
            <text:p>71061.7672846904</text:p>
          </table:table-cell>
          <table:table-cell office:value-type="float" office:value="93404.4800027676" calcext:value-type="float">
            <text:p>93404.4800027676</text:p>
          </table:table-cell>
          <table:table-cell office:value-type="float" office:value="122700.093396014" calcext:value-type="float">
            <text:p>122700.093396014</text:p>
          </table:table-cell>
          <table:table-cell office:value-type="float" office:value="161060.034465212" calcext:value-type="float">
            <text:p>161060.034465212</text:p>
          </table:table-cell>
          <table:table-cell office:value-type="float" office:value="211199.054248713" calcext:value-type="float">
            <text:p>211199.054248713</text:p>
          </table:table-cell>
          <table:table-cell office:value-type="float" office:value="276580.155535163" calcext:value-type="float">
            <text:p>276580.155535163</text:p>
          </table:table-cell>
          <table:table-cell office:value-type="float" office:value="361573.96206662" calcext:value-type="float">
            <text:p>361573.96206662</text:p>
          </table:table-cell>
          <table:table-cell office:value-type="float" office:value="471616.988289366" calcext:value-type="float">
            <text:p>471616.988289366</text:p>
          </table:table-cell>
          <table:table-cell office:value-type="float" office:value="613337.09845747" calcext:value-type="float">
            <text:p>613337.09845747</text:p>
          </table:table-cell>
          <table:table-cell office:value-type="float" office:value="794588.784964222" calcext:value-type="float">
            <text:p>794588.784964222</text:p>
          </table:table-cell>
          <table:table-cell office:value-type="float" office:value="1024303.58673036" calcext:value-type="float">
            <text:p>1024303.58673036</text:p>
          </table:table-cell>
          <table:table-cell office:value-type="float" office:value="1312012.76114238" calcext:value-type="float">
            <text:p>1312012.76114238</text:p>
          </table:table-cell>
          <table:table-cell office:value-type="float" office:value="1666849.77461278" calcext:value-type="float">
            <text:p>1666849.77461278</text:p>
          </table:table-cell>
          <table:table-cell office:value-type="float" office:value="2095815.64964199" calcext:value-type="float">
            <text:p>2095815.64964199</text:p>
          </table:table-cell>
          <table:table-cell office:value-type="float" office:value="2601144.51764316" calcext:value-type="float">
            <text:p>2601144.51764316</text:p>
          </table:table-cell>
          <table:table-cell office:value-type="float" office:value="3176821.76985151" calcext:value-type="float">
            <text:p>3176821.76985151</text:p>
          </table:table-cell>
          <table:table-cell office:value-type="float" office:value="3804763.07648637" calcext:value-type="float">
            <text:p>3804763.07648637</text:p>
          </table:table-cell>
          <table:table-cell office:value-type="float" office:value="4451847.47264067" calcext:value-type="float">
            <text:p>4451847.47264067</text:p>
          </table:table-cell>
          <table:table-cell office:value-type="float" office:value="5069662.92834064" calcext:value-type="float">
            <text:p>5069662.92834064</text:p>
          </table:table-cell>
          <table:table-cell office:value-type="float" office:value="5598894.54259323" calcext:value-type="float">
            <text:p>5598894.54259323</text:p>
          </table:table-cell>
          <table:table-cell office:value-type="float" office:value="5979101.34301853" calcext:value-type="float">
            <text:p>5979101.34301853</text:p>
          </table:table-cell>
          <table:table-cell office:value-type="float" office:value="6162096.36426633" calcext:value-type="float">
            <text:p>6162096.36426633</text:p>
          </table:table-cell>
          <table:table-cell office:value-type="float" office:value="6124457.78971571" calcext:value-type="float">
            <text:p>6124457.78971571</text:p>
          </table:table-cell>
          <table:table-cell office:value-type="float" office:value="5873925.61899223" calcext:value-type="float">
            <text:p>5873925.61899223</text:p>
          </table:table-cell>
          <table:table-cell office:value-type="float" office:value="5446793.1917496" calcext:value-type="float">
            <text:p>5446793.1917496</text:p>
          </table:table-cell>
          <table:table-cell office:value-type="float" office:value="4897648.7528156" calcext:value-type="float">
            <text:p>4897648.7528156</text:p>
          </table:table-cell>
          <table:table-cell office:value-type="float" office:value="4286080.40865045" calcext:value-type="float">
            <text:p>4286080.40865045</text:p>
          </table:table-cell>
          <table:table-cell office:value-type="float" office:value="3665285.60035065" calcext:value-type="float">
            <text:p>3665285.60035065</text:p>
          </table:table-cell>
          <table:table-cell office:value-type="float" office:value="3075409.75941091" calcext:value-type="float">
            <text:p>3075409.75941091</text:p>
          </table:table-cell>
          <table:table-cell office:value-type="float" office:value="2541800.10836365" calcext:value-type="float">
            <text:p>2541800.10836365</text:p>
          </table:table-cell>
          <table:table-cell office:value-type="float" office:value="2076703.31533266" calcext:value-type="float">
            <text:p>2076703.31533266</text:p>
          </table:table-cell>
          <table:table-cell office:value-type="float" office:value="1682564.14688104" calcext:value-type="float">
            <text:p>1682564.14688104</text:p>
          </table:table-cell>
          <table:table-cell office:value-type="float" office:value="1355507.48313729" calcext:value-type="float">
            <text:p>1355507.48313729</text:p>
          </table:table-cell>
          <table:table-cell office:value-type="float" office:value="1088213.74066313" calcext:value-type="float">
            <text:p>1088213.74066313</text:p>
          </table:table-cell>
          <table:table-cell office:value-type="float" office:value="871830.322541707" calcext:value-type="float">
            <text:p>871830.322541707</text:p>
          </table:table-cell>
          <table:table-cell office:value-type="float" office:value="696472.317468876" calcext:value-type="float">
            <text:p>696472.317468876</text:p>
          </table:table-cell>
          <table:table-cell office:value-type="float" office:value="548701.724512518" calcext:value-type="float">
            <text:p>548701.724512518</text:p>
          </table:table-cell>
          <table:table-cell office:value-type="float" office:value="407347.452964326" calcext:value-type="float">
            <text:p>407347.452964326</text:p>
          </table:table-cell>
          <table:table-cell office:value-type="float" office:value="270855.458129194" calcext:value-type="float">
            <text:p>270855.458129194</text:p>
          </table:table-cell>
          <table:table-cell office:value-type="float" office:value="169525.485423672" calcext:value-type="float">
            <text:p>169525.485423672</text:p>
          </table:table-cell>
          <table:table-cell office:value-type="float" office:value="105344.986741993" calcext:value-type="float">
            <text:p>105344.986741993</text:p>
          </table:table-cell>
          <table:table-cell office:value-type="float" office:value="66085.7381591222" calcext:value-type="float">
            <text:p>66085.7381591222</text:p>
          </table:table-cell>
          <table:table-cell office:value-type="float" office:value="42086.0238687982" calcext:value-type="float">
            <text:p>42086.0238687982</text:p>
          </table:table-cell>
          <table:table-cell office:value-type="float" office:value="27288.8736036067" calcext:value-type="float">
            <text:p>27288.8736036067</text:p>
          </table:table-cell>
          <table:table-cell office:value-type="float" office:value="18051.3870721444" calcext:value-type="float">
            <text:p>18051.3870721444</text:p>
          </table:table-cell>
          <table:table-cell office:value-type="float" office:value="12196.2775739682" calcext:value-type="float">
            <text:p>12196.2775739682</text:p>
          </table:table-cell>
          <table:table-cell office:value-type="float" office:value="8419.16658409376" calcext:value-type="float">
            <text:p>8419.16658409376</text:p>
          </table:table-cell>
          <table:table-cell office:value-type="float" office:value="5934.38789099823" calcext:value-type="float">
            <text:p>5934.38789099823</text:p>
          </table:table-cell>
          <table:table-cell office:value-type="float" office:value="4265.18832413635" calcext:value-type="float">
            <text:p>4265.18832413635</text:p>
          </table:table-cell>
          <table:table-cell office:value-type="float" office:value="3119.52739032189" calcext:value-type="float">
            <text:p>3119.52739032189</text:p>
          </table:table-cell>
          <table:table-cell office:value-type="float" office:value="2316.4186635974" calcext:value-type="float">
            <text:p>2316.4186635974</text:p>
          </table:table-cell>
          <table:table-cell office:value-type="float" office:value="1742.1169695636" calcext:value-type="float">
            <text:p>1742.1169695636</text:p>
          </table:table-cell>
          <table:table-cell office:value-type="float" office:value="1323.95455599642" calcext:value-type="float">
            <text:p>1323.95455599642</text:p>
          </table:table-cell>
          <table:table-cell office:value-type="float" office:value="1014.63595172418" calcext:value-type="float">
            <text:p>1014.63595172418</text:p>
          </table:table-cell>
          <table:table-cell office:value-type="float" office:value="782.748180102025" calcext:value-type="float">
            <text:p>782.748180102025</text:p>
          </table:table-cell>
          <table:table-cell office:value-type="float" office:value="606.978299861775" calcext:value-type="float">
            <text:p>606.978299861775</text:p>
          </table:table-cell>
          <table:table-cell office:value-type="float" office:value="472.553025341167" calcext:value-type="float">
            <text:p>472.553025341167</text:p>
          </table:table-cell>
          <table:table-cell office:value-type="float" office:value="369.018475725771" calcext:value-type="float">
            <text:p>369.018475725771</text:p>
          </table:table-cell>
          <table:table-cell office:value-type="float" office:value="288.834531373977" calcext:value-type="float">
            <text:p>288.834531373977</text:p>
          </table:table-cell>
          <table:table-cell office:value-type="float" office:value="226.469266138876" calcext:value-type="float">
            <text:p>226.469266138876</text:p>
          </table:table-cell>
          <table:table-cell office:value-type="float" office:value="177.804096984772" calcext:value-type="float">
            <text:p>177.804096984772</text:p>
          </table:table-cell>
          <table:table-cell office:value-type="float" office:value="139.734809581407" calcext:value-type="float">
            <text:p>139.734809581407</text:p>
          </table:table-cell>
          <table:table-cell office:value-type="float" office:value="109.898157677778" calcext:value-type="float">
            <text:p>109.898157677778</text:p>
          </table:table-cell>
          <table:table-cell office:value-type="float" office:value="86.480508213688" calcext:value-type="float">
            <text:p>86.480508213688</text:p>
          </table:table-cell>
          <table:table-cell office:value-type="float" office:value="68.0812028720917" calcext:value-type="float">
            <text:p>68.0812028720917</text:p>
          </table:table-cell>
          <table:table-cell office:value-type="float" office:value="53.6131984439392" calcext:value-type="float">
            <text:p>53.6131984439392</text:p>
          </table:table-cell>
          <table:table-cell office:value-type="float" office:value="42.2296533303559" calcext:value-type="float">
            <text:p>42.2296533303559</text:p>
          </table:table-cell>
          <table:table-cell office:value-type="float" office:value="33.2689439972485" calcext:value-type="float">
            <text:p>33.2689439972485</text:p>
          </table:table-cell>
          <table:table-cell office:value-type="float" office:value="26.2130206257947" calcext:value-type="float">
            <text:p>26.2130206257947</text:p>
          </table:table-cell>
          <table:table-cell office:value-type="float" office:value="20.6555785801735" calcext:value-type="float">
            <text:p>20.6555785801735</text:p>
          </table:table-cell>
          <table:table-cell office:value-type="float" office:value="16.2775563927101" calcext:value-type="float">
            <text:p>16.2775563927101</text:p>
          </table:table-cell>
          <table:table-cell office:value-type="float" office:value="12.8281672777441" calcext:value-type="float">
            <text:p>12.8281672777441</text:p>
          </table:table-cell>
          <table:table-cell office:value-type="float" office:value="10.1101504047763" calcext:value-type="float">
            <text:p>10.1101504047763</text:p>
          </table:table-cell>
          <table:table-cell office:value-type="float" office:value="7.96826483783225" calcext:value-type="float">
            <text:p>7.96826483783225</text:p>
          </table:table-cell>
          <table:table-cell office:value-type="float" office:value="6.28029030795722" calcext:value-type="float">
            <text:p>6.28029030795722</text:p>
          </table:table-cell>
          <table:table-cell office:value-type="float" office:value="4.94997505529159" calcext:value-type="float">
            <text:p>4.94997505529159</text:p>
          </table:table-cell>
          <table:table-cell office:value-type="float" office:value="3.90150149924132" calcext:value-type="float">
            <text:p>3.90150149924132</text:p>
          </table:table-cell>
          <table:table-cell office:value-type="float" office:value="3.07513819523355" calcext:value-type="float">
            <text:p>3.07513819523355</text:p>
          </table:table-cell>
          <table:table-cell office:value-type="float" office:value="2.4238210554903" calcext:value-type="float">
            <text:p>2.4238210554903</text:p>
          </table:table-cell>
          <table:table-cell office:value-type="float" office:value="1.9104635444859" calcext:value-type="float">
            <text:p>1.9104635444859</text:p>
          </table:table-cell>
          <table:table-cell office:value-type="float" office:value="1.50583942513784" calcext:value-type="float">
            <text:p>1.50583942513784</text:p>
          </table:table-cell>
          <table:table-cell office:value-type="float" office:value="1.18691562861425" calcext:value-type="float">
            <text:p>1.18691562861425</text:p>
          </table:table-cell>
          <table:table-cell office:value-type="float" office:value="0.935539196158044" calcext:value-type="float">
            <text:p>0.935539196158044</text:p>
          </table:table-cell>
          <table:table-cell office:value-type="float" office:value="0.737402894852405" calcext:value-type="float">
            <text:p>0.737402894852405</text:p>
          </table:table-cell>
          <table:table-cell office:value-type="float" office:value="0.581230267377418" calcext:value-type="float">
            <text:p>0.581230267377418</text:p>
          </table:table-cell>
          <table:table-cell office:value-type="float" office:value="0.458133455376935" calcext:value-type="float">
            <text:p>0.458133455376935</text:p>
          </table:table-cell>
          <table:table-cell office:value-type="float" office:value="0.361107150946055" calcext:value-type="float">
            <text:p>0.361107150946055</text:p>
          </table:table-cell>
          <table:table-cell office:value-type="float" office:value="0.284629819858133" calcext:value-type="float">
            <text:p>0.284629819858133</text:p>
          </table:table-cell>
          <table:table-cell office:value-type="float" office:value="0.224349378587069" calcext:value-type="float">
            <text:p>0.224349378587069</text:p>
          </table:table-cell>
          <table:table-cell office:value-type="float" office:value="0.176835506606484" calcext:value-type="float">
            <text:p>0.176835506606484</text:p>
          </table:table-cell>
          <table:table-cell office:value-type="float" office:value="0.13938439838144" calcext:value-type="float">
            <text:p>0.13938439838144</text:p>
          </table:table-cell>
          <table:table-cell office:value-type="float" office:value="0.109864890898676" calcext:value-type="float">
            <text:p>0.109864890898676</text:p>
          </table:table-cell>
          <table:table-cell office:value-type="float" office:value="0.0865971788119225" calcext:value-type="float">
            <text:p>0.086597178811923</text:p>
          </table:table-cell>
          <table:table-cell office:value-type="float" office:value="0.0682572202487807" calcext:value-type="float">
            <text:p>0.068257220248781</text:p>
          </table:table-cell>
          <table:table-cell office:value-type="float" office:value="0.0538013882615834" calcext:value-type="float">
            <text:p>0.053801388261583</text:p>
          </table:table-cell>
          <table:table-cell office:value-type="float" office:value="0.042407083398888" calcext:value-type="float">
            <text:p>0.042407083398888</text:p>
          </table:table-cell>
          <table:table-cell office:value-type="float" office:value="0.033425923374865" calcext:value-type="float">
            <text:p>0.033425923374865</text:p>
          </table:table-cell>
          <table:table-cell office:value-type="float" office:value="0.0263468772709772" calcext:value-type="float">
            <text:p>0.026346877270977</text:p>
          </table:table-cell>
          <table:table-cell office:value-type="float" office:value="0.0207673823054587" calcext:value-type="float">
            <text:p>0.020767382305459</text:p>
          </table:table-cell>
          <table:table-cell office:value-type="float" office:value="0.0163719382923783" calcext:value-type="float">
            <text:p>0.016371938292378</text:p>
          </table:table-cell>
          <table:table-cell office:value-type="float" office:value="0.012925498796337" calcext:value-type="float">
            <text:p>0.012925498796337</text:p>
          </table:table-cell>
          <table:table-cell office:value-type="float" office:value="0.0103440670030393" calcext:value-type="float">
            <text:p>0.010344067003039</text:p>
          </table:table-cell>
          <table:table-cell office:value-type="float" office:value="0.00933187470091015" calcext:value-type="float">
            <text:p>0.00933187470091</text:p>
          </table:table-cell>
          <table:table-cell office:value-type="float" office:value="0.0110057052303905" calcext:value-type="float">
            <text:p>0.011005705230391</text:p>
          </table:table-cell>
          <table:table-cell office:value-type="float" office:value="0.0116637000339983" calcext:value-type="float">
            <text:p>0.011663700033998</text:p>
          </table:table-cell>
          <table:table-cell office:value-type="float" office:value="0.011045658116443" calcext:value-type="float">
            <text:p>0.011045658116443</text:p>
          </table:table-cell>
          <table:table-cell office:value-type="float" office:value="0.00983895203839213" calcext:value-type="float">
            <text:p>0.009838952038392</text:p>
          </table:table-cell>
          <table:table-cell office:value-type="float" office:value="0.00845710084111135" calcext:value-type="float">
            <text:p>0.008457100841111</text:p>
          </table:table-cell>
          <table:table-cell office:value-type="float" office:value="0.00710955278718159" calcext:value-type="float">
            <text:p>0.007109552787182</text:p>
          </table:table-cell>
          <table:table-cell office:value-type="float" office:value="0.00589064991573136" calcext:value-type="float">
            <text:p>0.005890649915731</text:p>
          </table:table-cell>
          <table:table-cell office:value-type="float" office:value="0.00483332784370366" calcext:value-type="float">
            <text:p>0.004833327843704</text:p>
          </table:table-cell>
          <table:table-cell office:value-type="float" office:value="0.00393930502033393" calcext:value-type="float">
            <text:p>0.003939305020334</text:p>
          </table:table-cell>
          <table:table-cell office:value-type="float" office:value="0.00319571061787307" calcext:value-type="float">
            <text:p>0.003195710617873</text:p>
          </table:table-cell>
          <table:table-cell office:value-type="float" office:value="0.00258399415293227" calcext:value-type="float">
            <text:p>0.002583994152932</text:p>
          </table:table-cell>
          <table:table-cell office:value-type="float" office:value="0.00208452933664105" calcext:value-type="float">
            <text:p>0.002084529336641</text:p>
          </table:table-cell>
          <table:table-cell office:value-type="float" office:value="0.0016788349673337" calcext:value-type="float">
            <text:p>0.001678834967334</text:p>
          </table:table-cell>
          <table:table-cell office:value-type="float" office:value="0.00135050686709475" calcext:value-type="float">
            <text:p>0.001350506867095</text:p>
          </table:table-cell>
          <table:table-cell office:value-type="float" office:value="0.00108547536211581" calcext:value-type="float">
            <text:p>0.001085475362116</text:p>
          </table:table-cell>
          <table:table-cell office:value-type="float" office:value="0.000871929026490806" calcext:value-type="float">
            <text:p>0.000871929026491</text:p>
          </table:table-cell>
          <table:table-cell office:value-type="float" office:value="0.000700090843855853" calcext:value-type="float">
            <text:p>0.000700090843856</text:p>
          </table:table-cell>
          <table:table-cell office:value-type="float" office:value="0.000561943574354852" calcext:value-type="float">
            <text:p>0.000561943574355</text:p>
          </table:table-cell>
          <table:table-cell office:value-type="float" office:value="0.00045095593225085" calcext:value-type="float">
            <text:p>0.000450955932251</text:p>
          </table:table-cell>
          <table:table-cell office:value-type="float" office:value="0.000361831009567652" calcext:value-type="float">
            <text:p>0.000361831009568</text:p>
          </table:table-cell>
          <table:table-cell office:value-type="float" office:value="0.00029028682306991" calcext:value-type="float">
            <text:p>0.00029028682307</text:p>
          </table:table-cell>
          <table:table-cell office:value-type="float" office:value="0.000232869634299362" calcext:value-type="float">
            <text:p>0.000232869634299</text:p>
          </table:table-cell>
          <table:table-cell office:value-type="float" office:value="0.000186798109530103" calcext:value-type="float">
            <text:p>0.00018679810953</text:p>
          </table:table-cell>
          <table:table-cell office:value-type="float" office:value="0.000149835069765674" calcext:value-type="float">
            <text:p>0.000149835069766</text:p>
          </table:table-cell>
          <table:table-cell office:value-type="float" office:value="0.000120182415742365" calcext:value-type="float">
            <text:p>0.000120182415742</text:p>
          </table:table-cell>
          <table:table-cell office:value-type="float" office:value="0.000096395913049421" calcext:value-type="float">
            <text:p>9.6395913049421E-05</text:p>
          </table:table-cell>
          <table:table-cell office:value-type="float" office:value="0.000077316018669957" calcext:value-type="float">
            <text:p>7.7316018669957E-05</text:p>
          </table:table-cell>
          <table:table-cell office:value-type="float" office:value="0.0000620119539777855" calcext:value-type="float">
            <text:p>6.20119539777855E-05</text:p>
          </table:table-cell>
          <table:table-cell office:value-type="float" office:value="0.0000497367697170695" calcext:value-type="float">
            <text:p>4.97367697170695E-05</text:p>
          </table:table-cell>
          <table:table-cell office:value-type="float" office:value="0.0000398912311330798" calcext:value-type="float">
            <text:p>3.98912311330798E-05</text:p>
          </table:table-cell>
          <table:table-cell office:value-type="float" office:value="0.0000319945075015739" calcext:value-type="float">
            <text:p>3.19945075015739E-05</text:p>
          </table:table-cell>
          <table:table-cell office:value-type="float" office:value="0.0000256608663553521" calcext:value-type="float">
            <text:p>2.56608663553521E-05</text:p>
          </table:table-cell>
          <table:table-cell office:value-type="float" office:value="0.000020581038243697" calcext:value-type="float">
            <text:p>2.0581038243697E-05</text:p>
          </table:table-cell>
          <table:table-cell office:value-type="float" office:value="0.0000165067865737194" calcext:value-type="float">
            <text:p>1.65067865737194E-05</text:p>
          </table:table-cell>
          <table:table-cell office:value-type="float" office:value="0.0000132390153122769" calcext:value-type="float">
            <text:p>1.32390153122769E-05</text:p>
          </table:table-cell>
          <table:table-cell office:value-type="float" office:value="0.0000106181866339654" calcext:value-type="float">
            <text:p>1.06181866339654E-05</text:p>
          </table:table-cell>
          <table:table-cell office:value-type="float" office:value="0.00000851619186194464" calcext:value-type="float">
            <text:p>8.51619186194464E-06</text:p>
          </table:table-cell>
          <table:table-cell office:value-type="float" office:value="0.00000683024473443475" calcext:value-type="float">
            <text:p>6.83024473443475E-06</text:p>
          </table:table-cell>
          <table:table-cell office:value-type="float" office:value="0.0000054780899518882" calcext:value-type="float">
            <text:p>5.4780899518882E-06</text:p>
          </table:table-cell>
          <table:table-cell office:value-type="float" office:value="0.00000439367771694122" calcext:value-type="float">
            <text:p>4.39367771694122E-06</text:p>
          </table:table-cell>
          <table:table-cell office:value-type="float" office:value="0.00000352398902845224" calcext:value-type="float">
            <text:p>3.52398902845224E-06</text:p>
          </table:table-cell>
          <table:table-cell office:value-type="float" office:value="0.00000282634581567819" calcext:value-type="float">
            <text:p>2.82634581567819E-06</text:p>
          </table:table-cell>
          <table:table-cell office:value-type="float" office:value="0.00000226678931854541" calcext:value-type="float">
            <text:p>2.26678931854541E-06</text:p>
          </table:table-cell>
          <table:table-cell office:value-type="float" office:value="0.00000181808370094896" calcext:value-type="float">
            <text:p>1.81808370094896E-06</text:p>
          </table:table-cell>
          <table:table-cell office:value-type="float" office:value="0.0000014582448908843" calcext:value-type="float">
            <text:p>1.4582448908843E-06</text:p>
          </table:table-cell>
          <table:table-cell office:value-type="float" office:value="0.00000116950087734561" calcext:value-type="float">
            <text:p>1.16950087734561E-06</text:p>
          </table:table-cell>
          <table:table-cell office:value-type="float" office:value="0.00000093790386248235" calcext:value-type="float">
            <text:p>9.3790386248235E-07</text:p>
          </table:table-cell>
          <table:table-cell office:value-type="float" office:value="0.00000075227641142023" calcext:value-type="float">
            <text:p>7.5227641142023E-07</text:p>
          </table:table-cell>
          <table:table-cell office:value-type="float" office:value="0.00000060352236634704" calcext:value-type="float">
            <text:p>6.0352236634704E-07</text:p>
          </table:table-cell>
          <table:table-cell office:value-type="float" office:value="0.00000048407489661675" calcext:value-type="float">
            <text:p>4.8407489661675E-07</text:p>
          </table:table-cell>
          <table:table-cell office:value-type="float" office:value="0.00000038808513131578" calcext:value-type="float">
            <text:p>3.8808513131578E-07</text:p>
          </table:table-cell>
          <table:table-cell office:value-type="float" office:value="0.00000031110144096982" calcext:value-type="float">
            <text:p>3.1110144096982E-07</text:p>
          </table:table-cell>
          <table:table-cell office:value-type="float" office:value="0.00000024963124293066" calcext:value-type="float">
            <text:p>2.4963124293066E-07</text:p>
          </table:table-cell>
          <table:table-cell office:value-type="float" office:value="0.00000020046940125775" calcext:value-type="float">
            <text:p>2.0046940125775E-07</text:p>
          </table:table-cell>
          <table:table-cell office:value-type="float" office:value="0.0000001607436673896" calcext:value-type="float">
            <text:p>1.607436673896E-07</text:p>
          </table:table-cell>
          <table:table-cell office:value-type="float" office:value="0.00000012866273828018" calcext:value-type="float">
            <text:p>1.2866273828018E-07</text:p>
          </table:table-cell>
          <table:table-cell office:value-type="float" office:value="0.000000103252948262" calcext:value-type="float">
            <text:p>1.03252948262E-07</text:p>
          </table:table-cell>
          <table:table-cell office:value-type="float" office:value="0.0000000828338379561" calcext:value-type="float">
            <text:p>8.28338379561E-08</text:p>
          </table:table-cell>
          <table:table-cell office:value-type="float" office:value="0.00000006641107511779" calcext:value-type="float">
            <text:p>6.641107511779E-08</text:p>
          </table:table-cell>
          <table:table-cell office:value-type="float" office:value="0.00000005329053213611" calcext:value-type="float">
            <text:p>5.329053213611E-08</text:p>
          </table:table-cell>
          <table:table-cell office:value-type="float" office:value="0.00000004274044342527" calcext:value-type="float">
            <text:p>4.274044342527E-08</text:p>
          </table:table-cell>
          <table:table-cell office:value-type="float" office:value="0.00000003426135805331" calcext:value-type="float">
            <text:p>3.426135805331E-08</text:p>
          </table:table-cell>
          <table:table-cell office:value-type="float" office:value="0.00000002748996480616" calcext:value-type="float">
            <text:p>2.748996480616E-08</text:p>
          </table:table-cell>
          <table:table-cell office:value-type="float" office:value="0.00000002202522088013" calcext:value-type="float">
            <text:p>2.202522088013E-08</text:p>
          </table:table-cell>
          <table:table-cell office:value-type="float" office:value="0.00000001764862835753" calcext:value-type="float">
            <text:p>1.764862835753E-08</text:p>
          </table:table-cell>
          <table:table-cell office:value-type="float" office:value="0.00000001414234436163" calcext:value-type="float">
            <text:p>1.414234436163E-08</text:p>
          </table:table-cell>
          <table:table-cell office:value-type="float" office:value="0.00000001130326251523" calcext:value-type="float">
            <text:p>1.130326251523E-08</text:p>
          </table:table-cell>
          <table:table-cell office:value-type="float" office:value="0.00000000901870546106" calcext:value-type="float">
            <text:p>9.01870546106E-09</text:p>
          </table:table-cell>
          <table:table-cell office:value-type="float" office:value="0.00000000726575639139" calcext:value-type="float">
            <text:p>7.26575639139E-09</text:p>
          </table:table-cell>
          <table:table-cell office:value-type="float" office:value="0.00000000584927004268" calcext:value-type="float">
            <text:p>5.84927004268E-09</text:p>
          </table:table-cell>
          <table:table-cell office:value-type="float" office:value="0.00000000472474996515" calcext:value-type="float">
            <text:p>4.72474996515E-09</text:p>
          </table:table-cell>
          <table:table-cell office:value-type="float" office:value="0.00000000384302727092" calcext:value-type="float">
            <text:p>3.84302727092E-09</text:p>
          </table:table-cell>
          <table:table-cell office:value-type="float" office:value="0.00000000311202785038" calcext:value-type="float">
            <text:p>3.11202785038E-09</text:p>
          </table:table-cell>
          <table:table-cell office:value-type="float" office:value="0.00000000252785651389" calcext:value-type="float">
            <text:p>2.52785651389E-09</text:p>
          </table:table-cell>
          <table:table-cell office:value-type="float" office:value="0.000000002047895058" calcext:value-type="float">
            <text:p>2.047895058E-09</text:p>
          </table:table-cell>
          <table:table-cell office:value-type="float" office:value="0.00000000165402371485" calcext:value-type="float">
            <text:p>1.65402371485E-09</text:p>
          </table:table-cell>
          <table:table-cell office:value-type="float" office:value="0.00000000133946139602" calcext:value-type="float">
            <text:p>1.33946139602E-09</text:p>
          </table:table-cell>
          <table:table-cell office:value-type="float" office:value="0.00000000107935906382" calcext:value-type="float">
            <text:p>1.07935906382E-09</text:p>
          </table:table-cell>
          <table:table-cell office:value-type="float" office:value="0.0000000008714159394" calcext:value-type="float">
            <text:p>8.714159394E-10</text:p>
          </table:table-cell>
          <table:table-cell office:value-type="float" office:value="0.00000000070419663201" calcext:value-type="float">
            <text:p>7.0419663201E-10</text:p>
          </table:table-cell>
          <table:table-cell office:value-type="float" office:value="0.00000000056737281022" calcext:value-type="float">
            <text:p>5.6737281022E-10</text:p>
          </table:table-cell>
          <table:table-cell office:value-type="float" office:value="0.00000000045977479054" calcext:value-type="float">
            <text:p>4.5977479054E-10</text:p>
          </table:table-cell>
          <table:table-cell office:value-type="float" office:value="0.00000000037152195228" calcext:value-type="float">
            <text:p>3.7152195228E-10</text:p>
          </table:table-cell>
          <table:table-cell office:value-type="float" office:value="0.00000000030037582512" calcext:value-type="float">
            <text:p>3.0037582512E-10</text:p>
          </table:table-cell>
          <table:table-cell office:value-type="float" office:value="0.00000000024385019231" calcext:value-type="float">
            <text:p>2.4385019231E-10</text:p>
          </table:table-cell>
          <table:table-cell office:value-type="float" office:value="0.00000000019707939784" calcext:value-type="float">
            <text:p>1.9707939784E-10</text:p>
          </table:table-cell>
          <table:table-cell office:value-type="float" office:value="0.00000000015984386499" calcext:value-type="float">
            <text:p>1.5984386499E-10</text:p>
          </table:table-cell>
          <table:table-cell office:value-type="float" office:value="0.00000000012939014361" calcext:value-type="float">
            <text:p>1.2939014361E-10</text:p>
          </table:table-cell>
          <table:table-cell office:value-type="float" office:value="0.0000000001044330058" calcext:value-type="float">
            <text:p>1.044330058E-10</text:p>
          </table:table-cell>
          <table:table-cell office:value-type="float" office:value="0.00000000008455050765" calcext:value-type="float">
            <text:p>8.455050765E-11</text:p>
          </table:table-cell>
          <table:table-cell office:value-type="float" office:value="0.00000000006805079695" calcext:value-type="float">
            <text:p>6.805079695E-11</text:p>
          </table:table-cell>
          <table:table-cell office:value-type="float" office:value="0.00000000005475692925" calcext:value-type="float">
            <text:p>5.475692925E-11</text:p>
          </table:table-cell>
          <table:table-cell office:value-type="float" office:value="0.00000000004403390163" calcext:value-type="float">
            <text:p>4.403390163E-11</text:p>
          </table:table-cell>
          <table:table-cell office:value-type="float" office:value="0.00000000003523670744" calcext:value-type="float">
            <text:p>3.523670744E-11</text:p>
          </table:table-cell>
          <table:table-cell office:value-type="float" office:value="0.00000000002648359466" calcext:value-type="float">
            <text:p>2.648359466E-11</text:p>
          </table:table-cell>
          <table:table-cell office:value-type="float" office:value="0.00000000001614369871" calcext:value-type="float">
            <text:p>1.614369871E-11</text:p>
          </table:table-cell>
          <table:table-cell office:value-type="float" office:value="0.00000000000699419024" calcext:value-type="float">
            <text:p>6.99419024E-12</text:p>
          </table:table-cell>
          <table:table-cell office:value-type="float" office:value="-0.00000000000096493078" calcext:value-type="float">
            <text:p>-9.6493078E-13</text:p>
          </table:table-cell>
          <table:table-cell office:value-type="float" office:value="-0.00000000000773366434" calcext:value-type="float">
            <text:p>-7.73366434E-12</text:p>
          </table:table-cell>
          <table:table-cell office:value-type="float" office:value="-0.00000000001331201043" calcext:value-type="float">
            <text:p>-1.331201043E-11</text:p>
          </table:table-cell>
          <table:table-cell office:value-type="float" office:value="-0.00000000001769996906" calcext:value-type="float">
            <text:p>-1.769996906E-11</text:p>
          </table:table-cell>
          <table:table-cell office:value-type="float" office:value="-0.00000000002089754023" calcext:value-type="float">
            <text:p>-2.089754023E-11</text:p>
          </table:table-cell>
          <table:table-cell office:value-type="float" office:value="-0.00000000002290472393" calcext:value-type="float">
            <text:p>-2.290472393E-11</text:p>
          </table:table-cell>
          <table:table-cell office:value-type="float" office:value="-0.00000000002372152018" calcext:value-type="float">
            <text:p>-2.372152018E-11</text:p>
          </table:table-cell>
          <table:table-cell office:value-type="float" office:value="-0.00000000002334792896" calcext:value-type="float">
            <text:p>-2.334792896E-11</text:p>
          </table:table-cell>
          <table:table-cell office:value-type="float" office:value="-0.00000000002178395028" calcext:value-type="float">
            <text:p>-2.178395028E-11</text:p>
          </table:table-cell>
          <table:table-cell office:value-type="float" office:value="-0.00000000001902958414" calcext:value-type="float">
            <text:p>-1.902958414E-11</text:p>
          </table:table-cell>
          <table:table-cell office:value-type="float" office:value="-0.00000000001790533938" calcext:value-type="float">
            <text:p>-1.790533938E-11</text:p>
          </table:table-cell>
          <table:table-cell office:value-type="float" office:value="-0.00000000001922014993" calcext:value-type="float">
            <text:p>-1.922014993E-11</text:p>
          </table:table-cell>
          <table:table-cell office:value-type="float" office:value="-0.00000000002021202416" calcext:value-type="float">
            <text:p>-2.021202416E-11</text:p>
          </table:table-cell>
          <table:table-cell office:value-type="float" office:value="-0.00000000002088096208" calcext:value-type="float">
            <text:p>-2.088096208E-11</text:p>
          </table:table-cell>
          <table:table-cell office:value-type="float" office:value="-0.00000000002122696368" calcext:value-type="float">
            <text:p>-2.122696368E-11</text:p>
          </table:table-cell>
          <table:table-cell office:value-type="float" office:value="-0.00000000002125002897" calcext:value-type="float">
            <text:p>-2.125002897E-11</text:p>
          </table:table-cell>
          <table:table-cell office:value-type="float" office:value="-0.00000000002095015795" calcext:value-type="float">
            <text:p>-2.095015795E-11</text:p>
          </table:table-cell>
          <table:table-cell office:value-type="float" office:value="-0.00000000002032735061" calcext:value-type="float">
            <text:p>-2.032735061E-11</text:p>
          </table:table-cell>
          <table:table-cell office:value-type="float" office:value="-0.00000000001938160695" calcext:value-type="float">
            <text:p>-1.938160695E-11</text:p>
          </table:table-cell>
          <table:table-cell office:value-type="float" office:value="-0.00000000001811292698" calcext:value-type="float">
            <text:p>-1.811292698E-11</text:p>
          </table:table-cell>
          <table:table-cell office:value-type="float" office:value="-0.0000000000165213107" calcext:value-type="float">
            <text:p>-1.65213107E-11</text:p>
          </table:table-cell>
          <table:table-cell office:value-type="float" office:value="-0.0000000000146067581" calcext:value-type="float">
            <text:p>-1.46067581E-11</text:p>
          </table:table-cell>
          <table:table-cell office:value-type="float" office:value="-0.00000000001236926919" calcext:value-type="float">
            <text:p>-1.236926919E-11</text:p>
          </table:table-cell>
          <table:table-cell office:value-type="float" office:value="-0.00000000001207385963" calcext:value-type="float">
            <text:p>-1.207385963E-11</text:p>
          </table:table-cell>
          <table:table-cell office:value-type="float" office:value="-0.00000000001135812855" calcext:value-type="float">
            <text:p>-1.135812855E-11</text:p>
          </table:table-cell>
          <table:table-cell office:value-type="float" office:value="-0.00000000001064239747" calcext:value-type="float">
            <text:p>-1.064239747E-11</text:p>
          </table:table-cell>
          <table:table-cell office:value-type="float" office:value="-0.00000000000992666639" calcext:value-type="float">
            <text:p>-9.92666639E-12</text:p>
          </table:table-cell>
          <table:table-cell office:value-type="float" office:value="-0.00000000000921093531" calcext:value-type="float">
            <text:p>-9.21093531E-12</text:p>
          </table:table-cell>
          <table:table-cell office:value-type="float" office:value="-0.00000000000849520423" calcext:value-type="float">
            <text:p>-8.49520423E-12</text:p>
          </table:table-cell>
          <table:table-cell office:value-type="float" office:value="-0.00000000000777947315" calcext:value-type="float">
            <text:p>-7.77947315E-12</text:p>
          </table:table-cell>
          <table:table-cell office:value-type="float" office:value="-0.00000000000706374207" calcext:value-type="float">
            <text:p>-7.06374207E-12</text:p>
          </table:table-cell>
          <table:table-cell office:value-type="float" office:value="-0.00000000000634801098" calcext:value-type="float">
            <text:p>-6.34801098E-12</text:p>
          </table:table-cell>
          <table:table-cell office:value-type="float" office:value="-0.0000000000056322799" calcext:value-type="float">
            <text:p>-5.6322799E-12</text:p>
          </table:table-cell>
          <table:table-cell office:value-type="float" office:value="-0.00000000000491654882" calcext:value-type="float">
            <text:p>-4.91654882E-12</text:p>
          </table:table-cell>
          <table:table-cell office:value-type="float" office:value="-0.00000000000420081774" calcext:value-type="float">
            <text:p>-4.20081774E-12</text:p>
          </table:table-cell>
          <table:table-cell office:value-type="float" office:value="-0.00000000000348508666" calcext:value-type="float">
            <text:p>-3.48508666E-12</text:p>
          </table:table-cell>
          <table:table-cell office:value-type="float" office:value="-0.00000000000324434116" calcext:value-type="float">
            <text:p>-3.24434116E-12</text:p>
          </table:table-cell>
          <table:table-cell office:value-type="float" office:value="-0.00000000000321991993" calcext:value-type="float">
            <text:p>-3.21991993E-12</text:p>
          </table:table-cell>
          <table:table-cell office:value-type="float" office:value="-0.0000000000031954987" calcext:value-type="float">
            <text:p>-3.1954987E-12</text:p>
          </table:table-cell>
          <table:table-cell office:value-type="float" office:value="-0.00000000000317107747" calcext:value-type="float">
            <text:p>-3.17107747E-12</text:p>
          </table:table-cell>
          <table:table-cell office:value-type="float" office:value="-0.00000000000314665624" calcext:value-type="float">
            <text:p>-3.14665624E-12</text:p>
          </table:table-cell>
          <table:table-cell office:value-type="float" office:value="-0.000000000003122235" calcext:value-type="float">
            <text:p>-3.122235E-12</text:p>
          </table:table-cell>
          <table:table-cell office:value-type="float" office:value="-0.00000000000309781377" calcext:value-type="float">
            <text:p>-3.09781377E-12</text:p>
          </table:table-cell>
          <table:table-cell office:value-type="float" office:value="-0.00000000000307339254" calcext:value-type="float">
            <text:p>-3.07339254E-12</text:p>
          </table:table-cell>
          <table:table-cell office:value-type="float" office:value="-0.00000000000304897131" calcext:value-type="float">
            <text:p>-3.04897131E-12</text:p>
          </table:table-cell>
          <table:table-cell office:value-type="float" office:value="-0.00000000000302455008" calcext:value-type="float">
            <text:p>-3.02455008E-12</text:p>
          </table:table-cell>
          <table:table-cell office:value-type="float" office:value="-0.00000000000300012885" calcext:value-type="float">
            <text:p>-3.00012885E-12</text:p>
          </table:table-cell>
          <table:table-cell office:value-type="float" office:value="-0.00000000000297570761" calcext:value-type="float">
            <text:p>-2.97570761E-12</text:p>
          </table:table-cell>
          <table:table-cell office:value-type="float" office:value="-0.00000000000295128638" calcext:value-type="float">
            <text:p>-2.95128638E-12</text:p>
          </table:table-cell>
          <table:table-cell office:value-type="float" office:value="-0.00000000000292686515" calcext:value-type="float">
            <text:p>-2.92686515E-12</text:p>
          </table:table-cell>
          <table:table-cell office:value-type="float" office:value="-0.00000000000290244392" calcext:value-type="float">
            <text:p>-2.90244392E-12</text:p>
          </table:table-cell>
          <table:table-cell office:value-type="float" office:value="-0.00000000000287802269" calcext:value-type="float">
            <text:p>-2.87802269E-12</text:p>
          </table:table-cell>
          <table:table-cell office:value-type="float" office:value="-0.00000000000285360145" calcext:value-type="float">
            <text:p>-2.85360145E-12</text:p>
          </table:table-cell>
          <table:table-cell office:value-type="float" office:value="-0.00000000000282918022" calcext:value-type="float">
            <text:p>-2.82918022E-12</text:p>
          </table:table-cell>
          <table:table-cell office:value-type="float" office:value="-0.00000000000280475899" calcext:value-type="float">
            <text:p>-2.80475899E-12</text:p>
          </table:table-cell>
          <table:table-cell office:value-type="float" office:value="-0.00000000000278033776" calcext:value-type="float">
            <text:p>-2.78033776E-12</text:p>
          </table:table-cell>
          <table:table-cell office:value-type="float" office:value="-0.00000000000275591653" calcext:value-type="float">
            <text:p>-2.75591653E-12</text:p>
          </table:table-cell>
          <table:table-cell office:value-type="float" office:value="-0.0000000000027314953" calcext:value-type="float">
            <text:p>-2.7314953E-12</text:p>
          </table:table-cell>
          <table:table-cell office:value-type="float" office:value="-0.00000000000270707406" calcext:value-type="float">
            <text:p>-2.70707406E-12</text:p>
          </table:table-cell>
          <table:table-cell office:value-type="float" office:value="-0.00000000000268265283" calcext:value-type="float">
            <text:p>-2.68265283E-12</text:p>
          </table:table-cell>
          <table:table-cell office:value-type="float" office:value="-0.0000000000026582316" calcext:value-type="float">
            <text:p>-2.6582316E-12</text:p>
          </table:table-cell>
          <table:table-cell office:value-type="float" office:value="-0.00000000000263381037" calcext:value-type="float">
            <text:p>-2.63381037E-12</text:p>
          </table:table-cell>
          <table:table-cell office:value-type="float" office:value="-0.00000000000260938914" calcext:value-type="float">
            <text:p>-2.60938914E-12</text:p>
          </table:table-cell>
          <table:table-cell office:value-type="float" office:value="-0.00000000000258496791" calcext:value-type="float">
            <text:p>-2.58496791E-12</text:p>
          </table:table-cell>
          <table:table-cell office:value-type="float" office:value="-0.00000000000256054667" calcext:value-type="float">
            <text:p>-2.56054667E-12</text:p>
          </table:table-cell>
          <table:table-cell office:value-type="float" office:value="-0.00000000000253612544" calcext:value-type="float">
            <text:p>-2.53612544E-12</text:p>
          </table:table-cell>
          <table:table-cell office:value-type="float" office:value="-0.00000000000251170421" calcext:value-type="float">
            <text:p>-2.51170421E-12</text:p>
          </table:table-cell>
          <table:table-cell office:value-type="float" office:value="-0.00000000000248728298" calcext:value-type="float">
            <text:p>-2.48728298E-12</text:p>
          </table:table-cell>
          <table:table-cell office:value-type="float" office:value="-0.00000000000246286175" calcext:value-type="float">
            <text:p>-2.46286175E-12</text:p>
          </table:table-cell>
          <table:table-cell office:value-type="float" office:value="-0.00000000000243844051" calcext:value-type="float">
            <text:p>-2.43844051E-12</text:p>
          </table:table-cell>
          <table:table-cell office:value-type="float" office:value="-0.00000000000241401928" calcext:value-type="float">
            <text:p>-2.41401928E-12</text:p>
          </table:table-cell>
          <table:table-cell office:value-type="float" office:value="-0.00000000000238959805" calcext:value-type="float">
            <text:p>-2.38959805E-12</text:p>
          </table:table-cell>
          <table:table-cell office:value-type="float" office:value="-0.00000000000236517682" calcext:value-type="float">
            <text:p>-2.36517682E-12</text:p>
          </table:table-cell>
          <table:table-cell office:value-type="float" office:value="-0.00000000000234075559" calcext:value-type="float">
            <text:p>-2.34075559E-12</text:p>
          </table:table-cell>
          <table:table-cell office:value-type="float" office:value="-0.00000000000231633436" calcext:value-type="float">
            <text:p>-2.31633436E-12</text:p>
          </table:table-cell>
          <table:table-cell office:value-type="float" office:value="-0.00000000000229191312" calcext:value-type="float">
            <text:p>-2.29191312E-12</text:p>
          </table:table-cell>
          <table:table-cell office:value-type="float" office:value="-0.00000000000226749189" calcext:value-type="float">
            <text:p>-2.26749189E-12</text:p>
          </table:table-cell>
          <table:table-cell office:value-type="float" office:value="-0.00000000000224307066" calcext:value-type="float">
            <text:p>-2.24307066E-12</text:p>
          </table:table-cell>
          <table:table-cell office:value-type="float" office:value="-0.00000000000221864943" calcext:value-type="float">
            <text:p>-2.21864943E-12</text:p>
          </table:table-cell>
          <table:table-cell office:value-type="float" office:value="-0.0000000000021942282" calcext:value-type="float">
            <text:p>-2.1942282E-12</text:p>
          </table:table-cell>
          <table:table-cell office:value-type="float" office:value="-0.00000000000216980697" calcext:value-type="float">
            <text:p>-2.16980697E-12</text:p>
          </table:table-cell>
          <table:table-cell office:value-type="float" office:value="-0.00000000000214538573" calcext:value-type="float">
            <text:p>-2.14538573E-12</text:p>
          </table:table-cell>
          <table:table-cell office:value-type="float" office:value="-0.0000000000021209645" calcext:value-type="float">
            <text:p>-2.1209645E-12</text:p>
          </table:table-cell>
          <table:table-cell office:value-type="float" office:value="-0.00000000000209654327" calcext:value-type="float">
            <text:p>-2.09654327E-12</text:p>
          </table:table-cell>
          <table:table-cell office:value-type="float" office:value="-0.00000000000207212204" calcext:value-type="float">
            <text:p>-2.07212204E-12</text:p>
          </table:table-cell>
          <table:table-cell office:value-type="float" office:value="-0.00000000000204770081" calcext:value-type="float">
            <text:p>-2.04770081E-12</text:p>
          </table:table-cell>
          <table:table-cell office:value-type="float" office:value="-0.00000000000202327958" calcext:value-type="float">
            <text:p>-2.02327958E-12</text:p>
          </table:table-cell>
          <table:table-cell office:value-type="float" office:value="-0.00000000000199885834" calcext:value-type="float">
            <text:p>-1.99885834E-12</text:p>
          </table:table-cell>
          <table:table-cell office:value-type="float" office:value="-0.00000000000197443711" calcext:value-type="float">
            <text:p>-1.97443711E-12</text:p>
          </table:table-cell>
          <table:table-cell office:value-type="float" office:value="-0.00000000000195001588" calcext:value-type="float">
            <text:p>-1.95001588E-12</text:p>
          </table:table-cell>
          <table:table-cell office:value-type="float" office:value="-0.00000000000192559465" calcext:value-type="float">
            <text:p>-1.92559465E-12</text:p>
          </table:table-cell>
          <table:table-cell office:value-type="float" office:value="-0.00000000000190117342" calcext:value-type="float">
            <text:p>-1.90117342E-12</text:p>
          </table:table-cell>
          <table:table-cell office:value-type="float" office:value="-0.00000000000187675218" calcext:value-type="float">
            <text:p>-1.87675218E-12</text:p>
          </table:table-cell>
          <table:table-cell office:value-type="float" office:value="-0.00000000000185233095" calcext:value-type="float">
            <text:p>-1.85233095E-12</text:p>
          </table:table-cell>
          <table:table-cell office:value-type="float" office:value="-0.00000000000182790972" calcext:value-type="float">
            <text:p>-1.82790972E-12</text:p>
          </table:table-cell>
          <table:table-cell office:value-type="float" office:value="-0.00000000000180348849" calcext:value-type="float">
            <text:p>-1.80348849E-12</text:p>
          </table:table-cell>
          <table:table-cell office:value-type="float" office:value="-0.00000000000177906726" calcext:value-type="float">
            <text:p>-1.77906726E-12</text:p>
          </table:table-cell>
          <table:table-cell office:value-type="float" office:value="-0.00000000000175464603" calcext:value-type="float">
            <text:p>-1.75464603E-12</text:p>
          </table:table-cell>
          <table:table-cell office:value-type="float" office:value="-0.00000000000173022479" calcext:value-type="float">
            <text:p>-1.73022479E-12</text:p>
          </table:table-cell>
          <table:table-cell office:value-type="float" office:value="-0.00000000000170580356" calcext:value-type="float">
            <text:p>-1.70580356E-12</text:p>
          </table:table-cell>
          <table:table-cell office:value-type="float" office:value="-0.00000000000168138233" calcext:value-type="float">
            <text:p>-1.68138233E-12</text:p>
          </table:table-cell>
          <table:table-cell office:value-type="float" office:value="-0.0000000000016569611" calcext:value-type="float">
            <text:p>-1.6569611E-12</text:p>
          </table:table-cell>
          <table:table-cell office:value-type="float" office:value="-0.00000000000163253987" calcext:value-type="float">
            <text:p>-1.63253987E-12</text:p>
          </table:table-cell>
          <table:table-cell office:value-type="float" office:value="-0.00000000000160811864" calcext:value-type="float">
            <text:p>-1.60811864E-12</text:p>
          </table:table-cell>
          <table:table-cell office:value-type="float" office:value="-0.0000000000015836974" calcext:value-type="float">
            <text:p>-1.5836974E-12</text:p>
          </table:table-cell>
          <table:table-cell office:value-type="float" office:value="-0.00000000000155927617" calcext:value-type="float">
            <text:p>-1.55927617E-12</text:p>
          </table:table-cell>
          <table:table-cell office:value-type="float" office:value="-0.00000000000153485494" calcext:value-type="float">
            <text:p>-1.53485494E-12</text:p>
          </table:table-cell>
          <table:table-cell office:value-type="float" office:value="-0.00000000000151043371" calcext:value-type="float">
            <text:p>-1.51043371E-12</text:p>
          </table:table-cell>
          <table:table-cell office:value-type="float" office:value="-0.00000000000148601248" calcext:value-type="float">
            <text:p>-1.48601248E-12</text:p>
          </table:table-cell>
          <table:table-cell office:value-type="float" office:value="-0.00000000000146159124" calcext:value-type="float">
            <text:p>-1.46159124E-12</text:p>
          </table:table-cell>
          <table:table-cell office:value-type="float" office:value="-0.00000000000143717001" calcext:value-type="float">
            <text:p>-1.43717001E-12</text:p>
          </table:table-cell>
          <table:table-cell office:value-type="float" office:value="-0.00000000000141274878" calcext:value-type="float">
            <text:p>-1.41274878E-12</text:p>
          </table:table-cell>
          <table:table-cell office:value-type="float" office:value="-0.00000000000138832755" calcext:value-type="float">
            <text:p>-1.38832755E-12</text:p>
          </table:table-cell>
          <table:table-cell office:value-type="float" office:value="-0.00000000000136390632" calcext:value-type="float">
            <text:p>-1.36390632E-12</text:p>
          </table:table-cell>
          <table:table-cell office:value-type="float" office:value="-0.00000000000133948509" calcext:value-type="float">
            <text:p>-1.33948509E-12</text:p>
          </table:table-cell>
          <table:table-cell office:value-type="float" office:value="-0.00000000000131506385" calcext:value-type="float">
            <text:p>-1.31506385E-12</text:p>
          </table:table-cell>
          <table:table-cell office:value-type="float" office:value="-0.00000000000129064262" calcext:value-type="float">
            <text:p>-1.29064262E-12</text:p>
          </table:table-cell>
          <table:table-cell office:value-type="float" office:value="-0.00000000000126622139" calcext:value-type="float">
            <text:p>-1.26622139E-12</text:p>
          </table:table-cell>
          <table:table-cell office:value-type="float" office:value="-0.00000000000124180016" calcext:value-type="float">
            <text:p>-1.24180016E-12</text:p>
          </table:table-cell>
          <table:table-cell office:value-type="float" office:value="-0.00000000000121737893" calcext:value-type="float">
            <text:p>-1.21737893E-12</text:p>
          </table:table-cell>
          <table:table-cell office:value-type="float" office:value="-0.0000000000011929577" calcext:value-type="float">
            <text:p>-1.1929577E-12</text:p>
          </table:table-cell>
          <table:table-cell office:value-type="float" office:value="-0.00000000000116853646" calcext:value-type="float">
            <text:p>-1.16853646E-12</text:p>
          </table:table-cell>
          <table:table-cell office:value-type="float" office:value="-0.00000000000114411523" calcext:value-type="float">
            <text:p>-1.14411523E-12</text:p>
          </table:table-cell>
          <table:table-cell office:value-type="float" office:value="-0.000000000001119694" calcext:value-type="float">
            <text:p>-1.119694E-12</text:p>
          </table:table-cell>
          <table:table-cell office:value-type="float" office:value="-0.00000000000109527277" calcext:value-type="float">
            <text:p>-1.09527277E-12</text:p>
          </table:table-cell>
          <table:table-cell office:value-type="float" office:value="-0.00000000000107085154" calcext:value-type="float">
            <text:p>-1.07085154E-12</text:p>
          </table:table-cell>
          <table:table-cell office:value-type="float" office:value="-0.00000000000104643031" calcext:value-type="float">
            <text:p>-1.04643031E-12</text:p>
          </table:table-cell>
          <table:table-cell office:value-type="float" office:value="-0.00000000000102200907" calcext:value-type="float">
            <text:p>-1.02200907E-12</text:p>
          </table:table-cell>
          <table:table-cell office:value-type="float" office:value="-0.00000000000099758784" calcext:value-type="float">
            <text:p>-9.9758784E-13</text:p>
          </table:table-cell>
          <table:table-cell office:value-type="float" office:value="-0.00000000000097316661" calcext:value-type="float">
            <text:p>-9.7316661E-13</text:p>
          </table:table-cell>
          <table:table-cell office:value-type="float" office:value="-0.00000000000094874538" calcext:value-type="float">
            <text:p>-9.4874538E-13</text:p>
          </table:table-cell>
          <table:table-cell office:value-type="float" office:value="-0.00000000000092432415" calcext:value-type="float">
            <text:p>-9.2432415E-13</text:p>
          </table:table-cell>
          <table:table-cell office:value-type="float" office:value="-0.00000000000089990291" calcext:value-type="float">
            <text:p>-8.9990291E-13</text:p>
          </table:table-cell>
          <table:table-cell office:value-type="float" office:value="-0.00000000000087548168" calcext:value-type="float">
            <text:p>-8.7548168E-13</text:p>
          </table:table-cell>
          <table:table-cell office:value-type="float" office:value="-0.00000000000085106045" calcext:value-type="float">
            <text:p>-8.5106045E-13</text:p>
          </table:table-cell>
          <table:table-cell office:value-type="float" office:value="-0.00000000000082663922" calcext:value-type="float">
            <text:p>-8.2663922E-13</text:p>
          </table:table-cell>
          <table:table-cell office:value-type="float" office:value="-0.00000000000080221799" calcext:value-type="float">
            <text:p>-8.0221799E-13</text:p>
          </table:table-cell>
          <table:table-cell office:value-type="float" office:value="-0.00000000000077779676" calcext:value-type="float">
            <text:p>-7.7779676E-13</text:p>
          </table:table-cell>
          <table:table-cell office:value-type="float" office:value="-0.00000000000075337552" calcext:value-type="float">
            <text:p>-7.5337552E-13</text:p>
          </table:table-cell>
          <table:table-cell office:value-type="float" office:value="-0.00000000000072895429" calcext:value-type="float">
            <text:p>-7.2895429E-13</text:p>
          </table:table-cell>
          <table:table-cell office:value-type="float" office:value="-0.00000000000070453306" calcext:value-type="float">
            <text:p>-7.0453306E-13</text:p>
          </table:table-cell>
          <table:table-cell office:value-type="float" office:value="-0.00000000000068011183" calcext:value-type="float">
            <text:p>-6.8011183E-13</text:p>
          </table:table-cell>
          <table:table-cell office:value-type="float" office:value="-0.0000000000006556906" calcext:value-type="float">
            <text:p>-6.556906E-13</text:p>
          </table:table-cell>
          <table:table-cell office:value-type="float" office:value="-0.00000000000063126937" calcext:value-type="float">
            <text:p>-6.3126937E-13</text:p>
          </table:table-cell>
          <table:table-cell office:value-type="float" office:value="-0.00000000000060684813" calcext:value-type="float">
            <text:p>-6.0684813E-13</text:p>
          </table:table-cell>
          <table:table-cell office:value-type="float" office:value="-0.0000000000005824269" calcext:value-type="float">
            <text:p>-5.824269E-13</text:p>
          </table:table-cell>
          <table:table-cell office:value-type="float" office:value="-0.00000000000055800567" calcext:value-type="float">
            <text:p>-5.5800567E-13</text:p>
          </table:table-cell>
          <table:table-cell office:value-type="float" office:value="-0.00000000000053358444" calcext:value-type="float">
            <text:p>-5.3358444E-13</text:p>
          </table:table-cell>
          <table:table-cell office:value-type="float" office:value="-0.00000000000050916321" calcext:value-type="float">
            <text:p>-5.0916321E-13</text:p>
          </table:table-cell>
          <table:table-cell office:value-type="float" office:value="-0.00000000000048474198" calcext:value-type="float">
            <text:p>-4.8474198E-13</text:p>
          </table:table-cell>
          <table:table-cell office:value-type="float" office:value="-0.00000000000046032074" calcext:value-type="float">
            <text:p>-4.6032074E-13</text:p>
          </table:table-cell>
          <table:table-cell office:value-type="float" office:value="-0.00000000000043589951" calcext:value-type="float">
            <text:p>-4.3589951E-13</text:p>
          </table:table-cell>
          <table:table-cell office:value-type="float" office:value="-0.00000000000041147828" calcext:value-type="float">
            <text:p>-4.1147828E-13</text:p>
          </table:table-cell>
          <table:table-cell office:value-type="float" office:value="-0.00000000000038705705" calcext:value-type="float">
            <text:p>-3.8705705E-13</text:p>
          </table:table-cell>
          <table:table-cell office:value-type="float" office:value="-0.00000000000036263582" calcext:value-type="float">
            <text:p>-3.6263582E-13</text:p>
          </table:table-cell>
          <table:table-cell office:value-type="float" office:value="-0.00000000000033821458" calcext:value-type="float">
            <text:p>-3.3821458E-13</text:p>
          </table:table-cell>
          <table:table-cell office:value-type="float" office:value="-0.00000000000031379335" calcext:value-type="float">
            <text:p>-3.1379335E-13</text:p>
          </table:table-cell>
          <table:table-cell office:value-type="float" office:value="-0.00000000000028937212" calcext:value-type="float">
            <text:p>-2.8937212E-13</text:p>
          </table:table-cell>
          <table:table-cell office:value-type="float" office:value="-0.00000000000026495089" calcext:value-type="float">
            <text:p>-2.6495089E-13</text:p>
          </table:table-cell>
          <table:table-cell office:value-type="float" office:value="-0.00000000000024052966" calcext:value-type="float">
            <text:p>-2.4052966E-13</text:p>
          </table:table-cell>
          <table:table-cell office:value-type="float" office:value="-0.00000000000021610843" calcext:value-type="float">
            <text:p>-2.1610843E-13</text:p>
          </table:table-cell>
          <table:table-cell office:value-type="float" office:value="-0.00000000000019168719" calcext:value-type="float">
            <text:p>-1.9168719E-13</text:p>
          </table:table-cell>
          <table:table-cell office:value-type="float" office:value="-0.00000000000016726596" calcext:value-type="float">
            <text:p>-1.6726596E-13</text:p>
          </table:table-cell>
          <table:table-cell office:value-type="float" office:value="-0.00000000000014284473" calcext:value-type="float">
            <text:p>-1.4284473E-13</text:p>
          </table:table-cell>
          <table:table-cell office:value-type="float" office:value="-0.0000000000001184235" calcext:value-type="float">
            <text:p>-1.184235E-13</text:p>
          </table:table-cell>
          <table:table-cell office:value-type="float" office:value="-0.00000000000011035794" calcext:value-type="float">
            <text:p>-1.1035794E-13</text:p>
          </table:table-cell>
          <table:table-cell office:value-type="float" office:value="-0.00000000000010952716" calcext:value-type="float">
            <text:p>-1.0952716E-13</text:p>
          </table:table-cell>
          <table:table-cell office:value-type="float" office:value="-0.00000000000010869639" calcext:value-type="float">
            <text:p>-1.0869639E-13</text:p>
          </table:table-cell>
          <table:table-cell office:value-type="float" office:value="-0.00000000000010786561" calcext:value-type="float">
            <text:p>-1.0786561E-13</text:p>
          </table:table-cell>
          <table:table-cell office:value-type="float" office:value="-0.00000000000010703484" calcext:value-type="float">
            <text:p>-1.0703484E-13</text:p>
          </table:table-cell>
          <table:table-cell office:value-type="float" office:value="-0.00000000000010620406" calcext:value-type="float">
            <text:p>-1.0620406E-13</text:p>
          </table:table-cell>
          <table:table-cell office:value-type="float" office:value="-0.00000000000010537329" calcext:value-type="float">
            <text:p>-1.0537329E-13</text:p>
          </table:table-cell>
          <table:table-cell office:value-type="float" office:value="-0.00000000000010454251" calcext:value-type="float">
            <text:p>-1.0454251E-13</text:p>
          </table:table-cell>
          <table:table-cell office:value-type="float" office:value="-0.00000000000010371174" calcext:value-type="float">
            <text:p>-1.0371174E-13</text:p>
          </table:table-cell>
          <table:table-cell office:value-type="float" office:value="-0.00000000000010288096" calcext:value-type="float">
            <text:p>-1.0288096E-13</text:p>
          </table:table-cell>
          <table:table-cell office:value-type="float" office:value="-0.00000000000010205019" calcext:value-type="float">
            <text:p>-1.0205019E-13</text:p>
          </table:table-cell>
          <table:table-cell office:value-type="float" office:value="-0.00000000000010121941" calcext:value-type="float">
            <text:p>-1.0121941E-13</text:p>
          </table:table-cell>
          <table:table-cell office:value-type="float" office:value="-0.00000000000010038864" calcext:value-type="float">
            <text:p>-1.0038864E-13</text:p>
          </table:table-cell>
          <table:table-cell office:value-type="float" office:value="-0.00000000000009955786" calcext:value-type="float">
            <text:p>-9.955786E-14</text:p>
          </table:table-cell>
          <table:table-cell office:value-type="float" office:value="-0.00000000000009872709" calcext:value-type="float">
            <text:p>-9.872709E-14</text:p>
          </table:table-cell>
          <table:table-cell office:value-type="float" office:value="-0.00000000000009789631" calcext:value-type="float">
            <text:p>-9.789631E-14</text:p>
          </table:table-cell>
          <table:table-cell office:value-type="float" office:value="-0.00000000000009706554" calcext:value-type="float">
            <text:p>-9.706554E-14</text:p>
          </table:table-cell>
          <table:table-cell office:value-type="float" office:value="-0.00000000000009623476" calcext:value-type="float">
            <text:p>-9.623476E-14</text:p>
          </table:table-cell>
          <table:table-cell office:value-type="float" office:value="-0.00000000000009540399" calcext:value-type="float">
            <text:p>-9.540399E-14</text:p>
          </table:table-cell>
          <table:table-cell office:value-type="float" office:value="-0.00000000000009457321" calcext:value-type="float">
            <text:p>-9.457321E-14</text:p>
          </table:table-cell>
          <table:table-cell office:value-type="float" office:value="-0.00000000000009374244" calcext:value-type="float">
            <text:p>-9.374244E-14</text:p>
          </table:table-cell>
          <table:table-cell office:value-type="float" office:value="-0.00000000000009291166" calcext:value-type="float">
            <text:p>-9.291166E-14</text:p>
          </table:table-cell>
          <table:table-cell office:value-type="float" office:value="-0.00000000000009208089" calcext:value-type="float">
            <text:p>-9.208089E-14</text:p>
          </table:table-cell>
          <table:table-cell office:value-type="float" office:value="-0.00000000000009125011" calcext:value-type="float">
            <text:p>-9.125011E-14</text:p>
          </table:table-cell>
          <table:table-cell office:value-type="float" office:value="-0.00000000000009041934" calcext:value-type="float">
            <text:p>-9.041934E-14</text:p>
          </table:table-cell>
          <table:table-cell office:value-type="float" office:value="-0.00000000000008958856" calcext:value-type="float">
            <text:p>-8.958856E-14</text:p>
          </table:table-cell>
          <table:table-cell office:value-type="float" office:value="-0.00000000000008875779" calcext:value-type="float">
            <text:p>-8.875779E-14</text:p>
          </table:table-cell>
          <table:table-cell office:value-type="float" office:value="-0.00000000000008792701" calcext:value-type="float">
            <text:p>-8.792701E-14</text:p>
          </table:table-cell>
          <table:table-cell office:value-type="float" office:value="-0.00000000000008709624" calcext:value-type="float">
            <text:p>-8.709624E-14</text:p>
          </table:table-cell>
          <table:table-cell office:value-type="float" office:value="-0.00000000000008626546" calcext:value-type="float">
            <text:p>-8.626546E-14</text:p>
          </table:table-cell>
          <table:table-cell office:value-type="float" office:value="-0.00000000000008543469" calcext:value-type="float">
            <text:p>-8.543469E-14</text:p>
          </table:table-cell>
          <table:table-cell office:value-type="float" office:value="-0.00000000000008460391" calcext:value-type="float">
            <text:p>-8.460391E-14</text:p>
          </table:table-cell>
          <table:table-cell office:value-type="float" office:value="-0.00000000000008377314" calcext:value-type="float">
            <text:p>-8.377314E-14</text:p>
          </table:table-cell>
          <table:table-cell office:value-type="float" office:value="-0.00000000000008294236" calcext:value-type="float">
            <text:p>-8.294236E-14</text:p>
          </table:table-cell>
          <table:table-cell office:value-type="float" office:value="-0.00000000000008211159" calcext:value-type="float">
            <text:p>-8.211159E-14</text:p>
          </table:table-cell>
          <table:table-cell office:value-type="float" office:value="-0.00000000000008128081" calcext:value-type="float">
            <text:p>-8.128081E-14</text:p>
          </table:table-cell>
          <table:table-cell office:value-type="float" office:value="-0.00000000000008045004" calcext:value-type="float">
            <text:p>-8.045004E-14</text:p>
          </table:table-cell>
          <table:table-cell office:value-type="float" office:value="-0.00000000000007961926" calcext:value-type="float">
            <text:p>-7.961926E-14</text:p>
          </table:table-cell>
          <table:table-cell office:value-type="float" office:value="-0.00000000000007878849" calcext:value-type="float">
            <text:p>-7.878849E-14</text:p>
          </table:table-cell>
          <table:table-cell office:value-type="float" office:value="-0.00000000000007795771" calcext:value-type="float">
            <text:p>-7.795771E-14</text:p>
          </table:table-cell>
          <table:table-cell office:value-type="float" office:value="-0.00000000000007712694" calcext:value-type="float">
            <text:p>-7.712694E-14</text:p>
          </table:table-cell>
          <table:table-cell office:value-type="float" office:value="-0.00000000000007629616" calcext:value-type="float">
            <text:p>-7.629616E-14</text:p>
          </table:table-cell>
          <table:table-cell office:value-type="float" office:value="-0.00000000000007546539" calcext:value-type="float">
            <text:p>-7.546539E-14</text:p>
          </table:table-cell>
          <table:table-cell office:value-type="float" office:value="-0.00000000000007463461" calcext:value-type="float">
            <text:p>-7.463461E-14</text:p>
          </table:table-cell>
          <table:table-cell office:value-type="float" office:value="-0.00000000000007380384" calcext:value-type="float">
            <text:p>-7.380384E-14</text:p>
          </table:table-cell>
          <table:table-cell office:value-type="float" office:value="-0.00000000000007297306" calcext:value-type="float">
            <text:p>-7.297306E-14</text:p>
          </table:table-cell>
          <table:table-cell office:value-type="float" office:value="-0.00000000000007214229" calcext:value-type="float">
            <text:p>-7.214229E-14</text:p>
          </table:table-cell>
          <table:table-cell office:value-type="float" office:value="-0.00000000000007131151" calcext:value-type="float">
            <text:p>-7.131151E-14</text:p>
          </table:table-cell>
          <table:table-cell office:value-type="float" office:value="-0.00000000000007048074" calcext:value-type="float">
            <text:p>-7.048074E-14</text:p>
          </table:table-cell>
          <table:table-cell office:value-type="float" office:value="-0.00000000000006964996" calcext:value-type="float">
            <text:p>-6.964996E-14</text:p>
          </table:table-cell>
          <table:table-cell office:value-type="float" office:value="-0.00000000000006881919" calcext:value-type="float">
            <text:p>-6.881919E-14</text:p>
          </table:table-cell>
          <table:table-cell office:value-type="float" office:value="-0.00000000000006798841" calcext:value-type="float">
            <text:p>-6.798841E-14</text:p>
          </table:table-cell>
          <table:table-cell office:value-type="float" office:value="-0.00000000000006715764" calcext:value-type="float">
            <text:p>-6.715764E-14</text:p>
          </table:table-cell>
          <table:table-cell office:value-type="float" office:value="-0.00000000000006632686" calcext:value-type="float">
            <text:p>-6.632686E-14</text:p>
          </table:table-cell>
          <table:table-cell office:value-type="float" office:value="-0.00000000000006549609" calcext:value-type="float">
            <text:p>-6.549609E-14</text:p>
          </table:table-cell>
          <table:table-cell office:value-type="float" office:value="-0.00000000000006466531" calcext:value-type="float">
            <text:p>-6.466531E-14</text:p>
          </table:table-cell>
          <table:table-cell office:value-type="float" office:value="-0.00000000000006383454" calcext:value-type="float">
            <text:p>-6.383454E-14</text:p>
          </table:table-cell>
          <table:table-cell office:value-type="float" office:value="-0.00000000000006300376" calcext:value-type="float">
            <text:p>-6.300376E-14</text:p>
          </table:table-cell>
          <table:table-cell office:value-type="float" office:value="-0.00000000000006217299" calcext:value-type="float">
            <text:p>-6.217299E-14</text:p>
          </table:table-cell>
          <table:table-cell office:value-type="float" office:value="-0.00000000000006134221" calcext:value-type="float">
            <text:p>-6.134221E-14</text:p>
          </table:table-cell>
          <table:table-cell office:value-type="float" office:value="-0.00000000000006051144" calcext:value-type="float">
            <text:p>-6.051144E-14</text:p>
          </table:table-cell>
          <table:table-cell office:value-type="float" office:value="-0.00000000000005968066" calcext:value-type="float">
            <text:p>-5.968066E-14</text:p>
          </table:table-cell>
          <table:table-cell office:value-type="float" office:value="-0.00000000000005884989" calcext:value-type="float">
            <text:p>-5.884989E-14</text:p>
          </table:table-cell>
          <table:table-cell office:value-type="float" office:value="-0.00000000000005801911" calcext:value-type="float">
            <text:p>-5.801911E-14</text:p>
          </table:table-cell>
          <table:table-cell office:value-type="float" office:value="-0.00000000000005718834" calcext:value-type="float">
            <text:p>-5.718834E-14</text:p>
          </table:table-cell>
          <table:table-cell office:value-type="float" office:value="-0.00000000000005635756" calcext:value-type="float">
            <text:p>-5.635756E-14</text:p>
          </table:table-cell>
          <table:table-cell office:value-type="float" office:value="-0.00000000000005552679" calcext:value-type="float">
            <text:p>-5.552679E-14</text:p>
          </table:table-cell>
          <table:table-cell office:value-type="float" office:value="-0.00000000000005469601" calcext:value-type="float">
            <text:p>-5.469601E-14</text:p>
          </table:table-cell>
          <table:table-cell office:value-type="float" office:value="-0.00000000000005386524" calcext:value-type="float">
            <text:p>-5.386524E-14</text:p>
          </table:table-cell>
          <table:table-cell office:value-type="float" office:value="-0.00000000000005303446" calcext:value-type="float">
            <text:p>-5.303446E-14</text:p>
          </table:table-cell>
          <table:table-cell office:value-type="float" office:value="-0.00000000000005220369" calcext:value-type="float">
            <text:p>-5.220369E-14</text:p>
          </table:table-cell>
          <table:table-cell office:value-type="float" office:value="-0.00000000000005137292" calcext:value-type="float">
            <text:p>-5.137292E-14</text:p>
          </table:table-cell>
          <table:table-cell office:value-type="float" office:value="-0.00000000000005054214" calcext:value-type="float">
            <text:p>-5.054214E-14</text:p>
          </table:table-cell>
          <table:table-cell office:value-type="float" office:value="-0.00000000000004971137" calcext:value-type="float">
            <text:p>-4.971137E-14</text:p>
          </table:table-cell>
          <table:table-cell office:value-type="float" office:value="-0.00000000000004888059" calcext:value-type="float">
            <text:p>-4.888059E-14</text:p>
          </table:table-cell>
          <table:table-cell office:value-type="float" office:value="-0.00000000000004804982" calcext:value-type="float">
            <text:p>-4.804982E-14</text:p>
          </table:table-cell>
          <table:table-cell office:value-type="float" office:value="-0.00000000000004721904" calcext:value-type="float">
            <text:p>-4.721904E-14</text:p>
          </table:table-cell>
          <table:table-cell office:value-type="float" office:value="-0.00000000000004638827" calcext:value-type="float">
            <text:p>-4.638827E-14</text:p>
          </table:table-cell>
          <table:table-cell office:value-type="float" office:value="-0.00000000000004555749" calcext:value-type="float">
            <text:p>-4.555749E-14</text:p>
          </table:table-cell>
          <table:table-cell office:value-type="float" office:value="-0.00000000000004472672" calcext:value-type="float">
            <text:p>-4.472672E-14</text:p>
          </table:table-cell>
          <table:table-cell office:value-type="float" office:value="-0.00000000000004389594" calcext:value-type="float">
            <text:p>-4.389594E-14</text:p>
          </table:table-cell>
          <table:table-cell office:value-type="float" office:value="-0.00000000000004306517" calcext:value-type="float">
            <text:p>-4.306517E-14</text:p>
          </table:table-cell>
          <table:table-cell office:value-type="float" office:value="-0.00000000000004223439" calcext:value-type="float">
            <text:p>-4.223439E-14</text:p>
          </table:table-cell>
          <table:table-cell office:value-type="float" office:value="-0.00000000000004140362" calcext:value-type="float">
            <text:p>-4.140362E-14</text:p>
          </table:table-cell>
          <table:table-cell office:value-type="float" office:value="-0.00000000000004057284" calcext:value-type="float">
            <text:p>-4.057284E-14</text:p>
          </table:table-cell>
          <table:table-cell office:value-type="float" office:value="-0.00000000000003974207" calcext:value-type="float">
            <text:p>-3.974207E-14</text:p>
          </table:table-cell>
          <table:table-cell office:value-type="float" office:value="-0.00000000000003891129" calcext:value-type="float">
            <text:p>-3.891129E-14</text:p>
          </table:table-cell>
          <table:table-cell office:value-type="float" office:value="-0.00000000000003808052" calcext:value-type="float">
            <text:p>-3.808052E-14</text:p>
          </table:table-cell>
          <table:table-cell office:value-type="float" office:value="-0.00000000000003724974" calcext:value-type="float">
            <text:p>-3.724974E-14</text:p>
          </table:table-cell>
          <table:table-cell office:value-type="float" office:value="-0.00000000000003641897" calcext:value-type="float">
            <text:p>-3.641897E-14</text:p>
          </table:table-cell>
          <table:table-cell office:value-type="float" office:value="-0.00000000000003558819" calcext:value-type="float">
            <text:p>-3.558819E-14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384691888449863" calcext:value-type="float">
            <text:p>0.384691888449863</text:p>
          </table:table-cell>
          <table:table-cell office:value-type="float" office:value="0.641814274145565" calcext:value-type="float">
            <text:p>0.641814274145565</text:p>
          </table:table-cell>
          <table:table-cell office:value-type="float" office:value="0.892714896610916" calcext:value-type="float">
            <text:p>0.892714896610916</text:p>
          </table:table-cell>
          <table:table-cell office:value-type="float" office:value="1.1922887197774" calcext:value-type="float">
            <text:p>1.1922887197774</text:p>
          </table:table-cell>
          <table:table-cell office:value-type="float" office:value="1.57594832947134" calcext:value-type="float">
            <text:p>1.57594832947134</text:p>
          </table:table-cell>
          <table:table-cell office:value-type="float" office:value="2.07736398639398" calcext:value-type="float">
            <text:p>2.07736398639398</text:p>
          </table:table-cell>
          <table:table-cell office:value-type="float" office:value="2.73631774846748" calcext:value-type="float">
            <text:p>2.73631774846748</text:p>
          </table:table-cell>
          <table:table-cell office:value-type="float" office:value="3.60359505766212" calcext:value-type="float">
            <text:p>3.60359505766212</text:p>
          </table:table-cell>
          <table:table-cell office:value-type="float" office:value="4.74550996729595" calcext:value-type="float">
            <text:p>4.74550996729595</text:p>
          </table:table-cell>
          <table:table-cell office:value-type="float" office:value="6.24919060901051" calcext:value-type="float">
            <text:p>6.24919060901051</text:p>
          </table:table-cell>
          <table:table-cell office:value-type="float" office:value="8.2293025694063" calcext:value-type="float">
            <text:p>8.2293025694063</text:p>
          </table:table-cell>
          <table:table-cell office:value-type="float" office:value="10.836819681901" calcext:value-type="float">
            <text:p>10.836819681901</text:p>
          </table:table-cell>
          <table:table-cell office:value-type="float" office:value="14.2705440595482" calcext:value-type="float">
            <text:p>14.2705440595482</text:p>
          </table:table-cell>
          <table:table-cell office:value-type="float" office:value="18.7922662022796" calcext:value-type="float">
            <text:p>18.7922662022796</text:p>
          </table:table-cell>
          <table:table-cell office:value-type="float" office:value="24.7467254967085" calcext:value-type="float">
            <text:p>24.7467254967085</text:p>
          </table:table-cell>
          <table:table-cell office:value-type="float" office:value="32.5878929083638" calcext:value-type="float">
            <text:p>32.5878929083638</text:p>
          </table:table-cell>
          <table:table-cell office:value-type="float" office:value="42.9135816230772" calcext:value-type="float">
            <text:p>42.9135816230772</text:p>
          </table:table-cell>
          <table:table-cell office:value-type="float" office:value="56.5110230366855" calcext:value-type="float">
            <text:p>56.5110230366855</text:p>
          </table:table-cell>
          <table:table-cell office:value-type="float" office:value="74.4168832531608" calcext:value-type="float">
            <text:p>74.4168832531608</text:p>
          </table:table-cell>
          <table:table-cell office:value-type="float" office:value="97.9962943361249" calcext:value-type="float">
            <text:p>97.9962943361249</text:p>
          </table:table-cell>
          <table:table-cell office:value-type="float" office:value="129.046924542242" calcext:value-type="float">
            <text:p>129.046924542242</text:p>
          </table:table-cell>
          <table:table-cell office:value-type="float" office:value="169.936018025466" calcext:value-type="float">
            <text:p>169.936018025466</text:p>
          </table:table-cell>
          <table:table-cell office:value-type="float" office:value="223.78084930844" calcext:value-type="float">
            <text:p>223.78084930844</text:p>
          </table:table-cell>
          <table:table-cell office:value-type="float" office:value="294.686339475276" calcext:value-type="float">
            <text:p>294.686339475276</text:p>
          </table:table-cell>
          <table:table-cell office:value-type="float" office:value="388.057939299747" calcext:value-type="float">
            <text:p>388.057939299747</text:p>
          </table:table-cell>
          <table:table-cell office:value-type="float" office:value="511.013600625863" calcext:value-type="float">
            <text:p>511.013600625863</text:p>
          </table:table-cell>
          <table:table-cell office:value-type="float" office:value="672.926213775176" calcext:value-type="float">
            <text:p>672.926213775176</text:p>
          </table:table-cell>
          <table:table-cell office:value-type="float" office:value="886.137778201246" calcext:value-type="float">
            <text:p>886.137778201246</text:p>
          </table:table-cell>
          <table:table-cell office:value-type="float" office:value="1166.89962597641" calcext:value-type="float">
            <text:p>1166.89962597641</text:p>
          </table:table-cell>
          <table:table-cell office:value-type="float" office:value="1536.61014977546" calcext:value-type="float">
            <text:p>1536.61014977546</text:p>
          </table:table-cell>
          <table:table-cell office:value-type="float" office:value="2023.44402321333" calcext:value-type="float">
            <text:p>2023.44402321333</text:p>
          </table:table-cell>
          <table:table-cell office:value-type="float" office:value="2664.4963939543" calcext:value-type="float">
            <text:p>2664.4963939543</text:p>
          </table:table-cell>
          <table:table-cell office:value-type="float" office:value="3508.60432881796" calcext:value-type="float">
            <text:p>3508.60432881796</text:p>
          </table:table-cell>
          <table:table-cell office:value-type="float" office:value="4620.05864171595" calcext:value-type="float">
            <text:p>4620.05864171595</text:p>
          </table:table-cell>
          <table:table-cell office:value-type="float" office:value="6083.48530185353" calcext:value-type="float">
            <text:p>6083.48530185353</text:p>
          </table:table-cell>
          <table:table-cell office:value-type="float" office:value="8010.26254640633" calcext:value-type="float">
            <text:p>8010.26254640633</text:p>
          </table:table-cell>
          <table:table-cell office:value-type="float" office:value="10546.951903347" calcext:value-type="float">
            <text:p>10546.951903347</text:p>
          </table:table-cell>
          <table:table-cell office:value-type="float" office:value="13886.3673466575" calcext:value-type="float">
            <text:p>13886.3673466575</text:p>
          </table:table-cell>
          <table:table-cell office:value-type="float" office:value="18282.0940659029" calcext:value-type="float">
            <text:p>18282.0940659029</text:p>
          </table:table-cell>
          <table:table-cell office:value-type="float" office:value="24067.5072486806" calcext:value-type="float">
            <text:p>24067.5072486806</text:p>
          </table:table-cell>
          <table:table-cell office:value-type="float" office:value="31680.6450737183" calcext:value-type="float">
            <text:p>31680.6450737183</text:p>
          </table:table-cell>
          <table:table-cell office:value-type="float" office:value="41696.6622327768" calcext:value-type="float">
            <text:p>41696.6622327768</text:p>
          </table:table-cell>
          <table:table-cell office:value-type="float" office:value="54870.0517080915" calcext:value-type="float">
            <text:p>54870.0517080915</text:p>
          </table:table-cell>
          <table:table-cell office:value-type="float" office:value="72189.3542539044" calcext:value-type="float">
            <text:p>72189.3542539044</text:p>
          </table:table-cell>
          <table:table-cell office:value-type="float" office:value="94947.6713238639" calcext:value-type="float">
            <text:p>94947.6713238639</text:p>
          </table:table-cell>
          <table:table-cell office:value-type="float" office:value="124832.89141964" calcext:value-type="float">
            <text:p>124832.89141964</text:p>
          </table:table-cell>
          <table:table-cell office:value-type="float" office:value="164042.006561659" calcext:value-type="float">
            <text:p>164042.006561659</text:p>
          </table:table-cell>
          <table:table-cell office:value-type="float" office:value="215423.985754209" calcext:value-type="float">
            <text:p>215423.985754209</text:p>
          </table:table-cell>
          <table:table-cell office:value-type="float" office:value="282654.934826869" calcext:value-type="float">
            <text:p>282654.934826869</text:p>
          </table:table-cell>
          <table:table-cell office:value-type="float" office:value="370446.925426279" calcext:value-type="float">
            <text:p>370446.925426279</text:p>
          </table:table-cell>
          <table:table-cell office:value-type="float" office:value="484786.655207617" calcext:value-type="float">
            <text:p>484786.655207617</text:p>
          </table:table-cell>
          <table:table-cell office:value-type="float" office:value="633190.058519316" calcext:value-type="float">
            <text:p>633190.058519316</text:p>
          </table:table-cell>
          <table:table-cell office:value-type="float" office:value="824941.364539044" calcext:value-type="float">
            <text:p>824941.364539044</text:p>
          </table:table-cell>
          <table:table-cell office:value-type="float" office:value="1071256.53114724" calcext:value-type="float">
            <text:p>1071256.53114724</text:p>
          </table:table-cell>
          <table:table-cell office:value-type="float" office:value="1385268.38432531" calcext:value-type="float">
            <text:p>1385268.38432531</text:p>
          </table:table-cell>
          <table:table-cell office:value-type="float" office:value="1781673.91474849" calcext:value-type="float">
            <text:p>1781673.91474849</text:p>
          </table:table-cell>
          <table:table-cell office:value-type="float" office:value="2275821.0929847" calcext:value-type="float">
            <text:p>2275821.0929847</text:p>
          </table:table-cell>
          <table:table-cell office:value-type="float" office:value="2881968.08848842" calcext:value-type="float">
            <text:p>2881968.08848842</text:p>
          </table:table-cell>
          <table:table-cell office:value-type="float" office:value="3610473.91168836" calcext:value-type="float">
            <text:p>3610473.91168836</text:p>
          </table:table-cell>
          <table:table-cell office:value-type="float" office:value="4463856.49953674" calcext:value-type="float">
            <text:p>4463856.49953674</text:p>
          </table:table-cell>
          <table:table-cell office:value-type="float" office:value="5432065.65108062" calcext:value-type="float">
            <text:p>5432065.65108062</text:p>
          </table:table-cell>
          <table:table-cell office:value-type="float" office:value="6487972.21908752" calcext:value-type="float">
            <text:p>6487972.21908752</text:p>
          </table:table-cell>
          <table:table-cell office:value-type="float" office:value="7584780.18224672" calcext:value-type="float">
            <text:p>7584780.18224672</text:p>
          </table:table-cell>
          <table:table-cell office:value-type="float" office:value="8657371.25655879" calcext:value-type="float">
            <text:p>8657371.25655879</text:p>
          </table:table-cell>
          <table:table-cell office:value-type="float" office:value="9628927.87615457" calcext:value-type="float">
            <text:p>9628927.87615457</text:p>
          </table:table-cell>
          <table:table-cell office:value-type="float" office:value="10422371.0298959" calcext:value-type="float">
            <text:p>10422371.0298959</text:p>
          </table:table-cell>
          <table:table-cell office:value-type="float" office:value="10973859.4309094" calcext:value-type="float">
            <text:p>10973859.4309094</text:p>
          </table:table-cell>
          <table:table-cell office:value-type="float" office:value="11244199.1860889" calcext:value-type="float">
            <text:p>11244199.1860889</text:p>
          </table:table-cell>
          <table:table-cell office:value-type="float" office:value="11224572.9232574" calcext:value-type="float">
            <text:p>11224572.9232574</text:p>
          </table:table-cell>
          <table:table-cell office:value-type="float" office:value="10935291.4313279" calcext:value-type="float">
            <text:p>10935291.4313279</text:p>
          </table:table-cell>
          <table:table-cell office:value-type="float" office:value="10418907.1134271" calcext:value-type="float">
            <text:p>10418907.1134271</text:p>
          </table:table-cell>
          <table:table-cell office:value-type="float" office:value="9730592.49021648" calcext:value-type="float">
            <text:p>9730592.49021648</text:p>
          </table:table-cell>
          <table:table-cell office:value-type="float" office:value="8928719.34323776" calcext:value-type="float">
            <text:p>8928719.34323776</text:p>
          </table:table-cell>
          <table:table-cell office:value-type="float" office:value="8067570.88972726" calcext:value-type="float">
            <text:p>8067570.88972726</text:p>
          </table:table-cell>
          <table:table-cell office:value-type="float" office:value="7192879.67688355" calcext:value-type="float">
            <text:p>7192879.67688355</text:p>
          </table:table-cell>
          <table:table-cell office:value-type="float" office:value="6339959.03450768" calcext:value-type="float">
            <text:p>6339959.03450768</text:p>
          </table:table-cell>
          <table:table-cell office:value-type="float" office:value="5533737.60798461" calcext:value-type="float">
            <text:p>5533737.60798461</text:p>
          </table:table-cell>
          <table:table-cell office:value-type="float" office:value="4789905.59281486" calcext:value-type="float">
            <text:p>4789905.59281486</text:p>
          </table:table-cell>
          <table:table-cell office:value-type="float" office:value="4116393.01946411" calcext:value-type="float">
            <text:p>4116393.01946411</text:p>
          </table:table-cell>
          <table:table-cell office:value-type="float" office:value="3514125.20072321" calcext:value-type="float">
            <text:p>3514125.20072321</text:p>
          </table:table-cell>
          <table:table-cell office:value-type="float" office:value="2975611.78426091" calcext:value-type="float">
            <text:p>2975611.78426091</text:p>
          </table:table-cell>
          <table:table-cell office:value-type="float" office:value="2487823.87866389" calcext:value-type="float">
            <text:p>2487823.87866389</text:p>
          </table:table-cell>
          <table:table-cell office:value-type="float" office:value="2049614.3624697" calcext:value-type="float">
            <text:p>2049614.3624697</text:p>
          </table:table-cell>
          <table:table-cell office:value-type="float" office:value="1668379.19855155" calcext:value-type="float">
            <text:p>1668379.19855155</text:p>
          </table:table-cell>
          <table:table-cell office:value-type="float" office:value="1346192.52844575" calcext:value-type="float">
            <text:p>1346192.52844575</text:p>
          </table:table-cell>
          <table:table-cell office:value-type="float" office:value="1079407.91427937" calcext:value-type="float">
            <text:p>1079407.91427937</text:p>
          </table:table-cell>
          <table:table-cell office:value-type="float" office:value="861572.360437277" calcext:value-type="float">
            <text:p>861572.360437277</text:p>
          </table:table-cell>
          <table:table-cell office:value-type="float" office:value="685431.928884855" calcext:value-type="float">
            <text:p>685431.928884855</text:p>
          </table:table-cell>
          <table:table-cell office:value-type="float" office:value="543986.570082477" calcext:value-type="float">
            <text:p>543986.570082477</text:p>
          </table:table-cell>
          <table:table-cell office:value-type="float" office:value="430964.081798922" calcext:value-type="float">
            <text:p>430964.081798922</text:p>
          </table:table-cell>
          <table:table-cell office:value-type="float" office:value="340977.051204985" calcext:value-type="float">
            <text:p>340977.051204985</text:p>
          </table:table-cell>
          <table:table-cell office:value-type="float" office:value="269518.38314794" calcext:value-type="float">
            <text:p>269518.38314794</text:p>
          </table:table-cell>
          <table:table-cell office:value-type="float" office:value="212882.351487279" calcext:value-type="float">
            <text:p>212882.351487279</text:p>
          </table:table-cell>
          <table:table-cell office:value-type="float" office:value="168058.041357563" calcext:value-type="float">
            <text:p>168058.041357563</text:p>
          </table:table-cell>
          <table:table-cell office:value-type="float" office:value="132619.311558351" calcext:value-type="float">
            <text:p>132619.311558351</text:p>
          </table:table-cell>
          <table:table-cell office:value-type="float" office:value="104622.756744113" calcext:value-type="float">
            <text:p>104622.756744113</text:p>
          </table:table-cell>
          <table:table-cell office:value-type="float" office:value="82518.2868924213" calcext:value-type="float">
            <text:p>82518.2868924213</text:p>
          </table:table-cell>
          <table:table-cell office:value-type="float" office:value="65073.3604197702" calcext:value-type="float">
            <text:p>65073.3604197702</text:p>
          </table:table-cell>
          <table:table-cell office:value-type="float" office:value="51310.1584107546" calcext:value-type="float">
            <text:p>51310.1584107546</text:p>
          </table:table-cell>
          <table:table-cell office:value-type="float" office:value="40454.2395757186" calcext:value-type="float">
            <text:p>40454.2395757186</text:p>
          </table:table-cell>
          <table:table-cell office:value-type="float" office:value="31892.9969124905" calcext:value-type="float">
            <text:p>31892.9969124905</text:p>
          </table:table-cell>
          <table:table-cell office:value-type="float" office:value="25142.2823573028" calcext:value-type="float">
            <text:p>25142.2823573028</text:p>
          </table:table-cell>
          <table:table-cell office:value-type="float" office:value="19819.7293949422" calcext:value-type="float">
            <text:p>19819.7293949422</text:p>
          </table:table-cell>
          <table:table-cell office:value-type="float" office:value="15623.5078112442" calcext:value-type="float">
            <text:p>15623.5078112442</text:p>
          </table:table-cell>
          <table:table-cell office:value-type="float" office:value="12315.4498913893" calcext:value-type="float">
            <text:p>12315.4498913893</text:p>
          </table:table-cell>
          <table:table-cell office:value-type="float" office:value="9707.67500037894" calcext:value-type="float">
            <text:p>9707.67500037894</text:p>
          </table:table-cell>
          <table:table-cell office:value-type="float" office:value="7652.00265235287" calcext:value-type="float">
            <text:p>7652.00265235287</text:p>
          </table:table-cell>
          <table:table-cell office:value-type="float" office:value="6031.58173221444" calcext:value-type="float">
            <text:p>6031.58173221444</text:p>
          </table:table-cell>
          <table:table-cell office:value-type="float" office:value="4754.27723172924" calcext:value-type="float">
            <text:p>4754.27723172924</text:p>
          </table:table-cell>
          <table:table-cell office:value-type="float" office:value="3747.44859049995" calcext:value-type="float">
            <text:p>3747.44859049995</text:p>
          </table:table-cell>
          <table:table-cell office:value-type="float" office:value="2953.82861664481" calcext:value-type="float">
            <text:p>2953.82861664481</text:p>
          </table:table-cell>
          <table:table-cell office:value-type="float" office:value="2328.27208262016" calcext:value-type="float">
            <text:p>2328.27208262016</text:p>
          </table:table-cell>
          <table:table-cell office:value-type="float" office:value="1835.19109050515" calcext:value-type="float">
            <text:p>1835.19109050515</text:p>
          </table:table-cell>
          <table:table-cell office:value-type="float" office:value="1446.53251363561" calcext:value-type="float">
            <text:p>1446.53251363561</text:p>
          </table:table-cell>
          <table:table-cell office:value-type="float" office:value="1140.18315135518" calcext:value-type="float">
            <text:p>1140.18315135518</text:p>
          </table:table-cell>
          <table:table-cell office:value-type="float" office:value="898.712275395465" calcext:value-type="float">
            <text:p>898.712275395465</text:p>
          </table:table-cell>
          <table:table-cell office:value-type="float" office:value="708.380268767198" calcext:value-type="float">
            <text:p>708.380268767198</text:p>
          </table:table-cell>
          <table:table-cell office:value-type="float" office:value="558.357089623886" calcext:value-type="float">
            <text:p>558.357089623886</text:p>
          </table:table-cell>
          <table:table-cell office:value-type="float" office:value="440.106174883948" calcext:value-type="float">
            <text:p>440.106174883948</text:p>
          </table:table-cell>
          <table:table-cell office:value-type="float" office:value="346.898782408009" calcext:value-type="float">
            <text:p>346.898782408009</text:p>
          </table:table-cell>
          <table:table-cell office:value-type="float" office:value="273.43115952725" calcext:value-type="float">
            <text:p>273.43115952725</text:p>
          </table:table-cell>
          <table:table-cell office:value-type="float" office:value="215.522774435907" calcext:value-type="float">
            <text:p>215.522774435907</text:p>
          </table:table-cell>
          <table:table-cell office:value-type="float" office:value="169.878448716666" calcext:value-type="float">
            <text:p>169.878448716666</text:p>
          </table:table-cell>
          <table:table-cell office:value-type="float" office:value="133.900860641773" calcext:value-type="float">
            <text:p>133.900860641773</text:p>
          </table:table-cell>
          <table:table-cell office:value-type="float" office:value="105.542754389204" calcext:value-type="float">
            <text:p>105.542754389204</text:p>
          </table:table-cell>
          <table:table-cell office:value-type="float" office:value="83.1904472903232" calcext:value-type="float">
            <text:p>83.1904472903232</text:p>
          </table:table-cell>
          <table:table-cell office:value-type="float" office:value="65.5720071621649" calcext:value-type="float">
            <text:p>65.5720071621649</text:p>
          </table:table-cell>
          <table:table-cell office:value-type="float" office:value="51.6848766810145" calcext:value-type="float">
            <text:p>51.6848766810145</text:p>
          </table:table-cell>
          <table:table-cell office:value-type="float" office:value="40.7388236529062" calcext:value-type="float">
            <text:p>40.7388236529062</text:p>
          </table:table-cell>
          <table:table-cell office:value-type="float" office:value="32.1109739262308" calcext:value-type="float">
            <text:p>32.1109739262308</text:p>
          </table:table-cell>
          <table:table-cell office:value-type="float" office:value="25.310368424477" calcext:value-type="float">
            <text:p>25.310368424477</text:p>
          </table:table-cell>
          <table:table-cell office:value-type="float" office:value="19.9500253754506" calcext:value-type="float">
            <text:p>19.9500253754506</text:p>
          </table:table-cell>
          <table:table-cell office:value-type="float" office:value="15.7249196697091" calcext:value-type="float">
            <text:p>15.7249196697091</text:p>
          </table:table-cell>
          <table:table-cell office:value-type="float" office:value="12.3946257109648" calcext:value-type="float">
            <text:p>12.3946257109648</text:p>
          </table:table-cell>
          <table:table-cell office:value-type="float" office:value="9.76963629546943" calcext:value-type="float">
            <text:p>9.76963629546943</text:p>
          </table:table-cell>
          <table:table-cell office:value-type="float" office:value="7.70057885635854" calcext:value-type="float">
            <text:p>7.70057885635854</text:p>
          </table:table-cell>
          <table:table-cell office:value-type="float" office:value="6.06971567673677" calcext:value-type="float">
            <text:p>6.06971567673677</text:p>
          </table:table-cell>
          <table:table-cell office:value-type="float" office:value="4.78424401723077" calcext:value-type="float">
            <text:p>4.78424401723077</text:p>
          </table:table-cell>
          <table:table-cell office:value-type="float" office:value="3.7710153866734" calcext:value-type="float">
            <text:p>3.7710153866734</text:p>
          </table:table-cell>
          <table:table-cell office:value-type="float" office:value="2.97237282391937" calcext:value-type="float">
            <text:p>2.97237282391937</text:p>
          </table:table-cell>
          <table:table-cell office:value-type="float" office:value="2.34287037312596" calcext:value-type="float">
            <text:p>2.34287037312596</text:p>
          </table:table-cell>
          <table:table-cell office:value-type="float" office:value="1.84668685533342" calcext:value-type="float">
            <text:p>1.84668685533342</text:p>
          </table:table-cell>
          <table:table-cell office:value-type="float" office:value="1.45558787477788" calcext:value-type="float">
            <text:p>1.45558787477788</text:p>
          </table:table-cell>
          <table:table-cell office:value-type="float" office:value="1.14732180874379" calcext:value-type="float">
            <text:p>1.14732180874379</text:p>
          </table:table-cell>
          <table:table-cell office:value-type="float" office:value="0.904373301740739" calcext:value-type="float">
            <text:p>0.904373301740739</text:p>
          </table:table-cell>
          <table:table-cell office:value-type="float" office:value="0.71311459865325" calcext:value-type="float">
            <text:p>0.71311459865325</text:p>
          </table:table-cell>
          <table:table-cell office:value-type="float" office:value="0.563509294100201" calcext:value-type="float">
            <text:p>0.563509294100201</text:p>
          </table:table-cell>
          <table:table-cell office:value-type="float" office:value="0.446910055336357" calcext:value-type="float">
            <text:p>0.446910055336357</text:p>
          </table:table-cell>
          <table:table-cell office:value-type="float" office:value="0.355514278719543" calcext:value-type="float">
            <text:p>0.355514278719543</text:p>
          </table:table-cell>
          <table:table-cell office:value-type="float" office:value="0.283446747936911" calcext:value-type="float">
            <text:p>0.283446747936911</text:p>
          </table:table-cell>
          <table:table-cell office:value-type="float" office:value="0.226359768462433" calcext:value-type="float">
            <text:p>0.226359768462433</text:p>
          </table:table-cell>
          <table:table-cell office:value-type="float" office:value="0.180985998325361" calcext:value-type="float">
            <text:p>0.180985998325361</text:p>
          </table:table-cell>
          <table:table-cell office:value-type="float" office:value="0.144832461166493" calcext:value-type="float">
            <text:p>0.144832461166493</text:p>
          </table:table-cell>
          <table:table-cell office:value-type="float" office:value="0.115973314691352" calcext:value-type="float">
            <text:p>0.115973314691352</text:p>
          </table:table-cell>
          <table:table-cell office:value-type="float" office:value="0.0929064945931676" calcext:value-type="float">
            <text:p>0.092906494593168</text:p>
          </table:table-cell>
          <table:table-cell office:value-type="float" office:value="0.0744518246058139" calcext:value-type="float">
            <text:p>0.074451824605814</text:p>
          </table:table-cell>
          <table:table-cell office:value-type="float" office:value="0.0596769270717449" calcext:value-type="float">
            <text:p>0.059676927071745</text:p>
          </table:table-cell>
          <table:table-cell office:value-type="float" office:value="0.047842177073564" calcext:value-type="float">
            <text:p>0.047842177073564</text:p>
          </table:table-cell>
          <table:table-cell office:value-type="float" office:value="0.0383590875790183" calcext:value-type="float">
            <text:p>0.038359087579018</text:p>
          </table:table-cell>
          <table:table-cell office:value-type="float" office:value="0.0307583943146931" calcext:value-type="float">
            <text:p>0.030758394314693</text:p>
          </table:table-cell>
          <table:table-cell office:value-type="float" office:value="0.024665302590001" calcext:value-type="float">
            <text:p>0.024665302590001</text:p>
          </table:table-cell>
          <table:table-cell office:value-type="float" office:value="0.0197801217980731" calcext:value-type="float">
            <text:p>0.019780121798073</text:p>
          </table:table-cell>
          <table:table-cell office:value-type="float" office:value="0.0158630125921322" calcext:value-type="float">
            <text:p>0.015863012592132</text:p>
          </table:table-cell>
          <table:table-cell office:value-type="float" office:value="0.012721918242914" calcext:value-type="float">
            <text:p>0.012721918242914</text:p>
          </table:table-cell>
          <table:table-cell office:value-type="float" office:value="0.0102029764125232" calcext:value-type="float">
            <text:p>0.010202976412523</text:p>
          </table:table-cell>
          <table:table-cell office:value-type="float" office:value="0.0081828846352054" calcext:value-type="float">
            <text:p>0.008182884635205</text:p>
          </table:table-cell>
          <table:table-cell office:value-type="float" office:value="0.00656280941976077" calcext:value-type="float">
            <text:p>0.006562809419761</text:p>
          </table:table-cell>
          <table:table-cell office:value-type="float" office:value="0.00526351544659458" calcext:value-type="float">
            <text:p>0.005263515446595</text:p>
          </table:table-cell>
          <table:table-cell office:value-type="float" office:value="0.00422147273066547" calcext:value-type="float">
            <text:p>0.004221472730665</text:p>
          </table:table-cell>
          <table:table-cell office:value-type="float" office:value="0.00338573903546001" calcext:value-type="float">
            <text:p>0.00338573903546</text:p>
          </table:table-cell>
          <table:table-cell office:value-type="float" office:value="0.00271546277714101" calcext:value-type="float">
            <text:p>0.002715462777141</text:p>
          </table:table-cell>
          <table:table-cell office:value-type="float" office:value="0.00217788538232199" calcext:value-type="float">
            <text:p>0.002177885382322</text:p>
          </table:table-cell>
          <table:table-cell office:value-type="float" office:value="0.00174673389939032" calcext:value-type="float">
            <text:p>0.00174673389939</text:p>
          </table:table-cell>
          <table:table-cell office:value-type="float" office:value="0.00140093767766176" calcext:value-type="float">
            <text:p>0.001400937677662</text:p>
          </table:table-cell>
          <table:table-cell office:value-type="float" office:value="0.00112359868486114" calcext:value-type="float">
            <text:p>0.001123598684861</text:p>
          </table:table-cell>
          <table:table-cell office:value-type="float" office:value="0.000901163870688385" calcext:value-type="float">
            <text:p>0.000901163870688</text:p>
          </table:table-cell>
          <table:table-cell office:value-type="float" office:value="0.000722763922271637" calcext:value-type="float">
            <text:p>0.000722763922272</text:p>
          </table:table-cell>
          <table:table-cell office:value-type="float" office:value="0.000579681068283026" calcext:value-type="float">
            <text:p>0.000579681068283</text:p>
          </table:table-cell>
          <table:table-cell office:value-type="float" office:value="0.000464923974919101" calcext:value-type="float">
            <text:p>0.000464923974919</text:p>
          </table:table-cell>
          <table:table-cell office:value-type="float" office:value="0.000372884949893589" calcext:value-type="float">
            <text:p>0.000372884949894</text:p>
          </table:table-cell>
          <table:table-cell office:value-type="float" office:value="0.000299066568482429" calcext:value-type="float">
            <text:p>0.000299066568482</text:p>
          </table:table-cell>
          <table:table-cell office:value-type="float" office:value="0.000239861653377357" calcext:value-type="float">
            <text:p>0.000239861653377</text:p>
          </table:table-cell>
          <table:table-cell office:value-type="float" office:value="0.000192377263719313" calcext:value-type="float">
            <text:p>0.000192377263719</text:p>
          </table:table-cell>
          <table:table-cell office:value-type="float" office:value="0.000154293251316486" calcext:value-type="float">
            <text:p>0.000154293251316</text:p>
          </table:table-cell>
          <table:table-cell office:value-type="float" office:value="0.000123748418970504" calcext:value-type="float">
            <text:p>0.000123748418971</text:p>
          </table:table-cell>
          <table:table-cell office:value-type="float" office:value="0.0000992499831404729" calcext:value-type="float">
            <text:p>9.92499831404729E-05</text:p>
          </table:table-cell>
          <table:table-cell office:value-type="float" office:value="0.0000796025179342231" calcext:value-type="float">
            <text:p>7.96025179342231E-05</text:p>
          </table:table-cell>
          <table:table-cell office:value-type="float" office:value="0.0000638447444201531" calcext:value-type="float">
            <text:p>6.38447444201531E-05</text:p>
          </table:table-cell>
          <table:table-cell office:value-type="float" office:value="0.0000512060744638504" calcext:value-type="float">
            <text:p>5.12060744638504E-05</text:p>
          </table:table-cell>
          <table:table-cell office:value-type="float" office:value="0.0000410690570227699" calcext:value-type="float">
            <text:p>4.10690570227699E-05</text:p>
          </table:table-cell>
          <table:table-cell office:value-type="float" office:value="0.0000329388473064381" calcext:value-type="float">
            <text:p>3.29388473064381E-05</text:p>
          </table:table-cell>
          <table:table-cell office:value-type="float" office:value="0.0000264182155696947" calcext:value-type="float">
            <text:p>2.64182155696947E-05</text:p>
          </table:table-cell>
          <table:table-cell office:value-type="float" office:value="0.0000211885034399082" calcext:value-type="float">
            <text:p>2.11885034399082E-05</text:p>
          </table:table-cell>
          <table:table-cell office:value-type="float" office:value="0.0000169941921960319" calcext:value-type="float">
            <text:p>1.69941921960319E-05</text:p>
          </table:table-cell>
          <table:table-cell office:value-type="float" office:value="0.0000136295530559998" calcext:value-type="float">
            <text:p>1.36295530559998E-05</text:p>
          </table:table-cell>
          <table:table-cell office:value-type="float" office:value="0.0000109311734785437" calcext:value-type="float">
            <text:p>1.09311734785437E-05</text:p>
          </table:table-cell>
          <table:table-cell office:value-type="float" office:value="0.00000876746048534301" calcext:value-type="float">
            <text:p>8.76746048534301E-06</text:p>
          </table:table-cell>
          <table:table-cell office:value-type="float" office:value="0.00000703206320860034" calcext:value-type="float">
            <text:p>7.03206320860034E-06</text:p>
          </table:table-cell>
          <table:table-cell office:value-type="float" office:value="0.00000563970684996849" calcext:value-type="float">
            <text:p>5.63970684996849E-06</text:p>
          </table:table-cell>
          <table:table-cell office:value-type="float" office:value="0.00000452256596660719" calcext:value-type="float">
            <text:p>4.52256596660719E-06</text:p>
          </table:table-cell>
          <table:table-cell office:value-type="float" office:value="0.00000362746239700846" calcext:value-type="float">
            <text:p>3.62746239700846E-06</text:p>
          </table:table-cell>
          <table:table-cell office:value-type="float" office:value="0.00000290975075234593" calcext:value-type="float">
            <text:p>2.90975075234593E-06</text:p>
          </table:table-cell>
          <table:table-cell office:value-type="float" office:value="0.0000023336019335955" calcext:value-type="float">
            <text:p>2.3336019335955E-06</text:p>
          </table:table-cell>
          <table:table-cell office:value-type="float" office:value="0.00000187158029255214" calcext:value-type="float">
            <text:p>1.87158029255214E-06</text:p>
          </table:table-cell>
          <table:table-cell office:value-type="float" office:value="0.00000150106927874112" calcext:value-type="float">
            <text:p>1.50106927874112E-06</text:p>
          </table:table-cell>
          <table:table-cell office:value-type="float" office:value="0.00000120389493824971" calcext:value-type="float">
            <text:p>1.20389493824971E-06</text:p>
          </table:table-cell>
          <table:table-cell office:value-type="float" office:value="0.00000096560868639059" calcext:value-type="float">
            <text:p>9.6560868639059E-07</text:p>
          </table:table-cell>
          <table:table-cell office:value-type="float" office:value="0.00000077405397554334" calcext:value-type="float">
            <text:p>7.7405397554334E-07</text:p>
          </table:table-cell>
          <table:table-cell office:value-type="float" office:value="0.00000062102314507843" calcext:value-type="float">
            <text:p>6.2102314507843E-07</text:p>
          </table:table-cell>
          <table:table-cell office:value-type="float" office:value="0.00000049757282063387" calcext:value-type="float">
            <text:p>4.9757282063387E-07</text:p>
          </table:table-cell>
          <table:table-cell office:value-type="float" office:value="0.00000039870309916908" calcext:value-type="float">
            <text:p>3.9870309916908E-07</text:p>
          </table:table-cell>
          <table:table-cell office:value-type="float" office:value="0.00000031948697503526" calcext:value-type="float">
            <text:p>3.1948697503526E-07</text:p>
          </table:table-cell>
          <table:table-cell office:value-type="float" office:value="0.00000025534247855812" calcext:value-type="float">
            <text:p>2.5534247855812E-07</text:p>
          </table:table-cell>
          <table:table-cell office:value-type="float" office:value="0.00000020372566144741" calcext:value-type="float">
            <text:p>2.0372566144741E-07</text:p>
          </table:table-cell>
          <table:table-cell office:value-type="float" office:value="0.00000016411903096952" calcext:value-type="float">
            <text:p>1.6411903096952E-07</text:p>
          </table:table-cell>
          <table:table-cell office:value-type="float" office:value="0.00000013211594126777" calcext:value-type="float">
            <text:p>1.3211594126777E-07</text:p>
          </table:table-cell>
          <table:table-cell office:value-type="float" office:value="0.00000010671160189762" calcext:value-type="float">
            <text:p>1.0671160189762E-07</text:p>
          </table:table-cell>
          <table:table-cell office:value-type="float" office:value="0.00000008679509620013" calcext:value-type="float">
            <text:p>8.679509620013E-08</text:p>
          </table:table-cell>
          <table:table-cell office:value-type="float" office:value="0.00000007028611146873" calcext:value-type="float">
            <text:p>7.028611146873E-08</text:p>
          </table:table-cell>
          <table:table-cell office:value-type="float" office:value="0.00000005709656819109" calcext:value-type="float">
            <text:p>5.709656819109E-08</text:p>
          </table:table-cell>
          <table:table-cell office:value-type="float" office:value="0.00000004626183129397" calcext:value-type="float">
            <text:p>4.626183129397E-08</text:p>
          </table:table-cell>
          <table:table-cell office:value-type="float" office:value="0.00000003737177172077" calcext:value-type="float">
            <text:p>3.737177172077E-08</text:p>
          </table:table-cell>
          <table:table-cell office:value-type="float" office:value="0.00000003027269985124" calcext:value-type="float">
            <text:p>3.027269985124E-08</text:p>
          </table:table-cell>
          <table:table-cell office:value-type="float" office:value="0.00000002440142598484" calcext:value-type="float">
            <text:p>2.440142598484E-08</text:p>
          </table:table-cell>
          <table:table-cell office:value-type="float" office:value="0.00000001970580475099" calcext:value-type="float">
            <text:p>1.970580475099E-08</text:p>
          </table:table-cell>
          <table:table-cell office:value-type="float" office:value="0.00000001592745634425" calcext:value-type="float">
            <text:p>1.592745634425E-08</text:p>
          </table:table-cell>
          <table:table-cell office:value-type="float" office:value="0.00000001283301468813" calcext:value-type="float">
            <text:p>1.283301468813E-08</text:p>
          </table:table-cell>
          <table:table-cell office:value-type="float" office:value="0.00000001039625912977" calcext:value-type="float">
            <text:p>1.039625912977E-08</text:p>
          </table:table-cell>
          <table:table-cell office:value-type="float" office:value="0.00000000839569699102" calcext:value-type="float">
            <text:p>8.39569699102E-09</text:p>
          </table:table-cell>
          <table:table-cell office:value-type="float" office:value="0.00000000678114875369" calcext:value-type="float">
            <text:p>6.78114875369E-09</text:p>
          </table:table-cell>
          <table:table-cell office:value-type="float" office:value="0.00000000549730925685" calcext:value-type="float">
            <text:p>5.49730925685E-09</text:p>
          </table:table-cell>
          <table:table-cell office:value-type="float" office:value="0.00000000443594341226" calcext:value-type="float">
            <text:p>4.43594341226E-09</text:p>
          </table:table-cell>
          <table:table-cell office:value-type="float" office:value="0.00000000359214814251" calcext:value-type="float">
            <text:p>3.59214814251E-09</text:p>
          </table:table-cell>
          <table:table-cell office:value-type="float" office:value="0.00000000290411591405" calcext:value-type="float">
            <text:p>2.90411591405E-09</text:p>
          </table:table-cell>
          <table:table-cell office:value-type="float" office:value="0.00000000234299682471" calcext:value-type="float">
            <text:p>2.34299682471E-09</text:p>
          </table:table-cell>
          <table:table-cell office:value-type="float" office:value="0.00000000189892268734" calcext:value-type="float">
            <text:p>1.89892268734E-09</text:p>
          </table:table-cell>
          <table:table-cell office:value-type="float" office:value="0.00000000153232541232" calcext:value-type="float">
            <text:p>1.53232541232E-09</text:p>
          </table:table-cell>
          <table:table-cell office:value-type="float" office:value="0.00000000123906672257" calcext:value-type="float">
            <text:p>1.23906672257E-09</text:p>
          </table:table-cell>
          <table:table-cell office:value-type="float" office:value="0.00000000100353566079" calcext:value-type="float">
            <text:p>1.00353566079E-09</text:p>
          </table:table-cell>
          <table:table-cell office:value-type="float" office:value="0.0000000008098753385" calcext:value-type="float">
            <text:p>8.098753385E-10</text:p>
          </table:table-cell>
          <table:table-cell office:value-type="float" office:value="0.00000000061697699486" calcext:value-type="float">
            <text:p>6.1697699486E-10</text:p>
          </table:table-cell>
          <table:table-cell office:value-type="float" office:value="0.00000000038921278069" calcext:value-type="float">
            <text:p>3.8921278069E-10</text:p>
          </table:table-cell>
          <table:table-cell office:value-type="float" office:value="0.00000000018725273445" calcext:value-type="float">
            <text:p>1.8725273445E-10</text:p>
          </table:table-cell>
          <table:table-cell office:value-type="float" office:value="0.00000000001109685615" calcext:value-type="float">
            <text:p>1.109685615E-11</text:p>
          </table:table-cell>
          <table:table-cell office:value-type="float" office:value="-0.00000000013925485421" calcext:value-type="float">
            <text:p>-1.3925485421E-10</text:p>
          </table:table-cell>
          <table:table-cell office:value-type="float" office:value="-0.00000000026380239662" calcext:value-type="float">
            <text:p>-2.6380239662E-10</text:p>
          </table:table-cell>
          <table:table-cell office:value-type="float" office:value="-0.0000000003625457711" calcext:value-type="float">
            <text:p>-3.625457711E-10</text:p>
          </table:table-cell>
          <table:table-cell office:value-type="float" office:value="-0.00000000043548497764" calcext:value-type="float">
            <text:p>-4.3548497764E-10</text:p>
          </table:table-cell>
          <table:table-cell office:value-type="float" office:value="-0.00000000048262001624" calcext:value-type="float">
            <text:p>-4.8262001624E-10</text:p>
          </table:table-cell>
          <table:table-cell office:value-type="float" office:value="-0.00000000050395088689" calcext:value-type="float">
            <text:p>-5.0395088689E-10</text:p>
          </table:table-cell>
          <table:table-cell office:value-type="float" office:value="-0.00000000049947758961" calcext:value-type="float">
            <text:p>-4.9947758961E-10</text:p>
          </table:table-cell>
          <table:table-cell office:value-type="float" office:value="-0.00000000046920012439" calcext:value-type="float">
            <text:p>-4.6920012439E-10</text:p>
          </table:table-cell>
          <table:table-cell office:value-type="float" office:value="-0.00000000041311849123" calcext:value-type="float">
            <text:p>-4.1311849123E-10</text:p>
          </table:table-cell>
          <table:table-cell office:value-type="float" office:value="-0.00000000039157190285" calcext:value-type="float">
            <text:p>-3.9157190285E-10</text:p>
          </table:table-cell>
          <table:table-cell office:value-type="float" office:value="-0.0000000004218659018" calcext:value-type="float">
            <text:p>-4.218659018E-10</text:p>
          </table:table-cell>
          <table:table-cell office:value-type="float" office:value="-0.0000000004449131358" calcext:value-type="float">
            <text:p>-4.449131358E-10</text:p>
          </table:table-cell>
          <table:table-cell office:value-type="float" office:value="-0.00000000046071360485" calcext:value-type="float">
            <text:p>-4.6071360485E-10</text:p>
          </table:table-cell>
          <table:table-cell office:value-type="float" office:value="-0.00000000046926730895" calcext:value-type="float">
            <text:p>-4.6926730895E-10</text:p>
          </table:table-cell>
          <table:table-cell office:value-type="float" office:value="-0.00000000047057424811" calcext:value-type="float">
            <text:p>-4.7057424811E-10</text:p>
          </table:table-cell>
          <table:table-cell office:value-type="float" office:value="-0.00000000046463442232" calcext:value-type="float">
            <text:p>-4.6463442232E-10</text:p>
          </table:table-cell>
          <table:table-cell office:value-type="float" office:value="-0.00000000045144783158" calcext:value-type="float">
            <text:p>-4.5144783158E-10</text:p>
          </table:table-cell>
          <table:table-cell office:value-type="float" office:value="-0.00000000043101447589" calcext:value-type="float">
            <text:p>-4.3101447589E-10</text:p>
          </table:table-cell>
          <table:table-cell office:value-type="float" office:value="-0.00000000040333435525" calcext:value-type="float">
            <text:p>-4.0333435525E-10</text:p>
          </table:table-cell>
          <table:table-cell office:value-type="float" office:value="-0.00000000036840746967" calcext:value-type="float">
            <text:p>-3.6840746967E-10</text:p>
          </table:table-cell>
          <table:table-cell office:value-type="float" office:value="-0.00000000032623381913" calcext:value-type="float">
            <text:p>-3.2623381913E-10</text:p>
          </table:table-cell>
          <table:table-cell office:value-type="float" office:value="-0.00000000027681340365" calcext:value-type="float">
            <text:p>-2.7681340365E-10</text:p>
          </table:table-cell>
          <table:table-cell office:value-type="float" office:value="-0.00000000027485714561" calcext:value-type="float">
            <text:p>-2.7485714561E-10</text:p>
          </table:table-cell>
          <table:table-cell office:value-type="float" office:value="-0.00000000025853951254" calcext:value-type="float">
            <text:p>-2.5853951254E-10</text:p>
          </table:table-cell>
          <table:table-cell office:value-type="float" office:value="-0.00000000024222187947" calcext:value-type="float">
            <text:p>-2.4222187947E-10</text:p>
          </table:table-cell>
          <table:table-cell office:value-type="float" office:value="-0.0000000002259042464" calcext:value-type="float">
            <text:p>-2.259042464E-10</text:p>
          </table:table-cell>
          <table:table-cell office:value-type="float" office:value="-0.00000000020958661333" calcext:value-type="float">
            <text:p>-2.0958661333E-10</text:p>
          </table:table-cell>
          <table:table-cell office:value-type="float" office:value="-0.00000000019326898026" calcext:value-type="float">
            <text:p>-1.9326898026E-10</text:p>
          </table:table-cell>
          <table:table-cell office:value-type="float" office:value="-0.00000000017695134719" calcext:value-type="float">
            <text:p>-1.7695134719E-10</text:p>
          </table:table-cell>
          <table:table-cell office:value-type="float" office:value="-0.00000000016063371412" calcext:value-type="float">
            <text:p>-1.6063371412E-10</text:p>
          </table:table-cell>
          <table:table-cell office:value-type="float" office:value="-0.00000000014431608105" calcext:value-type="float">
            <text:p>-1.4431608105E-10</text:p>
          </table:table-cell>
          <table:table-cell office:value-type="float" office:value="-0.00000000012799844798" calcext:value-type="float">
            <text:p>-1.2799844798E-10</text:p>
          </table:table-cell>
          <table:table-cell office:value-type="float" office:value="-0.00000000011168081491" calcext:value-type="float">
            <text:p>-1.1168081491E-10</text:p>
          </table:table-cell>
          <table:table-cell office:value-type="float" office:value="-0.00000000009536318184" calcext:value-type="float">
            <text:p>-9.536318184E-11</text:p>
          </table:table-cell>
          <table:table-cell office:value-type="float" office:value="-0.00000000007904554877" calcext:value-type="float">
            <text:p>-7.904554877E-11</text:p>
          </table:table-cell>
          <table:table-cell office:value-type="float" office:value="-0.00000000007355897693" calcext:value-type="float">
            <text:p>-7.355897693E-11</text:p>
          </table:table-cell>
          <table:table-cell office:value-type="float" office:value="-0.00000000007300523147" calcext:value-type="float">
            <text:p>-7.300523147E-11</text:p>
          </table:table-cell>
          <table:table-cell office:value-type="float" office:value="-0.000000000072451486" calcext:value-type="float">
            <text:p>-7.2451486E-11</text:p>
          </table:table-cell>
          <table:table-cell office:value-type="float" office:value="-0.00000000007189774053" calcext:value-type="float">
            <text:p>-7.189774053E-11</text:p>
          </table:table-cell>
          <table:table-cell office:value-type="float" office:value="-0.00000000007134399506" calcext:value-type="float">
            <text:p>-7.134399506E-11</text:p>
          </table:table-cell>
          <table:table-cell office:value-type="float" office:value="-0.0000000000707902496" calcext:value-type="float">
            <text:p>-7.07902496E-11</text:p>
          </table:table-cell>
          <table:table-cell office:value-type="float" office:value="-0.00000000007023650413" calcext:value-type="float">
            <text:p>-7.023650413E-11</text:p>
          </table:table-cell>
          <table:table-cell office:value-type="float" office:value="-0.00000000006968275866" calcext:value-type="float">
            <text:p>-6.968275866E-11</text:p>
          </table:table-cell>
          <table:table-cell office:value-type="float" office:value="-0.0000000000691290132" calcext:value-type="float">
            <text:p>-6.91290132E-11</text:p>
          </table:table-cell>
          <table:table-cell office:value-type="float" office:value="-0.00000000006857526773" calcext:value-type="float">
            <text:p>-6.857526773E-11</text:p>
          </table:table-cell>
          <table:table-cell office:value-type="float" office:value="-0.00000000006802152226" calcext:value-type="float">
            <text:p>-6.802152226E-11</text:p>
          </table:table-cell>
          <table:table-cell office:value-type="float" office:value="-0.00000000006746777679" calcext:value-type="float">
            <text:p>-6.746777679E-11</text:p>
          </table:table-cell>
          <table:table-cell office:value-type="float" office:value="-0.00000000006691403133" calcext:value-type="float">
            <text:p>-6.691403133E-11</text:p>
          </table:table-cell>
          <table:table-cell office:value-type="float" office:value="-0.00000000006636028586" calcext:value-type="float">
            <text:p>-6.636028586E-11</text:p>
          </table:table-cell>
          <table:table-cell office:value-type="float" office:value="-0.00000000006580654039" calcext:value-type="float">
            <text:p>-6.580654039E-11</text:p>
          </table:table-cell>
          <table:table-cell office:value-type="float" office:value="-0.00000000006525279493" calcext:value-type="float">
            <text:p>-6.525279493E-11</text:p>
          </table:table-cell>
          <table:table-cell office:value-type="float" office:value="-0.00000000006469904946" calcext:value-type="float">
            <text:p>-6.469904946E-11</text:p>
          </table:table-cell>
          <table:table-cell office:value-type="float" office:value="-0.00000000006414530399" calcext:value-type="float">
            <text:p>-6.414530399E-11</text:p>
          </table:table-cell>
          <table:table-cell office:value-type="float" office:value="-0.00000000006359155852" calcext:value-type="float">
            <text:p>-6.359155852E-11</text:p>
          </table:table-cell>
          <table:table-cell office:value-type="float" office:value="-0.00000000006303781306" calcext:value-type="float">
            <text:p>-6.303781306E-11</text:p>
          </table:table-cell>
          <table:table-cell office:value-type="float" office:value="-0.00000000006248406759" calcext:value-type="float">
            <text:p>-6.248406759E-11</text:p>
          </table:table-cell>
          <table:table-cell office:value-type="float" office:value="-0.00000000006193032212" calcext:value-type="float">
            <text:p>-6.193032212E-11</text:p>
          </table:table-cell>
          <table:table-cell office:value-type="float" office:value="-0.00000000006137657666" calcext:value-type="float">
            <text:p>-6.137657666E-11</text:p>
          </table:table-cell>
          <table:table-cell office:value-type="float" office:value="-0.00000000006082283119" calcext:value-type="float">
            <text:p>-6.082283119E-11</text:p>
          </table:table-cell>
          <table:table-cell office:value-type="float" office:value="-0.00000000006026908572" calcext:value-type="float">
            <text:p>-6.026908572E-11</text:p>
          </table:table-cell>
          <table:table-cell office:value-type="float" office:value="-0.00000000005971534025" calcext:value-type="float">
            <text:p>-5.971534025E-11</text:p>
          </table:table-cell>
          <table:table-cell office:value-type="float" office:value="-0.00000000005916159479" calcext:value-type="float">
            <text:p>-5.916159479E-11</text:p>
          </table:table-cell>
          <table:table-cell office:value-type="float" office:value="-0.00000000005860784932" calcext:value-type="float">
            <text:p>-5.860784932E-11</text:p>
          </table:table-cell>
          <table:table-cell office:value-type="float" office:value="-0.00000000005805410385" calcext:value-type="float">
            <text:p>-5.805410385E-11</text:p>
          </table:table-cell>
          <table:table-cell office:value-type="float" office:value="-0.00000000005750035839" calcext:value-type="float">
            <text:p>-5.750035839E-11</text:p>
          </table:table-cell>
          <table:table-cell office:value-type="float" office:value="-0.00000000005694661292" calcext:value-type="float">
            <text:p>-5.694661292E-11</text:p>
          </table:table-cell>
          <table:table-cell office:value-type="float" office:value="-0.00000000005639286745" calcext:value-type="float">
            <text:p>-5.639286745E-11</text:p>
          </table:table-cell>
          <table:table-cell office:value-type="float" office:value="-0.00000000005583912198" calcext:value-type="float">
            <text:p>-5.583912198E-11</text:p>
          </table:table-cell>
          <table:table-cell office:value-type="float" office:value="-0.00000000005528537652" calcext:value-type="float">
            <text:p>-5.528537652E-11</text:p>
          </table:table-cell>
          <table:table-cell office:value-type="float" office:value="-0.00000000005473163105" calcext:value-type="float">
            <text:p>-5.473163105E-11</text:p>
          </table:table-cell>
          <table:table-cell office:value-type="float" office:value="-0.00000000005417788558" calcext:value-type="float">
            <text:p>-5.417788558E-11</text:p>
          </table:table-cell>
          <table:table-cell office:value-type="float" office:value="-0.00000000005362414012" calcext:value-type="float">
            <text:p>-5.362414012E-11</text:p>
          </table:table-cell>
          <table:table-cell office:value-type="float" office:value="-0.00000000005307039465" calcext:value-type="float">
            <text:p>-5.307039465E-11</text:p>
          </table:table-cell>
          <table:table-cell office:value-type="float" office:value="-0.00000000005251664918" calcext:value-type="float">
            <text:p>-5.251664918E-11</text:p>
          </table:table-cell>
          <table:table-cell office:value-type="float" office:value="-0.00000000005196290371" calcext:value-type="float">
            <text:p>-5.196290371E-11</text:p>
          </table:table-cell>
          <table:table-cell office:value-type="float" office:value="-0.00000000005140915825" calcext:value-type="float">
            <text:p>-5.140915825E-11</text:p>
          </table:table-cell>
          <table:table-cell office:value-type="float" office:value="-0.00000000005085541278" calcext:value-type="float">
            <text:p>-5.085541278E-11</text:p>
          </table:table-cell>
          <table:table-cell office:value-type="float" office:value="-0.00000000005030166731" calcext:value-type="float">
            <text:p>-5.030166731E-11</text:p>
          </table:table-cell>
          <table:table-cell office:value-type="float" office:value="-0.00000000004974792185" calcext:value-type="float">
            <text:p>-4.974792185E-11</text:p>
          </table:table-cell>
          <table:table-cell office:value-type="float" office:value="-0.00000000004919417638" calcext:value-type="float">
            <text:p>-4.919417638E-11</text:p>
          </table:table-cell>
          <table:table-cell office:value-type="float" office:value="-0.00000000004864043091" calcext:value-type="float">
            <text:p>-4.864043091E-11</text:p>
          </table:table-cell>
          <table:table-cell office:value-type="float" office:value="-0.00000000004808668544" calcext:value-type="float">
            <text:p>-4.808668544E-11</text:p>
          </table:table-cell>
          <table:table-cell office:value-type="float" office:value="-0.00000000004753293998" calcext:value-type="float">
            <text:p>-4.753293998E-11</text:p>
          </table:table-cell>
          <table:table-cell office:value-type="float" office:value="-0.00000000004697919451" calcext:value-type="float">
            <text:p>-4.697919451E-11</text:p>
          </table:table-cell>
          <table:table-cell office:value-type="float" office:value="-0.00000000004642544904" calcext:value-type="float">
            <text:p>-4.642544904E-11</text:p>
          </table:table-cell>
          <table:table-cell office:value-type="float" office:value="-0.00000000004587170358" calcext:value-type="float">
            <text:p>-4.587170358E-11</text:p>
          </table:table-cell>
          <table:table-cell office:value-type="float" office:value="-0.00000000004531795811" calcext:value-type="float">
            <text:p>-4.531795811E-11</text:p>
          </table:table-cell>
          <table:table-cell office:value-type="float" office:value="-0.00000000004476421264" calcext:value-type="float">
            <text:p>-4.476421264E-11</text:p>
          </table:table-cell>
          <table:table-cell office:value-type="float" office:value="-0.00000000004421046717" calcext:value-type="float">
            <text:p>-4.421046717E-11</text:p>
          </table:table-cell>
          <table:table-cell office:value-type="float" office:value="-0.00000000004365672171" calcext:value-type="float">
            <text:p>-4.365672171E-11</text:p>
          </table:table-cell>
          <table:table-cell office:value-type="float" office:value="-0.00000000004310297624" calcext:value-type="float">
            <text:p>-4.310297624E-11</text:p>
          </table:table-cell>
          <table:table-cell office:value-type="float" office:value="-0.00000000004254923077" calcext:value-type="float">
            <text:p>-4.254923077E-11</text:p>
          </table:table-cell>
          <table:table-cell office:value-type="float" office:value="-0.00000000004199548531" calcext:value-type="float">
            <text:p>-4.199548531E-11</text:p>
          </table:table-cell>
          <table:table-cell office:value-type="float" office:value="-0.00000000004144173984" calcext:value-type="float">
            <text:p>-4.144173984E-11</text:p>
          </table:table-cell>
          <table:table-cell office:value-type="float" office:value="-0.00000000004088799437" calcext:value-type="float">
            <text:p>-4.088799437E-11</text:p>
          </table:table-cell>
          <table:table-cell office:value-type="float" office:value="-0.0000000000403342489" calcext:value-type="float">
            <text:p>-4.03342489E-11</text:p>
          </table:table-cell>
          <table:table-cell office:value-type="float" office:value="-0.00000000003978050344" calcext:value-type="float">
            <text:p>-3.978050344E-11</text:p>
          </table:table-cell>
          <table:table-cell office:value-type="float" office:value="-0.00000000003922675797" calcext:value-type="float">
            <text:p>-3.922675797E-11</text:p>
          </table:table-cell>
          <table:table-cell office:value-type="float" office:value="-0.0000000000386730125" calcext:value-type="float">
            <text:p>-3.86730125E-11</text:p>
          </table:table-cell>
          <table:table-cell office:value-type="float" office:value="-0.00000000003811926704" calcext:value-type="float">
            <text:p>-3.811926704E-11</text:p>
          </table:table-cell>
          <table:table-cell office:value-type="float" office:value="-0.00000000003756552157" calcext:value-type="float">
            <text:p>-3.756552157E-11</text:p>
          </table:table-cell>
          <table:table-cell office:value-type="float" office:value="-0.0000000000370117761" calcext:value-type="float">
            <text:p>-3.70117761E-11</text:p>
          </table:table-cell>
          <table:table-cell office:value-type="float" office:value="-0.00000000003645803063" calcext:value-type="float">
            <text:p>-3.645803063E-11</text:p>
          </table:table-cell>
          <table:table-cell office:value-type="float" office:value="-0.00000000003590428517" calcext:value-type="float">
            <text:p>-3.590428517E-11</text:p>
          </table:table-cell>
          <table:table-cell office:value-type="float" office:value="-0.0000000000353505397" calcext:value-type="float">
            <text:p>-3.53505397E-11</text:p>
          </table:table-cell>
          <table:table-cell office:value-type="float" office:value="-0.00000000003479679423" calcext:value-type="float">
            <text:p>-3.479679423E-11</text:p>
          </table:table-cell>
          <table:table-cell office:value-type="float" office:value="-0.00000000003424304876" calcext:value-type="float">
            <text:p>-3.424304876E-11</text:p>
          </table:table-cell>
          <table:table-cell office:value-type="float" office:value="-0.0000000000336893033" calcext:value-type="float">
            <text:p>-3.36893033E-11</text:p>
          </table:table-cell>
          <table:table-cell office:value-type="float" office:value="-0.00000000003313555783" calcext:value-type="float">
            <text:p>-3.313555783E-11</text:p>
          </table:table-cell>
          <table:table-cell office:value-type="float" office:value="-0.00000000003258181236" calcext:value-type="float">
            <text:p>-3.258181236E-11</text:p>
          </table:table-cell>
          <table:table-cell office:value-type="float" office:value="-0.0000000000320280669" calcext:value-type="float">
            <text:p>-3.20280669E-11</text:p>
          </table:table-cell>
          <table:table-cell office:value-type="float" office:value="-0.00000000003147432143" calcext:value-type="float">
            <text:p>-3.147432143E-11</text:p>
          </table:table-cell>
          <table:table-cell office:value-type="float" office:value="-0.00000000003092057596" calcext:value-type="float">
            <text:p>-3.092057596E-11</text:p>
          </table:table-cell>
          <table:table-cell office:value-type="float" office:value="-0.00000000003036683049" calcext:value-type="float">
            <text:p>-3.036683049E-11</text:p>
          </table:table-cell>
          <table:table-cell office:value-type="float" office:value="-0.00000000002981308503" calcext:value-type="float">
            <text:p>-2.981308503E-11</text:p>
          </table:table-cell>
          <table:table-cell office:value-type="float" office:value="-0.00000000002925933956" calcext:value-type="float">
            <text:p>-2.925933956E-11</text:p>
          </table:table-cell>
          <table:table-cell office:value-type="float" office:value="-0.00000000002870559409" calcext:value-type="float">
            <text:p>-2.870559409E-11</text:p>
          </table:table-cell>
          <table:table-cell office:value-type="float" office:value="-0.00000000002815184863" calcext:value-type="float">
            <text:p>-2.815184863E-11</text:p>
          </table:table-cell>
          <table:table-cell office:value-type="float" office:value="-0.00000000002759810316" calcext:value-type="float">
            <text:p>-2.759810316E-11</text:p>
          </table:table-cell>
          <table:table-cell office:value-type="float" office:value="-0.00000000002704435769" calcext:value-type="float">
            <text:p>-2.704435769E-11</text:p>
          </table:table-cell>
          <table:table-cell office:value-type="float" office:value="-0.00000000002649061222" calcext:value-type="float">
            <text:p>-2.649061222E-11</text:p>
          </table:table-cell>
          <table:table-cell office:value-type="float" office:value="-0.00000000002593686676" calcext:value-type="float">
            <text:p>-2.593686676E-11</text:p>
          </table:table-cell>
          <table:table-cell office:value-type="float" office:value="-0.00000000002538312129" calcext:value-type="float">
            <text:p>-2.538312129E-11</text:p>
          </table:table-cell>
          <table:table-cell office:value-type="float" office:value="-0.00000000002482937582" calcext:value-type="float">
            <text:p>-2.482937582E-11</text:p>
          </table:table-cell>
          <table:table-cell office:value-type="float" office:value="-0.00000000002427563036" calcext:value-type="float">
            <text:p>-2.427563036E-11</text:p>
          </table:table-cell>
          <table:table-cell office:value-type="float" office:value="-0.00000000002372188489" calcext:value-type="float">
            <text:p>-2.372188489E-11</text:p>
          </table:table-cell>
          <table:table-cell office:value-type="float" office:value="-0.00000000002316813942" calcext:value-type="float">
            <text:p>-2.316813942E-11</text:p>
          </table:table-cell>
          <table:table-cell office:value-type="float" office:value="-0.00000000002261439395" calcext:value-type="float">
            <text:p>-2.261439395E-11</text:p>
          </table:table-cell>
          <table:table-cell office:value-type="float" office:value="-0.00000000002206064849" calcext:value-type="float">
            <text:p>-2.206064849E-11</text:p>
          </table:table-cell>
          <table:table-cell office:value-type="float" office:value="-0.00000000002150690302" calcext:value-type="float">
            <text:p>-2.150690302E-11</text:p>
          </table:table-cell>
          <table:table-cell office:value-type="float" office:value="-0.00000000002095315755" calcext:value-type="float">
            <text:p>-2.095315755E-11</text:p>
          </table:table-cell>
          <table:table-cell office:value-type="float" office:value="-0.00000000002039941209" calcext:value-type="float">
            <text:p>-2.039941209E-11</text:p>
          </table:table-cell>
          <table:table-cell office:value-type="float" office:value="-0.00000000001984566662" calcext:value-type="float">
            <text:p>-1.984566662E-11</text:p>
          </table:table-cell>
          <table:table-cell office:value-type="float" office:value="-0.00000000001929192115" calcext:value-type="float">
            <text:p>-1.929192115E-11</text:p>
          </table:table-cell>
          <table:table-cell office:value-type="float" office:value="-0.00000000001873817568" calcext:value-type="float">
            <text:p>-1.873817568E-11</text:p>
          </table:table-cell>
          <table:table-cell office:value-type="float" office:value="-0.00000000001818443022" calcext:value-type="float">
            <text:p>-1.818443022E-11</text:p>
          </table:table-cell>
          <table:table-cell office:value-type="float" office:value="-0.00000000001763068475" calcext:value-type="float">
            <text:p>-1.763068475E-11</text:p>
          </table:table-cell>
          <table:table-cell office:value-type="float" office:value="-0.00000000001707693928" calcext:value-type="float">
            <text:p>-1.707693928E-11</text:p>
          </table:table-cell>
          <table:table-cell office:value-type="float" office:value="-0.00000000001652319382" calcext:value-type="float">
            <text:p>-1.652319382E-11</text:p>
          </table:table-cell>
          <table:table-cell office:value-type="float" office:value="-0.00000000001596944835" calcext:value-type="float">
            <text:p>-1.596944835E-11</text:p>
          </table:table-cell>
          <table:table-cell office:value-type="float" office:value="-0.00000000001541570288" calcext:value-type="float">
            <text:p>-1.541570288E-11</text:p>
          </table:table-cell>
          <table:table-cell office:value-type="float" office:value="-0.00000000001486195741" calcext:value-type="float">
            <text:p>-1.486195741E-11</text:p>
          </table:table-cell>
          <table:table-cell office:value-type="float" office:value="-0.00000000001430821195" calcext:value-type="float">
            <text:p>-1.430821195E-11</text:p>
          </table:table-cell>
          <table:table-cell office:value-type="float" office:value="-0.00000000001375446648" calcext:value-type="float">
            <text:p>-1.375446648E-11</text:p>
          </table:table-cell>
          <table:table-cell office:value-type="float" office:value="-0.00000000001320072101" calcext:value-type="float">
            <text:p>-1.320072101E-11</text:p>
          </table:table-cell>
          <table:table-cell office:value-type="float" office:value="-0.00000000001264697555" calcext:value-type="float">
            <text:p>-1.264697555E-11</text:p>
          </table:table-cell>
          <table:table-cell office:value-type="float" office:value="-0.00000000001209323008" calcext:value-type="float">
            <text:p>-1.209323008E-11</text:p>
          </table:table-cell>
          <table:table-cell office:value-type="float" office:value="-0.00000000001153948461" calcext:value-type="float">
            <text:p>-1.153948461E-11</text:p>
          </table:table-cell>
          <table:table-cell office:value-type="float" office:value="-0.00000000001098573914" calcext:value-type="float">
            <text:p>-1.098573914E-11</text:p>
          </table:table-cell>
          <table:table-cell office:value-type="float" office:value="-0.00000000001043199368" calcext:value-type="float">
            <text:p>-1.043199368E-11</text:p>
          </table:table-cell>
          <table:table-cell office:value-type="float" office:value="-0.00000000000987824821" calcext:value-type="float">
            <text:p>-9.87824821E-12</text:p>
          </table:table-cell>
          <table:table-cell office:value-type="float" office:value="-0.00000000000932450274" calcext:value-type="float">
            <text:p>-9.32450274E-12</text:p>
          </table:table-cell>
          <table:table-cell office:value-type="float" office:value="-0.00000000000877075728" calcext:value-type="float">
            <text:p>-8.77075728E-12</text:p>
          </table:table-cell>
          <table:table-cell office:value-type="float" office:value="-0.00000000000821701181" calcext:value-type="float">
            <text:p>-8.21701181E-12</text:p>
          </table:table-cell>
          <table:table-cell office:value-type="float" office:value="-0.00000000000766326634" calcext:value-type="float">
            <text:p>-7.66326634E-12</text:p>
          </table:table-cell>
          <table:table-cell office:value-type="float" office:value="-0.00000000000710952087" calcext:value-type="float">
            <text:p>-7.10952087E-12</text:p>
          </table:table-cell>
          <table:table-cell office:value-type="float" office:value="-0.00000000000655577541" calcext:value-type="float">
            <text:p>-6.55577541E-12</text:p>
          </table:table-cell>
          <table:table-cell office:value-type="float" office:value="-0.00000000000600202994" calcext:value-type="float">
            <text:p>-6.00202994E-12</text:p>
          </table:table-cell>
          <table:table-cell office:value-type="float" office:value="-0.00000000000544828447" calcext:value-type="float">
            <text:p>-5.44828447E-12</text:p>
          </table:table-cell>
          <table:table-cell office:value-type="float" office:value="-0.00000000000489453901" calcext:value-type="float">
            <text:p>-4.89453901E-12</text:p>
          </table:table-cell>
          <table:table-cell office:value-type="float" office:value="-0.00000000000434079354" calcext:value-type="float">
            <text:p>-4.34079354E-12</text:p>
          </table:table-cell>
          <table:table-cell office:value-type="float" office:value="-0.00000000000378704807" calcext:value-type="float">
            <text:p>-3.78704807E-12</text:p>
          </table:table-cell>
          <table:table-cell office:value-type="float" office:value="-0.0000000000032333026" calcext:value-type="float">
            <text:p>-3.2333026E-12</text:p>
          </table:table-cell>
          <table:table-cell office:value-type="float" office:value="-0.00000000000267955714" calcext:value-type="float">
            <text:p>-2.67955714E-12</text:p>
          </table:table-cell>
          <table:table-cell office:value-type="float" office:value="-0.00000000000249670148" calcext:value-type="float">
            <text:p>-2.49670148E-12</text:p>
          </table:table-cell>
          <table:table-cell office:value-type="float" office:value="-0.00000000000247790571" calcext:value-type="float">
            <text:p>-2.47790571E-12</text:p>
          </table:table-cell>
          <table:table-cell office:value-type="float" office:value="-0.00000000000245910994" calcext:value-type="float">
            <text:p>-2.45910994E-12</text:p>
          </table:table-cell>
          <table:table-cell office:value-type="float" office:value="-0.00000000000244031417" calcext:value-type="float">
            <text:p>-2.44031417E-12</text:p>
          </table:table-cell>
          <table:table-cell office:value-type="float" office:value="-0.0000000000024215184" calcext:value-type="float">
            <text:p>-2.4215184E-12</text:p>
          </table:table-cell>
          <table:table-cell office:value-type="float" office:value="-0.00000000000240272263" calcext:value-type="float">
            <text:p>-2.40272263E-12</text:p>
          </table:table-cell>
          <table:table-cell office:value-type="float" office:value="-0.00000000000238392686" calcext:value-type="float">
            <text:p>-2.38392686E-12</text:p>
          </table:table-cell>
          <table:table-cell office:value-type="float" office:value="-0.00000000000236513109" calcext:value-type="float">
            <text:p>-2.36513109E-12</text:p>
          </table:table-cell>
          <table:table-cell office:value-type="float" office:value="-0.00000000000234633532" calcext:value-type="float">
            <text:p>-2.34633532E-12</text:p>
          </table:table-cell>
          <table:table-cell office:value-type="float" office:value="-0.00000000000232753955" calcext:value-type="float">
            <text:p>-2.32753955E-12</text:p>
          </table:table-cell>
          <table:table-cell office:value-type="float" office:value="-0.00000000000230874378" calcext:value-type="float">
            <text:p>-2.30874378E-12</text:p>
          </table:table-cell>
          <table:table-cell office:value-type="float" office:value="-0.00000000000228994801" calcext:value-type="float">
            <text:p>-2.28994801E-12</text:p>
          </table:table-cell>
          <table:table-cell office:value-type="float" office:value="-0.00000000000227115224" calcext:value-type="float">
            <text:p>-2.27115224E-12</text:p>
          </table:table-cell>
          <table:table-cell office:value-type="float" office:value="-0.00000000000225235647" calcext:value-type="float">
            <text:p>-2.25235647E-12</text:p>
          </table:table-cell>
          <table:table-cell office:value-type="float" office:value="-0.0000000000022335607" calcext:value-type="float">
            <text:p>-2.2335607E-12</text:p>
          </table:table-cell>
          <table:table-cell office:value-type="float" office:value="-0.00000000000221476493" calcext:value-type="float">
            <text:p>-2.21476493E-12</text:p>
          </table:table-cell>
          <table:table-cell office:value-type="float" office:value="-0.00000000000219596916" calcext:value-type="float">
            <text:p>-2.19596916E-12</text:p>
          </table:table-cell>
          <table:table-cell office:value-type="float" office:value="-0.00000000000217717339" calcext:value-type="float">
            <text:p>-2.17717339E-12</text:p>
          </table:table-cell>
          <table:table-cell office:value-type="float" office:value="-0.00000000000215837762" calcext:value-type="float">
            <text:p>-2.15837762E-12</text:p>
          </table:table-cell>
          <table:table-cell office:value-type="float" office:value="-0.00000000000213958185" calcext:value-type="float">
            <text:p>-2.13958185E-12</text:p>
          </table:table-cell>
          <table:table-cell office:value-type="float" office:value="-0.00000000000212078608" calcext:value-type="float">
            <text:p>-2.12078608E-12</text:p>
          </table:table-cell>
          <table:table-cell office:value-type="float" office:value="-0.00000000000210199031" calcext:value-type="float">
            <text:p>-2.10199031E-12</text:p>
          </table:table-cell>
          <table:table-cell office:value-type="float" office:value="-0.00000000000208319454" calcext:value-type="float">
            <text:p>-2.08319454E-12</text:p>
          </table:table-cell>
          <table:table-cell office:value-type="float" office:value="-0.00000000000206439877" calcext:value-type="float">
            <text:p>-2.06439877E-12</text:p>
          </table:table-cell>
          <table:table-cell office:value-type="float" office:value="-0.000000000002045603" calcext:value-type="float">
            <text:p>-2.045603E-12</text:p>
          </table:table-cell>
          <table:table-cell office:value-type="float" office:value="-0.00000000000202680723" calcext:value-type="float">
            <text:p>-2.02680723E-12</text:p>
          </table:table-cell>
          <table:table-cell office:value-type="float" office:value="-0.00000000000200801146" calcext:value-type="float">
            <text:p>-2.00801146E-12</text:p>
          </table:table-cell>
          <table:table-cell office:value-type="float" office:value="-0.00000000000198921569" calcext:value-type="float">
            <text:p>-1.98921569E-12</text:p>
          </table:table-cell>
          <table:table-cell office:value-type="float" office:value="-0.00000000000197041992" calcext:value-type="float">
            <text:p>-1.97041992E-12</text:p>
          </table:table-cell>
          <table:table-cell office:value-type="float" office:value="-0.00000000000195162415" calcext:value-type="float">
            <text:p>-1.95162415E-12</text:p>
          </table:table-cell>
          <table:table-cell office:value-type="float" office:value="-0.00000000000193282838" calcext:value-type="float">
            <text:p>-1.93282838E-12</text:p>
          </table:table-cell>
          <table:table-cell office:value-type="float" office:value="-0.00000000000191403261" calcext:value-type="float">
            <text:p>-1.91403261E-12</text:p>
          </table:table-cell>
          <table:table-cell office:value-type="float" office:value="-0.00000000000189523684" calcext:value-type="float">
            <text:p>-1.89523684E-12</text:p>
          </table:table-cell>
          <table:table-cell office:value-type="float" office:value="-0.00000000000187644107" calcext:value-type="float">
            <text:p>-1.87644107E-12</text:p>
          </table:table-cell>
          <table:table-cell office:value-type="float" office:value="-0.0000000000018576453" calcext:value-type="float">
            <text:p>-1.8576453E-12</text:p>
          </table:table-cell>
          <table:table-cell office:value-type="float" office:value="-0.00000000000183884953" calcext:value-type="float">
            <text:p>-1.83884953E-12</text:p>
          </table:table-cell>
          <table:table-cell office:value-type="float" office:value="-0.00000000000182005376" calcext:value-type="float">
            <text:p>-1.82005376E-12</text:p>
          </table:table-cell>
          <table:table-cell office:value-type="float" office:value="-0.00000000000180125799" calcext:value-type="float">
            <text:p>-1.80125799E-12</text:p>
          </table:table-cell>
          <table:table-cell office:value-type="float" office:value="-0.00000000000178246222" calcext:value-type="float">
            <text:p>-1.78246222E-12</text:p>
          </table:table-cell>
          <table:table-cell office:value-type="float" office:value="-0.00000000000176366645" calcext:value-type="float">
            <text:p>-1.76366645E-12</text:p>
          </table:table-cell>
          <table:table-cell office:value-type="float" office:value="-0.00000000000174487068" calcext:value-type="float">
            <text:p>-1.74487068E-12</text:p>
          </table:table-cell>
          <table:table-cell office:value-type="float" office:value="-0.00000000000172607491" calcext:value-type="float">
            <text:p>-1.72607491E-12</text:p>
          </table:table-cell>
          <table:table-cell office:value-type="float" office:value="-0.00000000000170727914" calcext:value-type="float">
            <text:p>-1.70727914E-12</text:p>
          </table:table-cell>
          <table:table-cell office:value-type="float" office:value="-0.00000000000168848337" calcext:value-type="float">
            <text:p>-1.68848337E-12</text:p>
          </table:table-cell>
          <table:table-cell office:value-type="float" office:value="-0.0000000000016696876" calcext:value-type="float">
            <text:p>-1.6696876E-12</text:p>
          </table:table-cell>
          <table:table-cell office:value-type="float" office:value="-0.00000000000165089183" calcext:value-type="float">
            <text:p>-1.65089183E-12</text:p>
          </table:table-cell>
          <table:table-cell office:value-type="float" office:value="-0.00000000000163209606" calcext:value-type="float">
            <text:p>-1.63209606E-12</text:p>
          </table:table-cell>
          <table:table-cell office:value-type="float" office:value="-0.0000000000016133003" calcext:value-type="float">
            <text:p>-1.6133003E-12</text:p>
          </table:table-cell>
          <table:table-cell office:value-type="float" office:value="-0.00000000000159450453" calcext:value-type="float">
            <text:p>-1.59450453E-12</text:p>
          </table:table-cell>
          <table:table-cell office:value-type="float" office:value="-0.00000000000157570876" calcext:value-type="float">
            <text:p>-1.57570876E-12</text:p>
          </table:table-cell>
          <table:table-cell office:value-type="float" office:value="-0.00000000000155691299" calcext:value-type="float">
            <text:p>-1.55691299E-12</text:p>
          </table:table-cell>
          <table:table-cell office:value-type="float" office:value="-0.00000000000153811722" calcext:value-type="float">
            <text:p>-1.53811722E-12</text:p>
          </table:table-cell>
          <table:table-cell office:value-type="float" office:value="-0.00000000000151932145" calcext:value-type="float">
            <text:p>-1.51932145E-12</text:p>
          </table:table-cell>
          <table:table-cell office:value-type="float" office:value="-0.00000000000150052568" calcext:value-type="float">
            <text:p>-1.50052568E-12</text:p>
          </table:table-cell>
          <table:table-cell office:value-type="float" office:value="-0.00000000000148172991" calcext:value-type="float">
            <text:p>-1.48172991E-12</text:p>
          </table:table-cell>
          <table:table-cell office:value-type="float" office:value="-0.00000000000146293414" calcext:value-type="float">
            <text:p>-1.46293414E-12</text:p>
          </table:table-cell>
          <table:table-cell office:value-type="float" office:value="-0.00000000000144413837" calcext:value-type="float">
            <text:p>-1.44413837E-12</text:p>
          </table:table-cell>
          <table:table-cell office:value-type="float" office:value="-0.0000000000014253426" calcext:value-type="float">
            <text:p>-1.4253426E-12</text:p>
          </table:table-cell>
          <table:table-cell office:value-type="float" office:value="-0.00000000000140654683" calcext:value-type="float">
            <text:p>-1.40654683E-12</text:p>
          </table:table-cell>
          <table:table-cell office:value-type="float" office:value="-0.00000000000138775106" calcext:value-type="float">
            <text:p>-1.38775106E-12</text:p>
          </table:table-cell>
          <table:table-cell office:value-type="float" office:value="-0.00000000000136895529" calcext:value-type="float">
            <text:p>-1.36895529E-12</text:p>
          </table:table-cell>
          <table:table-cell office:value-type="float" office:value="-0.00000000000135015952" calcext:value-type="float">
            <text:p>-1.35015952E-12</text:p>
          </table:table-cell>
          <table:table-cell office:value-type="float" office:value="-0.00000000000133136375" calcext:value-type="float">
            <text:p>-1.33136375E-12</text:p>
          </table:table-cell>
          <table:table-cell office:value-type="float" office:value="-0.00000000000131256798" calcext:value-type="float">
            <text:p>-1.31256798E-12</text:p>
          </table:table-cell>
          <table:table-cell office:value-type="float" office:value="-0.00000000000129377221" calcext:value-type="float">
            <text:p>-1.29377221E-12</text:p>
          </table:table-cell>
          <table:table-cell office:value-type="float" office:value="-0.00000000000127497644" calcext:value-type="float">
            <text:p>-1.27497644E-12</text:p>
          </table:table-cell>
          <table:table-cell office:value-type="float" office:value="-0.00000000000125618067" calcext:value-type="float">
            <text:p>-1.25618067E-12</text:p>
          </table:table-cell>
          <table:table-cell office:value-type="float" office:value="-0.0000000000012373849" calcext:value-type="float">
            <text:p>-1.2373849E-12</text:p>
          </table:table-cell>
          <table:table-cell office:value-type="float" office:value="-0.00000000000121858913" calcext:value-type="float">
            <text:p>-1.21858913E-12</text:p>
          </table:table-cell>
          <table:table-cell office:value-type="float" office:value="-0.00000000000119979336" calcext:value-type="float">
            <text:p>-1.19979336E-12</text:p>
          </table:table-cell>
          <table:table-cell office:value-type="float" office:value="-0.00000000000118099759" calcext:value-type="float">
            <text:p>-1.18099759E-12</text:p>
          </table:table-cell>
          <table:table-cell office:value-type="float" office:value="-0.00000000000116220182" calcext:value-type="float">
            <text:p>-1.16220182E-12</text:p>
          </table:table-cell>
          <table:table-cell office:value-type="float" office:value="-0.00000000000114340605" calcext:value-type="float">
            <text:p>-1.14340605E-12</text:p>
          </table:table-cell>
          <table:table-cell office:value-type="float" office:value="-0.00000000000112461028" calcext:value-type="float">
            <text:p>-1.12461028E-12</text:p>
          </table:table-cell>
          <table:table-cell office:value-type="float" office:value="-0.00000000000110581451" calcext:value-type="float">
            <text:p>-1.10581451E-12</text:p>
          </table:table-cell>
          <table:table-cell office:value-type="float" office:value="-0.00000000000108701874" calcext:value-type="float">
            <text:p>-1.08701874E-12</text:p>
          </table:table-cell>
          <table:table-cell office:value-type="float" office:value="-0.00000000000106822297" calcext:value-type="float">
            <text:p>-1.06822297E-12</text:p>
          </table:table-cell>
          <table:table-cell office:value-type="float" office:value="-0.0000000000010494272" calcext:value-type="float">
            <text:p>-1.0494272E-12</text:p>
          </table:table-cell>
          <table:table-cell office:value-type="float" office:value="-0.00000000000103063143" calcext:value-type="float">
            <text:p>-1.03063143E-12</text:p>
          </table:table-cell>
          <table:table-cell office:value-type="float" office:value="-0.00000000000101183566" calcext:value-type="float">
            <text:p>-1.01183566E-12</text:p>
          </table:table-cell>
          <table:table-cell office:value-type="float" office:value="-0.00000000000099303989" calcext:value-type="float">
            <text:p>-9.9303989E-13</text:p>
          </table:table-cell>
          <table:table-cell office:value-type="float" office:value="-0.00000000000097424412" calcext:value-type="float">
            <text:p>-9.7424412E-13</text:p>
          </table:table-cell>
          <table:table-cell office:value-type="float" office:value="-0.00000000000095544835" calcext:value-type="float">
            <text:p>-9.5544835E-13</text:p>
          </table:table-cell>
          <table:table-cell office:value-type="float" office:value="-0.00000000000093665258" calcext:value-type="float">
            <text:p>-9.3665258E-13</text:p>
          </table:table-cell>
          <table:table-cell office:value-type="float" office:value="-0.00000000000091785681" calcext:value-type="float">
            <text:p>-9.1785681E-13</text:p>
          </table:table-cell>
          <table:table-cell office:value-type="float" office:value="-0.00000000000089906104" calcext:value-type="float">
            <text:p>-8.9906104E-13</text:p>
          </table:table-cell>
          <table:table-cell office:value-type="float" office:value="-0.00000000000088026527" calcext:value-type="float">
            <text:p>-8.8026527E-13</text:p>
          </table:table-cell>
          <table:table-cell office:value-type="float" office:value="-0.0000000000008614695" calcext:value-type="float">
            <text:p>-8.614695E-13</text:p>
          </table:table-cell>
          <table:table-cell office:value-type="float" office:value="-0.00000000000084267373" calcext:value-type="float">
            <text:p>-8.4267373E-13</text:p>
          </table:table-cell>
          <table:table-cell office:value-type="float" office:value="-0.00000000000082387796" calcext:value-type="float">
            <text:p>-8.2387796E-13</text:p>
          </table:table-cell>
          <table:table-cell office:value-type="float" office:value="-0.00000000000080508219" calcext:value-type="float">
            <text:p>-8.0508219E-13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505698709842554" calcext:value-type="float">
            <text:p>0.050569870984255</text:p>
          </table:table-cell>
          <table:table-cell office:value-type="float" office:value="0.174197520927943" calcext:value-type="float">
            <text:p>0.174197520927943</text:p>
          </table:table-cell>
          <table:table-cell office:value-type="float" office:value="0.357046666004889" calcext:value-type="float">
            <text:p>0.357046666004889</text:p>
          </table:table-cell>
          <table:table-cell office:value-type="float" office:value="0.604880739221693" calcext:value-type="float">
            <text:p>0.604880739221693</text:p>
          </table:table-cell>
          <table:table-cell office:value-type="float" office:value="0.933720354712249" calcext:value-type="float">
            <text:p>0.933720354712249</text:p>
          </table:table-cell>
          <table:table-cell office:value-type="float" office:value="1.36762611057048" calcext:value-type="float">
            <text:p>1.36762611057048</text:p>
          </table:table-cell>
          <table:table-cell office:value-type="float" office:value="1.93932421167581" calcext:value-type="float">
            <text:p>1.93932421167581</text:p>
          </table:table-cell>
          <table:table-cell office:value-type="float" office:value="2.69227664657038" calcext:value-type="float">
            <text:p>2.69227664657038</text:p>
          </table:table-cell>
          <table:table-cell office:value-type="float" office:value="3.68384537225766" calcext:value-type="float">
            <text:p>3.68384537225766</text:p>
          </table:table-cell>
          <table:table-cell office:value-type="float" office:value="4.98961312527812" calcext:value-type="float">
            <text:p>4.98961312527812</text:p>
          </table:table-cell>
          <table:table-cell office:value-type="float" office:value="6.7091273899398" calcext:value-type="float">
            <text:p>6.7091273899398</text:p>
          </table:table-cell>
          <table:table-cell office:value-type="float" office:value="8.97348371179512" calcext:value-type="float">
            <text:p>8.97348371179512</text:p>
          </table:table-cell>
          <table:table-cell office:value-type="float" office:value="11.9553180145862" calcext:value-type="float">
            <text:p>11.9553180145862</text:p>
          </table:table-cell>
          <table:table-cell office:value-type="float" office:value="15.8819675954941" calcext:value-type="float">
            <text:p>15.8819675954941</text:p>
          </table:table-cell>
          <table:table-cell office:value-type="float" office:value="21.0528034867448" calcext:value-type="float">
            <text:p>21.0528034867448</text:p>
          </table:table-cell>
          <table:table-cell office:value-type="float" office:value="27.862054072602" calcext:value-type="float">
            <text:p>27.862054072602</text:p>
          </table:table-cell>
          <table:table-cell office:value-type="float" office:value="36.8288612371802" calcext:value-type="float">
            <text:p>36.8288612371802</text:p>
          </table:table-cell>
          <table:table-cell office:value-type="float" office:value="48.6368593317617" calcext:value-type="float">
            <text:p>48.6368593317617</text:p>
          </table:table-cell>
          <table:table-cell office:value-type="float" office:value="64.1862949858963" calcext:value-type="float">
            <text:p>64.1862949858963</text:p>
          </table:table-cell>
          <table:table-cell office:value-type="float" office:value="84.6626605044444" calcext:value-type="float">
            <text:p>84.6626605044444</text:p>
          </table:table-cell>
          <table:table-cell office:value-type="float" office:value="111.627073356051" calcext:value-type="float">
            <text:p>111.627073356051</text:p>
          </table:table-cell>
          <table:table-cell office:value-type="float" office:value="147.135290038108" calcext:value-type="float">
            <text:p>147.135290038108</text:p>
          </table:table-cell>
          <table:table-cell office:value-type="float" office:value="193.894427304864" calcext:value-type="float">
            <text:p>193.894427304864</text:p>
          </table:table-cell>
          <table:table-cell office:value-type="float" office:value="255.469335448779" calcext:value-type="float">
            <text:p>255.469335448779</text:p>
          </table:table-cell>
          <table:table-cell office:value-type="float" office:value="336.554350367796" calcext:value-type="float">
            <text:p>336.554350367796</text:p>
          </table:table-cell>
          <table:table-cell office:value-type="float" office:value="443.331131271432" calcext:value-type="float">
            <text:p>443.331131271432</text:p>
          </table:table-cell>
          <table:table-cell office:value-type="float" office:value="583.939853568058" calcext:value-type="float">
            <text:p>583.939853568058</text:p>
          </table:table-cell>
          <table:table-cell office:value-type="float" office:value="769.099634486764" calcext:value-type="float">
            <text:p>769.099634486764</text:p>
          </table:table-cell>
          <table:table-cell office:value-type="float" office:value="1012.92544929431" calcext:value-type="float">
            <text:p>1012.92544929431</text:p>
          </table:table-cell>
          <table:table-cell office:value-type="float" office:value="1334.00371463655" calcext:value-type="float">
            <text:p>1334.00371463655</text:p>
          </table:table-cell>
          <table:table-cell office:value-type="float" office:value="1756.80836457434" calcext:value-type="float">
            <text:p>1756.80836457434</text:p>
          </table:table-cell>
          <table:table-cell office:value-type="float" office:value="2313.56509167749" calcext:value-type="float">
            <text:p>2313.56509167749</text:p>
          </table:table-cell>
          <table:table-cell office:value-type="float" office:value="3046.70535637006" calcext:value-type="float">
            <text:p>3046.70535637006</text:p>
          </table:table-cell>
          <table:table-cell office:value-type="float" office:value="4012.09636080477" calcext:value-type="float">
            <text:p>4012.09636080477</text:p>
          </table:table-cell>
          <table:table-cell office:value-type="float" office:value="5283.29167056735" calcext:value-type="float">
            <text:p>5283.29167056735</text:p>
          </table:table-cell>
          <table:table-cell office:value-type="float" office:value="6957.12387975378" calcext:value-type="float">
            <text:p>6957.12387975378</text:p>
          </table:table-cell>
          <table:table-cell office:value-type="float" office:value="9161.06087718692" calcext:value-type="float">
            <text:p>9161.06087718692</text:p>
          </table:table-cell>
          <table:table-cell office:value-type="float" office:value="12062.8785614679" calcext:value-type="float">
            <text:p>12062.8785614679</text:p>
          </table:table-cell>
          <table:table-cell office:value-type="float" office:value="15883.3733318254" calcext:value-type="float">
            <text:p>15883.3733318254</text:p>
          </table:table-cell>
          <table:table-cell office:value-type="float" office:value="20913.0587657622" calcext:value-type="float">
            <text:p>20913.0587657622</text:p>
          </table:table-cell>
          <table:table-cell office:value-type="float" office:value="27534.0783012387" calcext:value-type="float">
            <text:p>27534.0783012387</text:p>
          </table:table-cell>
          <table:table-cell office:value-type="float" office:value="36248.929146407" calcext:value-type="float">
            <text:p>36248.929146407</text:p>
          </table:table-cell>
          <table:table-cell office:value-type="float" office:value="47718.0632954333" calcext:value-type="float">
            <text:p>47718.0632954333</text:p>
          </table:table-cell>
          <table:table-cell office:value-type="float" office:value="62809.0126658205" calcext:value-type="float">
            <text:p>62809.0126658205</text:p>
          </table:table-cell>
          <table:table-cell office:value-type="float" office:value="82660.4076594307" calcext:value-type="float">
            <text:p>82660.4076594307</text:p>
          </table:table-cell>
          <table:table-cell office:value-type="float" office:value="108765.122778689" calcext:value-type="float">
            <text:p>108765.122778689</text:p>
          </table:table-cell>
          <table:table-cell office:value-type="float" office:value="143077.777585349" calcext:value-type="float">
            <text:p>143077.777585349</text:p>
          </table:table-cell>
          <table:table-cell office:value-type="float" office:value="188152.889030237" calcext:value-type="float">
            <text:p>188152.889030237</text:p>
          </table:table-cell>
          <table:table-cell office:value-type="float" office:value="247320.973851667" calcext:value-type="float">
            <text:p>247320.973851667</text:p>
          </table:table-cell>
          <table:table-cell office:value-type="float" office:value="324910.553938654" calcext:value-type="float">
            <text:p>324910.553938654</text:p>
          </table:table-cell>
          <table:table-cell office:value-type="float" office:value="426523.79593128" calcext:value-type="float">
            <text:p>426523.79593128</text:p>
          </table:table-cell>
          <table:table-cell office:value-type="float" office:value="559371.521431164" calcext:value-type="float">
            <text:p>559371.521431164</text:p>
          </table:table-cell>
          <table:table-cell office:value-type="float" office:value="732668.08194925" calcext:value-type="float">
            <text:p>732668.08194925</text:p>
          </table:table-cell>
          <table:table-cell office:value-type="float" office:value="958075.90323867" calcext:value-type="float">
            <text:p>958075.90323867</text:p>
          </table:table-cell>
          <table:table-cell office:value-type="float" office:value="1250170.34869202" calcext:value-type="float">
            <text:p>1250170.34869202</text:p>
          </table:table-cell>
          <table:table-cell office:value-type="float" office:value="1626864.47061498" calcext:value-type="float">
            <text:p>1626864.47061498</text:p>
          </table:table-cell>
          <table:table-cell office:value-type="float" office:value="2109687.48400702" calcext:value-type="float">
            <text:p>2109687.48400702</text:p>
          </table:table-cell>
          <table:table-cell office:value-type="float" office:value="2723751.49475306" calcext:value-type="float">
            <text:p>2723751.49475306</text:p>
          </table:table-cell>
          <table:table-cell office:value-type="float" office:value="3497178.22174653" calcext:value-type="float">
            <text:p>3497178.22174653</text:p>
          </table:table-cell>
          <table:table-cell office:value-type="float" office:value="4459716.98290422" calcext:value-type="float">
            <text:p>4459716.98290422</text:p>
          </table:table-cell>
          <table:table-cell office:value-type="float" office:value="5640314.00991717" calcext:value-type="float">
            <text:p>5640314.00991717</text:p>
          </table:table-cell>
          <table:table-cell office:value-type="float" office:value="7063550.08412541" calcext:value-type="float">
            <text:p>7063550.08412541</text:p>
          </table:table-cell>
          <table:table-cell office:value-type="float" office:value="8745190.46215264" calcext:value-type="float">
            <text:p>8745190.46215264</text:p>
          </table:table-cell>
          <table:table-cell office:value-type="float" office:value="10687548.2697526" calcext:value-type="float">
            <text:p>10687548.2697526</text:p>
          </table:table-cell>
          <table:table-cell office:value-type="float" office:value="12875787.7756239" calcext:value-type="float">
            <text:p>12875787.7756239</text:p>
          </table:table-cell>
          <table:table-cell office:value-type="float" office:value="15276418.5020199" calcext:value-type="float">
            <text:p>15276418.5020199</text:p>
          </table:table-cell>
          <table:table-cell office:value-type="float" office:value="17838844.4260779" calcext:value-type="float">
            <text:p>17838844.4260779</text:p>
          </table:table-cell>
          <table:table-cell office:value-type="float" office:value="20499975.0619339" calcext:value-type="float">
            <text:p>20499975.0619339</text:p>
          </table:table-cell>
          <table:table-cell office:value-type="float" office:value="23190937.8461593" calcext:value-type="float">
            <text:p>23190937.8461593</text:p>
          </table:table-cell>
          <table:table-cell office:value-type="float" office:value="25844323.7495161" calcext:value-type="float">
            <text:p>25844323.7495161</text:p>
          </table:table-cell>
          <table:table-cell office:value-type="float" office:value="28400412.7988997" calcext:value-type="float">
            <text:p>28400412.7988997</text:p>
          </table:table-cell>
          <table:table-cell office:value-type="float" office:value="30811363.3597671" calcext:value-type="float">
            <text:p>30811363.3597671</text:p>
          </table:table-cell>
          <table:table-cell office:value-type="float" office:value="33043074.7910681" calcext:value-type="float">
            <text:p>33043074.7910681</text:p>
          </table:table-cell>
          <table:table-cell office:value-type="float" office:value="35075027.6266185" calcext:value-type="float">
            <text:p>35075027.6266185</text:p>
          </table:table-cell>
          <table:table-cell office:value-type="float" office:value="36898716.5313822" calcext:value-type="float">
            <text:p>36898716.5313822</text:p>
          </table:table-cell>
          <table:table-cell office:value-type="float" office:value="38515337.5119257" calcext:value-type="float">
            <text:p>38515337.5119257</text:p>
          </table:table-cell>
          <table:table-cell office:value-type="float" office:value="39933271.6336315" calcext:value-type="float">
            <text:p>39933271.6336315</text:p>
          </table:table-cell>
          <table:table-cell office:value-type="float" office:value="41165725.3325514" calcext:value-type="float">
            <text:p>41165725.3325514</text:p>
          </table:table-cell>
          <table:table-cell office:value-type="float" office:value="42228700.6441729" calcext:value-type="float">
            <text:p>42228700.6441729</text:p>
          </table:table-cell>
          <table:table-cell office:value-type="float" office:value="43139260.3845912" calcext:value-type="float">
            <text:p>43139260.3845912</text:p>
          </table:table-cell>
          <table:table-cell office:value-type="float" office:value="43913728.5106826" calcext:value-type="float">
            <text:p>43913728.5106826</text:p>
          </table:table-cell>
          <table:table-cell office:value-type="float" office:value="44565744.6628737" calcext:value-type="float">
            <text:p>44565744.6628737</text:p>
          </table:table-cell>
          <table:table-cell office:value-type="float" office:value="45106955.8927407" calcext:value-type="float">
            <text:p>45106955.8927407</text:p>
          </table:table-cell>
          <table:table-cell office:value-type="float" office:value="45550119.670358" calcext:value-type="float">
            <text:p>45550119.670358</text:p>
          </table:table-cell>
          <table:table-cell office:value-type="float" office:value="45909242.7216506" calcext:value-type="float">
            <text:p>45909242.7216506</text:p>
          </table:table-cell>
          <table:table-cell office:value-type="float" office:value="46198086.5649982" calcext:value-type="float">
            <text:p>46198086.5649982</text:p>
          </table:table-cell>
          <table:table-cell office:value-type="float" office:value="46429154.1887859" calcext:value-type="float">
            <text:p>46429154.1887859</text:p>
          </table:table-cell>
          <table:table-cell office:value-type="float" office:value="46613281.3807164" calcext:value-type="float">
            <text:p>46613281.3807164</text:p>
          </table:table-cell>
          <table:table-cell office:value-type="float" office:value="46759586.3813609" calcext:value-type="float">
            <text:p>46759586.3813609</text:p>
          </table:table-cell>
          <table:table-cell office:value-type="float" office:value="46875595.6859062" calcext:value-type="float">
            <text:p>46875595.6859062</text:p>
          </table:table-cell>
          <table:table-cell office:value-type="float" office:value="46967441.2208785" calcext:value-type="float">
            <text:p>46967441.2208785</text:p>
          </table:table-cell>
          <table:table-cell office:value-type="float" office:value="47040073.456977" calcext:value-type="float">
            <text:p>47040073.456977</text:p>
          </table:table-cell>
          <table:table-cell office:value-type="float" office:value="47097463.3000056" calcext:value-type="float">
            <text:p>47097463.3000056</text:p>
          </table:table-cell>
          <table:table-cell office:value-type="float" office:value="47142781.1518009" calcext:value-type="float">
            <text:p>47142781.1518009</text:p>
          </table:table-cell>
          <table:table-cell office:value-type="float" office:value="47178549.7580234" calcext:value-type="float">
            <text:p>47178549.7580234</text:p>
          </table:table-cell>
          <table:table-cell office:value-type="float" office:value="47206771.5655549" calcext:value-type="float">
            <text:p>47206771.5655549</text:p>
          </table:table-cell>
          <table:table-cell office:value-type="float" office:value="47229033.1507322" calcext:value-type="float">
            <text:p>47229033.1507322</text:p>
          </table:table-cell>
          <table:table-cell office:value-type="float" office:value="47246589.9072745" calcext:value-type="float">
            <text:p>47246589.9072745</text:p>
          </table:table-cell>
          <table:table-cell office:value-type="float" office:value="47260434.1949219" calcext:value-type="float">
            <text:p>47260434.1949219</text:p>
          </table:table-cell>
          <table:table-cell office:value-type="float" office:value="47271349.8758841" calcext:value-type="float">
            <text:p>47271349.8758841</text:p>
          </table:table-cell>
          <table:table-cell office:value-type="float" office:value="47279955.7836069" calcext:value-type="float">
            <text:p>47279955.7836069</text:p>
          </table:table-cell>
          <table:table-cell office:value-type="float" office:value="47286740.2690085" calcext:value-type="float">
            <text:p>47286740.2690085</text:p>
          </table:table-cell>
          <table:table-cell office:value-type="float" office:value="47292088.5969867" calcext:value-type="float">
            <text:p>47292088.5969867</text:p>
          </table:table-cell>
          <table:table-cell office:value-type="float" office:value="47296304.6387149" calcext:value-type="float">
            <text:p>47296304.6387149</text:p>
          </table:table-cell>
          <table:table-cell office:value-type="float" office:value="47299628.027419" calcext:value-type="float">
            <text:p>47299628.027419</text:p>
          </table:table-cell>
          <table:table-cell office:value-type="float" office:value="47302247.7146792" calcext:value-type="float">
            <text:p>47302247.7146792</text:p>
          </table:table-cell>
          <table:table-cell office:value-type="float" office:value="47304312.6756149" calcext:value-type="float">
            <text:p>47304312.6756149</text:p>
          </table:table-cell>
          <table:table-cell office:value-type="float" office:value="47305940.3585765" calcext:value-type="float">
            <text:p>47305940.3585765</text:p>
          </table:table-cell>
          <table:table-cell office:value-type="float" office:value="47307223.3522062" calcext:value-type="float">
            <text:p>47307223.3522062</text:p>
          </table:table-cell>
          <table:table-cell office:value-type="float" office:value="47308234.6445601" calcext:value-type="float">
            <text:p>47308234.6445601</text:p>
          </table:table-cell>
          <table:table-cell office:value-type="float" office:value="47309031.7708118" calcext:value-type="float">
            <text:p>47309031.7708118</text:p>
          </table:table-cell>
          <table:table-cell office:value-type="float" office:value="47309660.0839341" calcext:value-type="float">
            <text:p>47309660.0839341</text:p>
          </table:table-cell>
          <table:table-cell office:value-type="float" office:value="47310155.3335249" calcext:value-type="float">
            <text:p>47310155.3335249</text:p>
          </table:table-cell>
          <table:table-cell office:value-type="float" office:value="47310545.6989607" calcext:value-type="float">
            <text:p>47310545.6989607</text:p>
          </table:table-cell>
          <table:table-cell office:value-type="float" office:value="47310853.3922449" calcext:value-type="float">
            <text:p>47310853.3922449</text:p>
          </table:table-cell>
          <table:table-cell office:value-type="float" office:value="47311095.921567" calcext:value-type="float">
            <text:p>47311095.921567</text:p>
          </table:table-cell>
          <table:table-cell office:value-type="float" office:value="47311287.0873543" calcext:value-type="float">
            <text:p>47311287.0873543</text:p>
          </table:table-cell>
          <table:table-cell office:value-type="float" office:value="47311437.7674363" calcext:value-type="float">
            <text:p>47311437.7674363</text:p>
          </table:table-cell>
          <table:table-cell office:value-type="float" office:value="47311556.5359575" calcext:value-type="float">
            <text:p>47311556.5359575</text:p>
          </table:table-cell>
          <table:table-cell office:value-type="float" office:value="47311650.1512328" calcext:value-type="float">
            <text:p>47311650.1512328</text:p>
          </table:table-cell>
          <table:table-cell office:value-type="float" office:value="47311723.9402946" calcext:value-type="float">
            <text:p>47311723.9402946</text:p>
          </table:table-cell>
          <table:table-cell office:value-type="float" office:value="47311782.1020072" calcext:value-type="float">
            <text:p>47311782.1020072</text:p>
          </table:table-cell>
          <table:table-cell office:value-type="float" office:value="47311827.9459886" calcext:value-type="float">
            <text:p>47311827.9459886</text:p>
          </table:table-cell>
          <table:table-cell office:value-type="float" office:value="47311864.080936" calcext:value-type="float">
            <text:p>47311864.080936</text:p>
          </table:table-cell>
          <table:table-cell office:value-type="float" office:value="47311892.5630679" calcext:value-type="float">
            <text:p>47311892.5630679</text:p>
          </table:table-cell>
          <table:table-cell office:value-type="float" office:value="47311915.0131297" calcext:value-type="float">
            <text:p>47311915.0131297</text:p>
          </table:table-cell>
          <table:table-cell office:value-type="float" office:value="47311932.7086191" calcext:value-type="float">
            <text:p>47311932.7086191</text:p>
          </table:table-cell>
          <table:table-cell office:value-type="float" office:value="47311946.6564795" calcext:value-type="float">
            <text:p>47311946.6564795</text:p>
          </table:table-cell>
          <table:table-cell office:value-type="float" office:value="47311957.6503998" calcext:value-type="float">
            <text:p>47311957.6503998</text:p>
          </table:table-cell>
          <table:table-cell office:value-type="float" office:value="47311966.3159788" calcext:value-type="float">
            <text:p>47311966.3159788</text:p>
          </table:table-cell>
          <table:table-cell office:value-type="float" office:value="47311973.1463228" calcext:value-type="float">
            <text:p>47311973.1463228</text:p>
          </table:table-cell>
          <table:table-cell office:value-type="float" office:value="47311978.530106" calcext:value-type="float">
            <text:p>47311978.530106</text:p>
          </table:table-cell>
          <table:table-cell office:value-type="float" office:value="47311982.7736875" calcext:value-type="float">
            <text:p>47311982.7736875</text:p>
          </table:table-cell>
          <table:table-cell office:value-type="float" office:value="47311986.1185443" calcext:value-type="float">
            <text:p>47311986.1185443</text:p>
          </table:table-cell>
          <table:table-cell office:value-type="float" office:value="47311988.7550123" calcext:value-type="float">
            <text:p>47311988.7550123</text:p>
          </table:table-cell>
          <table:table-cell office:value-type="float" office:value="47311990.8331174" calcext:value-type="float">
            <text:p>47311990.8331174</text:p>
          </table:table-cell>
          <table:table-cell office:value-type="float" office:value="47311992.471112" calcext:value-type="float">
            <text:p>47311992.471112</text:p>
          </table:table-cell>
          <table:table-cell office:value-type="float" office:value="47311993.7622048" calcext:value-type="float">
            <text:p>47311993.7622048</text:p>
          </table:table-cell>
          <table:table-cell office:value-type="float" office:value="47311994.7798641" calcext:value-type="float">
            <text:p>47311994.7798641</text:p>
          </table:table-cell>
          <table:table-cell office:value-type="float" office:value="47311995.5819989" calcext:value-type="float">
            <text:p>47311995.5819989</text:p>
          </table:table-cell>
          <table:table-cell office:value-type="float" office:value="47311996.2142541" calcext:value-type="float">
            <text:p>47311996.2142541</text:p>
          </table:table-cell>
          <table:table-cell office:value-type="float" office:value="47311996.7126074" calcext:value-type="float">
            <text:p>47311996.7126074</text:p>
          </table:table-cell>
          <table:table-cell office:value-type="float" office:value="47311997.1054172" calcext:value-type="float">
            <text:p>47311997.1054172</text:p>
          </table:table-cell>
          <table:table-cell office:value-type="float" office:value="47311997.4150366" calcext:value-type="float">
            <text:p>47311997.4150366</text:p>
          </table:table-cell>
          <table:table-cell office:value-type="float" office:value="47311997.6590871" calcext:value-type="float">
            <text:p>47311997.6590871</text:p>
          </table:table-cell>
          <table:table-cell office:value-type="float" office:value="47311997.8514795" calcext:value-type="float">
            <text:p>47311997.8514795</text:p>
          </table:table-cell>
          <table:table-cell office:value-type="float" office:value="47311998.0033067" calcext:value-type="float">
            <text:p>47311998.0033067</text:p>
          </table:table-cell>
          <table:table-cell office:value-type="float" office:value="47311998.1234915" calcext:value-type="float">
            <text:p>47311998.1234915</text:p>
          </table:table-cell>
          <table:table-cell office:value-type="float" office:value="47311998.2189541" calcext:value-type="float">
            <text:p>47311998.2189541</text:p>
          </table:table-cell>
          <table:table-cell office:value-type="float" office:value="47311998.2949806" calcext:value-type="float">
            <text:p>47311998.2949806</text:p>
          </table:table-cell>
          <table:table-cell office:value-type="float" office:value="47311998.3556462" calcext:value-type="float">
            <text:p>47311998.3556462</text:p>
          </table:table-cell>
          <table:table-cell office:value-type="float" office:value="47311998.4041229" calcext:value-type="float">
            <text:p>47311998.4041229</text:p>
          </table:table-cell>
          <table:table-cell office:value-type="float" office:value="47311998.4428995" calcext:value-type="float">
            <text:p>47311998.4428995</text:p>
          </table:table-cell>
          <table:table-cell office:value-type="float" office:value="47311998.4739399" calcext:value-type="float">
            <text:p>47311998.4739399</text:p>
          </table:table-cell>
          <table:table-cell office:value-type="float" office:value="47311998.498801" calcext:value-type="float">
            <text:p>47311998.498801</text:p>
          </table:table-cell>
          <table:table-cell office:value-type="float" office:value="47311998.5187206" calcext:value-type="float">
            <text:p>47311998.5187206</text:p>
          </table:table-cell>
          <table:table-cell office:value-type="float" office:value="47311998.5346853" calcext:value-type="float">
            <text:p>47311998.5346853</text:p>
          </table:table-cell>
          <table:table-cell office:value-type="float" office:value="47311998.5474829" calcext:value-type="float">
            <text:p>47311998.5474829</text:p>
          </table:table-cell>
          <table:table-cell office:value-type="float" office:value="47311998.5577432" calcext:value-type="float">
            <text:p>47311998.5577432</text:p>
          </table:table-cell>
          <table:table-cell office:value-type="float" office:value="47311998.5659702" calcext:value-type="float">
            <text:p>47311998.5659702</text:p>
          </table:table-cell>
          <table:table-cell office:value-type="float" office:value="47311998.5725672" calcext:value-type="float">
            <text:p>47311998.5725672</text:p>
          </table:table-cell>
          <table:table-cell office:value-type="float" office:value="47311998.5778575" calcext:value-type="float">
            <text:p>47311998.5778575</text:p>
          </table:table-cell>
          <table:table-cell office:value-type="float" office:value="47311998.5821001" calcext:value-type="float">
            <text:p>47311998.5821001</text:p>
          </table:table-cell>
          <table:table-cell office:value-type="float" office:value="47311998.5855025" calcext:value-type="float">
            <text:p>47311998.5855025</text:p>
          </table:table-cell>
          <table:table-cell office:value-type="float" office:value="47311998.5882313" calcext:value-type="float">
            <text:p>47311998.5882313</text:p>
          </table:table-cell>
          <table:table-cell office:value-type="float" office:value="47311998.5904197" calcext:value-type="float">
            <text:p>47311998.5904197</text:p>
          </table:table-cell>
          <table:table-cell office:value-type="float" office:value="47311998.5921749" calcext:value-type="float">
            <text:p>47311998.5921749</text:p>
          </table:table-cell>
          <table:table-cell office:value-type="float" office:value="47311998.5935826" calcext:value-type="float">
            <text:p>47311998.5935826</text:p>
          </table:table-cell>
          <table:table-cell office:value-type="float" office:value="47311998.5947116" calcext:value-type="float">
            <text:p>47311998.5947116</text:p>
          </table:table-cell>
          <table:table-cell office:value-type="float" office:value="47311998.5956171" calcext:value-type="float">
            <text:p>47311998.5956171</text:p>
          </table:table-cell>
          <table:table-cell office:value-type="float" office:value="47311998.5963433" calcext:value-type="float">
            <text:p>47311998.5963433</text:p>
          </table:table-cell>
          <table:table-cell office:value-type="float" office:value="47311998.5969258" calcext:value-type="float">
            <text:p>47311998.5969258</text:p>
          </table:table-cell>
          <table:table-cell office:value-type="float" office:value="47311998.5973929" calcext:value-type="float">
            <text:p>47311998.5973929</text:p>
          </table:table-cell>
          <table:table-cell office:value-type="float" office:value="47311998.5977676" calcext:value-type="float">
            <text:p>47311998.5977676</text:p>
          </table:table-cell>
          <table:table-cell office:value-type="float" office:value="47311998.5980681" calcext:value-type="float">
            <text:p>47311998.5980681</text:p>
          </table:table-cell>
          <table:table-cell office:value-type="float" office:value="47311998.5983091" calcext:value-type="float">
            <text:p>47311998.5983091</text:p>
          </table:table-cell>
          <table:table-cell office:value-type="float" office:value="47311998.5985024" calcext:value-type="float">
            <text:p>47311998.5985024</text:p>
          </table:table-cell>
          <table:table-cell office:value-type="float" office:value="47311998.5986574" calcext:value-type="float">
            <text:p>47311998.5986574</text:p>
          </table:table-cell>
          <table:table-cell office:value-type="float" office:value="47311998.5987817" calcext:value-type="float">
            <text:p>47311998.5987817</text:p>
          </table:table-cell>
          <table:table-cell office:value-type="float" office:value="47311998.5988815" calcext:value-type="float">
            <text:p>47311998.5988815</text:p>
          </table:table-cell>
          <table:table-cell office:value-type="float" office:value="47311998.5989614" calcext:value-type="float">
            <text:p>47311998.5989614</text:p>
          </table:table-cell>
          <table:table-cell office:value-type="float" office:value="47311998.5990256" calcext:value-type="float">
            <text:p>47311998.5990256</text:p>
          </table:table-cell>
          <table:table-cell office:value-type="float" office:value="47311998.599077" calcext:value-type="float">
            <text:p>47311998.599077</text:p>
          </table:table-cell>
          <table:table-cell office:value-type="float" office:value="47311998.5991183" calcext:value-type="float">
            <text:p>47311998.5991183</text:p>
          </table:table-cell>
          <table:table-cell office:value-type="float" office:value="47311998.5991514" calcext:value-type="float">
            <text:p>47311998.5991514</text:p>
          </table:table-cell>
          <table:table-cell office:value-type="float" office:value="47311998.5991779" calcext:value-type="float">
            <text:p>47311998.5991779</text:p>
          </table:table-cell>
          <table:table-cell office:value-type="float" office:value="47311998.5991992" calcext:value-type="float">
            <text:p>47311998.5991992</text:p>
          </table:table-cell>
          <table:table-cell office:value-type="float" office:value="47311998.5992163" calcext:value-type="float">
            <text:p>47311998.5992163</text:p>
          </table:table-cell>
          <table:table-cell office:value-type="float" office:value="47311998.59923" calcext:value-type="float">
            <text:p>47311998.59923</text:p>
          </table:table-cell>
          <table:table-cell office:value-type="float" office:value="47311998.599241" calcext:value-type="float">
            <text:p>47311998.599241</text:p>
          </table:table-cell>
          <table:table-cell office:value-type="float" office:value="47311998.5992498" calcext:value-type="float">
            <text:p>47311998.5992498</text:p>
          </table:table-cell>
          <table:table-cell office:value-type="float" office:value="47311998.5992569" calcext:value-type="float">
            <text:p>47311998.5992569</text:p>
          </table:table-cell>
          <table:table-cell office:value-type="float" office:value="47311998.5992625" calcext:value-type="float">
            <text:p>47311998.5992625</text:p>
          </table:table-cell>
          <table:table-cell office:value-type="float" office:value="47311998.5992671" calcext:value-type="float">
            <text:p>47311998.5992671</text:p>
          </table:table-cell>
          <table:table-cell office:value-type="float" office:value="47311998.5992707" calcext:value-type="float">
            <text:p>47311998.5992707</text:p>
          </table:table-cell>
          <table:table-cell office:value-type="float" office:value="47311998.5992736" calcext:value-type="float">
            <text:p>47311998.5992736</text:p>
          </table:table-cell>
          <table:table-cell office:value-type="float" office:value="47311998.599276" calcext:value-type="float">
            <text:p>47311998.599276</text:p>
          </table:table-cell>
          <table:table-cell office:value-type="float" office:value="47311998.5992779" calcext:value-type="float">
            <text:p>47311998.5992779</text:p>
          </table:table-cell>
          <table:table-cell office:value-type="float" office:value="47311998.5992794" calcext:value-type="float">
            <text:p>47311998.5992794</text:p>
          </table:table-cell>
          <table:table-cell office:value-type="float" office:value="47311998.5992806" calcext:value-type="float">
            <text:p>47311998.5992806</text:p>
          </table:table-cell>
          <table:table-cell office:value-type="float" office:value="47311998.5992816" calcext:value-type="float">
            <text:p>47311998.5992816</text:p>
          </table:table-cell>
          <table:table-cell office:value-type="float" office:value="47311998.5992823" calcext:value-type="float">
            <text:p>47311998.5992823</text:p>
          </table:table-cell>
          <table:table-cell office:value-type="float" office:value="47311998.599283" calcext:value-type="float">
            <text:p>47311998.599283</text:p>
          </table:table-cell>
          <table:table-cell office:value-type="float" office:value="47311998.5992835" calcext:value-type="float">
            <text:p>47311998.5992835</text:p>
          </table:table-cell>
          <table:table-cell office:value-type="float" office:value="47311998.5992839" calcext:value-type="float">
            <text:p>47311998.5992839</text:p>
          </table:table-cell>
          <table:table-cell office:value-type="float" office:value="47311998.5992842" calcext:value-type="float">
            <text:p>47311998.5992842</text:p>
          </table:table-cell>
          <table:table-cell office:value-type="float" office:value="47311998.5992844" calcext:value-type="float">
            <text:p>47311998.5992844</text:p>
          </table:table-cell>
          <table:table-cell office:value-type="float" office:value="47311998.5992847" calcext:value-type="float">
            <text:p>47311998.5992847</text:p>
          </table:table-cell>
          <table:table-cell office:value-type="float" office:value="47311998.5992848" calcext:value-type="float">
            <text:p>47311998.5992848</text:p>
          </table:table-cell>
          <table:table-cell office:value-type="float" office:value="47311998.599285" calcext:value-type="float">
            <text:p>47311998.599285</text:p>
          </table:table-cell>
          <table:table-cell office:value-type="float" office:value="47311998.5992851" calcext:value-type="float">
            <text:p>47311998.5992851</text:p>
          </table:table-cell>
          <table:table-cell table:number-columns-repeated="2" office:value-type="float" office:value="47311998.5992852" calcext:value-type="float">
            <text:p>47311998.5992852</text:p>
          </table:table-cell>
          <table:table-cell table:number-columns-repeated="2" office:value-type="float" office:value="47311998.5992853" calcext:value-type="float">
            <text:p>47311998.5992853</text:p>
          </table:table-cell>
          <table:table-cell table:number-columns-repeated="6" office:value-type="float" office:value="47311998.5992854" calcext:value-type="float">
            <text:p>47311998.5992854</text:p>
          </table:table-cell>
          <table:table-cell table:number-columns-repeated="278" office:value-type="float" office:value="47311998.5992855" calcext:value-type="float">
            <text:p>47311998.5992855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103203818335215" calcext:value-type="float">
            <text:p>0.001032038183352</text:p>
          </table:table-cell>
          <table:table-cell office:value-type="float" office:value="0.00355505144750904" calcext:value-type="float">
            <text:p>0.003555051447509</text:p>
          </table:table-cell>
          <table:table-cell office:value-type="float" office:value="0.00728666665316099" calcext:value-type="float">
            <text:p>0.007286666653161</text:p>
          </table:table-cell>
          <table:table-cell office:value-type="float" office:value="0.0123445048820754" calcext:value-type="float">
            <text:p>0.012344504882075</text:p>
          </table:table-cell>
          <table:table-cell office:value-type="float" office:value="0.0190555174431071" calcext:value-type="float">
            <text:p>0.019055517443107</text:p>
          </table:table-cell>
          <table:table-cell office:value-type="float" office:value="0.0279107369504179" calcext:value-type="float">
            <text:p>0.027910736950418</text:p>
          </table:table-cell>
          <table:table-cell office:value-type="float" office:value="0.039578045136241" calcext:value-type="float">
            <text:p>0.039578045136241</text:p>
          </table:table-cell>
          <table:table-cell office:value-type="float" office:value="0.0549444213585792" calcext:value-type="float">
            <text:p>0.054944421358579</text:p>
          </table:table-cell>
          <table:table-cell office:value-type="float" office:value="0.0751805178011766" calcext:value-type="float">
            <text:p>0.075180517801177</text:p>
          </table:table-cell>
          <table:table-cell office:value-type="float" office:value="0.10182883929139" calcext:value-type="float">
            <text:p>0.10182883929139</text:p>
          </table:table-cell>
          <table:table-cell office:value-type="float" office:value="0.136920967141629" calcext:value-type="float">
            <text:p>0.136920967141629</text:p>
          </table:table-cell>
          <table:table-cell office:value-type="float" office:value="0.18313232064888" calcext:value-type="float">
            <text:p>0.18313232064888</text:p>
          </table:table-cell>
          <table:table-cell office:value-type="float" office:value="0.243986081930331" calcext:value-type="float">
            <text:p>0.243986081930331</text:p>
          </table:table-cell>
          <table:table-cell office:value-type="float" office:value="0.324121787663146" calcext:value-type="float">
            <text:p>0.324121787663146</text:p>
          </table:table-cell>
          <table:table-cell office:value-type="float" office:value="0.429649050749893" calcext:value-type="float">
            <text:p>0.429649050749893</text:p>
          </table:table-cell>
          <table:table-cell office:value-type="float" office:value="0.56861334842045" calcext:value-type="float">
            <text:p>0.56861334842045</text:p>
          </table:table-cell>
          <table:table-cell office:value-type="float" office:value="0.751609413003677" calcext:value-type="float">
            <text:p>0.751609413003677</text:p>
          </table:table-cell>
          <table:table-cell office:value-type="float" office:value="0.992588965954321" calcext:value-type="float">
            <text:p>0.992588965954321</text:p>
          </table:table-cell>
          <table:table-cell office:value-type="float" office:value="1.30992438746727" calcext:value-type="float">
            <text:p>1.30992438746727</text:p>
          </table:table-cell>
          <table:table-cell office:value-type="float" office:value="1.72780939804989" calcext:value-type="float">
            <text:p>1.72780939804989</text:p>
          </table:table-cell>
          <table:table-cell office:value-type="float" office:value="2.27810353787858" calcext:value-type="float">
            <text:p>2.27810353787858</text:p>
          </table:table-cell>
          <table:table-cell office:value-type="float" office:value="3.00276102118587" calcext:value-type="float">
            <text:p>3.00276102118587</text:p>
          </table:table-cell>
          <table:table-cell office:value-type="float" office:value="3.9570291286707" calcext:value-type="float">
            <text:p>3.9570291286707</text:p>
          </table:table-cell>
          <table:table-cell office:value-type="float" office:value="5.21365990711795" calcext:value-type="float">
            <text:p>5.21365990711795</text:p>
          </table:table-cell>
          <table:table-cell office:value-type="float" office:value="6.86845612995503" calcext:value-type="float">
            <text:p>6.86845612995503</text:p>
          </table:table-cell>
          <table:table-cell office:value-type="float" office:value="9.04757410758024" calcext:value-type="float">
            <text:p>9.04757410758024</text:p>
          </table:table-cell>
          <table:table-cell office:value-type="float" office:value="11.9171398687359" calcext:value-type="float">
            <text:p>11.9171398687359</text:p>
          </table:table-cell>
          <table:table-cell office:value-type="float" office:value="15.6959109078931" calcext:value-type="float">
            <text:p>15.6959109078931</text:p>
          </table:table-cell>
          <table:table-cell office:value-type="float" office:value="20.6719479447819" calcext:value-type="float">
            <text:p>20.6719479447819</text:p>
          </table:table-cell>
          <table:table-cell office:value-type="float" office:value="27.2245656048276" calcext:value-type="float">
            <text:p>27.2245656048276</text:p>
          </table:table-cell>
          <table:table-cell office:value-type="float" office:value="35.8532319300886" calcext:value-type="float">
            <text:p>35.8532319300886</text:p>
          </table:table-cell>
          <table:table-cell office:value-type="float" office:value="47.2156141158671" calcext:value-type="float">
            <text:p>47.2156141158671</text:p>
          </table:table-cell>
          <table:table-cell office:value-type="float" office:value="62.1776603340828" calcext:value-type="float">
            <text:p>62.1776603340828</text:p>
          </table:table-cell>
          <table:table-cell office:value-type="float" office:value="81.8795175674443" calcext:value-type="float">
            <text:p>81.8795175674443</text:p>
          </table:table-cell>
          <table:table-cell office:value-type="float" office:value="107.82227899117" calcext:value-type="float">
            <text:p>107.82227899117</text:p>
          </table:table-cell>
          <table:table-cell office:value-type="float" office:value="141.982119994975" calcext:value-type="float">
            <text:p>141.982119994975</text:p>
          </table:table-cell>
          <table:table-cell office:value-type="float" office:value="186.960426065039" calcext:value-type="float">
            <text:p>186.960426065039</text:p>
          </table:table-cell>
          <table:table-cell office:value-type="float" office:value="246.181195131997" calcext:value-type="float">
            <text:p>246.181195131997</text:p>
          </table:table-cell>
          <table:table-cell office:value-type="float" office:value="324.150476159702" calcext:value-type="float">
            <text:p>324.150476159702</text:p>
          </table:table-cell>
          <table:table-cell office:value-type="float" office:value="426.797117668617" calcext:value-type="float">
            <text:p>426.797117668617</text:p>
          </table:table-cell>
          <table:table-cell office:value-type="float" office:value="561.919965331403" calcext:value-type="float">
            <text:p>561.919965331403</text:p>
          </table:table-cell>
          <table:table-cell office:value-type="float" office:value="739.774064212388" calcext:value-type="float">
            <text:p>739.774064212388</text:p>
          </table:table-cell>
          <table:table-cell office:value-type="float" office:value="973.838026437414" calcext:value-type="float">
            <text:p>973.838026437414</text:p>
          </table:table-cell>
          <table:table-cell office:value-type="float" office:value="1281.81658501675" calcext:value-type="float">
            <text:p>1281.81658501675</text:p>
          </table:table-cell>
          <table:table-cell office:value-type="float" office:value="1686.94709509042" calcext:value-type="float">
            <text:p>1686.94709509042</text:p>
          </table:table-cell>
          <table:table-cell office:value-type="float" office:value="2219.69638323855" calcext:value-type="float">
            <text:p>2219.69638323855</text:p>
          </table:table-cell>
          <table:table-cell office:value-type="float" office:value="2919.95464459896" calcext:value-type="float">
            <text:p>2919.95464459896</text:p>
          </table:table-cell>
          <table:table-cell office:value-type="float" office:value="3839.8548781681" calcext:value-type="float">
            <text:p>3839.8548781681</text:p>
          </table:table-cell>
          <table:table-cell office:value-type="float" office:value="5047.36681329933" calcext:value-type="float">
            <text:p>5047.36681329933</text:p>
          </table:table-cell>
          <table:table-cell office:value-type="float" office:value="6630.8276314011" calcext:value-type="float">
            <text:p>6630.8276314011</text:p>
          </table:table-cell>
          <table:table-cell office:value-type="float" office:value="8704.56726390366" calcext:value-type="float">
            <text:p>8704.56726390366</text:p>
          </table:table-cell>
          <table:table-cell office:value-type="float" office:value="11415.7453353299" calcext:value-type="float">
            <text:p>11415.7453353299</text:p>
          </table:table-cell>
          <table:table-cell office:value-type="float" office:value="14952.409835699" calcext:value-type="float">
            <text:p>14952.409835699</text:p>
          </table:table-cell>
          <table:table-cell office:value-type="float" office:value="19552.5694538504" calcext:value-type="float">
            <text:p>19552.5694538504</text:p>
          </table:table-cell>
          <table:table-cell office:value-type="float" office:value="25513.6805855513" calcext:value-type="float">
            <text:p>25513.6805855513</text:p>
          </table:table-cell>
          <table:table-cell office:value-type="float" office:value="33201.3157268363" calcext:value-type="float">
            <text:p>33201.3157268363</text:p>
          </table:table-cell>
          <table:table-cell office:value-type="float" office:value="43054.8466123883" calcext:value-type="float">
            <text:p>43054.8466123883</text:p>
          </table:table-cell>
          <table:table-cell office:value-type="float" office:value="55586.7651990421" calcext:value-type="float">
            <text:p>55586.7651990421</text:p>
          </table:table-cell>
          <table:table-cell office:value-type="float" office:value="71370.9841172762" calcext:value-type="float">
            <text:p>71370.9841172762</text:p>
          </table:table-cell>
          <table:table-cell office:value-type="float" office:value="91014.6323041677" calcext:value-type="float">
            <text:p>91014.6323041677</text:p>
          </table:table-cell>
          <table:table-cell office:value-type="float" office:value="115108.449181983" calcext:value-type="float">
            <text:p>115108.449181983</text:p>
          </table:table-cell>
          <table:table-cell office:value-type="float" office:value="144154.083349498" calcext:value-type="float">
            <text:p>144154.083349498</text:p>
          </table:table-cell>
          <table:table-cell office:value-type="float" office:value="178473.274737809" calcext:value-type="float">
            <text:p>178473.274737809</text:p>
          </table:table-cell>
          <table:table-cell office:value-type="float" office:value="218113.229994952" calcext:value-type="float">
            <text:p>218113.229994952</text:p>
          </table:table-cell>
          <table:table-cell office:value-type="float" office:value="262771.179094365" calcext:value-type="float">
            <text:p>262771.179094365</text:p>
          </table:table-cell>
          <table:table-cell office:value-type="float" office:value="311763.642898365" calcext:value-type="float">
            <text:p>311763.642898365</text:p>
          </table:table-cell>
          <table:table-cell office:value-type="float" office:value="364058.049511793" calcext:value-type="float">
            <text:p>364058.049511793</text:p>
          </table:table-cell>
          <table:table-cell office:value-type="float" office:value="418366.837998652" calcext:value-type="float">
            <text:p>418366.837998652</text:p>
          </table:table-cell>
          <table:table-cell office:value-type="float" office:value="473284.445839985" calcext:value-type="float">
            <text:p>473284.445839985</text:p>
          </table:table-cell>
          <table:table-cell office:value-type="float" office:value="527435.178561553" calcext:value-type="float">
            <text:p>527435.178561553</text:p>
          </table:table-cell>
          <table:table-cell office:value-type="float" office:value="579600.261202035" calcext:value-type="float">
            <text:p>579600.261202035</text:p>
          </table:table-cell>
          <table:table-cell office:value-type="float" office:value="628803.333872798" calcext:value-type="float">
            <text:p>628803.333872798</text:p>
          </table:table-cell>
          <table:table-cell office:value-type="float" office:value="674348.46512384" calcext:value-type="float">
            <text:p>674348.46512384</text:p>
          </table:table-cell>
          <table:table-cell office:value-type="float" office:value="715816.890339154" calcext:value-type="float">
            <text:p>715816.890339154</text:p>
          </table:table-cell>
          <table:table-cell office:value-type="float" office:value="753035.031252699" calcext:value-type="float">
            <text:p>753035.031252699</text:p>
          </table:table-cell>
          <table:table-cell office:value-type="float" office:value="786027.29616175" calcext:value-type="float">
            <text:p>786027.29616175</text:p>
          </table:table-cell>
          <table:table-cell office:value-type="float" office:value="814964.727216969" calcext:value-type="float">
            <text:p>814964.727216969</text:p>
          </table:table-cell>
          <table:table-cell office:value-type="float" office:value="840116.843521458" calcext:value-type="float">
            <text:p>840116.843521458</text:p>
          </table:table-cell>
          <table:table-cell office:value-type="float" office:value="861810.217228019" calcext:value-type="float">
            <text:p>861810.217228019</text:p>
          </table:table-cell>
          <table:table-cell office:value-type="float" office:value="880393.069073291" calcext:value-type="float">
            <text:p>880393.069073291</text:p>
          </table:table-cell>
          <table:table-cell office:value-type="float" office:value="896198.54103434" calcext:value-type="float">
            <text:p>896198.54103434</text:p>
          </table:table-cell>
          <table:table-cell office:value-type="float" office:value="909504.993119872" calcext:value-type="float">
            <text:p>909504.993119872</text:p>
          </table:table-cell>
          <table:table-cell office:value-type="float" office:value="920550.120260015" calcext:value-type="float">
            <text:p>920550.120260015</text:p>
          </table:table-cell>
          <table:table-cell office:value-type="float" office:value="929594.278986899" calcext:value-type="float">
            <text:p>929594.278986899</text:p>
          </table:table-cell>
          <table:table-cell office:value-type="float" office:value="936923.320850012" calcext:value-type="float">
            <text:p>936923.320850012</text:p>
          </table:table-cell>
          <table:table-cell office:value-type="float" office:value="942818.09316323" calcext:value-type="float">
            <text:p>942818.09316323</text:p>
          </table:table-cell>
          <table:table-cell office:value-type="float" office:value="947533.758954815" calcext:value-type="float">
            <text:p>947533.758954815</text:p>
          </table:table-cell>
          <table:table-cell office:value-type="float" office:value="951291.456749315" calcext:value-type="float">
            <text:p>951291.456749315</text:p>
          </table:table-cell>
          <table:table-cell office:value-type="float" office:value="954277.273088999" calcext:value-type="float">
            <text:p>954277.273088999</text:p>
          </table:table-cell>
          <table:table-cell office:value-type="float" office:value="956644.809916453" calcext:value-type="float">
            <text:p>956644.809916453</text:p>
          </table:table-cell>
          <table:table-cell office:value-type="float" office:value="958519.208589357" calcext:value-type="float">
            <text:p>958519.208589357</text:p>
          </table:table-cell>
          <table:table-cell office:value-type="float" office:value="960001.49912198" calcext:value-type="float">
            <text:p>960001.49912198</text:p>
          </table:table-cell>
          <table:table-cell office:value-type="float" office:value="961172.720408279" calcext:value-type="float">
            <text:p>961172.720408279</text:p>
          </table:table-cell>
          <table:table-cell office:value-type="float" office:value="962097.574526549" calcext:value-type="float">
            <text:p>962097.574526549</text:p>
          </table:table-cell>
          <table:table-cell office:value-type="float" office:value="962827.54608211" calcext:value-type="float">
            <text:p>962827.54608211</text:p>
          </table:table-cell>
          <table:table-cell office:value-type="float" office:value="963403.501337856" calcext:value-type="float">
            <text:p>963403.501337856</text:p>
          </table:table-cell>
          <table:table-cell office:value-type="float" office:value="963857.819402699" calcext:value-type="float">
            <text:p>963857.819402699</text:p>
          </table:table-cell>
          <table:table-cell office:value-type="float" office:value="964216.120556623" calcext:value-type="float">
            <text:p>964216.120556623</text:p>
          </table:table-cell>
          <table:table-cell office:value-type="float" office:value="964498.657039223" calcext:value-type="float">
            <text:p>964498.657039223</text:p>
          </table:table-cell>
          <table:table-cell office:value-type="float" office:value="964721.426038451" calcext:value-type="float">
            <text:p>964721.426038451</text:p>
          </table:table-cell>
          <table:table-cell office:value-type="float" office:value="964897.056808304" calcext:value-type="float">
            <text:p>964897.056808304</text:p>
          </table:table-cell>
          <table:table-cell office:value-type="float" office:value="965035.515694051" calcext:value-type="float">
            <text:p>965035.515694051</text:p>
          </table:table-cell>
          <table:table-cell office:value-type="float" office:value="965144.665244626" calcext:value-type="float">
            <text:p>965144.665244626</text:p>
          </table:table-cell>
          <table:table-cell office:value-type="float" office:value="965230.706912549" calcext:value-type="float">
            <text:p>965230.706912549</text:p>
          </table:table-cell>
          <table:table-cell office:value-type="float" office:value="965298.531171816" calcext:value-type="float">
            <text:p>965298.531171816</text:p>
          </table:table-cell>
          <table:table-cell office:value-type="float" office:value="965351.994177126" calcext:value-type="float">
            <text:p>965351.994177126</text:p>
          </table:table-cell>
          <table:table-cell office:value-type="float" office:value="965394.136237039" calcext:value-type="float">
            <text:p>965394.136237039</text:p>
          </table:table-cell>
          <table:table-cell office:value-type="float" office:value="965427.354256663" calcext:value-type="float">
            <text:p>965427.354256663</text:p>
          </table:table-cell>
          <table:table-cell office:value-type="float" office:value="965453.537800127" calcext:value-type="float">
            <text:p>965453.537800127</text:p>
          </table:table-cell>
          <table:table-cell office:value-type="float" office:value="965474.176419594" calcext:value-type="float">
            <text:p>965474.176419594</text:p>
          </table:table-cell>
          <table:table-cell office:value-type="float" office:value="965490.444302281" calcext:value-type="float">
            <text:p>965490.444302281</text:p>
          </table:table-cell>
          <table:table-cell office:value-type="float" office:value="965503.267019062" calcext:value-type="float">
            <text:p>965503.267019062</text:p>
          </table:table-cell>
          <table:table-cell office:value-type="float" office:value="965513.37415357" calcext:value-type="float">
            <text:p>965513.37415357</text:p>
          </table:table-cell>
          <table:table-cell office:value-type="float" office:value="965521.340795115" calcext:value-type="float">
            <text:p>965521.340795115</text:p>
          </table:table-cell>
          <table:table-cell office:value-type="float" office:value="965527.620249896" calcext:value-type="float">
            <text:p>965527.620249896</text:p>
          </table:table-cell>
          <table:table-cell office:value-type="float" office:value="965532.569827897" calcext:value-type="float">
            <text:p>965532.569827897</text:p>
          </table:table-cell>
          <table:table-cell office:value-type="float" office:value="965536.471170497" calcext:value-type="float">
            <text:p>965536.471170497</text:p>
          </table:table-cell>
          <table:table-cell office:value-type="float" office:value="965539.54627421" calcext:value-type="float">
            <text:p>965539.54627421</text:p>
          </table:table-cell>
          <table:table-cell office:value-type="float" office:value="965541.970121583" calcext:value-type="float">
            <text:p>965541.970121583</text:p>
          </table:table-cell>
          <table:table-cell office:value-type="float" office:value="965543.880637404" calcext:value-type="float">
            <text:p>965543.880637404</text:p>
          </table:table-cell>
          <table:table-cell office:value-type="float" office:value="965545.386536625" calcext:value-type="float">
            <text:p>965545.386536625</text:p>
          </table:table-cell>
          <table:table-cell office:value-type="float" office:value="965546.573510352" calcext:value-type="float">
            <text:p>965546.573510352</text:p>
          </table:table-cell>
          <table:table-cell office:value-type="float" office:value="965547.509101808" calcext:value-type="float">
            <text:p>965547.509101808</text:p>
          </table:table-cell>
          <table:table-cell office:value-type="float" office:value="965548.246549713" calcext:value-type="float">
            <text:p>965548.246549713</text:p>
          </table:table-cell>
          <table:table-cell office:value-type="float" office:value="965548.827817713" calcext:value-type="float">
            <text:p>965548.827817713</text:p>
          </table:table-cell>
          <table:table-cell office:value-type="float" office:value="965549.285982239" calcext:value-type="float">
            <text:p>965549.285982239</text:p>
          </table:table-cell>
          <table:table-cell office:value-type="float" office:value="965549.647114675" calcext:value-type="float">
            <text:p>965549.647114675</text:p>
          </table:table-cell>
          <table:table-cell office:value-type="float" office:value="965549.931764886" calcext:value-type="float">
            <text:p>965549.931764886</text:p>
          </table:table-cell>
          <table:table-cell office:value-type="float" office:value="965550.156130608" calcext:value-type="float">
            <text:p>965550.156130608</text:p>
          </table:table-cell>
          <table:table-cell office:value-type="float" office:value="965550.332979159" calcext:value-type="float">
            <text:p>965550.332979159</text:p>
          </table:table-cell>
          <table:table-cell office:value-type="float" office:value="965550.472373934" calcext:value-type="float">
            <text:p>965550.472373934</text:p>
          </table:table-cell>
          <table:table-cell office:value-type="float" office:value="965550.582247061" calcext:value-type="float">
            <text:p>965550.582247061</text:p>
          </table:table-cell>
          <table:table-cell office:value-type="float" office:value="965550.668850765" calcext:value-type="float">
            <text:p>965550.668850765</text:p>
          </table:table-cell>
          <table:table-cell office:value-type="float" office:value="965550.737113149" calcext:value-type="float">
            <text:p>965550.737113149</text:p>
          </table:table-cell>
          <table:table-cell office:value-type="float" office:value="965550.790918619" calcext:value-type="float">
            <text:p>965550.790918619</text:p>
          </table:table-cell>
          <table:table-cell office:value-type="float" office:value="965550.833328926" calcext:value-type="float">
            <text:p>965550.833328926</text:p>
          </table:table-cell>
          <table:table-cell office:value-type="float" office:value="965550.866757387" calcext:value-type="float">
            <text:p>965550.866757387</text:p>
          </table:table-cell>
          <table:table-cell office:value-type="float" office:value="965550.89310622" calcext:value-type="float">
            <text:p>965550.89310622</text:p>
          </table:table-cell>
          <table:table-cell office:value-type="float" office:value="965550.913874776" calcext:value-type="float">
            <text:p>965550.913874776</text:p>
          </table:table-cell>
          <table:table-cell office:value-type="float" office:value="965550.930244876" calcext:value-type="float">
            <text:p>965550.930244876</text:p>
          </table:table-cell>
          <table:table-cell office:value-type="float" office:value="965550.943148042" calcext:value-type="float">
            <text:p>965550.943148042</text:p>
          </table:table-cell>
          <table:table-cell office:value-type="float" office:value="965550.953318517" calcext:value-type="float">
            <text:p>965550.953318517</text:p>
          </table:table-cell>
          <table:table-cell office:value-type="float" office:value="965550.961335046" calcext:value-type="float">
            <text:p>965550.961335046</text:p>
          </table:table-cell>
          <table:table-cell office:value-type="float" office:value="965550.967653808" calcext:value-type="float">
            <text:p>965550.967653808</text:p>
          </table:table-cell>
          <table:table-cell office:value-type="float" office:value="965550.972634431" calcext:value-type="float">
            <text:p>965550.972634431</text:p>
          </table:table-cell>
          <table:table-cell office:value-type="float" office:value="965550.976560807" calcext:value-type="float">
            <text:p>965550.976560807</text:p>
          </table:table-cell>
          <table:table-cell office:value-type="float" office:value="965550.979659321" calcext:value-type="float">
            <text:p>965550.979659321</text:p>
          </table:table-cell>
          <table:table-cell office:value-type="float" office:value="965550.982112072" calcext:value-type="float">
            <text:p>965550.982112072</text:p>
          </table:table-cell>
          <table:table-cell office:value-type="float" office:value="965550.984060288" calcext:value-type="float">
            <text:p>965550.984060288</text:p>
          </table:table-cell>
          <table:table-cell office:value-type="float" office:value="965550.98561185" calcext:value-type="float">
            <text:p>965550.98561185</text:p>
          </table:table-cell>
          <table:table-cell office:value-type="float" office:value="965550.986849923" calcext:value-type="float">
            <text:p>965550.986849923</text:p>
          </table:table-cell>
          <table:table-cell office:value-type="float" office:value="965550.987839243" calcext:value-type="float">
            <text:p>965550.987839243</text:p>
          </table:table-cell>
          <table:table-cell office:value-type="float" office:value="965550.988630602" calcext:value-type="float">
            <text:p>965550.988630602</text:p>
          </table:table-cell>
          <table:table-cell office:value-type="float" office:value="965550.989264081" calcext:value-type="float">
            <text:p>965550.989264081</text:p>
          </table:table-cell>
          <table:table-cell office:value-type="float" office:value="965550.98977145" calcext:value-type="float">
            <text:p>965550.98977145</text:p>
          </table:table-cell>
          <table:table-cell office:value-type="float" office:value="965550.990177972" calcext:value-type="float">
            <text:p>965550.990177972</text:p>
          </table:table-cell>
          <table:table-cell office:value-type="float" office:value="965550.990503782" calcext:value-type="float">
            <text:p>965550.990503782</text:p>
          </table:table-cell>
          <table:table-cell office:value-type="float" office:value="965550.990764958" calcext:value-type="float">
            <text:p>965550.990764958</text:p>
          </table:table-cell>
          <table:table-cell office:value-type="float" office:value="965550.990974353" calcext:value-type="float">
            <text:p>965550.990974353</text:p>
          </table:table-cell>
          <table:table-cell office:value-type="float" office:value="965550.991142249" calcext:value-type="float">
            <text:p>965550.991142249</text:p>
          </table:table-cell>
          <table:table-cell office:value-type="float" office:value="965550.991276882" calcext:value-type="float">
            <text:p>965550.991276882</text:p>
          </table:table-cell>
          <table:table-cell office:value-type="float" office:value="965550.991384847" calcext:value-type="float">
            <text:p>965550.991384847</text:p>
          </table:table-cell>
          <table:table-cell office:value-type="float" office:value="965550.99147143" calcext:value-type="float">
            <text:p>965550.99147143</text:p>
          </table:table-cell>
          <table:table-cell office:value-type="float" office:value="965550.991540868" calcext:value-type="float">
            <text:p>965550.991540868</text:p>
          </table:table-cell>
          <table:table-cell office:value-type="float" office:value="965550.991596556" calcext:value-type="float">
            <text:p>965550.991596556</text:p>
          </table:table-cell>
          <table:table-cell office:value-type="float" office:value="965550.991641219" calcext:value-type="float">
            <text:p>965550.991641219</text:p>
          </table:table-cell>
          <table:table-cell office:value-type="float" office:value="965550.991677039" calcext:value-type="float">
            <text:p>965550.991677039</text:p>
          </table:table-cell>
          <table:table-cell office:value-type="float" office:value="965550.991705767" calcext:value-type="float">
            <text:p>965550.991705767</text:p>
          </table:table-cell>
          <table:table-cell office:value-type="float" office:value="965550.991728808" calcext:value-type="float">
            <text:p>965550.991728808</text:p>
          </table:table-cell>
          <table:table-cell office:value-type="float" office:value="965550.991747287" calcext:value-type="float">
            <text:p>965550.991747287</text:p>
          </table:table-cell>
          <table:table-cell office:value-type="float" office:value="965550.991762108" calcext:value-type="float">
            <text:p>965550.991762108</text:p>
          </table:table-cell>
          <table:table-cell office:value-type="float" office:value="965550.991773995" calcext:value-type="float">
            <text:p>965550.991773995</text:p>
          </table:table-cell>
          <table:table-cell office:value-type="float" office:value="965550.991783529" calcext:value-type="float">
            <text:p>965550.991783529</text:p>
          </table:table-cell>
          <table:table-cell office:value-type="float" office:value="965550.991791175" calcext:value-type="float">
            <text:p>965550.991791175</text:p>
          </table:table-cell>
          <table:table-cell office:value-type="float" office:value="965550.991797307" calcext:value-type="float">
            <text:p>965550.991797307</text:p>
          </table:table-cell>
          <table:table-cell office:value-type="float" office:value="965550.991802226" calcext:value-type="float">
            <text:p>965550.991802226</text:p>
          </table:table-cell>
          <table:table-cell office:value-type="float" office:value="965550.991806171" calcext:value-type="float">
            <text:p>965550.991806171</text:p>
          </table:table-cell>
          <table:table-cell office:value-type="float" office:value="965550.991809335" calcext:value-type="float">
            <text:p>965550.991809335</text:p>
          </table:table-cell>
          <table:table-cell office:value-type="float" office:value="965550.991811872" calcext:value-type="float">
            <text:p>965550.991811872</text:p>
          </table:table-cell>
          <table:table-cell office:value-type="float" office:value="965550.991813907" calcext:value-type="float">
            <text:p>965550.991813907</text:p>
          </table:table-cell>
          <table:table-cell office:value-type="float" office:value="965550.991815539" calcext:value-type="float">
            <text:p>965550.991815539</text:p>
          </table:table-cell>
          <table:table-cell office:value-type="float" office:value="965550.991816849" calcext:value-type="float">
            <text:p>965550.991816849</text:p>
          </table:table-cell>
          <table:table-cell office:value-type="float" office:value="965550.991817899" calcext:value-type="float">
            <text:p>965550.991817899</text:p>
          </table:table-cell>
          <table:table-cell office:value-type="float" office:value="965550.991818741" calcext:value-type="float">
            <text:p>965550.991818741</text:p>
          </table:table-cell>
          <table:table-cell office:value-type="float" office:value="965550.991819416" calcext:value-type="float">
            <text:p>965550.991819416</text:p>
          </table:table-cell>
          <table:table-cell office:value-type="float" office:value="965550.991819958" calcext:value-type="float">
            <text:p>965550.991819958</text:p>
          </table:table-cell>
          <table:table-cell office:value-type="float" office:value="965550.991820392" calcext:value-type="float">
            <text:p>965550.991820392</text:p>
          </table:table-cell>
          <table:table-cell office:value-type="float" office:value="965550.991820741" calcext:value-type="float">
            <text:p>965550.991820741</text:p>
          </table:table-cell>
          <table:table-cell office:value-type="float" office:value="965550.99182102" calcext:value-type="float">
            <text:p>965550.99182102</text:p>
          </table:table-cell>
          <table:table-cell office:value-type="float" office:value="965550.991821244" calcext:value-type="float">
            <text:p>965550.991821244</text:p>
          </table:table-cell>
          <table:table-cell office:value-type="float" office:value="965550.991821424" calcext:value-type="float">
            <text:p>965550.991821424</text:p>
          </table:table-cell>
          <table:table-cell office:value-type="float" office:value="965550.991821568" calcext:value-type="float">
            <text:p>965550.991821568</text:p>
          </table:table-cell>
          <table:table-cell office:value-type="float" office:value="965550.991821684" calcext:value-type="float">
            <text:p>965550.991821684</text:p>
          </table:table-cell>
          <table:table-cell office:value-type="float" office:value="965550.991821777" calcext:value-type="float">
            <text:p>965550.991821777</text:p>
          </table:table-cell>
          <table:table-cell office:value-type="float" office:value="965550.991821851" calcext:value-type="float">
            <text:p>965550.991821851</text:p>
          </table:table-cell>
          <table:table-cell office:value-type="float" office:value="965550.991821911" calcext:value-type="float">
            <text:p>965550.991821911</text:p>
          </table:table-cell>
          <table:table-cell office:value-type="float" office:value="965550.991821959" calcext:value-type="float">
            <text:p>965550.991821959</text:p>
          </table:table-cell>
          <table:table-cell office:value-type="float" office:value="965550.991821997" calcext:value-type="float">
            <text:p>965550.991821997</text:p>
          </table:table-cell>
          <table:table-cell office:value-type="float" office:value="965550.991822028" calcext:value-type="float">
            <text:p>965550.991822028</text:p>
          </table:table-cell>
          <table:table-cell office:value-type="float" office:value="965550.991822053" calcext:value-type="float">
            <text:p>965550.991822053</text:p>
          </table:table-cell>
          <table:table-cell office:value-type="float" office:value="965550.991822072" calcext:value-type="float">
            <text:p>965550.991822072</text:p>
          </table:table-cell>
          <table:table-cell office:value-type="float" office:value="965550.991822088" calcext:value-type="float">
            <text:p>965550.991822088</text:p>
          </table:table-cell>
          <table:table-cell office:value-type="float" office:value="965550.991822101" calcext:value-type="float">
            <text:p>965550.991822101</text:p>
          </table:table-cell>
          <table:table-cell office:value-type="float" office:value="965550.991822111" calcext:value-type="float">
            <text:p>965550.991822111</text:p>
          </table:table-cell>
          <table:table-cell office:value-type="float" office:value="965550.991822119" calcext:value-type="float">
            <text:p>965550.991822119</text:p>
          </table:table-cell>
          <table:table-cell office:value-type="float" office:value="965550.991822126" calcext:value-type="float">
            <text:p>965550.991822126</text:p>
          </table:table-cell>
          <table:table-cell office:value-type="float" office:value="965550.991822131" calcext:value-type="float">
            <text:p>965550.991822131</text:p>
          </table:table-cell>
          <table:table-cell office:value-type="float" office:value="965550.991822136" calcext:value-type="float">
            <text:p>965550.991822136</text:p>
          </table:table-cell>
          <table:table-cell office:value-type="float" office:value="965550.991822139" calcext:value-type="float">
            <text:p>965550.991822139</text:p>
          </table:table-cell>
          <table:table-cell office:value-type="float" office:value="965550.991822142" calcext:value-type="float">
            <text:p>965550.991822142</text:p>
          </table:table-cell>
          <table:table-cell office:value-type="float" office:value="965550.991822144" calcext:value-type="float">
            <text:p>965550.991822144</text:p>
          </table:table-cell>
          <table:table-cell office:value-type="float" office:value="965550.991822146" calcext:value-type="float">
            <text:p>965550.991822146</text:p>
          </table:table-cell>
          <table:table-cell office:value-type="float" office:value="965550.991822147" calcext:value-type="float">
            <text:p>965550.991822147</text:p>
          </table:table-cell>
          <table:table-cell office:value-type="float" office:value="965550.991822148" calcext:value-type="float">
            <text:p>965550.991822148</text:p>
          </table:table-cell>
          <table:table-cell office:value-type="float" office:value="965550.991822149" calcext:value-type="float">
            <text:p>965550.991822149</text:p>
          </table:table-cell>
          <table:table-cell table:number-columns-repeated="2" office:value-type="float" office:value="965550.99182215" calcext:value-type="float">
            <text:p>965550.99182215</text:p>
          </table:table-cell>
          <table:table-cell table:number-columns-repeated="3" office:value-type="float" office:value="965550.991822151" calcext:value-type="float">
            <text:p>965550.991822151</text:p>
          </table:table-cell>
          <table:table-cell table:number-columns-repeated="279" office:value-type="float" office:value="965550.991822152" calcext:value-type="float">
            <text:p>965550.991822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2:48:21.731470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2:48:51.505550780</dc:date>
    <meta:editing-duration>PT4M13S</meta:editing-duration>
    <meta:editing-cycles>3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5.465cm" svg:y="0.316cm" chart:style-name="ch2">
          <text:p>H1N1 Flu in South Korea</text:p>
        </chart:title>
        <chart:legend chart:legend-position="bottom" svg:x="3.214cm" svg:y="8.406cm" style:legend-expansion="wide" chart:style-name="ch3"/>
        <chart:plot-area chart:style-name="ch4" table:cell-range-address="'South Korea_1918h1n1'.B1:'South Korea_1918h1n1'.SG1 'South Korea_1918h1n1'.A3:'South Korea_1918h1n1'.SG6" chart:data-source-has-labels="both" svg:x="1.33cm" svg:y="1.275cm" svg:width="14.344cm" svg:height="5.786cm">
          <chart:coordinate-region svg:x="3.169cm" svg:y="1.475cm" svg:width="12.505cm" svg:height="5.379cm"/>
          <chart:axis chart:dimension="x" chart:name="primary-x" chart:style-name="ch5" chartooo:axis-type="auto">
            <chartooo:date-scale/>
            <chart:title svg:x="8.074cm" svg:y="7.241cm" chart:style-name="ch6">
              <text:p>Days</text:p>
            </chart:title>
            <chart:categories table:cell-range-address="'South Korea_1918h1n1'.B1:'South Korea_1918h1n1'.SG1"/>
          </chart:axis>
          <chart:axis chart:dimension="y" chart:name="primary-y" chart:style-name="ch5">
            <chart:title svg:x="0.451cm" svg:y="5.522cm" chart:style-name="ch7">
              <text:p>Number of people</text:p>
            </chart:title>
            <chart:grid chart:style-name="ch8" chart:class="major"/>
          </chart:axis>
          <chart:series chart:style-name="ch9" chart:values-cell-range-address="'South Korea_1918h1n1'.B3:'South Korea_1918h1n1'.SG3" chart:label-cell-address="'South Korea_1918h1n1'.A3:'South Korea_1918h1n1'.A3" chart:class="chart:line">
            <chart:data-point chart:repeated="500"/>
          </chart:series>
          <chart:series chart:style-name="ch10" chart:values-cell-range-address="'South Korea_1918h1n1'.B4:'South Korea_1918h1n1'.SG4" chart:label-cell-address="'South Korea_1918h1n1'.A4:'South Korea_1918h1n1'.A4" chart:class="chart:line">
            <chart:data-point chart:repeated="500"/>
          </chart:series>
          <chart:series chart:style-name="ch11" chart:values-cell-range-address="'South Korea_1918h1n1'.B5:'South Korea_1918h1n1'.SG5" chart:label-cell-address="'South Korea_1918h1n1'.A5:'South Korea_1918h1n1'.A5" chart:class="chart:line">
            <chart:data-point chart:repeated="500"/>
          </chart:series>
          <chart:series chart:style-name="ch12" chart:values-cell-range-address="'South Korea_1918h1n1'.B6:'South Korea_1918h1n1'.SG6" chart:label-cell-address="'South Korea_1918h1n1'.A6:'South Korea_1918h1n1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South Korea_1918h1n1'.B1:'South Korea_1918h1n1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South Korea_1918h1n1'.A3:'South Korea_1918h1n1'.A3</svg:desc>
                </draw:g>
              </table:table-cell>
              <table:table-cell office:value-type="float" office:value="1">
                <text:p>1</text:p>
                <draw:g>
                  <svg:desc>'South Korea_1918h1n1'.B3:'South Korea_1918h1n1'.SG3</svg:desc>
                </draw:g>
              </table:table-cell>
              <table:table-cell office:value-type="float" office:value="0.730982585708584">
                <text:p>0.730982585708584</text:p>
              </table:table-cell>
              <table:table-cell office:value-type="float" office:value="0.756648409753845">
                <text:p>0.756648409753845</text:p>
              </table:table-cell>
              <table:table-cell office:value-type="float" office:value="0.924000351931202">
                <text:p>0.924000351931202</text:p>
              </table:table-cell>
              <table:table-cell office:value-type="float" office:value="1.1913268257419">
                <text:p>1.1913268257419</text:p>
              </table:table-cell>
              <table:table-cell office:value-type="float" office:value="1.5598610861028">
                <text:p>1.5598610861028</text:p>
              </table:table-cell>
              <table:table-cell office:value-type="float" office:value="2.05096951311016">
                <text:p>2.05096951311016</text:p>
              </table:table-cell>
              <table:table-cell office:value-type="float" office:value="2.69972854305269">
                <text:p>2.69972854305269</text:p>
              </table:table-cell>
              <table:table-cell office:value-type="float" office:value="3.55476842914131">
                <text:p>3.55476842914131</text:p>
              </table:table-cell>
              <table:table-cell office:value-type="float" office:value="4.6809858057258">
                <text:p>4.6809858057258</text:p>
              </table:table-cell>
              <table:table-cell office:value-type="float" office:value="6.16414168355759">
                <text:p>6.16414168355759</text:p>
              </table:table-cell>
              <table:table-cell office:value-type="float" office:value="8.11727686061042">
                <text:p>8.11727686061042</text:p>
              </table:table-cell>
              <table:table-cell office:value-type="float" office:value="10.6892872163741">
                <text:p>10.6892872163741</text:p>
              </table:table-cell>
              <table:table-cell office:value-type="float" office:value="14.0762600709558">
                <text:p>14.0762600709558</text:p>
              </table:table-cell>
              <table:table-cell office:value-type="float" office:value="18.536418400872">
                <text:p>18.536418400872</text:p>
              </table:table-cell>
              <table:table-cell office:value-type="float" office:value="24.4098060408543">
                <text:p>24.4098060408543</text:p>
              </table:table-cell>
              <table:table-cell office:value-type="float" office:value="32.1442110028395">
                <text:p>32.1442110028395</text:p>
              </table:table-cell>
              <table:table-cell office:value-type="float" office:value="42.3293038204996">
                <text:p>42.3293038204996</text:p>
              </table:table-cell>
              <table:table-cell office:value-type="float" office:value="55.7415917438635">
                <text:p>55.7415917438635</text:p>
              </table:table-cell>
              <table:table-cell office:value-type="float" office:value="73.4036160235838">
                <text:p>73.4036160235838</text:p>
              </table:table-cell>
              <table:table-cell office:value-type="float" office:value="96.6619034827356">
                <text:p>96.6619034827356</text:p>
              </table:table-cell>
              <table:table-cell office:value-type="float" office:value="127.289613813906">
                <text:p>127.289613813906</text:p>
              </table:table-cell>
              <table:table-cell office:value-type="float" office:value="167.621702845557">
                <text:p>167.621702845557</text:p>
              </table:table-cell>
              <table:table-cell office:value-type="float" office:value="220.732900382718">
                <text:p>220.732900382718</text:p>
              </table:table-cell>
              <table:table-cell office:value-type="float" office:value="290.672061151629">
                <text:p>290.672061151629</text:p>
              </table:table-cell>
              <table:table-cell office:value-type="float" office:value="382.770727737362">
                <text:p>382.770727737362</text:p>
              </table:table-cell>
              <table:table-cell office:value-type="float" office:value="504.049398264001">
                <text:p>504.049398264001</text:p>
              </table:table-cell>
              <table:table-cell office:value-type="float" office:value="663.752409099292">
                <text:p>663.752409099292</text:p>
              </table:table-cell>
              <table:table-cell office:value-type="float" office:value="874.052078516511">
                <text:p>874.052078516511</text:p>
              </table:table-cell>
              <table:table-cell office:value-type="float" office:value="1150.97562332104">
                <text:p>1150.97562332104</text:p>
              </table:table-cell>
              <table:table-cell office:value-type="float" office:value="1515.62515788957">
                <text:p>1515.62515788957</text:p>
              </table:table-cell>
              <table:table-cell office:value-type="float" office:value="1995.78315497359">
                <text:p>1995.78315497359</text:p>
              </table:table-cell>
              <table:table-cell office:value-type="float" office:value="2628.02478910166">
                <text:p>2628.02478910166</text:p>
              </table:table-cell>
              <table:table-cell office:value-type="float" office:value="3460.4963791564">
                <text:p>3460.4963791564</text:p>
              </table:table-cell>
              <table:table-cell office:value-type="float" office:value="4556.56852976102">
                <text:p>4556.56852976102</text:p>
              </table:table-cell>
              <table:table-cell office:value-type="float" office:value="5999.63723069014">
                <text:p>5999.63723069014</text:p>
              </table:table-cell>
              <table:table-cell office:value-type="float" office:value="7899.42941323889">
                <text:p>7899.42941323889</text:p>
              </table:table-cell>
              <table:table-cell office:value-type="float" office:value="10400.2773289547">
                <text:p>10400.2773289547</text:p>
              </table:table-cell>
              <table:table-cell office:value-type="float" office:value="13691.9645227422">
                <text:p>13691.9645227422</text:p>
              </table:table-cell>
              <table:table-cell office:value-type="float" office:value="18023.9214258298">
                <text:p>18023.9214258298</text:p>
              </table:table-cell>
              <table:table-cell office:value-type="float" office:value="23723.7680336867">
                <text:p>23723.7680336867</text:p>
              </table:table-cell>
              <table:table-cell office:value-type="float" office:value="31221.4727952318">
                <text:p>31221.4727952318</text:p>
              </table:table-cell>
              <table:table-cell office:value-type="float" office:value="41080.7156067358">
                <text:p>41080.7156067358</text:p>
              </table:table-cell>
              <table:table-cell office:value-type="float" office:value="54039.4155113237">
                <text:p>54039.4155113237</text:p>
              </table:table-cell>
              <table:table-cell office:value-type="float" office:value="71061.7672846904">
                <text:p>71061.7672846904</text:p>
              </table:table-cell>
              <table:table-cell office:value-type="float" office:value="93404.4800027676">
                <text:p>93404.4800027676</text:p>
              </table:table-cell>
              <table:table-cell office:value-type="float" office:value="122700.093396014">
                <text:p>122700.093396014</text:p>
              </table:table-cell>
              <table:table-cell office:value-type="float" office:value="161060.034465212">
                <text:p>161060.034465212</text:p>
              </table:table-cell>
              <table:table-cell office:value-type="float" office:value="211199.054248713">
                <text:p>211199.054248713</text:p>
              </table:table-cell>
              <table:table-cell office:value-type="float" office:value="276580.155535163">
                <text:p>276580.155535163</text:p>
              </table:table-cell>
              <table:table-cell office:value-type="float" office:value="361573.96206662">
                <text:p>361573.96206662</text:p>
              </table:table-cell>
              <table:table-cell office:value-type="float" office:value="471616.988289366">
                <text:p>471616.988289366</text:p>
              </table:table-cell>
              <table:table-cell office:value-type="float" office:value="613337.09845747">
                <text:p>613337.09845747</text:p>
              </table:table-cell>
              <table:table-cell office:value-type="float" office:value="794588.784964222">
                <text:p>794588.784964222</text:p>
              </table:table-cell>
              <table:table-cell office:value-type="float" office:value="1024303.58673036">
                <text:p>1024303.58673036</text:p>
              </table:table-cell>
              <table:table-cell office:value-type="float" office:value="1312012.76114238">
                <text:p>1312012.76114238</text:p>
              </table:table-cell>
              <table:table-cell office:value-type="float" office:value="1666849.77461278">
                <text:p>1666849.77461278</text:p>
              </table:table-cell>
              <table:table-cell office:value-type="float" office:value="2095815.64964199">
                <text:p>2095815.64964199</text:p>
              </table:table-cell>
              <table:table-cell office:value-type="float" office:value="2601144.51764316">
                <text:p>2601144.51764316</text:p>
              </table:table-cell>
              <table:table-cell office:value-type="float" office:value="3176821.76985151">
                <text:p>3176821.76985151</text:p>
              </table:table-cell>
              <table:table-cell office:value-type="float" office:value="3804763.07648637">
                <text:p>3804763.07648637</text:p>
              </table:table-cell>
              <table:table-cell office:value-type="float" office:value="4451847.47264067">
                <text:p>4451847.47264067</text:p>
              </table:table-cell>
              <table:table-cell office:value-type="float" office:value="5069662.92834064">
                <text:p>5069662.92834064</text:p>
              </table:table-cell>
              <table:table-cell office:value-type="float" office:value="5598894.54259323">
                <text:p>5598894.54259323</text:p>
              </table:table-cell>
              <table:table-cell office:value-type="float" office:value="5979101.34301853">
                <text:p>5979101.34301853</text:p>
              </table:table-cell>
              <table:table-cell office:value-type="float" office:value="6162096.36426633">
                <text:p>6162096.36426633</text:p>
              </table:table-cell>
              <table:table-cell office:value-type="float" office:value="6124457.78971571">
                <text:p>6124457.78971571</text:p>
              </table:table-cell>
              <table:table-cell office:value-type="float" office:value="5873925.61899223">
                <text:p>5873925.61899223</text:p>
              </table:table-cell>
              <table:table-cell office:value-type="float" office:value="5446793.1917496">
                <text:p>5446793.1917496</text:p>
              </table:table-cell>
              <table:table-cell office:value-type="float" office:value="4897648.7528156">
                <text:p>4897648.7528156</text:p>
              </table:table-cell>
              <table:table-cell office:value-type="float" office:value="4286080.40865045">
                <text:p>4286080.40865045</text:p>
              </table:table-cell>
              <table:table-cell office:value-type="float" office:value="3665285.60035065">
                <text:p>3665285.60035065</text:p>
              </table:table-cell>
              <table:table-cell office:value-type="float" office:value="3075409.75941091">
                <text:p>3075409.75941091</text:p>
              </table:table-cell>
              <table:table-cell office:value-type="float" office:value="2541800.10836365">
                <text:p>2541800.10836365</text:p>
              </table:table-cell>
              <table:table-cell office:value-type="float" office:value="2076703.31533266">
                <text:p>2076703.31533266</text:p>
              </table:table-cell>
              <table:table-cell office:value-type="float" office:value="1682564.14688104">
                <text:p>1682564.14688104</text:p>
              </table:table-cell>
              <table:table-cell office:value-type="float" office:value="1355507.48313729">
                <text:p>1355507.48313729</text:p>
              </table:table-cell>
              <table:table-cell office:value-type="float" office:value="1088213.74066313">
                <text:p>1088213.74066313</text:p>
              </table:table-cell>
              <table:table-cell office:value-type="float" office:value="871830.322541707">
                <text:p>871830.322541707</text:p>
              </table:table-cell>
              <table:table-cell office:value-type="float" office:value="696472.317468876">
                <text:p>696472.317468876</text:p>
              </table:table-cell>
              <table:table-cell office:value-type="float" office:value="548701.724512518">
                <text:p>548701.724512518</text:p>
              </table:table-cell>
              <table:table-cell office:value-type="float" office:value="407347.452964326">
                <text:p>407347.452964326</text:p>
              </table:table-cell>
              <table:table-cell office:value-type="float" office:value="270855.458129194">
                <text:p>270855.458129194</text:p>
              </table:table-cell>
              <table:table-cell office:value-type="float" office:value="169525.485423672">
                <text:p>169525.485423672</text:p>
              </table:table-cell>
              <table:table-cell office:value-type="float" office:value="105344.986741993">
                <text:p>105344.986741993</text:p>
              </table:table-cell>
              <table:table-cell office:value-type="float" office:value="66085.7381591222">
                <text:p>66085.7381591222</text:p>
              </table:table-cell>
              <table:table-cell office:value-type="float" office:value="42086.0238687982">
                <text:p>42086.0238687982</text:p>
              </table:table-cell>
              <table:table-cell office:value-type="float" office:value="27288.8736036067">
                <text:p>27288.8736036067</text:p>
              </table:table-cell>
              <table:table-cell office:value-type="float" office:value="18051.3870721444">
                <text:p>18051.3870721444</text:p>
              </table:table-cell>
              <table:table-cell office:value-type="float" office:value="12196.2775739682">
                <text:p>12196.2775739682</text:p>
              </table:table-cell>
              <table:table-cell office:value-type="float" office:value="8419.16658409376">
                <text:p>8419.16658409376</text:p>
              </table:table-cell>
              <table:table-cell office:value-type="float" office:value="5934.38789099823">
                <text:p>5934.38789099823</text:p>
              </table:table-cell>
              <table:table-cell office:value-type="float" office:value="4265.18832413635">
                <text:p>4265.18832413635</text:p>
              </table:table-cell>
              <table:table-cell office:value-type="float" office:value="3119.52739032189">
                <text:p>3119.52739032189</text:p>
              </table:table-cell>
              <table:table-cell office:value-type="float" office:value="2316.4186635974">
                <text:p>2316.4186635974</text:p>
              </table:table-cell>
              <table:table-cell office:value-type="float" office:value="1742.1169695636">
                <text:p>1742.1169695636</text:p>
              </table:table-cell>
              <table:table-cell office:value-type="float" office:value="1323.95455599642">
                <text:p>1323.95455599642</text:p>
              </table:table-cell>
              <table:table-cell office:value-type="float" office:value="1014.63595172418">
                <text:p>1014.63595172418</text:p>
              </table:table-cell>
              <table:table-cell office:value-type="float" office:value="782.748180102025">
                <text:p>782.748180102025</text:p>
              </table:table-cell>
              <table:table-cell office:value-type="float" office:value="606.978299861775">
                <text:p>606.978299861775</text:p>
              </table:table-cell>
              <table:table-cell office:value-type="float" office:value="472.553025341167">
                <text:p>472.553025341167</text:p>
              </table:table-cell>
              <table:table-cell office:value-type="float" office:value="369.018475725771">
                <text:p>369.018475725771</text:p>
              </table:table-cell>
              <table:table-cell office:value-type="float" office:value="288.834531373977">
                <text:p>288.834531373977</text:p>
              </table:table-cell>
              <table:table-cell office:value-type="float" office:value="226.469266138876">
                <text:p>226.469266138876</text:p>
              </table:table-cell>
              <table:table-cell office:value-type="float" office:value="177.804096984772">
                <text:p>177.804096984772</text:p>
              </table:table-cell>
              <table:table-cell office:value-type="float" office:value="139.734809581407">
                <text:p>139.734809581407</text:p>
              </table:table-cell>
              <table:table-cell office:value-type="float" office:value="109.898157677778">
                <text:p>109.898157677778</text:p>
              </table:table-cell>
              <table:table-cell office:value-type="float" office:value="86.480508213688">
                <text:p>86.480508213688</text:p>
              </table:table-cell>
              <table:table-cell office:value-type="float" office:value="68.0812028720917">
                <text:p>68.0812028720917</text:p>
              </table:table-cell>
              <table:table-cell office:value-type="float" office:value="53.6131984439392">
                <text:p>53.6131984439392</text:p>
              </table:table-cell>
              <table:table-cell office:value-type="float" office:value="42.2296533303559">
                <text:p>42.2296533303559</text:p>
              </table:table-cell>
              <table:table-cell office:value-type="float" office:value="33.2689439972485">
                <text:p>33.2689439972485</text:p>
              </table:table-cell>
              <table:table-cell office:value-type="float" office:value="26.2130206257947">
                <text:p>26.2130206257947</text:p>
              </table:table-cell>
              <table:table-cell office:value-type="float" office:value="20.6555785801735">
                <text:p>20.6555785801735</text:p>
              </table:table-cell>
              <table:table-cell office:value-type="float" office:value="16.2775563927101">
                <text:p>16.2775563927101</text:p>
              </table:table-cell>
              <table:table-cell office:value-type="float" office:value="12.8281672777441">
                <text:p>12.8281672777441</text:p>
              </table:table-cell>
              <table:table-cell office:value-type="float" office:value="10.1101504047763">
                <text:p>10.1101504047763</text:p>
              </table:table-cell>
              <table:table-cell office:value-type="float" office:value="7.96826483783225">
                <text:p>7.96826483783225</text:p>
              </table:table-cell>
              <table:table-cell office:value-type="float" office:value="6.28029030795722">
                <text:p>6.28029030795722</text:p>
              </table:table-cell>
              <table:table-cell office:value-type="float" office:value="4.94997505529159">
                <text:p>4.94997505529159</text:p>
              </table:table-cell>
              <table:table-cell office:value-type="float" office:value="3.90150149924132">
                <text:p>3.90150149924132</text:p>
              </table:table-cell>
              <table:table-cell office:value-type="float" office:value="3.07513819523355">
                <text:p>3.07513819523355</text:p>
              </table:table-cell>
              <table:table-cell office:value-type="float" office:value="2.4238210554903">
                <text:p>2.4238210554903</text:p>
              </table:table-cell>
              <table:table-cell office:value-type="float" office:value="1.9104635444859">
                <text:p>1.9104635444859</text:p>
              </table:table-cell>
              <table:table-cell office:value-type="float" office:value="1.50583942513784">
                <text:p>1.50583942513784</text:p>
              </table:table-cell>
              <table:table-cell office:value-type="float" office:value="1.18691562861425">
                <text:p>1.18691562861425</text:p>
              </table:table-cell>
              <table:table-cell office:value-type="float" office:value="0.935539196158044">
                <text:p>0.935539196158044</text:p>
              </table:table-cell>
              <table:table-cell office:value-type="float" office:value="0.737402894852405">
                <text:p>0.737402894852405</text:p>
              </table:table-cell>
              <table:table-cell office:value-type="float" office:value="0.581230267377418">
                <text:p>0.581230267377418</text:p>
              </table:table-cell>
              <table:table-cell office:value-type="float" office:value="0.458133455376935">
                <text:p>0.458133455376935</text:p>
              </table:table-cell>
              <table:table-cell office:value-type="float" office:value="0.361107150946055">
                <text:p>0.361107150946055</text:p>
              </table:table-cell>
              <table:table-cell office:value-type="float" office:value="0.284629819858133">
                <text:p>0.284629819858133</text:p>
              </table:table-cell>
              <table:table-cell office:value-type="float" office:value="0.224349378587069">
                <text:p>0.224349378587069</text:p>
              </table:table-cell>
              <table:table-cell office:value-type="float" office:value="0.176835506606484">
                <text:p>0.176835506606484</text:p>
              </table:table-cell>
              <table:table-cell office:value-type="float" office:value="0.13938439838144">
                <text:p>0.13938439838144</text:p>
              </table:table-cell>
              <table:table-cell office:value-type="float" office:value="0.109864890898676">
                <text:p>0.109864890898676</text:p>
              </table:table-cell>
              <table:table-cell office:value-type="float" office:value="0.0865971788119225">
                <text:p>0.0865971788119225</text:p>
              </table:table-cell>
              <table:table-cell office:value-type="float" office:value="0.0682572202487807">
                <text:p>0.0682572202487807</text:p>
              </table:table-cell>
              <table:table-cell office:value-type="float" office:value="0.0538013882615834">
                <text:p>0.0538013882615834</text:p>
              </table:table-cell>
              <table:table-cell office:value-type="float" office:value="0.042407083398888">
                <text:p>0.042407083398888</text:p>
              </table:table-cell>
              <table:table-cell office:value-type="float" office:value="0.033425923374865">
                <text:p>0.033425923374865</text:p>
              </table:table-cell>
              <table:table-cell office:value-type="float" office:value="0.0263468772709772">
                <text:p>0.0263468772709772</text:p>
              </table:table-cell>
              <table:table-cell office:value-type="float" office:value="0.0207673823054587">
                <text:p>0.0207673823054587</text:p>
              </table:table-cell>
              <table:table-cell office:value-type="float" office:value="0.0163719382923783">
                <text:p>0.0163719382923783</text:p>
              </table:table-cell>
              <table:table-cell office:value-type="float" office:value="0.012925498796337">
                <text:p>0.012925498796337</text:p>
              </table:table-cell>
              <table:table-cell office:value-type="float" office:value="0.0103440670030393">
                <text:p>0.0103440670030393</text:p>
              </table:table-cell>
              <table:table-cell office:value-type="float" office:value="0.00933187470091015">
                <text:p>0.00933187470091015</text:p>
              </table:table-cell>
              <table:table-cell office:value-type="float" office:value="0.0110057052303905">
                <text:p>0.0110057052303905</text:p>
              </table:table-cell>
              <table:table-cell office:value-type="float" office:value="0.0116637000339983">
                <text:p>0.0116637000339983</text:p>
              </table:table-cell>
              <table:table-cell office:value-type="float" office:value="0.011045658116443">
                <text:p>0.011045658116443</text:p>
              </table:table-cell>
              <table:table-cell office:value-type="float" office:value="0.00983895203839213">
                <text:p>0.00983895203839213</text:p>
              </table:table-cell>
              <table:table-cell office:value-type="float" office:value="0.00845710084111135">
                <text:p>0.00845710084111135</text:p>
              </table:table-cell>
              <table:table-cell office:value-type="float" office:value="0.00710955278718159">
                <text:p>0.00710955278718159</text:p>
              </table:table-cell>
              <table:table-cell office:value-type="float" office:value="0.00589064991573136">
                <text:p>0.00589064991573136</text:p>
              </table:table-cell>
              <table:table-cell office:value-type="float" office:value="0.00483332784370366">
                <text:p>0.00483332784370366</text:p>
              </table:table-cell>
              <table:table-cell office:value-type="float" office:value="0.00393930502033393">
                <text:p>0.00393930502033393</text:p>
              </table:table-cell>
              <table:table-cell office:value-type="float" office:value="0.00319571061787307">
                <text:p>0.00319571061787307</text:p>
              </table:table-cell>
              <table:table-cell office:value-type="float" office:value="0.00258399415293227">
                <text:p>0.00258399415293227</text:p>
              </table:table-cell>
              <table:table-cell office:value-type="float" office:value="0.00208452933664105">
                <text:p>0.00208452933664105</text:p>
              </table:table-cell>
              <table:table-cell office:value-type="float" office:value="0.0016788349673337">
                <text:p>0.0016788349673337</text:p>
              </table:table-cell>
              <table:table-cell office:value-type="float" office:value="0.00135050686709475">
                <text:p>0.00135050686709475</text:p>
              </table:table-cell>
              <table:table-cell office:value-type="float" office:value="0.00108547536211581">
                <text:p>0.00108547536211581</text:p>
              </table:table-cell>
              <table:table-cell office:value-type="float" office:value="0.000871929026490806">
                <text:p>0.000871929026490806</text:p>
              </table:table-cell>
              <table:table-cell office:value-type="float" office:value="0.000700090843855853">
                <text:p>0.000700090843855853</text:p>
              </table:table-cell>
              <table:table-cell office:value-type="float" office:value="0.000561943574354852">
                <text:p>0.000561943574354852</text:p>
              </table:table-cell>
              <table:table-cell office:value-type="float" office:value="0.00045095593225085">
                <text:p>0.00045095593225085</text:p>
              </table:table-cell>
              <table:table-cell office:value-type="float" office:value="0.000361831009567652">
                <text:p>0.000361831009567652</text:p>
              </table:table-cell>
              <table:table-cell office:value-type="float" office:value="0.00029028682306991">
                <text:p>0.00029028682306991</text:p>
              </table:table-cell>
              <table:table-cell office:value-type="float" office:value="0.000232869634299362">
                <text:p>0.000232869634299362</text:p>
              </table:table-cell>
              <table:table-cell office:value-type="float" office:value="0.000186798109530103">
                <text:p>0.000186798109530103</text:p>
              </table:table-cell>
              <table:table-cell office:value-type="float" office:value="0.000149835069765674">
                <text:p>0.000149835069765674</text:p>
              </table:table-cell>
              <table:table-cell office:value-type="float" office:value="0.000120182415742365">
                <text:p>0.000120182415742365</text:p>
              </table:table-cell>
              <table:table-cell office:value-type="float" office:value="0.000096395913049421">
                <text:p>0.000096395913049421</text:p>
              </table:table-cell>
              <table:table-cell office:value-type="float" office:value="0.000077316018669957">
                <text:p>0.000077316018669957</text:p>
              </table:table-cell>
              <table:table-cell office:value-type="float" office:value="0.0000620119539777855">
                <text:p>0.0000620119539777855</text:p>
              </table:table-cell>
              <table:table-cell office:value-type="float" office:value="0.0000497367697170695">
                <text:p>0.0000497367697170695</text:p>
              </table:table-cell>
              <table:table-cell office:value-type="float" office:value="0.0000398912311330798">
                <text:p>0.0000398912311330798</text:p>
              </table:table-cell>
              <table:table-cell office:value-type="float" office:value="0.0000319945075015739">
                <text:p>0.0000319945075015739</text:p>
              </table:table-cell>
              <table:table-cell office:value-type="float" office:value="0.0000256608663553521">
                <text:p>0.0000256608663553521</text:p>
              </table:table-cell>
              <table:table-cell office:value-type="float" office:value="0.000020581038243697">
                <text:p>0.000020581038243697</text:p>
              </table:table-cell>
              <table:table-cell office:value-type="float" office:value="0.0000165067865737194">
                <text:p>0.0000165067865737194</text:p>
              </table:table-cell>
              <table:table-cell office:value-type="float" office:value="0.0000132390153122769">
                <text:p>0.0000132390153122769</text:p>
              </table:table-cell>
              <table:table-cell office:value-type="float" office:value="0.0000106181866339654">
                <text:p>0.0000106181866339654</text:p>
              </table:table-cell>
              <table:table-cell office:value-type="float" office:value="0.00000851619186194464">
                <text:p>0.00000851619186194464</text:p>
              </table:table-cell>
              <table:table-cell office:value-type="float" office:value="0.00000683024473443475">
                <text:p>0.00000683024473443475</text:p>
              </table:table-cell>
              <table:table-cell office:value-type="float" office:value="0.0000054780899518882">
                <text:p>0.0000054780899518882</text:p>
              </table:table-cell>
              <table:table-cell office:value-type="float" office:value="0.00000439367771694122">
                <text:p>0.00000439367771694122</text:p>
              </table:table-cell>
              <table:table-cell office:value-type="float" office:value="0.00000352398902845224">
                <text:p>0.00000352398902845224</text:p>
              </table:table-cell>
              <table:table-cell office:value-type="float" office:value="0.00000282634581567819">
                <text:p>0.00000282634581567819</text:p>
              </table:table-cell>
              <table:table-cell office:value-type="float" office:value="0.00000226678931854541">
                <text:p>0.00000226678931854541</text:p>
              </table:table-cell>
              <table:table-cell office:value-type="float" office:value="0.00000181808370094896">
                <text:p>0.00000181808370094896</text:p>
              </table:table-cell>
              <table:table-cell office:value-type="float" office:value="0.0000014582448908843">
                <text:p>0.0000014582448908843</text:p>
              </table:table-cell>
              <table:table-cell office:value-type="float" office:value="0.00000116950087734561">
                <text:p>0.00000116950087734561</text:p>
              </table:table-cell>
              <table:table-cell office:value-type="float" office:value="0.00000093790386248235">
                <text:p>0.00000093790386248235</text:p>
              </table:table-cell>
              <table:table-cell office:value-type="float" office:value="0.00000075227641142023">
                <text:p>0.00000075227641142023</text:p>
              </table:table-cell>
              <table:table-cell office:value-type="float" office:value="0.00000060352236634704">
                <text:p>0.00000060352236634704</text:p>
              </table:table-cell>
              <table:table-cell office:value-type="float" office:value="0.00000048407489661675">
                <text:p>0.00000048407489661675</text:p>
              </table:table-cell>
              <table:table-cell office:value-type="float" office:value="0.00000038808513131578">
                <text:p>0.00000038808513131578</text:p>
              </table:table-cell>
              <table:table-cell office:value-type="float" office:value="0.00000031110144096982">
                <text:p>0.00000031110144096982</text:p>
              </table:table-cell>
              <table:table-cell office:value-type="float" office:value="0.00000024963124293066">
                <text:p>0.00000024963124293066</text:p>
              </table:table-cell>
              <table:table-cell office:value-type="float" office:value="0.00000020046940125775">
                <text:p>0.00000020046940125775</text:p>
              </table:table-cell>
              <table:table-cell office:value-type="float" office:value="0.0000001607436673896">
                <text:p>0.0000001607436673896</text:p>
              </table:table-cell>
              <table:table-cell office:value-type="float" office:value="0.00000012866273828018">
                <text:p>0.00000012866273828018</text:p>
              </table:table-cell>
              <table:table-cell office:value-type="float" office:value="0.000000103252948262">
                <text:p>0.000000103252948262</text:p>
              </table:table-cell>
              <table:table-cell office:value-type="float" office:value="0.0000000828338379561">
                <text:p>0.0000000828338379561</text:p>
              </table:table-cell>
              <table:table-cell office:value-type="float" office:value="0.00000006641107511779">
                <text:p>0.00000006641107511779</text:p>
              </table:table-cell>
              <table:table-cell office:value-type="float" office:value="0.00000005329053213611">
                <text:p>0.00000005329053213611</text:p>
              </table:table-cell>
              <table:table-cell office:value-type="float" office:value="0.00000004274044342527">
                <text:p>0.00000004274044342527</text:p>
              </table:table-cell>
              <table:table-cell office:value-type="float" office:value="0.00000003426135805331">
                <text:p>0.00000003426135805331</text:p>
              </table:table-cell>
              <table:table-cell office:value-type="float" office:value="0.00000002748996480616">
                <text:p>0.00000002748996480616</text:p>
              </table:table-cell>
              <table:table-cell office:value-type="float" office:value="0.00000002202522088013">
                <text:p>0.00000002202522088013</text:p>
              </table:table-cell>
              <table:table-cell office:value-type="float" office:value="0.00000001764862835753">
                <text:p>0.00000001764862835753</text:p>
              </table:table-cell>
              <table:table-cell office:value-type="float" office:value="0.00000001414234436163">
                <text:p>0.00000001414234436163</text:p>
              </table:table-cell>
              <table:table-cell office:value-type="float" office:value="0.00000001130326251523">
                <text:p>0.00000001130326251523</text:p>
              </table:table-cell>
              <table:table-cell office:value-type="float" office:value="0.00000000901870546106">
                <text:p>0.00000000901870546106</text:p>
              </table:table-cell>
              <table:table-cell office:value-type="float" office:value="0.00000000726575639139">
                <text:p>0.00000000726575639139</text:p>
              </table:table-cell>
              <table:table-cell office:value-type="float" office:value="0.00000000584927004268">
                <text:p>0.00000000584927004268</text:p>
              </table:table-cell>
              <table:table-cell office:value-type="float" office:value="0.00000000472474996515">
                <text:p>0.00000000472474996515</text:p>
              </table:table-cell>
              <table:table-cell office:value-type="float" office:value="0.00000000384302727092">
                <text:p>0.00000000384302727092</text:p>
              </table:table-cell>
              <table:table-cell office:value-type="float" office:value="0.00000000311202785038">
                <text:p>0.00000000311202785038</text:p>
              </table:table-cell>
              <table:table-cell office:value-type="float" office:value="0.00000000252785651389">
                <text:p>0.00000000252785651389</text:p>
              </table:table-cell>
              <table:table-cell office:value-type="float" office:value="0.000000002047895058">
                <text:p>0.000000002047895058</text:p>
              </table:table-cell>
              <table:table-cell office:value-type="float" office:value="0.00000000165402371485">
                <text:p>0.00000000165402371485</text:p>
              </table:table-cell>
              <table:table-cell office:value-type="float" office:value="0.00000000133946139602">
                <text:p>0.00000000133946139602</text:p>
              </table:table-cell>
              <table:table-cell office:value-type="float" office:value="0.00000000107935906382">
                <text:p>0.00000000107935906382</text:p>
              </table:table-cell>
              <table:table-cell office:value-type="float" office:value="0.0000000008714159394">
                <text:p>0.0000000008714159394</text:p>
              </table:table-cell>
              <table:table-cell office:value-type="float" office:value="0.00000000070419663201">
                <text:p>0.00000000070419663201</text:p>
              </table:table-cell>
              <table:table-cell office:value-type="float" office:value="0.00000000056737281022">
                <text:p>0.00000000056737281022</text:p>
              </table:table-cell>
              <table:table-cell office:value-type="float" office:value="0.00000000045977479054">
                <text:p>0.00000000045977479054</text:p>
              </table:table-cell>
              <table:table-cell office:value-type="float" office:value="0.00000000037152195228">
                <text:p>0.00000000037152195228</text:p>
              </table:table-cell>
              <table:table-cell office:value-type="float" office:value="0.00000000030037582512">
                <text:p>0.00000000030037582512</text:p>
              </table:table-cell>
              <table:table-cell office:value-type="float" office:value="0.00000000024385019231">
                <text:p>0.00000000024385019231</text:p>
              </table:table-cell>
              <table:table-cell office:value-type="float" office:value="0.00000000019707939784">
                <text:p>0.00000000019707939784</text:p>
              </table:table-cell>
              <table:table-cell office:value-type="float" office:value="0.00000000015984386499">
                <text:p>0.00000000015984386499</text:p>
              </table:table-cell>
              <table:table-cell office:value-type="float" office:value="0.00000000012939014361">
                <text:p>0.00000000012939014361</text:p>
              </table:table-cell>
              <table:table-cell office:value-type="float" office:value="0.0000000001044330058">
                <text:p>0.0000000001044330058</text:p>
              </table:table-cell>
              <table:table-cell office:value-type="float" office:value="0.00000000008455050765">
                <text:p>0.00000000008455050765</text:p>
              </table:table-cell>
              <table:table-cell office:value-type="float" office:value="0.00000000006805079695">
                <text:p>0.00000000006805079695</text:p>
              </table:table-cell>
              <table:table-cell office:value-type="float" office:value="0.00000000005475692925">
                <text:p>0.00000000005475692925</text:p>
              </table:table-cell>
              <table:table-cell office:value-type="float" office:value="0.00000000004403390163">
                <text:p>0.00000000004403390163</text:p>
              </table:table-cell>
              <table:table-cell office:value-type="float" office:value="0.00000000003523670744">
                <text:p>0.00000000003523670744</text:p>
              </table:table-cell>
              <table:table-cell office:value-type="float" office:value="0.00000000002648359466">
                <text:p>0.00000000002648359466</text:p>
              </table:table-cell>
              <table:table-cell office:value-type="float" office:value="0.00000000001614369871">
                <text:p>0.00000000001614369871</text:p>
              </table:table-cell>
              <table:table-cell office:value-type="float" office:value="0.00000000000699419024">
                <text:p>0.00000000000699419024</text:p>
              </table:table-cell>
              <table:table-cell office:value-type="float" office:value="-0.00000000000096493078">
                <text:p>-0.00000000000096493078</text:p>
              </table:table-cell>
              <table:table-cell office:value-type="float" office:value="-0.00000000000773366434">
                <text:p>-0.00000000000773366434</text:p>
              </table:table-cell>
              <table:table-cell office:value-type="float" office:value="-0.00000000001331201043">
                <text:p>-0.00000000001331201043</text:p>
              </table:table-cell>
              <table:table-cell office:value-type="float" office:value="-0.00000000001769996906">
                <text:p>-0.00000000001769996906</text:p>
              </table:table-cell>
              <table:table-cell office:value-type="float" office:value="-0.00000000002089754023">
                <text:p>-0.00000000002089754023</text:p>
              </table:table-cell>
              <table:table-cell office:value-type="float" office:value="-0.00000000002290472393">
                <text:p>-0.00000000002290472393</text:p>
              </table:table-cell>
              <table:table-cell office:value-type="float" office:value="-0.00000000002372152018">
                <text:p>-0.00000000002372152018</text:p>
              </table:table-cell>
              <table:table-cell office:value-type="float" office:value="-0.00000000002334792896">
                <text:p>-0.00000000002334792896</text:p>
              </table:table-cell>
              <table:table-cell office:value-type="float" office:value="-0.00000000002178395028">
                <text:p>-0.00000000002178395028</text:p>
              </table:table-cell>
              <table:table-cell office:value-type="float" office:value="-0.00000000001902958414">
                <text:p>-0.00000000001902958414</text:p>
              </table:table-cell>
              <table:table-cell office:value-type="float" office:value="-0.00000000001790533938">
                <text:p>-0.00000000001790533938</text:p>
              </table:table-cell>
              <table:table-cell office:value-type="float" office:value="-0.00000000001922014993">
                <text:p>-0.00000000001922014993</text:p>
              </table:table-cell>
              <table:table-cell office:value-type="float" office:value="-0.00000000002021202416">
                <text:p>-0.00000000002021202416</text:p>
              </table:table-cell>
              <table:table-cell office:value-type="float" office:value="-0.00000000002088096208">
                <text:p>-0.00000000002088096208</text:p>
              </table:table-cell>
              <table:table-cell office:value-type="float" office:value="-0.00000000002122696368">
                <text:p>-0.00000000002122696368</text:p>
              </table:table-cell>
              <table:table-cell office:value-type="float" office:value="-0.00000000002125002897">
                <text:p>-0.00000000002125002897</text:p>
              </table:table-cell>
              <table:table-cell office:value-type="float" office:value="-0.00000000002095015795">
                <text:p>-0.00000000002095015795</text:p>
              </table:table-cell>
              <table:table-cell office:value-type="float" office:value="-0.00000000002032735061">
                <text:p>-0.00000000002032735061</text:p>
              </table:table-cell>
              <table:table-cell office:value-type="float" office:value="-0.00000000001938160695">
                <text:p>-0.00000000001938160695</text:p>
              </table:table-cell>
              <table:table-cell office:value-type="float" office:value="-0.00000000001811292698">
                <text:p>-0.00000000001811292698</text:p>
              </table:table-cell>
              <table:table-cell office:value-type="float" office:value="-0.0000000000165213107">
                <text:p>-0.0000000000165213107</text:p>
              </table:table-cell>
              <table:table-cell office:value-type="float" office:value="-0.0000000000146067581">
                <text:p>-0.0000000000146067581</text:p>
              </table:table-cell>
              <table:table-cell office:value-type="float" office:value="-0.00000000001236926919">
                <text:p>-0.00000000001236926919</text:p>
              </table:table-cell>
              <table:table-cell office:value-type="float" office:value="-0.00000000001207385963">
                <text:p>-0.00000000001207385963</text:p>
              </table:table-cell>
              <table:table-cell office:value-type="float" office:value="-0.00000000001135812855">
                <text:p>-0.00000000001135812855</text:p>
              </table:table-cell>
              <table:table-cell office:value-type="float" office:value="-0.00000000001064239747">
                <text:p>-0.00000000001064239747</text:p>
              </table:table-cell>
              <table:table-cell office:value-type="float" office:value="-0.00000000000992666639">
                <text:p>-0.00000000000992666639</text:p>
              </table:table-cell>
              <table:table-cell office:value-type="float" office:value="-0.00000000000921093531">
                <text:p>-0.00000000000921093531</text:p>
              </table:table-cell>
              <table:table-cell office:value-type="float" office:value="-0.00000000000849520423">
                <text:p>-0.00000000000849520423</text:p>
              </table:table-cell>
              <table:table-cell office:value-type="float" office:value="-0.00000000000777947315">
                <text:p>-0.00000000000777947315</text:p>
              </table:table-cell>
              <table:table-cell office:value-type="float" office:value="-0.00000000000706374207">
                <text:p>-0.00000000000706374207</text:p>
              </table:table-cell>
              <table:table-cell office:value-type="float" office:value="-0.00000000000634801098">
                <text:p>-0.00000000000634801098</text:p>
              </table:table-cell>
              <table:table-cell office:value-type="float" office:value="-0.0000000000056322799">
                <text:p>-0.0000000000056322799</text:p>
              </table:table-cell>
              <table:table-cell office:value-type="float" office:value="-0.00000000000491654882">
                <text:p>-0.00000000000491654882</text:p>
              </table:table-cell>
              <table:table-cell office:value-type="float" office:value="-0.00000000000420081774">
                <text:p>-0.00000000000420081774</text:p>
              </table:table-cell>
              <table:table-cell office:value-type="float" office:value="-0.00000000000348508666">
                <text:p>-0.00000000000348508666</text:p>
              </table:table-cell>
              <table:table-cell office:value-type="float" office:value="-0.00000000000324434116">
                <text:p>-0.00000000000324434116</text:p>
              </table:table-cell>
              <table:table-cell office:value-type="float" office:value="-0.00000000000321991993">
                <text:p>-0.00000000000321991993</text:p>
              </table:table-cell>
              <table:table-cell office:value-type="float" office:value="-0.0000000000031954987">
                <text:p>-0.0000000000031954987</text:p>
              </table:table-cell>
              <table:table-cell office:value-type="float" office:value="-0.00000000000317107747">
                <text:p>-0.00000000000317107747</text:p>
              </table:table-cell>
              <table:table-cell office:value-type="float" office:value="-0.00000000000314665624">
                <text:p>-0.00000000000314665624</text:p>
              </table:table-cell>
              <table:table-cell office:value-type="float" office:value="-0.000000000003122235">
                <text:p>-0.000000000003122235</text:p>
              </table:table-cell>
              <table:table-cell office:value-type="float" office:value="-0.00000000000309781377">
                <text:p>-0.00000000000309781377</text:p>
              </table:table-cell>
              <table:table-cell office:value-type="float" office:value="-0.00000000000307339254">
                <text:p>-0.00000000000307339254</text:p>
              </table:table-cell>
              <table:table-cell office:value-type="float" office:value="-0.00000000000304897131">
                <text:p>-0.00000000000304897131</text:p>
              </table:table-cell>
              <table:table-cell office:value-type="float" office:value="-0.00000000000302455008">
                <text:p>-0.00000000000302455008</text:p>
              </table:table-cell>
              <table:table-cell office:value-type="float" office:value="-0.00000000000300012885">
                <text:p>-0.00000000000300012885</text:p>
              </table:table-cell>
              <table:table-cell office:value-type="float" office:value="-0.00000000000297570761">
                <text:p>-0.00000000000297570761</text:p>
              </table:table-cell>
              <table:table-cell office:value-type="float" office:value="-0.00000000000295128638">
                <text:p>-0.00000000000295128638</text:p>
              </table:table-cell>
              <table:table-cell office:value-type="float" office:value="-0.00000000000292686515">
                <text:p>-0.00000000000292686515</text:p>
              </table:table-cell>
              <table:table-cell office:value-type="float" office:value="-0.00000000000290244392">
                <text:p>-0.00000000000290244392</text:p>
              </table:table-cell>
              <table:table-cell office:value-type="float" office:value="-0.00000000000287802269">
                <text:p>-0.00000000000287802269</text:p>
              </table:table-cell>
              <table:table-cell office:value-type="float" office:value="-0.00000000000285360145">
                <text:p>-0.00000000000285360145</text:p>
              </table:table-cell>
              <table:table-cell office:value-type="float" office:value="-0.00000000000282918022">
                <text:p>-0.00000000000282918022</text:p>
              </table:table-cell>
              <table:table-cell office:value-type="float" office:value="-0.00000000000280475899">
                <text:p>-0.00000000000280475899</text:p>
              </table:table-cell>
              <table:table-cell office:value-type="float" office:value="-0.00000000000278033776">
                <text:p>-0.00000000000278033776</text:p>
              </table:table-cell>
              <table:table-cell office:value-type="float" office:value="-0.00000000000275591653">
                <text:p>-0.00000000000275591653</text:p>
              </table:table-cell>
              <table:table-cell office:value-type="float" office:value="-0.0000000000027314953">
                <text:p>-0.0000000000027314953</text:p>
              </table:table-cell>
              <table:table-cell office:value-type="float" office:value="-0.00000000000270707406">
                <text:p>-0.00000000000270707406</text:p>
              </table:table-cell>
              <table:table-cell office:value-type="float" office:value="-0.00000000000268265283">
                <text:p>-0.00000000000268265283</text:p>
              </table:table-cell>
              <table:table-cell office:value-type="float" office:value="-0.0000000000026582316">
                <text:p>-0.0000000000026582316</text:p>
              </table:table-cell>
              <table:table-cell office:value-type="float" office:value="-0.00000000000263381037">
                <text:p>-0.00000000000263381037</text:p>
              </table:table-cell>
              <table:table-cell office:value-type="float" office:value="-0.00000000000260938914">
                <text:p>-0.00000000000260938914</text:p>
              </table:table-cell>
              <table:table-cell office:value-type="float" office:value="-0.00000000000258496791">
                <text:p>-0.00000000000258496791</text:p>
              </table:table-cell>
              <table:table-cell office:value-type="float" office:value="-0.00000000000256054667">
                <text:p>-0.00000000000256054667</text:p>
              </table:table-cell>
              <table:table-cell office:value-type="float" office:value="-0.00000000000253612544">
                <text:p>-0.00000000000253612544</text:p>
              </table:table-cell>
              <table:table-cell office:value-type="float" office:value="-0.00000000000251170421">
                <text:p>-0.00000000000251170421</text:p>
              </table:table-cell>
              <table:table-cell office:value-type="float" office:value="-0.00000000000248728298">
                <text:p>-0.00000000000248728298</text:p>
              </table:table-cell>
              <table:table-cell office:value-type="float" office:value="-0.00000000000246286175">
                <text:p>-0.00000000000246286175</text:p>
              </table:table-cell>
              <table:table-cell office:value-type="float" office:value="-0.00000000000243844051">
                <text:p>-0.00000000000243844051</text:p>
              </table:table-cell>
              <table:table-cell office:value-type="float" office:value="-0.00000000000241401928">
                <text:p>-0.00000000000241401928</text:p>
              </table:table-cell>
              <table:table-cell office:value-type="float" office:value="-0.00000000000238959805">
                <text:p>-0.00000000000238959805</text:p>
              </table:table-cell>
              <table:table-cell office:value-type="float" office:value="-0.00000000000236517682">
                <text:p>-0.00000000000236517682</text:p>
              </table:table-cell>
              <table:table-cell office:value-type="float" office:value="-0.00000000000234075559">
                <text:p>-0.00000000000234075559</text:p>
              </table:table-cell>
              <table:table-cell office:value-type="float" office:value="-0.00000000000231633436">
                <text:p>-0.00000000000231633436</text:p>
              </table:table-cell>
              <table:table-cell office:value-type="float" office:value="-0.00000000000229191312">
                <text:p>-0.00000000000229191312</text:p>
              </table:table-cell>
              <table:table-cell office:value-type="float" office:value="-0.00000000000226749189">
                <text:p>-0.00000000000226749189</text:p>
              </table:table-cell>
              <table:table-cell office:value-type="float" office:value="-0.00000000000224307066">
                <text:p>-0.00000000000224307066</text:p>
              </table:table-cell>
              <table:table-cell office:value-type="float" office:value="-0.00000000000221864943">
                <text:p>-0.00000000000221864943</text:p>
              </table:table-cell>
              <table:table-cell office:value-type="float" office:value="-0.0000000000021942282">
                <text:p>-0.0000000000021942282</text:p>
              </table:table-cell>
              <table:table-cell office:value-type="float" office:value="-0.00000000000216980697">
                <text:p>-0.00000000000216980697</text:p>
              </table:table-cell>
              <table:table-cell office:value-type="float" office:value="-0.00000000000214538573">
                <text:p>-0.00000000000214538573</text:p>
              </table:table-cell>
              <table:table-cell office:value-type="float" office:value="-0.0000000000021209645">
                <text:p>-0.0000000000021209645</text:p>
              </table:table-cell>
              <table:table-cell office:value-type="float" office:value="-0.00000000000209654327">
                <text:p>-0.00000000000209654327</text:p>
              </table:table-cell>
              <table:table-cell office:value-type="float" office:value="-0.00000000000207212204">
                <text:p>-0.00000000000207212204</text:p>
              </table:table-cell>
              <table:table-cell office:value-type="float" office:value="-0.00000000000204770081">
                <text:p>-0.00000000000204770081</text:p>
              </table:table-cell>
              <table:table-cell office:value-type="float" office:value="-0.00000000000202327958">
                <text:p>-0.00000000000202327958</text:p>
              </table:table-cell>
              <table:table-cell office:value-type="float" office:value="-0.00000000000199885834">
                <text:p>-0.00000000000199885834</text:p>
              </table:table-cell>
              <table:table-cell office:value-type="float" office:value="-0.00000000000197443711">
                <text:p>-0.00000000000197443711</text:p>
              </table:table-cell>
              <table:table-cell office:value-type="float" office:value="-0.00000000000195001588">
                <text:p>-0.00000000000195001588</text:p>
              </table:table-cell>
              <table:table-cell office:value-type="float" office:value="-0.00000000000192559465">
                <text:p>-0.00000000000192559465</text:p>
              </table:table-cell>
              <table:table-cell office:value-type="float" office:value="-0.00000000000190117342">
                <text:p>-0.00000000000190117342</text:p>
              </table:table-cell>
              <table:table-cell office:value-type="float" office:value="-0.00000000000187675218">
                <text:p>-0.00000000000187675218</text:p>
              </table:table-cell>
              <table:table-cell office:value-type="float" office:value="-0.00000000000185233095">
                <text:p>-0.00000000000185233095</text:p>
              </table:table-cell>
              <table:table-cell office:value-type="float" office:value="-0.00000000000182790972">
                <text:p>-0.00000000000182790972</text:p>
              </table:table-cell>
              <table:table-cell office:value-type="float" office:value="-0.00000000000180348849">
                <text:p>-0.00000000000180348849</text:p>
              </table:table-cell>
              <table:table-cell office:value-type="float" office:value="-0.00000000000177906726">
                <text:p>-0.00000000000177906726</text:p>
              </table:table-cell>
              <table:table-cell office:value-type="float" office:value="-0.00000000000175464603">
                <text:p>-0.00000000000175464603</text:p>
              </table:table-cell>
              <table:table-cell office:value-type="float" office:value="-0.00000000000173022479">
                <text:p>-0.00000000000173022479</text:p>
              </table:table-cell>
              <table:table-cell office:value-type="float" office:value="-0.00000000000170580356">
                <text:p>-0.00000000000170580356</text:p>
              </table:table-cell>
              <table:table-cell office:value-type="float" office:value="-0.00000000000168138233">
                <text:p>-0.00000000000168138233</text:p>
              </table:table-cell>
              <table:table-cell office:value-type="float" office:value="-0.0000000000016569611">
                <text:p>-0.0000000000016569611</text:p>
              </table:table-cell>
              <table:table-cell office:value-type="float" office:value="-0.00000000000163253987">
                <text:p>-0.00000000000163253987</text:p>
              </table:table-cell>
              <table:table-cell office:value-type="float" office:value="-0.00000000000160811864">
                <text:p>-0.00000000000160811864</text:p>
              </table:table-cell>
              <table:table-cell office:value-type="float" office:value="-0.0000000000015836974">
                <text:p>-0.0000000000015836974</text:p>
              </table:table-cell>
              <table:table-cell office:value-type="float" office:value="-0.00000000000155927617">
                <text:p>-0.00000000000155927617</text:p>
              </table:table-cell>
              <table:table-cell office:value-type="float" office:value="-0.00000000000153485494">
                <text:p>-0.00000000000153485494</text:p>
              </table:table-cell>
              <table:table-cell office:value-type="float" office:value="-0.00000000000151043371">
                <text:p>-0.00000000000151043371</text:p>
              </table:table-cell>
              <table:table-cell office:value-type="float" office:value="-0.00000000000148601248">
                <text:p>-0.00000000000148601248</text:p>
              </table:table-cell>
              <table:table-cell office:value-type="float" office:value="-0.00000000000146159124">
                <text:p>-0.00000000000146159124</text:p>
              </table:table-cell>
              <table:table-cell office:value-type="float" office:value="-0.00000000000143717001">
                <text:p>-0.00000000000143717001</text:p>
              </table:table-cell>
              <table:table-cell office:value-type="float" office:value="-0.00000000000141274878">
                <text:p>-0.00000000000141274878</text:p>
              </table:table-cell>
              <table:table-cell office:value-type="float" office:value="-0.00000000000138832755">
                <text:p>-0.00000000000138832755</text:p>
              </table:table-cell>
              <table:table-cell office:value-type="float" office:value="-0.00000000000136390632">
                <text:p>-0.00000000000136390632</text:p>
              </table:table-cell>
              <table:table-cell office:value-type="float" office:value="-0.00000000000133948509">
                <text:p>-0.00000000000133948509</text:p>
              </table:table-cell>
              <table:table-cell office:value-type="float" office:value="-0.00000000000131506385">
                <text:p>-0.00000000000131506385</text:p>
              </table:table-cell>
              <table:table-cell office:value-type="float" office:value="-0.00000000000129064262">
                <text:p>-0.00000000000129064262</text:p>
              </table:table-cell>
              <table:table-cell office:value-type="float" office:value="-0.00000000000126622139">
                <text:p>-0.00000000000126622139</text:p>
              </table:table-cell>
              <table:table-cell office:value-type="float" office:value="-0.00000000000124180016">
                <text:p>-0.00000000000124180016</text:p>
              </table:table-cell>
              <table:table-cell office:value-type="float" office:value="-0.00000000000121737893">
                <text:p>-0.00000000000121737893</text:p>
              </table:table-cell>
              <table:table-cell office:value-type="float" office:value="-0.0000000000011929577">
                <text:p>-0.0000000000011929577</text:p>
              </table:table-cell>
              <table:table-cell office:value-type="float" office:value="-0.00000000000116853646">
                <text:p>-0.00000000000116853646</text:p>
              </table:table-cell>
              <table:table-cell office:value-type="float" office:value="-0.00000000000114411523">
                <text:p>-0.00000000000114411523</text:p>
              </table:table-cell>
              <table:table-cell office:value-type="float" office:value="-0.000000000001119694">
                <text:p>-0.000000000001119694</text:p>
              </table:table-cell>
              <table:table-cell office:value-type="float" office:value="-0.00000000000109527277">
                <text:p>-0.00000000000109527277</text:p>
              </table:table-cell>
              <table:table-cell office:value-type="float" office:value="-0.00000000000107085154">
                <text:p>-0.00000000000107085154</text:p>
              </table:table-cell>
              <table:table-cell office:value-type="float" office:value="-0.00000000000104643031">
                <text:p>-0.00000000000104643031</text:p>
              </table:table-cell>
              <table:table-cell office:value-type="float" office:value="-0.00000000000102200907">
                <text:p>-0.00000000000102200907</text:p>
              </table:table-cell>
              <table:table-cell office:value-type="float" office:value="-0.00000000000099758784">
                <text:p>-0.00000000000099758784</text:p>
              </table:table-cell>
              <table:table-cell office:value-type="float" office:value="-0.00000000000097316661">
                <text:p>-0.00000000000097316661</text:p>
              </table:table-cell>
              <table:table-cell office:value-type="float" office:value="-0.00000000000094874538">
                <text:p>-0.00000000000094874538</text:p>
              </table:table-cell>
              <table:table-cell office:value-type="float" office:value="-0.00000000000092432415">
                <text:p>-0.00000000000092432415</text:p>
              </table:table-cell>
              <table:table-cell office:value-type="float" office:value="-0.00000000000089990291">
                <text:p>-0.00000000000089990291</text:p>
              </table:table-cell>
              <table:table-cell office:value-type="float" office:value="-0.00000000000087548168">
                <text:p>-0.00000000000087548168</text:p>
              </table:table-cell>
              <table:table-cell office:value-type="float" office:value="-0.00000000000085106045">
                <text:p>-0.00000000000085106045</text:p>
              </table:table-cell>
              <table:table-cell office:value-type="float" office:value="-0.00000000000082663922">
                <text:p>-0.00000000000082663922</text:p>
              </table:table-cell>
              <table:table-cell office:value-type="float" office:value="-0.00000000000080221799">
                <text:p>-0.00000000000080221799</text:p>
              </table:table-cell>
              <table:table-cell office:value-type="float" office:value="-0.00000000000077779676">
                <text:p>-0.00000000000077779676</text:p>
              </table:table-cell>
              <table:table-cell office:value-type="float" office:value="-0.00000000000075337552">
                <text:p>-0.00000000000075337552</text:p>
              </table:table-cell>
              <table:table-cell office:value-type="float" office:value="-0.00000000000072895429">
                <text:p>-0.00000000000072895429</text:p>
              </table:table-cell>
              <table:table-cell office:value-type="float" office:value="-0.00000000000070453306">
                <text:p>-0.00000000000070453306</text:p>
              </table:table-cell>
              <table:table-cell office:value-type="float" office:value="-0.00000000000068011183">
                <text:p>-0.00000000000068011183</text:p>
              </table:table-cell>
              <table:table-cell office:value-type="float" office:value="-0.0000000000006556906">
                <text:p>-0.0000000000006556906</text:p>
              </table:table-cell>
              <table:table-cell office:value-type="float" office:value="-0.00000000000063126937">
                <text:p>-0.00000000000063126937</text:p>
              </table:table-cell>
              <table:table-cell office:value-type="float" office:value="-0.00000000000060684813">
                <text:p>-0.00000000000060684813</text:p>
              </table:table-cell>
              <table:table-cell office:value-type="float" office:value="-0.0000000000005824269">
                <text:p>-0.0000000000005824269</text:p>
              </table:table-cell>
              <table:table-cell office:value-type="float" office:value="-0.00000000000055800567">
                <text:p>-0.00000000000055800567</text:p>
              </table:table-cell>
              <table:table-cell office:value-type="float" office:value="-0.00000000000053358444">
                <text:p>-0.00000000000053358444</text:p>
              </table:table-cell>
              <table:table-cell office:value-type="float" office:value="-0.00000000000050916321">
                <text:p>-0.00000000000050916321</text:p>
              </table:table-cell>
              <table:table-cell office:value-type="float" office:value="-0.00000000000048474198">
                <text:p>-0.00000000000048474198</text:p>
              </table:table-cell>
              <table:table-cell office:value-type="float" office:value="-0.00000000000046032074">
                <text:p>-0.00000000000046032074</text:p>
              </table:table-cell>
              <table:table-cell office:value-type="float" office:value="-0.00000000000043589951">
                <text:p>-0.00000000000043589951</text:p>
              </table:table-cell>
              <table:table-cell office:value-type="float" office:value="-0.00000000000041147828">
                <text:p>-0.00000000000041147828</text:p>
              </table:table-cell>
              <table:table-cell office:value-type="float" office:value="-0.00000000000038705705">
                <text:p>-0.00000000000038705705</text:p>
              </table:table-cell>
              <table:table-cell office:value-type="float" office:value="-0.00000000000036263582">
                <text:p>-0.00000000000036263582</text:p>
              </table:table-cell>
              <table:table-cell office:value-type="float" office:value="-0.00000000000033821458">
                <text:p>-0.00000000000033821458</text:p>
              </table:table-cell>
              <table:table-cell office:value-type="float" office:value="-0.00000000000031379335">
                <text:p>-0.00000000000031379335</text:p>
              </table:table-cell>
              <table:table-cell office:value-type="float" office:value="-0.00000000000028937212">
                <text:p>-0.00000000000028937212</text:p>
              </table:table-cell>
              <table:table-cell office:value-type="float" office:value="-0.00000000000026495089">
                <text:p>-0.00000000000026495089</text:p>
              </table:table-cell>
              <table:table-cell office:value-type="float" office:value="-0.00000000000024052966">
                <text:p>-0.00000000000024052966</text:p>
              </table:table-cell>
              <table:table-cell office:value-type="float" office:value="-0.00000000000021610843">
                <text:p>-0.00000000000021610843</text:p>
              </table:table-cell>
              <table:table-cell office:value-type="float" office:value="-0.00000000000019168719">
                <text:p>-0.00000000000019168719</text:p>
              </table:table-cell>
              <table:table-cell office:value-type="float" office:value="-0.00000000000016726596">
                <text:p>-0.00000000000016726596</text:p>
              </table:table-cell>
              <table:table-cell office:value-type="float" office:value="-0.00000000000014284473">
                <text:p>-0.00000000000014284473</text:p>
              </table:table-cell>
              <table:table-cell office:value-type="float" office:value="-0.0000000000001184235">
                <text:p>-0.0000000000001184235</text:p>
              </table:table-cell>
              <table:table-cell office:value-type="float" office:value="-0.00000000000011035794">
                <text:p>-0.00000000000011035794</text:p>
              </table:table-cell>
              <table:table-cell office:value-type="float" office:value="-0.00000000000010952716">
                <text:p>-0.00000000000010952716</text:p>
              </table:table-cell>
              <table:table-cell office:value-type="float" office:value="-0.00000000000010869639">
                <text:p>-0.00000000000010869639</text:p>
              </table:table-cell>
              <table:table-cell office:value-type="float" office:value="-0.00000000000010786561">
                <text:p>-0.00000000000010786561</text:p>
              </table:table-cell>
              <table:table-cell office:value-type="float" office:value="-0.00000000000010703484">
                <text:p>-0.00000000000010703484</text:p>
              </table:table-cell>
              <table:table-cell office:value-type="float" office:value="-0.00000000000010620406">
                <text:p>-0.00000000000010620406</text:p>
              </table:table-cell>
              <table:table-cell office:value-type="float" office:value="-0.00000000000010537329">
                <text:p>-0.00000000000010537329</text:p>
              </table:table-cell>
              <table:table-cell office:value-type="float" office:value="-0.00000000000010454251">
                <text:p>-0.00000000000010454251</text:p>
              </table:table-cell>
              <table:table-cell office:value-type="float" office:value="-0.00000000000010371174">
                <text:p>-0.00000000000010371174</text:p>
              </table:table-cell>
              <table:table-cell office:value-type="float" office:value="-0.00000000000010288096">
                <text:p>-0.00000000000010288096</text:p>
              </table:table-cell>
              <table:table-cell office:value-type="float" office:value="-0.00000000000010205019">
                <text:p>-0.00000000000010205019</text:p>
              </table:table-cell>
              <table:table-cell office:value-type="float" office:value="-0.00000000000010121941">
                <text:p>-0.00000000000010121941</text:p>
              </table:table-cell>
              <table:table-cell office:value-type="float" office:value="-0.00000000000010038864">
                <text:p>-0.00000000000010038864</text:p>
              </table:table-cell>
              <table:table-cell office:value-type="float" office:value="-0.00000000000009955786">
                <text:p>-0.00000000000009955786</text:p>
              </table:table-cell>
              <table:table-cell office:value-type="float" office:value="-0.00000000000009872709">
                <text:p>-0.00000000000009872709</text:p>
              </table:table-cell>
              <table:table-cell office:value-type="float" office:value="-0.00000000000009789631">
                <text:p>-0.00000000000009789631</text:p>
              </table:table-cell>
              <table:table-cell office:value-type="float" office:value="-0.00000000000009706554">
                <text:p>-0.00000000000009706554</text:p>
              </table:table-cell>
              <table:table-cell office:value-type="float" office:value="-0.00000000000009623476">
                <text:p>-0.00000000000009623476</text:p>
              </table:table-cell>
              <table:table-cell office:value-type="float" office:value="-0.00000000000009540399">
                <text:p>-0.00000000000009540399</text:p>
              </table:table-cell>
              <table:table-cell office:value-type="float" office:value="-0.00000000000009457321">
                <text:p>-0.00000000000009457321</text:p>
              </table:table-cell>
              <table:table-cell office:value-type="float" office:value="-0.00000000000009374244">
                <text:p>-0.00000000000009374244</text:p>
              </table:table-cell>
              <table:table-cell office:value-type="float" office:value="-0.00000000000009291166">
                <text:p>-0.00000000000009291166</text:p>
              </table:table-cell>
              <table:table-cell office:value-type="float" office:value="-0.00000000000009208089">
                <text:p>-0.00000000000009208089</text:p>
              </table:table-cell>
              <table:table-cell office:value-type="float" office:value="-0.00000000000009125011">
                <text:p>-0.00000000000009125011</text:p>
              </table:table-cell>
              <table:table-cell office:value-type="float" office:value="-0.00000000000009041934">
                <text:p>-0.00000000000009041934</text:p>
              </table:table-cell>
              <table:table-cell office:value-type="float" office:value="-0.00000000000008958856">
                <text:p>-0.00000000000008958856</text:p>
              </table:table-cell>
              <table:table-cell office:value-type="float" office:value="-0.00000000000008875779">
                <text:p>-0.00000000000008875779</text:p>
              </table:table-cell>
              <table:table-cell office:value-type="float" office:value="-0.00000000000008792701">
                <text:p>-0.00000000000008792701</text:p>
              </table:table-cell>
              <table:table-cell office:value-type="float" office:value="-0.00000000000008709624">
                <text:p>-0.00000000000008709624</text:p>
              </table:table-cell>
              <table:table-cell office:value-type="float" office:value="-0.00000000000008626546">
                <text:p>-0.00000000000008626546</text:p>
              </table:table-cell>
              <table:table-cell office:value-type="float" office:value="-0.00000000000008543469">
                <text:p>-0.00000000000008543469</text:p>
              </table:table-cell>
              <table:table-cell office:value-type="float" office:value="-0.00000000000008460391">
                <text:p>-0.00000000000008460391</text:p>
              </table:table-cell>
              <table:table-cell office:value-type="float" office:value="-0.00000000000008377314">
                <text:p>-0.00000000000008377314</text:p>
              </table:table-cell>
              <table:table-cell office:value-type="float" office:value="-0.00000000000008294236">
                <text:p>-0.00000000000008294236</text:p>
              </table:table-cell>
              <table:table-cell office:value-type="float" office:value="-0.00000000000008211159">
                <text:p>-0.00000000000008211159</text:p>
              </table:table-cell>
              <table:table-cell office:value-type="float" office:value="-0.00000000000008128081">
                <text:p>-0.00000000000008128081</text:p>
              </table:table-cell>
              <table:table-cell office:value-type="float" office:value="-0.00000000000008045004">
                <text:p>-0.00000000000008045004</text:p>
              </table:table-cell>
              <table:table-cell office:value-type="float" office:value="-0.00000000000007961926">
                <text:p>-0.00000000000007961926</text:p>
              </table:table-cell>
              <table:table-cell office:value-type="float" office:value="-0.00000000000007878849">
                <text:p>-0.00000000000007878849</text:p>
              </table:table-cell>
              <table:table-cell office:value-type="float" office:value="-0.00000000000007795771">
                <text:p>-0.00000000000007795771</text:p>
              </table:table-cell>
              <table:table-cell office:value-type="float" office:value="-0.00000000000007712694">
                <text:p>-0.00000000000007712694</text:p>
              </table:table-cell>
              <table:table-cell office:value-type="float" office:value="-0.00000000000007629616">
                <text:p>-0.00000000000007629616</text:p>
              </table:table-cell>
              <table:table-cell office:value-type="float" office:value="-0.00000000000007546539">
                <text:p>-0.00000000000007546539</text:p>
              </table:table-cell>
              <table:table-cell office:value-type="float" office:value="-0.00000000000007463461">
                <text:p>-0.00000000000007463461</text:p>
              </table:table-cell>
              <table:table-cell office:value-type="float" office:value="-0.00000000000007380384">
                <text:p>-0.00000000000007380384</text:p>
              </table:table-cell>
              <table:table-cell office:value-type="float" office:value="-0.00000000000007297306">
                <text:p>-0.00000000000007297306</text:p>
              </table:table-cell>
              <table:table-cell office:value-type="float" office:value="-0.00000000000007214229">
                <text:p>-0.00000000000007214229</text:p>
              </table:table-cell>
              <table:table-cell office:value-type="float" office:value="-0.00000000000007131151">
                <text:p>-0.00000000000007131151</text:p>
              </table:table-cell>
              <table:table-cell office:value-type="float" office:value="-0.00000000000007048074">
                <text:p>-0.00000000000007048074</text:p>
              </table:table-cell>
              <table:table-cell office:value-type="float" office:value="-0.00000000000006964996">
                <text:p>-0.00000000000006964996</text:p>
              </table:table-cell>
              <table:table-cell office:value-type="float" office:value="-0.00000000000006881919">
                <text:p>-0.00000000000006881919</text:p>
              </table:table-cell>
              <table:table-cell office:value-type="float" office:value="-0.00000000000006798841">
                <text:p>-0.00000000000006798841</text:p>
              </table:table-cell>
              <table:table-cell office:value-type="float" office:value="-0.00000000000006715764">
                <text:p>-0.00000000000006715764</text:p>
              </table:table-cell>
              <table:table-cell office:value-type="float" office:value="-0.00000000000006632686">
                <text:p>-0.00000000000006632686</text:p>
              </table:table-cell>
              <table:table-cell office:value-type="float" office:value="-0.00000000000006549609">
                <text:p>-0.00000000000006549609</text:p>
              </table:table-cell>
              <table:table-cell office:value-type="float" office:value="-0.00000000000006466531">
                <text:p>-0.00000000000006466531</text:p>
              </table:table-cell>
              <table:table-cell office:value-type="float" office:value="-0.00000000000006383454">
                <text:p>-0.00000000000006383454</text:p>
              </table:table-cell>
              <table:table-cell office:value-type="float" office:value="-0.00000000000006300376">
                <text:p>-0.00000000000006300376</text:p>
              </table:table-cell>
              <table:table-cell office:value-type="float" office:value="-0.00000000000006217299">
                <text:p>-0.00000000000006217299</text:p>
              </table:table-cell>
              <table:table-cell office:value-type="float" office:value="-0.00000000000006134221">
                <text:p>-0.00000000000006134221</text:p>
              </table:table-cell>
              <table:table-cell office:value-type="float" office:value="-0.00000000000006051144">
                <text:p>-0.00000000000006051144</text:p>
              </table:table-cell>
              <table:table-cell office:value-type="float" office:value="-0.00000000000005968066">
                <text:p>-0.00000000000005968066</text:p>
              </table:table-cell>
              <table:table-cell office:value-type="float" office:value="-0.00000000000005884989">
                <text:p>-0.00000000000005884989</text:p>
              </table:table-cell>
              <table:table-cell office:value-type="float" office:value="-0.00000000000005801911">
                <text:p>-0.00000000000005801911</text:p>
              </table:table-cell>
              <table:table-cell office:value-type="float" office:value="-0.00000000000005718834">
                <text:p>-0.00000000000005718834</text:p>
              </table:table-cell>
              <table:table-cell office:value-type="float" office:value="-0.00000000000005635756">
                <text:p>-0.00000000000005635756</text:p>
              </table:table-cell>
              <table:table-cell office:value-type="float" office:value="-0.00000000000005552679">
                <text:p>-0.00000000000005552679</text:p>
              </table:table-cell>
              <table:table-cell office:value-type="float" office:value="-0.00000000000005469601">
                <text:p>-0.00000000000005469601</text:p>
              </table:table-cell>
              <table:table-cell office:value-type="float" office:value="-0.00000000000005386524">
                <text:p>-0.00000000000005386524</text:p>
              </table:table-cell>
              <table:table-cell office:value-type="float" office:value="-0.00000000000005303446">
                <text:p>-0.00000000000005303446</text:p>
              </table:table-cell>
              <table:table-cell office:value-type="float" office:value="-0.00000000000005220369">
                <text:p>-0.00000000000005220369</text:p>
              </table:table-cell>
              <table:table-cell office:value-type="float" office:value="-0.00000000000005137292">
                <text:p>-0.00000000000005137292</text:p>
              </table:table-cell>
              <table:table-cell office:value-type="float" office:value="-0.00000000000005054214">
                <text:p>-0.00000000000005054214</text:p>
              </table:table-cell>
              <table:table-cell office:value-type="float" office:value="-0.00000000000004971137">
                <text:p>-0.00000000000004971137</text:p>
              </table:table-cell>
              <table:table-cell office:value-type="float" office:value="-0.00000000000004888059">
                <text:p>-0.00000000000004888059</text:p>
              </table:table-cell>
              <table:table-cell office:value-type="float" office:value="-0.00000000000004804982">
                <text:p>-0.00000000000004804982</text:p>
              </table:table-cell>
              <table:table-cell office:value-type="float" office:value="-0.00000000000004721904">
                <text:p>-0.00000000000004721904</text:p>
              </table:table-cell>
              <table:table-cell office:value-type="float" office:value="-0.00000000000004638827">
                <text:p>-0.00000000000004638827</text:p>
              </table:table-cell>
              <table:table-cell office:value-type="float" office:value="-0.00000000000004555749">
                <text:p>-0.00000000000004555749</text:p>
              </table:table-cell>
              <table:table-cell office:value-type="float" office:value="-0.00000000000004472672">
                <text:p>-0.00000000000004472672</text:p>
              </table:table-cell>
              <table:table-cell office:value-type="float" office:value="-0.00000000000004389594">
                <text:p>-0.00000000000004389594</text:p>
              </table:table-cell>
              <table:table-cell office:value-type="float" office:value="-0.00000000000004306517">
                <text:p>-0.00000000000004306517</text:p>
              </table:table-cell>
              <table:table-cell office:value-type="float" office:value="-0.00000000000004223439">
                <text:p>-0.00000000000004223439</text:p>
              </table:table-cell>
              <table:table-cell office:value-type="float" office:value="-0.00000000000004140362">
                <text:p>-0.00000000000004140362</text:p>
              </table:table-cell>
              <table:table-cell office:value-type="float" office:value="-0.00000000000004057284">
                <text:p>-0.00000000000004057284</text:p>
              </table:table-cell>
              <table:table-cell office:value-type="float" office:value="-0.00000000000003974207">
                <text:p>-0.00000000000003974207</text:p>
              </table:table-cell>
              <table:table-cell office:value-type="float" office:value="-0.00000000000003891129">
                <text:p>-0.00000000000003891129</text:p>
              </table:table-cell>
              <table:table-cell office:value-type="float" office:value="-0.00000000000003808052">
                <text:p>-0.00000000000003808052</text:p>
              </table:table-cell>
              <table:table-cell office:value-type="float" office:value="-0.00000000000003724974">
                <text:p>-0.00000000000003724974</text:p>
              </table:table-cell>
              <table:table-cell office:value-type="float" office:value="-0.00000000000003641897">
                <text:p>-0.00000000000003641897</text:p>
              </table:table-cell>
              <table:table-cell office:value-type="float" office:value="-0.00000000000003558819">
                <text:p>-0.00000000000003558819</text:p>
              </table:table-cell>
            </table:table-row>
            <table:table-row>
              <table:table-cell office:value-type="string">
                <text:p>Infected</text:p>
                <draw:g>
                  <svg:desc>'South Korea_1918h1n1'.A4:'South Korea_1918h1n1'.A4</svg:desc>
                </draw:g>
              </table:table-cell>
              <table:table-cell office:value-type="float" office:value="0">
                <text:p>0</text:p>
                <draw:g>
                  <svg:desc>'South Korea_1918h1n1'.B4:'South Korea_1918h1n1'.SG4</svg:desc>
                </draw:g>
              </table:table-cell>
              <table:table-cell office:value-type="float" office:value="0.384691888449863">
                <text:p>0.384691888449863</text:p>
              </table:table-cell>
              <table:table-cell office:value-type="float" office:value="0.641814274145565">
                <text:p>0.641814274145565</text:p>
              </table:table-cell>
              <table:table-cell office:value-type="float" office:value="0.892714896610916">
                <text:p>0.892714896610916</text:p>
              </table:table-cell>
              <table:table-cell office:value-type="float" office:value="1.1922887197774">
                <text:p>1.1922887197774</text:p>
              </table:table-cell>
              <table:table-cell office:value-type="float" office:value="1.57594832947134">
                <text:p>1.57594832947134</text:p>
              </table:table-cell>
              <table:table-cell office:value-type="float" office:value="2.07736398639398">
                <text:p>2.07736398639398</text:p>
              </table:table-cell>
              <table:table-cell office:value-type="float" office:value="2.73631774846748">
                <text:p>2.73631774846748</text:p>
              </table:table-cell>
              <table:table-cell office:value-type="float" office:value="3.60359505766212">
                <text:p>3.60359505766212</text:p>
              </table:table-cell>
              <table:table-cell office:value-type="float" office:value="4.74550996729595">
                <text:p>4.74550996729595</text:p>
              </table:table-cell>
              <table:table-cell office:value-type="float" office:value="6.24919060901051">
                <text:p>6.24919060901051</text:p>
              </table:table-cell>
              <table:table-cell office:value-type="float" office:value="8.2293025694063">
                <text:p>8.2293025694063</text:p>
              </table:table-cell>
              <table:table-cell office:value-type="float" office:value="10.836819681901">
                <text:p>10.836819681901</text:p>
              </table:table-cell>
              <table:table-cell office:value-type="float" office:value="14.2705440595482">
                <text:p>14.2705440595482</text:p>
              </table:table-cell>
              <table:table-cell office:value-type="float" office:value="18.7922662022796">
                <text:p>18.7922662022796</text:p>
              </table:table-cell>
              <table:table-cell office:value-type="float" office:value="24.7467254967085">
                <text:p>24.7467254967085</text:p>
              </table:table-cell>
              <table:table-cell office:value-type="float" office:value="32.5878929083638">
                <text:p>32.5878929083638</text:p>
              </table:table-cell>
              <table:table-cell office:value-type="float" office:value="42.9135816230772">
                <text:p>42.9135816230772</text:p>
              </table:table-cell>
              <table:table-cell office:value-type="float" office:value="56.5110230366855">
                <text:p>56.5110230366855</text:p>
              </table:table-cell>
              <table:table-cell office:value-type="float" office:value="74.4168832531608">
                <text:p>74.4168832531608</text:p>
              </table:table-cell>
              <table:table-cell office:value-type="float" office:value="97.9962943361249">
                <text:p>97.9962943361249</text:p>
              </table:table-cell>
              <table:table-cell office:value-type="float" office:value="129.046924542242">
                <text:p>129.046924542242</text:p>
              </table:table-cell>
              <table:table-cell office:value-type="float" office:value="169.936018025466">
                <text:p>169.936018025466</text:p>
              </table:table-cell>
              <table:table-cell office:value-type="float" office:value="223.78084930844">
                <text:p>223.78084930844</text:p>
              </table:table-cell>
              <table:table-cell office:value-type="float" office:value="294.686339475276">
                <text:p>294.686339475276</text:p>
              </table:table-cell>
              <table:table-cell office:value-type="float" office:value="388.057939299747">
                <text:p>388.057939299747</text:p>
              </table:table-cell>
              <table:table-cell office:value-type="float" office:value="511.013600625863">
                <text:p>511.013600625863</text:p>
              </table:table-cell>
              <table:table-cell office:value-type="float" office:value="672.926213775176">
                <text:p>672.926213775176</text:p>
              </table:table-cell>
              <table:table-cell office:value-type="float" office:value="886.137778201246">
                <text:p>886.137778201246</text:p>
              </table:table-cell>
              <table:table-cell office:value-type="float" office:value="1166.89962597641">
                <text:p>1166.89962597641</text:p>
              </table:table-cell>
              <table:table-cell office:value-type="float" office:value="1536.61014977546">
                <text:p>1536.61014977546</text:p>
              </table:table-cell>
              <table:table-cell office:value-type="float" office:value="2023.44402321333">
                <text:p>2023.44402321333</text:p>
              </table:table-cell>
              <table:table-cell office:value-type="float" office:value="2664.4963939543">
                <text:p>2664.4963939543</text:p>
              </table:table-cell>
              <table:table-cell office:value-type="float" office:value="3508.60432881796">
                <text:p>3508.60432881796</text:p>
              </table:table-cell>
              <table:table-cell office:value-type="float" office:value="4620.05864171595">
                <text:p>4620.05864171595</text:p>
              </table:table-cell>
              <table:table-cell office:value-type="float" office:value="6083.48530185353">
                <text:p>6083.48530185353</text:p>
              </table:table-cell>
              <table:table-cell office:value-type="float" office:value="8010.26254640633">
                <text:p>8010.26254640633</text:p>
              </table:table-cell>
              <table:table-cell office:value-type="float" office:value="10546.951903347">
                <text:p>10546.951903347</text:p>
              </table:table-cell>
              <table:table-cell office:value-type="float" office:value="13886.3673466575">
                <text:p>13886.3673466575</text:p>
              </table:table-cell>
              <table:table-cell office:value-type="float" office:value="18282.0940659029">
                <text:p>18282.0940659029</text:p>
              </table:table-cell>
              <table:table-cell office:value-type="float" office:value="24067.5072486806">
                <text:p>24067.5072486806</text:p>
              </table:table-cell>
              <table:table-cell office:value-type="float" office:value="31680.6450737183">
                <text:p>31680.6450737183</text:p>
              </table:table-cell>
              <table:table-cell office:value-type="float" office:value="41696.6622327768">
                <text:p>41696.6622327768</text:p>
              </table:table-cell>
              <table:table-cell office:value-type="float" office:value="54870.0517080915">
                <text:p>54870.0517080915</text:p>
              </table:table-cell>
              <table:table-cell office:value-type="float" office:value="72189.3542539044">
                <text:p>72189.3542539044</text:p>
              </table:table-cell>
              <table:table-cell office:value-type="float" office:value="94947.6713238639">
                <text:p>94947.6713238639</text:p>
              </table:table-cell>
              <table:table-cell office:value-type="float" office:value="124832.89141964">
                <text:p>124832.89141964</text:p>
              </table:table-cell>
              <table:table-cell office:value-type="float" office:value="164042.006561659">
                <text:p>164042.006561659</text:p>
              </table:table-cell>
              <table:table-cell office:value-type="float" office:value="215423.985754209">
                <text:p>215423.985754209</text:p>
              </table:table-cell>
              <table:table-cell office:value-type="float" office:value="282654.934826869">
                <text:p>282654.934826869</text:p>
              </table:table-cell>
              <table:table-cell office:value-type="float" office:value="370446.925426279">
                <text:p>370446.925426279</text:p>
              </table:table-cell>
              <table:table-cell office:value-type="float" office:value="484786.655207617">
                <text:p>484786.655207617</text:p>
              </table:table-cell>
              <table:table-cell office:value-type="float" office:value="633190.058519316">
                <text:p>633190.058519316</text:p>
              </table:table-cell>
              <table:table-cell office:value-type="float" office:value="824941.364539044">
                <text:p>824941.364539044</text:p>
              </table:table-cell>
              <table:table-cell office:value-type="float" office:value="1071256.53114724">
                <text:p>1071256.53114724</text:p>
              </table:table-cell>
              <table:table-cell office:value-type="float" office:value="1385268.38432531">
                <text:p>1385268.38432531</text:p>
              </table:table-cell>
              <table:table-cell office:value-type="float" office:value="1781673.91474849">
                <text:p>1781673.91474849</text:p>
              </table:table-cell>
              <table:table-cell office:value-type="float" office:value="2275821.0929847">
                <text:p>2275821.0929847</text:p>
              </table:table-cell>
              <table:table-cell office:value-type="float" office:value="2881968.08848842">
                <text:p>2881968.08848842</text:p>
              </table:table-cell>
              <table:table-cell office:value-type="float" office:value="3610473.91168836">
                <text:p>3610473.91168836</text:p>
              </table:table-cell>
              <table:table-cell office:value-type="float" office:value="4463856.49953674">
                <text:p>4463856.49953674</text:p>
              </table:table-cell>
              <table:table-cell office:value-type="float" office:value="5432065.65108062">
                <text:p>5432065.65108062</text:p>
              </table:table-cell>
              <table:table-cell office:value-type="float" office:value="6487972.21908752">
                <text:p>6487972.21908752</text:p>
              </table:table-cell>
              <table:table-cell office:value-type="float" office:value="7584780.18224672">
                <text:p>7584780.18224672</text:p>
              </table:table-cell>
              <table:table-cell office:value-type="float" office:value="8657371.25655879">
                <text:p>8657371.25655879</text:p>
              </table:table-cell>
              <table:table-cell office:value-type="float" office:value="9628927.87615457">
                <text:p>9628927.87615457</text:p>
              </table:table-cell>
              <table:table-cell office:value-type="float" office:value="10422371.0298959">
                <text:p>10422371.0298959</text:p>
              </table:table-cell>
              <table:table-cell office:value-type="float" office:value="10973859.4309094">
                <text:p>10973859.4309094</text:p>
              </table:table-cell>
              <table:table-cell office:value-type="float" office:value="11244199.1860889">
                <text:p>11244199.1860889</text:p>
              </table:table-cell>
              <table:table-cell office:value-type="float" office:value="11224572.9232574">
                <text:p>11224572.9232574</text:p>
              </table:table-cell>
              <table:table-cell office:value-type="float" office:value="10935291.4313279">
                <text:p>10935291.4313279</text:p>
              </table:table-cell>
              <table:table-cell office:value-type="float" office:value="10418907.1134271">
                <text:p>10418907.1134271</text:p>
              </table:table-cell>
              <table:table-cell office:value-type="float" office:value="9730592.49021648">
                <text:p>9730592.49021648</text:p>
              </table:table-cell>
              <table:table-cell office:value-type="float" office:value="8928719.34323776">
                <text:p>8928719.34323776</text:p>
              </table:table-cell>
              <table:table-cell office:value-type="float" office:value="8067570.88972726">
                <text:p>8067570.88972726</text:p>
              </table:table-cell>
              <table:table-cell office:value-type="float" office:value="7192879.67688355">
                <text:p>7192879.67688355</text:p>
              </table:table-cell>
              <table:table-cell office:value-type="float" office:value="6339959.03450768">
                <text:p>6339959.03450768</text:p>
              </table:table-cell>
              <table:table-cell office:value-type="float" office:value="5533737.60798461">
                <text:p>5533737.60798461</text:p>
              </table:table-cell>
              <table:table-cell office:value-type="float" office:value="4789905.59281486">
                <text:p>4789905.59281486</text:p>
              </table:table-cell>
              <table:table-cell office:value-type="float" office:value="4116393.01946411">
                <text:p>4116393.01946411</text:p>
              </table:table-cell>
              <table:table-cell office:value-type="float" office:value="3514125.20072321">
                <text:p>3514125.20072321</text:p>
              </table:table-cell>
              <table:table-cell office:value-type="float" office:value="2975611.78426091">
                <text:p>2975611.78426091</text:p>
              </table:table-cell>
              <table:table-cell office:value-type="float" office:value="2487823.87866389">
                <text:p>2487823.87866389</text:p>
              </table:table-cell>
              <table:table-cell office:value-type="float" office:value="2049614.3624697">
                <text:p>2049614.3624697</text:p>
              </table:table-cell>
              <table:table-cell office:value-type="float" office:value="1668379.19855155">
                <text:p>1668379.19855155</text:p>
              </table:table-cell>
              <table:table-cell office:value-type="float" office:value="1346192.52844575">
                <text:p>1346192.52844575</text:p>
              </table:table-cell>
              <table:table-cell office:value-type="float" office:value="1079407.91427937">
                <text:p>1079407.91427937</text:p>
              </table:table-cell>
              <table:table-cell office:value-type="float" office:value="861572.360437277">
                <text:p>861572.360437277</text:p>
              </table:table-cell>
              <table:table-cell office:value-type="float" office:value="685431.928884855">
                <text:p>685431.928884855</text:p>
              </table:table-cell>
              <table:table-cell office:value-type="float" office:value="543986.570082477">
                <text:p>543986.570082477</text:p>
              </table:table-cell>
              <table:table-cell office:value-type="float" office:value="430964.081798922">
                <text:p>430964.081798922</text:p>
              </table:table-cell>
              <table:table-cell office:value-type="float" office:value="340977.051204985">
                <text:p>340977.051204985</text:p>
              </table:table-cell>
              <table:table-cell office:value-type="float" office:value="269518.38314794">
                <text:p>269518.38314794</text:p>
              </table:table-cell>
              <table:table-cell office:value-type="float" office:value="212882.351487279">
                <text:p>212882.351487279</text:p>
              </table:table-cell>
              <table:table-cell office:value-type="float" office:value="168058.041357563">
                <text:p>168058.041357563</text:p>
              </table:table-cell>
              <table:table-cell office:value-type="float" office:value="132619.311558351">
                <text:p>132619.311558351</text:p>
              </table:table-cell>
              <table:table-cell office:value-type="float" office:value="104622.756744113">
                <text:p>104622.756744113</text:p>
              </table:table-cell>
              <table:table-cell office:value-type="float" office:value="82518.2868924213">
                <text:p>82518.2868924213</text:p>
              </table:table-cell>
              <table:table-cell office:value-type="float" office:value="65073.3604197702">
                <text:p>65073.3604197702</text:p>
              </table:table-cell>
              <table:table-cell office:value-type="float" office:value="51310.1584107546">
                <text:p>51310.1584107546</text:p>
              </table:table-cell>
              <table:table-cell office:value-type="float" office:value="40454.2395757186">
                <text:p>40454.2395757186</text:p>
              </table:table-cell>
              <table:table-cell office:value-type="float" office:value="31892.9969124905">
                <text:p>31892.9969124905</text:p>
              </table:table-cell>
              <table:table-cell office:value-type="float" office:value="25142.2823573028">
                <text:p>25142.2823573028</text:p>
              </table:table-cell>
              <table:table-cell office:value-type="float" office:value="19819.7293949422">
                <text:p>19819.7293949422</text:p>
              </table:table-cell>
              <table:table-cell office:value-type="float" office:value="15623.5078112442">
                <text:p>15623.5078112442</text:p>
              </table:table-cell>
              <table:table-cell office:value-type="float" office:value="12315.4498913893">
                <text:p>12315.4498913893</text:p>
              </table:table-cell>
              <table:table-cell office:value-type="float" office:value="9707.67500037894">
                <text:p>9707.67500037894</text:p>
              </table:table-cell>
              <table:table-cell office:value-type="float" office:value="7652.00265235287">
                <text:p>7652.00265235287</text:p>
              </table:table-cell>
              <table:table-cell office:value-type="float" office:value="6031.58173221444">
                <text:p>6031.58173221444</text:p>
              </table:table-cell>
              <table:table-cell office:value-type="float" office:value="4754.27723172924">
                <text:p>4754.27723172924</text:p>
              </table:table-cell>
              <table:table-cell office:value-type="float" office:value="3747.44859049995">
                <text:p>3747.44859049995</text:p>
              </table:table-cell>
              <table:table-cell office:value-type="float" office:value="2953.82861664481">
                <text:p>2953.82861664481</text:p>
              </table:table-cell>
              <table:table-cell office:value-type="float" office:value="2328.27208262016">
                <text:p>2328.27208262016</text:p>
              </table:table-cell>
              <table:table-cell office:value-type="float" office:value="1835.19109050515">
                <text:p>1835.19109050515</text:p>
              </table:table-cell>
              <table:table-cell office:value-type="float" office:value="1446.53251363561">
                <text:p>1446.53251363561</text:p>
              </table:table-cell>
              <table:table-cell office:value-type="float" office:value="1140.18315135518">
                <text:p>1140.18315135518</text:p>
              </table:table-cell>
              <table:table-cell office:value-type="float" office:value="898.712275395465">
                <text:p>898.712275395465</text:p>
              </table:table-cell>
              <table:table-cell office:value-type="float" office:value="708.380268767198">
                <text:p>708.380268767198</text:p>
              </table:table-cell>
              <table:table-cell office:value-type="float" office:value="558.357089623886">
                <text:p>558.357089623886</text:p>
              </table:table-cell>
              <table:table-cell office:value-type="float" office:value="440.106174883948">
                <text:p>440.106174883948</text:p>
              </table:table-cell>
              <table:table-cell office:value-type="float" office:value="346.898782408009">
                <text:p>346.898782408009</text:p>
              </table:table-cell>
              <table:table-cell office:value-type="float" office:value="273.43115952725">
                <text:p>273.43115952725</text:p>
              </table:table-cell>
              <table:table-cell office:value-type="float" office:value="215.522774435907">
                <text:p>215.522774435907</text:p>
              </table:table-cell>
              <table:table-cell office:value-type="float" office:value="169.878448716666">
                <text:p>169.878448716666</text:p>
              </table:table-cell>
              <table:table-cell office:value-type="float" office:value="133.900860641773">
                <text:p>133.900860641773</text:p>
              </table:table-cell>
              <table:table-cell office:value-type="float" office:value="105.542754389204">
                <text:p>105.542754389204</text:p>
              </table:table-cell>
              <table:table-cell office:value-type="float" office:value="83.1904472903232">
                <text:p>83.1904472903232</text:p>
              </table:table-cell>
              <table:table-cell office:value-type="float" office:value="65.5720071621649">
                <text:p>65.5720071621649</text:p>
              </table:table-cell>
              <table:table-cell office:value-type="float" office:value="51.6848766810145">
                <text:p>51.6848766810145</text:p>
              </table:table-cell>
              <table:table-cell office:value-type="float" office:value="40.7388236529062">
                <text:p>40.7388236529062</text:p>
              </table:table-cell>
              <table:table-cell office:value-type="float" office:value="32.1109739262308">
                <text:p>32.1109739262308</text:p>
              </table:table-cell>
              <table:table-cell office:value-type="float" office:value="25.310368424477">
                <text:p>25.310368424477</text:p>
              </table:table-cell>
              <table:table-cell office:value-type="float" office:value="19.9500253754506">
                <text:p>19.9500253754506</text:p>
              </table:table-cell>
              <table:table-cell office:value-type="float" office:value="15.7249196697091">
                <text:p>15.7249196697091</text:p>
              </table:table-cell>
              <table:table-cell office:value-type="float" office:value="12.3946257109648">
                <text:p>12.3946257109648</text:p>
              </table:table-cell>
              <table:table-cell office:value-type="float" office:value="9.76963629546943">
                <text:p>9.76963629546943</text:p>
              </table:table-cell>
              <table:table-cell office:value-type="float" office:value="7.70057885635854">
                <text:p>7.70057885635854</text:p>
              </table:table-cell>
              <table:table-cell office:value-type="float" office:value="6.06971567673677">
                <text:p>6.06971567673677</text:p>
              </table:table-cell>
              <table:table-cell office:value-type="float" office:value="4.78424401723077">
                <text:p>4.78424401723077</text:p>
              </table:table-cell>
              <table:table-cell office:value-type="float" office:value="3.7710153866734">
                <text:p>3.7710153866734</text:p>
              </table:table-cell>
              <table:table-cell office:value-type="float" office:value="2.97237282391937">
                <text:p>2.97237282391937</text:p>
              </table:table-cell>
              <table:table-cell office:value-type="float" office:value="2.34287037312596">
                <text:p>2.34287037312596</text:p>
              </table:table-cell>
              <table:table-cell office:value-type="float" office:value="1.84668685533342">
                <text:p>1.84668685533342</text:p>
              </table:table-cell>
              <table:table-cell office:value-type="float" office:value="1.45558787477788">
                <text:p>1.45558787477788</text:p>
              </table:table-cell>
              <table:table-cell office:value-type="float" office:value="1.14732180874379">
                <text:p>1.14732180874379</text:p>
              </table:table-cell>
              <table:table-cell office:value-type="float" office:value="0.904373301740739">
                <text:p>0.904373301740739</text:p>
              </table:table-cell>
              <table:table-cell office:value-type="float" office:value="0.71311459865325">
                <text:p>0.71311459865325</text:p>
              </table:table-cell>
              <table:table-cell office:value-type="float" office:value="0.563509294100201">
                <text:p>0.563509294100201</text:p>
              </table:table-cell>
              <table:table-cell office:value-type="float" office:value="0.446910055336357">
                <text:p>0.446910055336357</text:p>
              </table:table-cell>
              <table:table-cell office:value-type="float" office:value="0.355514278719543">
                <text:p>0.355514278719543</text:p>
              </table:table-cell>
              <table:table-cell office:value-type="float" office:value="0.283446747936911">
                <text:p>0.283446747936911</text:p>
              </table:table-cell>
              <table:table-cell office:value-type="float" office:value="0.226359768462433">
                <text:p>0.226359768462433</text:p>
              </table:table-cell>
              <table:table-cell office:value-type="float" office:value="0.180985998325361">
                <text:p>0.180985998325361</text:p>
              </table:table-cell>
              <table:table-cell office:value-type="float" office:value="0.144832461166493">
                <text:p>0.144832461166493</text:p>
              </table:table-cell>
              <table:table-cell office:value-type="float" office:value="0.115973314691352">
                <text:p>0.115973314691352</text:p>
              </table:table-cell>
              <table:table-cell office:value-type="float" office:value="0.0929064945931676">
                <text:p>0.0929064945931676</text:p>
              </table:table-cell>
              <table:table-cell office:value-type="float" office:value="0.0744518246058139">
                <text:p>0.0744518246058139</text:p>
              </table:table-cell>
              <table:table-cell office:value-type="float" office:value="0.0596769270717449">
                <text:p>0.0596769270717449</text:p>
              </table:table-cell>
              <table:table-cell office:value-type="float" office:value="0.047842177073564">
                <text:p>0.047842177073564</text:p>
              </table:table-cell>
              <table:table-cell office:value-type="float" office:value="0.0383590875790183">
                <text:p>0.0383590875790183</text:p>
              </table:table-cell>
              <table:table-cell office:value-type="float" office:value="0.0307583943146931">
                <text:p>0.0307583943146931</text:p>
              </table:table-cell>
              <table:table-cell office:value-type="float" office:value="0.024665302590001">
                <text:p>0.024665302590001</text:p>
              </table:table-cell>
              <table:table-cell office:value-type="float" office:value="0.0197801217980731">
                <text:p>0.0197801217980731</text:p>
              </table:table-cell>
              <table:table-cell office:value-type="float" office:value="0.0158630125921322">
                <text:p>0.0158630125921322</text:p>
              </table:table-cell>
              <table:table-cell office:value-type="float" office:value="0.012721918242914">
                <text:p>0.012721918242914</text:p>
              </table:table-cell>
              <table:table-cell office:value-type="float" office:value="0.0102029764125232">
                <text:p>0.0102029764125232</text:p>
              </table:table-cell>
              <table:table-cell office:value-type="float" office:value="0.0081828846352054">
                <text:p>0.0081828846352054</text:p>
              </table:table-cell>
              <table:table-cell office:value-type="float" office:value="0.00656280941976077">
                <text:p>0.00656280941976077</text:p>
              </table:table-cell>
              <table:table-cell office:value-type="float" office:value="0.00526351544659458">
                <text:p>0.00526351544659458</text:p>
              </table:table-cell>
              <table:table-cell office:value-type="float" office:value="0.00422147273066547">
                <text:p>0.00422147273066547</text:p>
              </table:table-cell>
              <table:table-cell office:value-type="float" office:value="0.00338573903546001">
                <text:p>0.00338573903546001</text:p>
              </table:table-cell>
              <table:table-cell office:value-type="float" office:value="0.00271546277714101">
                <text:p>0.00271546277714101</text:p>
              </table:table-cell>
              <table:table-cell office:value-type="float" office:value="0.00217788538232199">
                <text:p>0.00217788538232199</text:p>
              </table:table-cell>
              <table:table-cell office:value-type="float" office:value="0.00174673389939032">
                <text:p>0.00174673389939032</text:p>
              </table:table-cell>
              <table:table-cell office:value-type="float" office:value="0.00140093767766176">
                <text:p>0.00140093767766176</text:p>
              </table:table-cell>
              <table:table-cell office:value-type="float" office:value="0.00112359868486114">
                <text:p>0.00112359868486114</text:p>
              </table:table-cell>
              <table:table-cell office:value-type="float" office:value="0.000901163870688385">
                <text:p>0.000901163870688385</text:p>
              </table:table-cell>
              <table:table-cell office:value-type="float" office:value="0.000722763922271637">
                <text:p>0.000722763922271637</text:p>
              </table:table-cell>
              <table:table-cell office:value-type="float" office:value="0.000579681068283026">
                <text:p>0.000579681068283026</text:p>
              </table:table-cell>
              <table:table-cell office:value-type="float" office:value="0.000464923974919101">
                <text:p>0.000464923974919101</text:p>
              </table:table-cell>
              <table:table-cell office:value-type="float" office:value="0.000372884949893589">
                <text:p>0.000372884949893589</text:p>
              </table:table-cell>
              <table:table-cell office:value-type="float" office:value="0.000299066568482429">
                <text:p>0.000299066568482429</text:p>
              </table:table-cell>
              <table:table-cell office:value-type="float" office:value="0.000239861653377357">
                <text:p>0.000239861653377357</text:p>
              </table:table-cell>
              <table:table-cell office:value-type="float" office:value="0.000192377263719313">
                <text:p>0.000192377263719313</text:p>
              </table:table-cell>
              <table:table-cell office:value-type="float" office:value="0.000154293251316486">
                <text:p>0.000154293251316486</text:p>
              </table:table-cell>
              <table:table-cell office:value-type="float" office:value="0.000123748418970504">
                <text:p>0.000123748418970504</text:p>
              </table:table-cell>
              <table:table-cell office:value-type="float" office:value="0.0000992499831404729">
                <text:p>0.0000992499831404729</text:p>
              </table:table-cell>
              <table:table-cell office:value-type="float" office:value="0.0000796025179342231">
                <text:p>0.0000796025179342231</text:p>
              </table:table-cell>
              <table:table-cell office:value-type="float" office:value="0.0000638447444201531">
                <text:p>0.0000638447444201531</text:p>
              </table:table-cell>
              <table:table-cell office:value-type="float" office:value="0.0000512060744638504">
                <text:p>0.0000512060744638504</text:p>
              </table:table-cell>
              <table:table-cell office:value-type="float" office:value="0.0000410690570227699">
                <text:p>0.0000410690570227699</text:p>
              </table:table-cell>
              <table:table-cell office:value-type="float" office:value="0.0000329388473064381">
                <text:p>0.0000329388473064381</text:p>
              </table:table-cell>
              <table:table-cell office:value-type="float" office:value="0.0000264182155696947">
                <text:p>0.0000264182155696947</text:p>
              </table:table-cell>
              <table:table-cell office:value-type="float" office:value="0.0000211885034399082">
                <text:p>0.0000211885034399082</text:p>
              </table:table-cell>
              <table:table-cell office:value-type="float" office:value="0.0000169941921960319">
                <text:p>0.0000169941921960319</text:p>
              </table:table-cell>
              <table:table-cell office:value-type="float" office:value="0.0000136295530559998">
                <text:p>0.0000136295530559998</text:p>
              </table:table-cell>
              <table:table-cell office:value-type="float" office:value="0.0000109311734785437">
                <text:p>0.0000109311734785437</text:p>
              </table:table-cell>
              <table:table-cell office:value-type="float" office:value="0.00000876746048534301">
                <text:p>0.00000876746048534301</text:p>
              </table:table-cell>
              <table:table-cell office:value-type="float" office:value="0.00000703206320860034">
                <text:p>0.00000703206320860034</text:p>
              </table:table-cell>
              <table:table-cell office:value-type="float" office:value="0.00000563970684996849">
                <text:p>0.00000563970684996849</text:p>
              </table:table-cell>
              <table:table-cell office:value-type="float" office:value="0.00000452256596660719">
                <text:p>0.00000452256596660719</text:p>
              </table:table-cell>
              <table:table-cell office:value-type="float" office:value="0.00000362746239700846">
                <text:p>0.00000362746239700846</text:p>
              </table:table-cell>
              <table:table-cell office:value-type="float" office:value="0.00000290975075234593">
                <text:p>0.00000290975075234593</text:p>
              </table:table-cell>
              <table:table-cell office:value-type="float" office:value="0.0000023336019335955">
                <text:p>0.0000023336019335955</text:p>
              </table:table-cell>
              <table:table-cell office:value-type="float" office:value="0.00000187158029255214">
                <text:p>0.00000187158029255214</text:p>
              </table:table-cell>
              <table:table-cell office:value-type="float" office:value="0.00000150106927874112">
                <text:p>0.00000150106927874112</text:p>
              </table:table-cell>
              <table:table-cell office:value-type="float" office:value="0.00000120389493824971">
                <text:p>0.00000120389493824971</text:p>
              </table:table-cell>
              <table:table-cell office:value-type="float" office:value="0.00000096560868639059">
                <text:p>0.00000096560868639059</text:p>
              </table:table-cell>
              <table:table-cell office:value-type="float" office:value="0.00000077405397554334">
                <text:p>0.00000077405397554334</text:p>
              </table:table-cell>
              <table:table-cell office:value-type="float" office:value="0.00000062102314507843">
                <text:p>0.00000062102314507843</text:p>
              </table:table-cell>
              <table:table-cell office:value-type="float" office:value="0.00000049757282063387">
                <text:p>0.00000049757282063387</text:p>
              </table:table-cell>
              <table:table-cell office:value-type="float" office:value="0.00000039870309916908">
                <text:p>0.00000039870309916908</text:p>
              </table:table-cell>
              <table:table-cell office:value-type="float" office:value="0.00000031948697503526">
                <text:p>0.00000031948697503526</text:p>
              </table:table-cell>
              <table:table-cell office:value-type="float" office:value="0.00000025534247855812">
                <text:p>0.00000025534247855812</text:p>
              </table:table-cell>
              <table:table-cell office:value-type="float" office:value="0.00000020372566144741">
                <text:p>0.00000020372566144741</text:p>
              </table:table-cell>
              <table:table-cell office:value-type="float" office:value="0.00000016411903096952">
                <text:p>0.00000016411903096952</text:p>
              </table:table-cell>
              <table:table-cell office:value-type="float" office:value="0.00000013211594126777">
                <text:p>0.00000013211594126777</text:p>
              </table:table-cell>
              <table:table-cell office:value-type="float" office:value="0.00000010671160189762">
                <text:p>0.00000010671160189762</text:p>
              </table:table-cell>
              <table:table-cell office:value-type="float" office:value="0.00000008679509620013">
                <text:p>0.00000008679509620013</text:p>
              </table:table-cell>
              <table:table-cell office:value-type="float" office:value="0.00000007028611146873">
                <text:p>0.00000007028611146873</text:p>
              </table:table-cell>
              <table:table-cell office:value-type="float" office:value="0.00000005709656819109">
                <text:p>0.00000005709656819109</text:p>
              </table:table-cell>
              <table:table-cell office:value-type="float" office:value="0.00000004626183129397">
                <text:p>0.00000004626183129397</text:p>
              </table:table-cell>
              <table:table-cell office:value-type="float" office:value="0.00000003737177172077">
                <text:p>0.00000003737177172077</text:p>
              </table:table-cell>
              <table:table-cell office:value-type="float" office:value="0.00000003027269985124">
                <text:p>0.00000003027269985124</text:p>
              </table:table-cell>
              <table:table-cell office:value-type="float" office:value="0.00000002440142598484">
                <text:p>0.00000002440142598484</text:p>
              </table:table-cell>
              <table:table-cell office:value-type="float" office:value="0.00000001970580475099">
                <text:p>0.00000001970580475099</text:p>
              </table:table-cell>
              <table:table-cell office:value-type="float" office:value="0.00000001592745634425">
                <text:p>0.00000001592745634425</text:p>
              </table:table-cell>
              <table:table-cell office:value-type="float" office:value="0.00000001283301468813">
                <text:p>0.00000001283301468813</text:p>
              </table:table-cell>
              <table:table-cell office:value-type="float" office:value="0.00000001039625912977">
                <text:p>0.00000001039625912977</text:p>
              </table:table-cell>
              <table:table-cell office:value-type="float" office:value="0.00000000839569699102">
                <text:p>0.00000000839569699102</text:p>
              </table:table-cell>
              <table:table-cell office:value-type="float" office:value="0.00000000678114875369">
                <text:p>0.00000000678114875369</text:p>
              </table:table-cell>
              <table:table-cell office:value-type="float" office:value="0.00000000549730925685">
                <text:p>0.00000000549730925685</text:p>
              </table:table-cell>
              <table:table-cell office:value-type="float" office:value="0.00000000443594341226">
                <text:p>0.00000000443594341226</text:p>
              </table:table-cell>
              <table:table-cell office:value-type="float" office:value="0.00000000359214814251">
                <text:p>0.00000000359214814251</text:p>
              </table:table-cell>
              <table:table-cell office:value-type="float" office:value="0.00000000290411591405">
                <text:p>0.00000000290411591405</text:p>
              </table:table-cell>
              <table:table-cell office:value-type="float" office:value="0.00000000234299682471">
                <text:p>0.00000000234299682471</text:p>
              </table:table-cell>
              <table:table-cell office:value-type="float" office:value="0.00000000189892268734">
                <text:p>0.00000000189892268734</text:p>
              </table:table-cell>
              <table:table-cell office:value-type="float" office:value="0.00000000153232541232">
                <text:p>0.00000000153232541232</text:p>
              </table:table-cell>
              <table:table-cell office:value-type="float" office:value="0.00000000123906672257">
                <text:p>0.00000000123906672257</text:p>
              </table:table-cell>
              <table:table-cell office:value-type="float" office:value="0.00000000100353566079">
                <text:p>0.00000000100353566079</text:p>
              </table:table-cell>
              <table:table-cell office:value-type="float" office:value="0.0000000008098753385">
                <text:p>0.0000000008098753385</text:p>
              </table:table-cell>
              <table:table-cell office:value-type="float" office:value="0.00000000061697699486">
                <text:p>0.00000000061697699486</text:p>
              </table:table-cell>
              <table:table-cell office:value-type="float" office:value="0.00000000038921278069">
                <text:p>0.00000000038921278069</text:p>
              </table:table-cell>
              <table:table-cell office:value-type="float" office:value="0.00000000018725273445">
                <text:p>0.00000000018725273445</text:p>
              </table:table-cell>
              <table:table-cell office:value-type="float" office:value="0.00000000001109685615">
                <text:p>0.00000000001109685615</text:p>
              </table:table-cell>
              <table:table-cell office:value-type="float" office:value="-0.00000000013925485421">
                <text:p>-0.00000000013925485421</text:p>
              </table:table-cell>
              <table:table-cell office:value-type="float" office:value="-0.00000000026380239662">
                <text:p>-0.00000000026380239662</text:p>
              </table:table-cell>
              <table:table-cell office:value-type="float" office:value="-0.0000000003625457711">
                <text:p>-0.0000000003625457711</text:p>
              </table:table-cell>
              <table:table-cell office:value-type="float" office:value="-0.00000000043548497764">
                <text:p>-0.00000000043548497764</text:p>
              </table:table-cell>
              <table:table-cell office:value-type="float" office:value="-0.00000000048262001624">
                <text:p>-0.00000000048262001624</text:p>
              </table:table-cell>
              <table:table-cell office:value-type="float" office:value="-0.00000000050395088689">
                <text:p>-0.00000000050395088689</text:p>
              </table:table-cell>
              <table:table-cell office:value-type="float" office:value="-0.00000000049947758961">
                <text:p>-0.00000000049947758961</text:p>
              </table:table-cell>
              <table:table-cell office:value-type="float" office:value="-0.00000000046920012439">
                <text:p>-0.00000000046920012439</text:p>
              </table:table-cell>
              <table:table-cell office:value-type="float" office:value="-0.00000000041311849123">
                <text:p>-0.00000000041311849123</text:p>
              </table:table-cell>
              <table:table-cell office:value-type="float" office:value="-0.00000000039157190285">
                <text:p>-0.00000000039157190285</text:p>
              </table:table-cell>
              <table:table-cell office:value-type="float" office:value="-0.0000000004218659018">
                <text:p>-0.0000000004218659018</text:p>
              </table:table-cell>
              <table:table-cell office:value-type="float" office:value="-0.0000000004449131358">
                <text:p>-0.0000000004449131358</text:p>
              </table:table-cell>
              <table:table-cell office:value-type="float" office:value="-0.00000000046071360485">
                <text:p>-0.00000000046071360485</text:p>
              </table:table-cell>
              <table:table-cell office:value-type="float" office:value="-0.00000000046926730895">
                <text:p>-0.00000000046926730895</text:p>
              </table:table-cell>
              <table:table-cell office:value-type="float" office:value="-0.00000000047057424811">
                <text:p>-0.00000000047057424811</text:p>
              </table:table-cell>
              <table:table-cell office:value-type="float" office:value="-0.00000000046463442232">
                <text:p>-0.00000000046463442232</text:p>
              </table:table-cell>
              <table:table-cell office:value-type="float" office:value="-0.00000000045144783158">
                <text:p>-0.00000000045144783158</text:p>
              </table:table-cell>
              <table:table-cell office:value-type="float" office:value="-0.00000000043101447589">
                <text:p>-0.00000000043101447589</text:p>
              </table:table-cell>
              <table:table-cell office:value-type="float" office:value="-0.00000000040333435525">
                <text:p>-0.00000000040333435525</text:p>
              </table:table-cell>
              <table:table-cell office:value-type="float" office:value="-0.00000000036840746967">
                <text:p>-0.00000000036840746967</text:p>
              </table:table-cell>
              <table:table-cell office:value-type="float" office:value="-0.00000000032623381913">
                <text:p>-0.00000000032623381913</text:p>
              </table:table-cell>
              <table:table-cell office:value-type="float" office:value="-0.00000000027681340365">
                <text:p>-0.00000000027681340365</text:p>
              </table:table-cell>
              <table:table-cell office:value-type="float" office:value="-0.00000000027485714561">
                <text:p>-0.00000000027485714561</text:p>
              </table:table-cell>
              <table:table-cell office:value-type="float" office:value="-0.00000000025853951254">
                <text:p>-0.00000000025853951254</text:p>
              </table:table-cell>
              <table:table-cell office:value-type="float" office:value="-0.00000000024222187947">
                <text:p>-0.00000000024222187947</text:p>
              </table:table-cell>
              <table:table-cell office:value-type="float" office:value="-0.0000000002259042464">
                <text:p>-0.0000000002259042464</text:p>
              </table:table-cell>
              <table:table-cell office:value-type="float" office:value="-0.00000000020958661333">
                <text:p>-0.00000000020958661333</text:p>
              </table:table-cell>
              <table:table-cell office:value-type="float" office:value="-0.00000000019326898026">
                <text:p>-0.00000000019326898026</text:p>
              </table:table-cell>
              <table:table-cell office:value-type="float" office:value="-0.00000000017695134719">
                <text:p>-0.00000000017695134719</text:p>
              </table:table-cell>
              <table:table-cell office:value-type="float" office:value="-0.00000000016063371412">
                <text:p>-0.00000000016063371412</text:p>
              </table:table-cell>
              <table:table-cell office:value-type="float" office:value="-0.00000000014431608105">
                <text:p>-0.00000000014431608105</text:p>
              </table:table-cell>
              <table:table-cell office:value-type="float" office:value="-0.00000000012799844798">
                <text:p>-0.00000000012799844798</text:p>
              </table:table-cell>
              <table:table-cell office:value-type="float" office:value="-0.00000000011168081491">
                <text:p>-0.00000000011168081491</text:p>
              </table:table-cell>
              <table:table-cell office:value-type="float" office:value="-0.00000000009536318184">
                <text:p>-0.00000000009536318184</text:p>
              </table:table-cell>
              <table:table-cell office:value-type="float" office:value="-0.00000000007904554877">
                <text:p>-0.00000000007904554877</text:p>
              </table:table-cell>
              <table:table-cell office:value-type="float" office:value="-0.00000000007355897693">
                <text:p>-0.00000000007355897693</text:p>
              </table:table-cell>
              <table:table-cell office:value-type="float" office:value="-0.00000000007300523147">
                <text:p>-0.00000000007300523147</text:p>
              </table:table-cell>
              <table:table-cell office:value-type="float" office:value="-0.000000000072451486">
                <text:p>-0.000000000072451486</text:p>
              </table:table-cell>
              <table:table-cell office:value-type="float" office:value="-0.00000000007189774053">
                <text:p>-0.00000000007189774053</text:p>
              </table:table-cell>
              <table:table-cell office:value-type="float" office:value="-0.00000000007134399506">
                <text:p>-0.00000000007134399506</text:p>
              </table:table-cell>
              <table:table-cell office:value-type="float" office:value="-0.0000000000707902496">
                <text:p>-0.0000000000707902496</text:p>
              </table:table-cell>
              <table:table-cell office:value-type="float" office:value="-0.00000000007023650413">
                <text:p>-0.00000000007023650413</text:p>
              </table:table-cell>
              <table:table-cell office:value-type="float" office:value="-0.00000000006968275866">
                <text:p>-0.00000000006968275866</text:p>
              </table:table-cell>
              <table:table-cell office:value-type="float" office:value="-0.0000000000691290132">
                <text:p>-0.0000000000691290132</text:p>
              </table:table-cell>
              <table:table-cell office:value-type="float" office:value="-0.00000000006857526773">
                <text:p>-0.00000000006857526773</text:p>
              </table:table-cell>
              <table:table-cell office:value-type="float" office:value="-0.00000000006802152226">
                <text:p>-0.00000000006802152226</text:p>
              </table:table-cell>
              <table:table-cell office:value-type="float" office:value="-0.00000000006746777679">
                <text:p>-0.00000000006746777679</text:p>
              </table:table-cell>
              <table:table-cell office:value-type="float" office:value="-0.00000000006691403133">
                <text:p>-0.00000000006691403133</text:p>
              </table:table-cell>
              <table:table-cell office:value-type="float" office:value="-0.00000000006636028586">
                <text:p>-0.00000000006636028586</text:p>
              </table:table-cell>
              <table:table-cell office:value-type="float" office:value="-0.00000000006580654039">
                <text:p>-0.00000000006580654039</text:p>
              </table:table-cell>
              <table:table-cell office:value-type="float" office:value="-0.00000000006525279493">
                <text:p>-0.00000000006525279493</text:p>
              </table:table-cell>
              <table:table-cell office:value-type="float" office:value="-0.00000000006469904946">
                <text:p>-0.00000000006469904946</text:p>
              </table:table-cell>
              <table:table-cell office:value-type="float" office:value="-0.00000000006414530399">
                <text:p>-0.00000000006414530399</text:p>
              </table:table-cell>
              <table:table-cell office:value-type="float" office:value="-0.00000000006359155852">
                <text:p>-0.00000000006359155852</text:p>
              </table:table-cell>
              <table:table-cell office:value-type="float" office:value="-0.00000000006303781306">
                <text:p>-0.00000000006303781306</text:p>
              </table:table-cell>
              <table:table-cell office:value-type="float" office:value="-0.00000000006248406759">
                <text:p>-0.00000000006248406759</text:p>
              </table:table-cell>
              <table:table-cell office:value-type="float" office:value="-0.00000000006193032212">
                <text:p>-0.00000000006193032212</text:p>
              </table:table-cell>
              <table:table-cell office:value-type="float" office:value="-0.00000000006137657666">
                <text:p>-0.00000000006137657666</text:p>
              </table:table-cell>
              <table:table-cell office:value-type="float" office:value="-0.00000000006082283119">
                <text:p>-0.00000000006082283119</text:p>
              </table:table-cell>
              <table:table-cell office:value-type="float" office:value="-0.00000000006026908572">
                <text:p>-0.00000000006026908572</text:p>
              </table:table-cell>
              <table:table-cell office:value-type="float" office:value="-0.00000000005971534025">
                <text:p>-0.00000000005971534025</text:p>
              </table:table-cell>
              <table:table-cell office:value-type="float" office:value="-0.00000000005916159479">
                <text:p>-0.00000000005916159479</text:p>
              </table:table-cell>
              <table:table-cell office:value-type="float" office:value="-0.00000000005860784932">
                <text:p>-0.00000000005860784932</text:p>
              </table:table-cell>
              <table:table-cell office:value-type="float" office:value="-0.00000000005805410385">
                <text:p>-0.00000000005805410385</text:p>
              </table:table-cell>
              <table:table-cell office:value-type="float" office:value="-0.00000000005750035839">
                <text:p>-0.00000000005750035839</text:p>
              </table:table-cell>
              <table:table-cell office:value-type="float" office:value="-0.00000000005694661292">
                <text:p>-0.00000000005694661292</text:p>
              </table:table-cell>
              <table:table-cell office:value-type="float" office:value="-0.00000000005639286745">
                <text:p>-0.00000000005639286745</text:p>
              </table:table-cell>
              <table:table-cell office:value-type="float" office:value="-0.00000000005583912198">
                <text:p>-0.00000000005583912198</text:p>
              </table:table-cell>
              <table:table-cell office:value-type="float" office:value="-0.00000000005528537652">
                <text:p>-0.00000000005528537652</text:p>
              </table:table-cell>
              <table:table-cell office:value-type="float" office:value="-0.00000000005473163105">
                <text:p>-0.00000000005473163105</text:p>
              </table:table-cell>
              <table:table-cell office:value-type="float" office:value="-0.00000000005417788558">
                <text:p>-0.00000000005417788558</text:p>
              </table:table-cell>
              <table:table-cell office:value-type="float" office:value="-0.00000000005362414012">
                <text:p>-0.00000000005362414012</text:p>
              </table:table-cell>
              <table:table-cell office:value-type="float" office:value="-0.00000000005307039465">
                <text:p>-0.00000000005307039465</text:p>
              </table:table-cell>
              <table:table-cell office:value-type="float" office:value="-0.00000000005251664918">
                <text:p>-0.00000000005251664918</text:p>
              </table:table-cell>
              <table:table-cell office:value-type="float" office:value="-0.00000000005196290371">
                <text:p>-0.00000000005196290371</text:p>
              </table:table-cell>
              <table:table-cell office:value-type="float" office:value="-0.00000000005140915825">
                <text:p>-0.00000000005140915825</text:p>
              </table:table-cell>
              <table:table-cell office:value-type="float" office:value="-0.00000000005085541278">
                <text:p>-0.00000000005085541278</text:p>
              </table:table-cell>
              <table:table-cell office:value-type="float" office:value="-0.00000000005030166731">
                <text:p>-0.00000000005030166731</text:p>
              </table:table-cell>
              <table:table-cell office:value-type="float" office:value="-0.00000000004974792185">
                <text:p>-0.00000000004974792185</text:p>
              </table:table-cell>
              <table:table-cell office:value-type="float" office:value="-0.00000000004919417638">
                <text:p>-0.00000000004919417638</text:p>
              </table:table-cell>
              <table:table-cell office:value-type="float" office:value="-0.00000000004864043091">
                <text:p>-0.00000000004864043091</text:p>
              </table:table-cell>
              <table:table-cell office:value-type="float" office:value="-0.00000000004808668544">
                <text:p>-0.00000000004808668544</text:p>
              </table:table-cell>
              <table:table-cell office:value-type="float" office:value="-0.00000000004753293998">
                <text:p>-0.00000000004753293998</text:p>
              </table:table-cell>
              <table:table-cell office:value-type="float" office:value="-0.00000000004697919451">
                <text:p>-0.00000000004697919451</text:p>
              </table:table-cell>
              <table:table-cell office:value-type="float" office:value="-0.00000000004642544904">
                <text:p>-0.00000000004642544904</text:p>
              </table:table-cell>
              <table:table-cell office:value-type="float" office:value="-0.00000000004587170358">
                <text:p>-0.00000000004587170358</text:p>
              </table:table-cell>
              <table:table-cell office:value-type="float" office:value="-0.00000000004531795811">
                <text:p>-0.00000000004531795811</text:p>
              </table:table-cell>
              <table:table-cell office:value-type="float" office:value="-0.00000000004476421264">
                <text:p>-0.00000000004476421264</text:p>
              </table:table-cell>
              <table:table-cell office:value-type="float" office:value="-0.00000000004421046717">
                <text:p>-0.00000000004421046717</text:p>
              </table:table-cell>
              <table:table-cell office:value-type="float" office:value="-0.00000000004365672171">
                <text:p>-0.00000000004365672171</text:p>
              </table:table-cell>
              <table:table-cell office:value-type="float" office:value="-0.00000000004310297624">
                <text:p>-0.00000000004310297624</text:p>
              </table:table-cell>
              <table:table-cell office:value-type="float" office:value="-0.00000000004254923077">
                <text:p>-0.00000000004254923077</text:p>
              </table:table-cell>
              <table:table-cell office:value-type="float" office:value="-0.00000000004199548531">
                <text:p>-0.00000000004199548531</text:p>
              </table:table-cell>
              <table:table-cell office:value-type="float" office:value="-0.00000000004144173984">
                <text:p>-0.00000000004144173984</text:p>
              </table:table-cell>
              <table:table-cell office:value-type="float" office:value="-0.00000000004088799437">
                <text:p>-0.00000000004088799437</text:p>
              </table:table-cell>
              <table:table-cell office:value-type="float" office:value="-0.0000000000403342489">
                <text:p>-0.0000000000403342489</text:p>
              </table:table-cell>
              <table:table-cell office:value-type="float" office:value="-0.00000000003978050344">
                <text:p>-0.00000000003978050344</text:p>
              </table:table-cell>
              <table:table-cell office:value-type="float" office:value="-0.00000000003922675797">
                <text:p>-0.00000000003922675797</text:p>
              </table:table-cell>
              <table:table-cell office:value-type="float" office:value="-0.0000000000386730125">
                <text:p>-0.0000000000386730125</text:p>
              </table:table-cell>
              <table:table-cell office:value-type="float" office:value="-0.00000000003811926704">
                <text:p>-0.00000000003811926704</text:p>
              </table:table-cell>
              <table:table-cell office:value-type="float" office:value="-0.00000000003756552157">
                <text:p>-0.00000000003756552157</text:p>
              </table:table-cell>
              <table:table-cell office:value-type="float" office:value="-0.0000000000370117761">
                <text:p>-0.0000000000370117761</text:p>
              </table:table-cell>
              <table:table-cell office:value-type="float" office:value="-0.00000000003645803063">
                <text:p>-0.00000000003645803063</text:p>
              </table:table-cell>
              <table:table-cell office:value-type="float" office:value="-0.00000000003590428517">
                <text:p>-0.00000000003590428517</text:p>
              </table:table-cell>
              <table:table-cell office:value-type="float" office:value="-0.0000000000353505397">
                <text:p>-0.0000000000353505397</text:p>
              </table:table-cell>
              <table:table-cell office:value-type="float" office:value="-0.00000000003479679423">
                <text:p>-0.00000000003479679423</text:p>
              </table:table-cell>
              <table:table-cell office:value-type="float" office:value="-0.00000000003424304876">
                <text:p>-0.00000000003424304876</text:p>
              </table:table-cell>
              <table:table-cell office:value-type="float" office:value="-0.0000000000336893033">
                <text:p>-0.0000000000336893033</text:p>
              </table:table-cell>
              <table:table-cell office:value-type="float" office:value="-0.00000000003313555783">
                <text:p>-0.00000000003313555783</text:p>
              </table:table-cell>
              <table:table-cell office:value-type="float" office:value="-0.00000000003258181236">
                <text:p>-0.00000000003258181236</text:p>
              </table:table-cell>
              <table:table-cell office:value-type="float" office:value="-0.0000000000320280669">
                <text:p>-0.0000000000320280669</text:p>
              </table:table-cell>
              <table:table-cell office:value-type="float" office:value="-0.00000000003147432143">
                <text:p>-0.00000000003147432143</text:p>
              </table:table-cell>
              <table:table-cell office:value-type="float" office:value="-0.00000000003092057596">
                <text:p>-0.00000000003092057596</text:p>
              </table:table-cell>
              <table:table-cell office:value-type="float" office:value="-0.00000000003036683049">
                <text:p>-0.00000000003036683049</text:p>
              </table:table-cell>
              <table:table-cell office:value-type="float" office:value="-0.00000000002981308503">
                <text:p>-0.00000000002981308503</text:p>
              </table:table-cell>
              <table:table-cell office:value-type="float" office:value="-0.00000000002925933956">
                <text:p>-0.00000000002925933956</text:p>
              </table:table-cell>
              <table:table-cell office:value-type="float" office:value="-0.00000000002870559409">
                <text:p>-0.00000000002870559409</text:p>
              </table:table-cell>
              <table:table-cell office:value-type="float" office:value="-0.00000000002815184863">
                <text:p>-0.00000000002815184863</text:p>
              </table:table-cell>
              <table:table-cell office:value-type="float" office:value="-0.00000000002759810316">
                <text:p>-0.00000000002759810316</text:p>
              </table:table-cell>
              <table:table-cell office:value-type="float" office:value="-0.00000000002704435769">
                <text:p>-0.00000000002704435769</text:p>
              </table:table-cell>
              <table:table-cell office:value-type="float" office:value="-0.00000000002649061222">
                <text:p>-0.00000000002649061222</text:p>
              </table:table-cell>
              <table:table-cell office:value-type="float" office:value="-0.00000000002593686676">
                <text:p>-0.00000000002593686676</text:p>
              </table:table-cell>
              <table:table-cell office:value-type="float" office:value="-0.00000000002538312129">
                <text:p>-0.00000000002538312129</text:p>
              </table:table-cell>
              <table:table-cell office:value-type="float" office:value="-0.00000000002482937582">
                <text:p>-0.00000000002482937582</text:p>
              </table:table-cell>
              <table:table-cell office:value-type="float" office:value="-0.00000000002427563036">
                <text:p>-0.00000000002427563036</text:p>
              </table:table-cell>
              <table:table-cell office:value-type="float" office:value="-0.00000000002372188489">
                <text:p>-0.00000000002372188489</text:p>
              </table:table-cell>
              <table:table-cell office:value-type="float" office:value="-0.00000000002316813942">
                <text:p>-0.00000000002316813942</text:p>
              </table:table-cell>
              <table:table-cell office:value-type="float" office:value="-0.00000000002261439395">
                <text:p>-0.00000000002261439395</text:p>
              </table:table-cell>
              <table:table-cell office:value-type="float" office:value="-0.00000000002206064849">
                <text:p>-0.00000000002206064849</text:p>
              </table:table-cell>
              <table:table-cell office:value-type="float" office:value="-0.00000000002150690302">
                <text:p>-0.00000000002150690302</text:p>
              </table:table-cell>
              <table:table-cell office:value-type="float" office:value="-0.00000000002095315755">
                <text:p>-0.00000000002095315755</text:p>
              </table:table-cell>
              <table:table-cell office:value-type="float" office:value="-0.00000000002039941209">
                <text:p>-0.00000000002039941209</text:p>
              </table:table-cell>
              <table:table-cell office:value-type="float" office:value="-0.00000000001984566662">
                <text:p>-0.00000000001984566662</text:p>
              </table:table-cell>
              <table:table-cell office:value-type="float" office:value="-0.00000000001929192115">
                <text:p>-0.00000000001929192115</text:p>
              </table:table-cell>
              <table:table-cell office:value-type="float" office:value="-0.00000000001873817568">
                <text:p>-0.00000000001873817568</text:p>
              </table:table-cell>
              <table:table-cell office:value-type="float" office:value="-0.00000000001818443022">
                <text:p>-0.00000000001818443022</text:p>
              </table:table-cell>
              <table:table-cell office:value-type="float" office:value="-0.00000000001763068475">
                <text:p>-0.00000000001763068475</text:p>
              </table:table-cell>
              <table:table-cell office:value-type="float" office:value="-0.00000000001707693928">
                <text:p>-0.00000000001707693928</text:p>
              </table:table-cell>
              <table:table-cell office:value-type="float" office:value="-0.00000000001652319382">
                <text:p>-0.00000000001652319382</text:p>
              </table:table-cell>
              <table:table-cell office:value-type="float" office:value="-0.00000000001596944835">
                <text:p>-0.00000000001596944835</text:p>
              </table:table-cell>
              <table:table-cell office:value-type="float" office:value="-0.00000000001541570288">
                <text:p>-0.00000000001541570288</text:p>
              </table:table-cell>
              <table:table-cell office:value-type="float" office:value="-0.00000000001486195741">
                <text:p>-0.00000000001486195741</text:p>
              </table:table-cell>
              <table:table-cell office:value-type="float" office:value="-0.00000000001430821195">
                <text:p>-0.00000000001430821195</text:p>
              </table:table-cell>
              <table:table-cell office:value-type="float" office:value="-0.00000000001375446648">
                <text:p>-0.00000000001375446648</text:p>
              </table:table-cell>
              <table:table-cell office:value-type="float" office:value="-0.00000000001320072101">
                <text:p>-0.00000000001320072101</text:p>
              </table:table-cell>
              <table:table-cell office:value-type="float" office:value="-0.00000000001264697555">
                <text:p>-0.00000000001264697555</text:p>
              </table:table-cell>
              <table:table-cell office:value-type="float" office:value="-0.00000000001209323008">
                <text:p>-0.00000000001209323008</text:p>
              </table:table-cell>
              <table:table-cell office:value-type="float" office:value="-0.00000000001153948461">
                <text:p>-0.00000000001153948461</text:p>
              </table:table-cell>
              <table:table-cell office:value-type="float" office:value="-0.00000000001098573914">
                <text:p>-0.00000000001098573914</text:p>
              </table:table-cell>
              <table:table-cell office:value-type="float" office:value="-0.00000000001043199368">
                <text:p>-0.00000000001043199368</text:p>
              </table:table-cell>
              <table:table-cell office:value-type="float" office:value="-0.00000000000987824821">
                <text:p>-0.00000000000987824821</text:p>
              </table:table-cell>
              <table:table-cell office:value-type="float" office:value="-0.00000000000932450274">
                <text:p>-0.00000000000932450274</text:p>
              </table:table-cell>
              <table:table-cell office:value-type="float" office:value="-0.00000000000877075728">
                <text:p>-0.00000000000877075728</text:p>
              </table:table-cell>
              <table:table-cell office:value-type="float" office:value="-0.00000000000821701181">
                <text:p>-0.00000000000821701181</text:p>
              </table:table-cell>
              <table:table-cell office:value-type="float" office:value="-0.00000000000766326634">
                <text:p>-0.00000000000766326634</text:p>
              </table:table-cell>
              <table:table-cell office:value-type="float" office:value="-0.00000000000710952087">
                <text:p>-0.00000000000710952087</text:p>
              </table:table-cell>
              <table:table-cell office:value-type="float" office:value="-0.00000000000655577541">
                <text:p>-0.00000000000655577541</text:p>
              </table:table-cell>
              <table:table-cell office:value-type="float" office:value="-0.00000000000600202994">
                <text:p>-0.00000000000600202994</text:p>
              </table:table-cell>
              <table:table-cell office:value-type="float" office:value="-0.00000000000544828447">
                <text:p>-0.00000000000544828447</text:p>
              </table:table-cell>
              <table:table-cell office:value-type="float" office:value="-0.00000000000489453901">
                <text:p>-0.00000000000489453901</text:p>
              </table:table-cell>
              <table:table-cell office:value-type="float" office:value="-0.00000000000434079354">
                <text:p>-0.00000000000434079354</text:p>
              </table:table-cell>
              <table:table-cell office:value-type="float" office:value="-0.00000000000378704807">
                <text:p>-0.00000000000378704807</text:p>
              </table:table-cell>
              <table:table-cell office:value-type="float" office:value="-0.0000000000032333026">
                <text:p>-0.0000000000032333026</text:p>
              </table:table-cell>
              <table:table-cell office:value-type="float" office:value="-0.00000000000267955714">
                <text:p>-0.00000000000267955714</text:p>
              </table:table-cell>
              <table:table-cell office:value-type="float" office:value="-0.00000000000249670148">
                <text:p>-0.00000000000249670148</text:p>
              </table:table-cell>
              <table:table-cell office:value-type="float" office:value="-0.00000000000247790571">
                <text:p>-0.00000000000247790571</text:p>
              </table:table-cell>
              <table:table-cell office:value-type="float" office:value="-0.00000000000245910994">
                <text:p>-0.00000000000245910994</text:p>
              </table:table-cell>
              <table:table-cell office:value-type="float" office:value="-0.00000000000244031417">
                <text:p>-0.00000000000244031417</text:p>
              </table:table-cell>
              <table:table-cell office:value-type="float" office:value="-0.0000000000024215184">
                <text:p>-0.0000000000024215184</text:p>
              </table:table-cell>
              <table:table-cell office:value-type="float" office:value="-0.00000000000240272263">
                <text:p>-0.00000000000240272263</text:p>
              </table:table-cell>
              <table:table-cell office:value-type="float" office:value="-0.00000000000238392686">
                <text:p>-0.00000000000238392686</text:p>
              </table:table-cell>
              <table:table-cell office:value-type="float" office:value="-0.00000000000236513109">
                <text:p>-0.00000000000236513109</text:p>
              </table:table-cell>
              <table:table-cell office:value-type="float" office:value="-0.00000000000234633532">
                <text:p>-0.00000000000234633532</text:p>
              </table:table-cell>
              <table:table-cell office:value-type="float" office:value="-0.00000000000232753955">
                <text:p>-0.00000000000232753955</text:p>
              </table:table-cell>
              <table:table-cell office:value-type="float" office:value="-0.00000000000230874378">
                <text:p>-0.00000000000230874378</text:p>
              </table:table-cell>
              <table:table-cell office:value-type="float" office:value="-0.00000000000228994801">
                <text:p>-0.00000000000228994801</text:p>
              </table:table-cell>
              <table:table-cell office:value-type="float" office:value="-0.00000000000227115224">
                <text:p>-0.00000000000227115224</text:p>
              </table:table-cell>
              <table:table-cell office:value-type="float" office:value="-0.00000000000225235647">
                <text:p>-0.00000000000225235647</text:p>
              </table:table-cell>
              <table:table-cell office:value-type="float" office:value="-0.0000000000022335607">
                <text:p>-0.0000000000022335607</text:p>
              </table:table-cell>
              <table:table-cell office:value-type="float" office:value="-0.00000000000221476493">
                <text:p>-0.00000000000221476493</text:p>
              </table:table-cell>
              <table:table-cell office:value-type="float" office:value="-0.00000000000219596916">
                <text:p>-0.00000000000219596916</text:p>
              </table:table-cell>
              <table:table-cell office:value-type="float" office:value="-0.00000000000217717339">
                <text:p>-0.00000000000217717339</text:p>
              </table:table-cell>
              <table:table-cell office:value-type="float" office:value="-0.00000000000215837762">
                <text:p>-0.00000000000215837762</text:p>
              </table:table-cell>
              <table:table-cell office:value-type="float" office:value="-0.00000000000213958185">
                <text:p>-0.00000000000213958185</text:p>
              </table:table-cell>
              <table:table-cell office:value-type="float" office:value="-0.00000000000212078608">
                <text:p>-0.00000000000212078608</text:p>
              </table:table-cell>
              <table:table-cell office:value-type="float" office:value="-0.00000000000210199031">
                <text:p>-0.00000000000210199031</text:p>
              </table:table-cell>
              <table:table-cell office:value-type="float" office:value="-0.00000000000208319454">
                <text:p>-0.00000000000208319454</text:p>
              </table:table-cell>
              <table:table-cell office:value-type="float" office:value="-0.00000000000206439877">
                <text:p>-0.00000000000206439877</text:p>
              </table:table-cell>
              <table:table-cell office:value-type="float" office:value="-0.000000000002045603">
                <text:p>-0.000000000002045603</text:p>
              </table:table-cell>
              <table:table-cell office:value-type="float" office:value="-0.00000000000202680723">
                <text:p>-0.00000000000202680723</text:p>
              </table:table-cell>
              <table:table-cell office:value-type="float" office:value="-0.00000000000200801146">
                <text:p>-0.00000000000200801146</text:p>
              </table:table-cell>
              <table:table-cell office:value-type="float" office:value="-0.00000000000198921569">
                <text:p>-0.00000000000198921569</text:p>
              </table:table-cell>
              <table:table-cell office:value-type="float" office:value="-0.00000000000197041992">
                <text:p>-0.00000000000197041992</text:p>
              </table:table-cell>
              <table:table-cell office:value-type="float" office:value="-0.00000000000195162415">
                <text:p>-0.00000000000195162415</text:p>
              </table:table-cell>
              <table:table-cell office:value-type="float" office:value="-0.00000000000193282838">
                <text:p>-0.00000000000193282838</text:p>
              </table:table-cell>
              <table:table-cell office:value-type="float" office:value="-0.00000000000191403261">
                <text:p>-0.00000000000191403261</text:p>
              </table:table-cell>
              <table:table-cell office:value-type="float" office:value="-0.00000000000189523684">
                <text:p>-0.00000000000189523684</text:p>
              </table:table-cell>
              <table:table-cell office:value-type="float" office:value="-0.00000000000187644107">
                <text:p>-0.00000000000187644107</text:p>
              </table:table-cell>
              <table:table-cell office:value-type="float" office:value="-0.0000000000018576453">
                <text:p>-0.0000000000018576453</text:p>
              </table:table-cell>
              <table:table-cell office:value-type="float" office:value="-0.00000000000183884953">
                <text:p>-0.00000000000183884953</text:p>
              </table:table-cell>
              <table:table-cell office:value-type="float" office:value="-0.00000000000182005376">
                <text:p>-0.00000000000182005376</text:p>
              </table:table-cell>
              <table:table-cell office:value-type="float" office:value="-0.00000000000180125799">
                <text:p>-0.00000000000180125799</text:p>
              </table:table-cell>
              <table:table-cell office:value-type="float" office:value="-0.00000000000178246222">
                <text:p>-0.00000000000178246222</text:p>
              </table:table-cell>
              <table:table-cell office:value-type="float" office:value="-0.00000000000176366645">
                <text:p>-0.00000000000176366645</text:p>
              </table:table-cell>
              <table:table-cell office:value-type="float" office:value="-0.00000000000174487068">
                <text:p>-0.00000000000174487068</text:p>
              </table:table-cell>
              <table:table-cell office:value-type="float" office:value="-0.00000000000172607491">
                <text:p>-0.00000000000172607491</text:p>
              </table:table-cell>
              <table:table-cell office:value-type="float" office:value="-0.00000000000170727914">
                <text:p>-0.00000000000170727914</text:p>
              </table:table-cell>
              <table:table-cell office:value-type="float" office:value="-0.00000000000168848337">
                <text:p>-0.00000000000168848337</text:p>
              </table:table-cell>
              <table:table-cell office:value-type="float" office:value="-0.0000000000016696876">
                <text:p>-0.0000000000016696876</text:p>
              </table:table-cell>
              <table:table-cell office:value-type="float" office:value="-0.00000000000165089183">
                <text:p>-0.00000000000165089183</text:p>
              </table:table-cell>
              <table:table-cell office:value-type="float" office:value="-0.00000000000163209606">
                <text:p>-0.00000000000163209606</text:p>
              </table:table-cell>
              <table:table-cell office:value-type="float" office:value="-0.0000000000016133003">
                <text:p>-0.0000000000016133003</text:p>
              </table:table-cell>
              <table:table-cell office:value-type="float" office:value="-0.00000000000159450453">
                <text:p>-0.00000000000159450453</text:p>
              </table:table-cell>
              <table:table-cell office:value-type="float" office:value="-0.00000000000157570876">
                <text:p>-0.00000000000157570876</text:p>
              </table:table-cell>
              <table:table-cell office:value-type="float" office:value="-0.00000000000155691299">
                <text:p>-0.00000000000155691299</text:p>
              </table:table-cell>
              <table:table-cell office:value-type="float" office:value="-0.00000000000153811722">
                <text:p>-0.00000000000153811722</text:p>
              </table:table-cell>
              <table:table-cell office:value-type="float" office:value="-0.00000000000151932145">
                <text:p>-0.00000000000151932145</text:p>
              </table:table-cell>
              <table:table-cell office:value-type="float" office:value="-0.00000000000150052568">
                <text:p>-0.00000000000150052568</text:p>
              </table:table-cell>
              <table:table-cell office:value-type="float" office:value="-0.00000000000148172991">
                <text:p>-0.00000000000148172991</text:p>
              </table:table-cell>
              <table:table-cell office:value-type="float" office:value="-0.00000000000146293414">
                <text:p>-0.00000000000146293414</text:p>
              </table:table-cell>
              <table:table-cell office:value-type="float" office:value="-0.00000000000144413837">
                <text:p>-0.00000000000144413837</text:p>
              </table:table-cell>
              <table:table-cell office:value-type="float" office:value="-0.0000000000014253426">
                <text:p>-0.0000000000014253426</text:p>
              </table:table-cell>
              <table:table-cell office:value-type="float" office:value="-0.00000000000140654683">
                <text:p>-0.00000000000140654683</text:p>
              </table:table-cell>
              <table:table-cell office:value-type="float" office:value="-0.00000000000138775106">
                <text:p>-0.00000000000138775106</text:p>
              </table:table-cell>
              <table:table-cell office:value-type="float" office:value="-0.00000000000136895529">
                <text:p>-0.00000000000136895529</text:p>
              </table:table-cell>
              <table:table-cell office:value-type="float" office:value="-0.00000000000135015952">
                <text:p>-0.00000000000135015952</text:p>
              </table:table-cell>
              <table:table-cell office:value-type="float" office:value="-0.00000000000133136375">
                <text:p>-0.00000000000133136375</text:p>
              </table:table-cell>
              <table:table-cell office:value-type="float" office:value="-0.00000000000131256798">
                <text:p>-0.00000000000131256798</text:p>
              </table:table-cell>
              <table:table-cell office:value-type="float" office:value="-0.00000000000129377221">
                <text:p>-0.00000000000129377221</text:p>
              </table:table-cell>
              <table:table-cell office:value-type="float" office:value="-0.00000000000127497644">
                <text:p>-0.00000000000127497644</text:p>
              </table:table-cell>
              <table:table-cell office:value-type="float" office:value="-0.00000000000125618067">
                <text:p>-0.00000000000125618067</text:p>
              </table:table-cell>
              <table:table-cell office:value-type="float" office:value="-0.0000000000012373849">
                <text:p>-0.0000000000012373849</text:p>
              </table:table-cell>
              <table:table-cell office:value-type="float" office:value="-0.00000000000121858913">
                <text:p>-0.00000000000121858913</text:p>
              </table:table-cell>
              <table:table-cell office:value-type="float" office:value="-0.00000000000119979336">
                <text:p>-0.00000000000119979336</text:p>
              </table:table-cell>
              <table:table-cell office:value-type="float" office:value="-0.00000000000118099759">
                <text:p>-0.00000000000118099759</text:p>
              </table:table-cell>
              <table:table-cell office:value-type="float" office:value="-0.00000000000116220182">
                <text:p>-0.00000000000116220182</text:p>
              </table:table-cell>
              <table:table-cell office:value-type="float" office:value="-0.00000000000114340605">
                <text:p>-0.00000000000114340605</text:p>
              </table:table-cell>
              <table:table-cell office:value-type="float" office:value="-0.00000000000112461028">
                <text:p>-0.00000000000112461028</text:p>
              </table:table-cell>
              <table:table-cell office:value-type="float" office:value="-0.00000000000110581451">
                <text:p>-0.00000000000110581451</text:p>
              </table:table-cell>
              <table:table-cell office:value-type="float" office:value="-0.00000000000108701874">
                <text:p>-0.00000000000108701874</text:p>
              </table:table-cell>
              <table:table-cell office:value-type="float" office:value="-0.00000000000106822297">
                <text:p>-0.00000000000106822297</text:p>
              </table:table-cell>
              <table:table-cell office:value-type="float" office:value="-0.0000000000010494272">
                <text:p>-0.0000000000010494272</text:p>
              </table:table-cell>
              <table:table-cell office:value-type="float" office:value="-0.00000000000103063143">
                <text:p>-0.00000000000103063143</text:p>
              </table:table-cell>
              <table:table-cell office:value-type="float" office:value="-0.00000000000101183566">
                <text:p>-0.00000000000101183566</text:p>
              </table:table-cell>
              <table:table-cell office:value-type="float" office:value="-0.00000000000099303989">
                <text:p>-0.00000000000099303989</text:p>
              </table:table-cell>
              <table:table-cell office:value-type="float" office:value="-0.00000000000097424412">
                <text:p>-0.00000000000097424412</text:p>
              </table:table-cell>
              <table:table-cell office:value-type="float" office:value="-0.00000000000095544835">
                <text:p>-0.00000000000095544835</text:p>
              </table:table-cell>
              <table:table-cell office:value-type="float" office:value="-0.00000000000093665258">
                <text:p>-0.00000000000093665258</text:p>
              </table:table-cell>
              <table:table-cell office:value-type="float" office:value="-0.00000000000091785681">
                <text:p>-0.00000000000091785681</text:p>
              </table:table-cell>
              <table:table-cell office:value-type="float" office:value="-0.00000000000089906104">
                <text:p>-0.00000000000089906104</text:p>
              </table:table-cell>
              <table:table-cell office:value-type="float" office:value="-0.00000000000088026527">
                <text:p>-0.00000000000088026527</text:p>
              </table:table-cell>
              <table:table-cell office:value-type="float" office:value="-0.0000000000008614695">
                <text:p>-0.0000000000008614695</text:p>
              </table:table-cell>
              <table:table-cell office:value-type="float" office:value="-0.00000000000084267373">
                <text:p>-0.00000000000084267373</text:p>
              </table:table-cell>
              <table:table-cell office:value-type="float" office:value="-0.00000000000082387796">
                <text:p>-0.00000000000082387796</text:p>
              </table:table-cell>
              <table:table-cell office:value-type="float" office:value="-0.00000000000080508219">
                <text:p>-0.00000000000080508219</text:p>
              </table:table-cell>
            </table:table-row>
            <table:table-row>
              <table:table-cell office:value-type="string">
                <text:p>Recovered</text:p>
                <draw:g>
                  <svg:desc>'South Korea_1918h1n1'.A5:'South Korea_1918h1n1'.A5</svg:desc>
                </draw:g>
              </table:table-cell>
              <table:table-cell office:value-type="float" office:value="0">
                <text:p>0</text:p>
                <draw:g>
                  <svg:desc>'South Korea_1918h1n1'.B5:'South Korea_1918h1n1'.SG5</svg:desc>
                </draw:g>
              </table:table-cell>
              <table:table-cell office:value-type="float" office:value="0.0505698709842554">
                <text:p>0.0505698709842554</text:p>
              </table:table-cell>
              <table:table-cell office:value-type="float" office:value="0.174197520927943">
                <text:p>0.174197520927943</text:p>
              </table:table-cell>
              <table:table-cell office:value-type="float" office:value="0.357046666004889">
                <text:p>0.357046666004889</text:p>
              </table:table-cell>
              <table:table-cell office:value-type="float" office:value="0.604880739221693">
                <text:p>0.604880739221693</text:p>
              </table:table-cell>
              <table:table-cell office:value-type="float" office:value="0.933720354712249">
                <text:p>0.933720354712249</text:p>
              </table:table-cell>
              <table:table-cell office:value-type="float" office:value="1.36762611057048">
                <text:p>1.36762611057048</text:p>
              </table:table-cell>
              <table:table-cell office:value-type="float" office:value="1.93932421167581">
                <text:p>1.93932421167581</text:p>
              </table:table-cell>
              <table:table-cell office:value-type="float" office:value="2.69227664657038">
                <text:p>2.69227664657038</text:p>
              </table:table-cell>
              <table:table-cell office:value-type="float" office:value="3.68384537225766">
                <text:p>3.68384537225766</text:p>
              </table:table-cell>
              <table:table-cell office:value-type="float" office:value="4.98961312527812">
                <text:p>4.98961312527812</text:p>
              </table:table-cell>
              <table:table-cell office:value-type="float" office:value="6.7091273899398">
                <text:p>6.7091273899398</text:p>
              </table:table-cell>
              <table:table-cell office:value-type="float" office:value="8.97348371179512">
                <text:p>8.97348371179512</text:p>
              </table:table-cell>
              <table:table-cell office:value-type="float" office:value="11.9553180145862">
                <text:p>11.9553180145862</text:p>
              </table:table-cell>
              <table:table-cell office:value-type="float" office:value="15.8819675954941">
                <text:p>15.8819675954941</text:p>
              </table:table-cell>
              <table:table-cell office:value-type="float" office:value="21.0528034867448">
                <text:p>21.0528034867448</text:p>
              </table:table-cell>
              <table:table-cell office:value-type="float" office:value="27.862054072602">
                <text:p>27.862054072602</text:p>
              </table:table-cell>
              <table:table-cell office:value-type="float" office:value="36.8288612371802">
                <text:p>36.8288612371802</text:p>
              </table:table-cell>
              <table:table-cell office:value-type="float" office:value="48.6368593317617">
                <text:p>48.6368593317617</text:p>
              </table:table-cell>
              <table:table-cell office:value-type="float" office:value="64.1862949858963">
                <text:p>64.1862949858963</text:p>
              </table:table-cell>
              <table:table-cell office:value-type="float" office:value="84.6626605044444">
                <text:p>84.6626605044444</text:p>
              </table:table-cell>
              <table:table-cell office:value-type="float" office:value="111.627073356051">
                <text:p>111.627073356051</text:p>
              </table:table-cell>
              <table:table-cell office:value-type="float" office:value="147.135290038108">
                <text:p>147.135290038108</text:p>
              </table:table-cell>
              <table:table-cell office:value-type="float" office:value="193.894427304864">
                <text:p>193.894427304864</text:p>
              </table:table-cell>
              <table:table-cell office:value-type="float" office:value="255.469335448779">
                <text:p>255.469335448779</text:p>
              </table:table-cell>
              <table:table-cell office:value-type="float" office:value="336.554350367796">
                <text:p>336.554350367796</text:p>
              </table:table-cell>
              <table:table-cell office:value-type="float" office:value="443.331131271432">
                <text:p>443.331131271432</text:p>
              </table:table-cell>
              <table:table-cell office:value-type="float" office:value="583.939853568058">
                <text:p>583.939853568058</text:p>
              </table:table-cell>
              <table:table-cell office:value-type="float" office:value="769.099634486764">
                <text:p>769.099634486764</text:p>
              </table:table-cell>
              <table:table-cell office:value-type="float" office:value="1012.92544929431">
                <text:p>1012.92544929431</text:p>
              </table:table-cell>
              <table:table-cell office:value-type="float" office:value="1334.00371463655">
                <text:p>1334.00371463655</text:p>
              </table:table-cell>
              <table:table-cell office:value-type="float" office:value="1756.80836457434">
                <text:p>1756.80836457434</text:p>
              </table:table-cell>
              <table:table-cell office:value-type="float" office:value="2313.56509167749">
                <text:p>2313.56509167749</text:p>
              </table:table-cell>
              <table:table-cell office:value-type="float" office:value="3046.70535637006">
                <text:p>3046.70535637006</text:p>
              </table:table-cell>
              <table:table-cell office:value-type="float" office:value="4012.09636080477">
                <text:p>4012.09636080477</text:p>
              </table:table-cell>
              <table:table-cell office:value-type="float" office:value="5283.29167056735">
                <text:p>5283.29167056735</text:p>
              </table:table-cell>
              <table:table-cell office:value-type="float" office:value="6957.12387975378">
                <text:p>6957.12387975378</text:p>
              </table:table-cell>
              <table:table-cell office:value-type="float" office:value="9161.06087718692">
                <text:p>9161.06087718692</text:p>
              </table:table-cell>
              <table:table-cell office:value-type="float" office:value="12062.8785614679">
                <text:p>12062.8785614679</text:p>
              </table:table-cell>
              <table:table-cell office:value-type="float" office:value="15883.3733318254">
                <text:p>15883.3733318254</text:p>
              </table:table-cell>
              <table:table-cell office:value-type="float" office:value="20913.0587657622">
                <text:p>20913.0587657622</text:p>
              </table:table-cell>
              <table:table-cell office:value-type="float" office:value="27534.0783012387">
                <text:p>27534.0783012387</text:p>
              </table:table-cell>
              <table:table-cell office:value-type="float" office:value="36248.929146407">
                <text:p>36248.929146407</text:p>
              </table:table-cell>
              <table:table-cell office:value-type="float" office:value="47718.0632954333">
                <text:p>47718.0632954333</text:p>
              </table:table-cell>
              <table:table-cell office:value-type="float" office:value="62809.0126658205">
                <text:p>62809.0126658205</text:p>
              </table:table-cell>
              <table:table-cell office:value-type="float" office:value="82660.4076594307">
                <text:p>82660.4076594307</text:p>
              </table:table-cell>
              <table:table-cell office:value-type="float" office:value="108765.122778689">
                <text:p>108765.122778689</text:p>
              </table:table-cell>
              <table:table-cell office:value-type="float" office:value="143077.777585349">
                <text:p>143077.777585349</text:p>
              </table:table-cell>
              <table:table-cell office:value-type="float" office:value="188152.889030237">
                <text:p>188152.889030237</text:p>
              </table:table-cell>
              <table:table-cell office:value-type="float" office:value="247320.973851667">
                <text:p>247320.973851667</text:p>
              </table:table-cell>
              <table:table-cell office:value-type="float" office:value="324910.553938654">
                <text:p>324910.553938654</text:p>
              </table:table-cell>
              <table:table-cell office:value-type="float" office:value="426523.79593128">
                <text:p>426523.79593128</text:p>
              </table:table-cell>
              <table:table-cell office:value-type="float" office:value="559371.521431164">
                <text:p>559371.521431164</text:p>
              </table:table-cell>
              <table:table-cell office:value-type="float" office:value="732668.08194925">
                <text:p>732668.08194925</text:p>
              </table:table-cell>
              <table:table-cell office:value-type="float" office:value="958075.90323867">
                <text:p>958075.90323867</text:p>
              </table:table-cell>
              <table:table-cell office:value-type="float" office:value="1250170.34869202">
                <text:p>1250170.34869202</text:p>
              </table:table-cell>
              <table:table-cell office:value-type="float" office:value="1626864.47061498">
                <text:p>1626864.47061498</text:p>
              </table:table-cell>
              <table:table-cell office:value-type="float" office:value="2109687.48400702">
                <text:p>2109687.48400702</text:p>
              </table:table-cell>
              <table:table-cell office:value-type="float" office:value="2723751.49475306">
                <text:p>2723751.49475306</text:p>
              </table:table-cell>
              <table:table-cell office:value-type="float" office:value="3497178.22174653">
                <text:p>3497178.22174653</text:p>
              </table:table-cell>
              <table:table-cell office:value-type="float" office:value="4459716.98290422">
                <text:p>4459716.98290422</text:p>
              </table:table-cell>
              <table:table-cell office:value-type="float" office:value="5640314.00991717">
                <text:p>5640314.00991717</text:p>
              </table:table-cell>
              <table:table-cell office:value-type="float" office:value="7063550.08412541">
                <text:p>7063550.08412541</text:p>
              </table:table-cell>
              <table:table-cell office:value-type="float" office:value="8745190.46215264">
                <text:p>8745190.46215264</text:p>
              </table:table-cell>
              <table:table-cell office:value-type="float" office:value="10687548.2697526">
                <text:p>10687548.2697526</text:p>
              </table:table-cell>
              <table:table-cell office:value-type="float" office:value="12875787.7756239">
                <text:p>12875787.7756239</text:p>
              </table:table-cell>
              <table:table-cell office:value-type="float" office:value="15276418.5020199">
                <text:p>15276418.5020199</text:p>
              </table:table-cell>
              <table:table-cell office:value-type="float" office:value="17838844.4260779">
                <text:p>17838844.4260779</text:p>
              </table:table-cell>
              <table:table-cell office:value-type="float" office:value="20499975.0619339">
                <text:p>20499975.0619339</text:p>
              </table:table-cell>
              <table:table-cell office:value-type="float" office:value="23190937.8461593">
                <text:p>23190937.8461593</text:p>
              </table:table-cell>
              <table:table-cell office:value-type="float" office:value="25844323.7495161">
                <text:p>25844323.7495161</text:p>
              </table:table-cell>
              <table:table-cell office:value-type="float" office:value="28400412.7988997">
                <text:p>28400412.7988997</text:p>
              </table:table-cell>
              <table:table-cell office:value-type="float" office:value="30811363.3597671">
                <text:p>30811363.3597671</text:p>
              </table:table-cell>
              <table:table-cell office:value-type="float" office:value="33043074.7910681">
                <text:p>33043074.7910681</text:p>
              </table:table-cell>
              <table:table-cell office:value-type="float" office:value="35075027.6266185">
                <text:p>35075027.6266185</text:p>
              </table:table-cell>
              <table:table-cell office:value-type="float" office:value="36898716.5313822">
                <text:p>36898716.5313822</text:p>
              </table:table-cell>
              <table:table-cell office:value-type="float" office:value="38515337.5119257">
                <text:p>38515337.5119257</text:p>
              </table:table-cell>
              <table:table-cell office:value-type="float" office:value="39933271.6336315">
                <text:p>39933271.6336315</text:p>
              </table:table-cell>
              <table:table-cell office:value-type="float" office:value="41165725.3325514">
                <text:p>41165725.3325514</text:p>
              </table:table-cell>
              <table:table-cell office:value-type="float" office:value="42228700.6441729">
                <text:p>42228700.6441729</text:p>
              </table:table-cell>
              <table:table-cell office:value-type="float" office:value="43139260.3845912">
                <text:p>43139260.3845912</text:p>
              </table:table-cell>
              <table:table-cell office:value-type="float" office:value="43913728.5106826">
                <text:p>43913728.5106826</text:p>
              </table:table-cell>
              <table:table-cell office:value-type="float" office:value="44565744.6628737">
                <text:p>44565744.6628737</text:p>
              </table:table-cell>
              <table:table-cell office:value-type="float" office:value="45106955.8927407">
                <text:p>45106955.8927407</text:p>
              </table:table-cell>
              <table:table-cell office:value-type="float" office:value="45550119.670358">
                <text:p>45550119.670358</text:p>
              </table:table-cell>
              <table:table-cell office:value-type="float" office:value="45909242.7216506">
                <text:p>45909242.7216506</text:p>
              </table:table-cell>
              <table:table-cell office:value-type="float" office:value="46198086.5649982">
                <text:p>46198086.5649982</text:p>
              </table:table-cell>
              <table:table-cell office:value-type="float" office:value="46429154.1887859">
                <text:p>46429154.1887859</text:p>
              </table:table-cell>
              <table:table-cell office:value-type="float" office:value="46613281.3807164">
                <text:p>46613281.3807164</text:p>
              </table:table-cell>
              <table:table-cell office:value-type="float" office:value="46759586.3813609">
                <text:p>46759586.3813609</text:p>
              </table:table-cell>
              <table:table-cell office:value-type="float" office:value="46875595.6859062">
                <text:p>46875595.6859062</text:p>
              </table:table-cell>
              <table:table-cell office:value-type="float" office:value="46967441.2208785">
                <text:p>46967441.2208785</text:p>
              </table:table-cell>
              <table:table-cell office:value-type="float" office:value="47040073.456977">
                <text:p>47040073.456977</text:p>
              </table:table-cell>
              <table:table-cell office:value-type="float" office:value="47097463.3000056">
                <text:p>47097463.3000056</text:p>
              </table:table-cell>
              <table:table-cell office:value-type="float" office:value="47142781.1518009">
                <text:p>47142781.1518009</text:p>
              </table:table-cell>
              <table:table-cell office:value-type="float" office:value="47178549.7580234">
                <text:p>47178549.7580234</text:p>
              </table:table-cell>
              <table:table-cell office:value-type="float" office:value="47206771.5655549">
                <text:p>47206771.5655549</text:p>
              </table:table-cell>
              <table:table-cell office:value-type="float" office:value="47229033.1507322">
                <text:p>47229033.1507322</text:p>
              </table:table-cell>
              <table:table-cell office:value-type="float" office:value="47246589.9072745">
                <text:p>47246589.9072745</text:p>
              </table:table-cell>
              <table:table-cell office:value-type="float" office:value="47260434.1949219">
                <text:p>47260434.1949219</text:p>
              </table:table-cell>
              <table:table-cell office:value-type="float" office:value="47271349.8758841">
                <text:p>47271349.8758841</text:p>
              </table:table-cell>
              <table:table-cell office:value-type="float" office:value="47279955.7836069">
                <text:p>47279955.7836069</text:p>
              </table:table-cell>
              <table:table-cell office:value-type="float" office:value="47286740.2690085">
                <text:p>47286740.2690085</text:p>
              </table:table-cell>
              <table:table-cell office:value-type="float" office:value="47292088.5969867">
                <text:p>47292088.5969867</text:p>
              </table:table-cell>
              <table:table-cell office:value-type="float" office:value="47296304.6387149">
                <text:p>47296304.6387149</text:p>
              </table:table-cell>
              <table:table-cell office:value-type="float" office:value="47299628.027419">
                <text:p>47299628.027419</text:p>
              </table:table-cell>
              <table:table-cell office:value-type="float" office:value="47302247.7146792">
                <text:p>47302247.7146792</text:p>
              </table:table-cell>
              <table:table-cell office:value-type="float" office:value="47304312.6756149">
                <text:p>47304312.6756149</text:p>
              </table:table-cell>
              <table:table-cell office:value-type="float" office:value="47305940.3585765">
                <text:p>47305940.3585765</text:p>
              </table:table-cell>
              <table:table-cell office:value-type="float" office:value="47307223.3522062">
                <text:p>47307223.3522062</text:p>
              </table:table-cell>
              <table:table-cell office:value-type="float" office:value="47308234.6445601">
                <text:p>47308234.6445601</text:p>
              </table:table-cell>
              <table:table-cell office:value-type="float" office:value="47309031.7708118">
                <text:p>47309031.7708118</text:p>
              </table:table-cell>
              <table:table-cell office:value-type="float" office:value="47309660.0839341">
                <text:p>47309660.0839341</text:p>
              </table:table-cell>
              <table:table-cell office:value-type="float" office:value="47310155.3335249">
                <text:p>47310155.3335249</text:p>
              </table:table-cell>
              <table:table-cell office:value-type="float" office:value="47310545.6989607">
                <text:p>47310545.6989607</text:p>
              </table:table-cell>
              <table:table-cell office:value-type="float" office:value="47310853.3922449">
                <text:p>47310853.3922449</text:p>
              </table:table-cell>
              <table:table-cell office:value-type="float" office:value="47311095.921567">
                <text:p>47311095.921567</text:p>
              </table:table-cell>
              <table:table-cell office:value-type="float" office:value="47311287.0873543">
                <text:p>47311287.0873543</text:p>
              </table:table-cell>
              <table:table-cell office:value-type="float" office:value="47311437.7674363">
                <text:p>47311437.7674363</text:p>
              </table:table-cell>
              <table:table-cell office:value-type="float" office:value="47311556.5359575">
                <text:p>47311556.5359575</text:p>
              </table:table-cell>
              <table:table-cell office:value-type="float" office:value="47311650.1512328">
                <text:p>47311650.1512328</text:p>
              </table:table-cell>
              <table:table-cell office:value-type="float" office:value="47311723.9402946">
                <text:p>47311723.9402946</text:p>
              </table:table-cell>
              <table:table-cell office:value-type="float" office:value="47311782.1020072">
                <text:p>47311782.1020072</text:p>
              </table:table-cell>
              <table:table-cell office:value-type="float" office:value="47311827.9459886">
                <text:p>47311827.9459886</text:p>
              </table:table-cell>
              <table:table-cell office:value-type="float" office:value="47311864.080936">
                <text:p>47311864.080936</text:p>
              </table:table-cell>
              <table:table-cell office:value-type="float" office:value="47311892.5630679">
                <text:p>47311892.5630679</text:p>
              </table:table-cell>
              <table:table-cell office:value-type="float" office:value="47311915.0131297">
                <text:p>47311915.0131297</text:p>
              </table:table-cell>
              <table:table-cell office:value-type="float" office:value="47311932.7086191">
                <text:p>47311932.7086191</text:p>
              </table:table-cell>
              <table:table-cell office:value-type="float" office:value="47311946.6564795">
                <text:p>47311946.6564795</text:p>
              </table:table-cell>
              <table:table-cell office:value-type="float" office:value="47311957.6503998">
                <text:p>47311957.6503998</text:p>
              </table:table-cell>
              <table:table-cell office:value-type="float" office:value="47311966.3159788">
                <text:p>47311966.3159788</text:p>
              </table:table-cell>
              <table:table-cell office:value-type="float" office:value="47311973.1463228">
                <text:p>47311973.1463228</text:p>
              </table:table-cell>
              <table:table-cell office:value-type="float" office:value="47311978.530106">
                <text:p>47311978.530106</text:p>
              </table:table-cell>
              <table:table-cell office:value-type="float" office:value="47311982.7736875">
                <text:p>47311982.7736875</text:p>
              </table:table-cell>
              <table:table-cell office:value-type="float" office:value="47311986.1185443">
                <text:p>47311986.1185443</text:p>
              </table:table-cell>
              <table:table-cell office:value-type="float" office:value="47311988.7550123">
                <text:p>47311988.7550123</text:p>
              </table:table-cell>
              <table:table-cell office:value-type="float" office:value="47311990.8331174">
                <text:p>47311990.8331174</text:p>
              </table:table-cell>
              <table:table-cell office:value-type="float" office:value="47311992.471112">
                <text:p>47311992.471112</text:p>
              </table:table-cell>
              <table:table-cell office:value-type="float" office:value="47311993.7622048">
                <text:p>47311993.7622048</text:p>
              </table:table-cell>
              <table:table-cell office:value-type="float" office:value="47311994.7798641">
                <text:p>47311994.7798641</text:p>
              </table:table-cell>
              <table:table-cell office:value-type="float" office:value="47311995.5819989">
                <text:p>47311995.5819989</text:p>
              </table:table-cell>
              <table:table-cell office:value-type="float" office:value="47311996.2142541">
                <text:p>47311996.2142541</text:p>
              </table:table-cell>
              <table:table-cell office:value-type="float" office:value="47311996.7126074">
                <text:p>47311996.7126074</text:p>
              </table:table-cell>
              <table:table-cell office:value-type="float" office:value="47311997.1054172">
                <text:p>47311997.1054172</text:p>
              </table:table-cell>
              <table:table-cell office:value-type="float" office:value="47311997.4150366">
                <text:p>47311997.4150366</text:p>
              </table:table-cell>
              <table:table-cell office:value-type="float" office:value="47311997.6590871">
                <text:p>47311997.6590871</text:p>
              </table:table-cell>
              <table:table-cell office:value-type="float" office:value="47311997.8514795">
                <text:p>47311997.8514795</text:p>
              </table:table-cell>
              <table:table-cell office:value-type="float" office:value="47311998.0033067">
                <text:p>47311998.0033067</text:p>
              </table:table-cell>
              <table:table-cell office:value-type="float" office:value="47311998.1234915">
                <text:p>47311998.1234915</text:p>
              </table:table-cell>
              <table:table-cell office:value-type="float" office:value="47311998.2189541">
                <text:p>47311998.2189541</text:p>
              </table:table-cell>
              <table:table-cell office:value-type="float" office:value="47311998.2949806">
                <text:p>47311998.2949806</text:p>
              </table:table-cell>
              <table:table-cell office:value-type="float" office:value="47311998.3556462">
                <text:p>47311998.3556462</text:p>
              </table:table-cell>
              <table:table-cell office:value-type="float" office:value="47311998.4041229">
                <text:p>47311998.4041229</text:p>
              </table:table-cell>
              <table:table-cell office:value-type="float" office:value="47311998.4428995">
                <text:p>47311998.4428995</text:p>
              </table:table-cell>
              <table:table-cell office:value-type="float" office:value="47311998.4739399">
                <text:p>47311998.4739399</text:p>
              </table:table-cell>
              <table:table-cell office:value-type="float" office:value="47311998.498801">
                <text:p>47311998.498801</text:p>
              </table:table-cell>
              <table:table-cell office:value-type="float" office:value="47311998.5187206">
                <text:p>47311998.5187206</text:p>
              </table:table-cell>
              <table:table-cell office:value-type="float" office:value="47311998.5346853">
                <text:p>47311998.5346853</text:p>
              </table:table-cell>
              <table:table-cell office:value-type="float" office:value="47311998.5474829">
                <text:p>47311998.5474829</text:p>
              </table:table-cell>
              <table:table-cell office:value-type="float" office:value="47311998.5577432">
                <text:p>47311998.5577432</text:p>
              </table:table-cell>
              <table:table-cell office:value-type="float" office:value="47311998.5659702">
                <text:p>47311998.5659702</text:p>
              </table:table-cell>
              <table:table-cell office:value-type="float" office:value="47311998.5725672">
                <text:p>47311998.5725672</text:p>
              </table:table-cell>
              <table:table-cell office:value-type="float" office:value="47311998.5778575">
                <text:p>47311998.5778575</text:p>
              </table:table-cell>
              <table:table-cell office:value-type="float" office:value="47311998.5821001">
                <text:p>47311998.5821001</text:p>
              </table:table-cell>
              <table:table-cell office:value-type="float" office:value="47311998.5855025">
                <text:p>47311998.5855025</text:p>
              </table:table-cell>
              <table:table-cell office:value-type="float" office:value="47311998.5882313">
                <text:p>47311998.5882313</text:p>
              </table:table-cell>
              <table:table-cell office:value-type="float" office:value="47311998.5904197">
                <text:p>47311998.5904197</text:p>
              </table:table-cell>
              <table:table-cell office:value-type="float" office:value="47311998.5921749">
                <text:p>47311998.5921749</text:p>
              </table:table-cell>
              <table:table-cell office:value-type="float" office:value="47311998.5935826">
                <text:p>47311998.5935826</text:p>
              </table:table-cell>
              <table:table-cell office:value-type="float" office:value="47311998.5947116">
                <text:p>47311998.5947116</text:p>
              </table:table-cell>
              <table:table-cell office:value-type="float" office:value="47311998.5956171">
                <text:p>47311998.5956171</text:p>
              </table:table-cell>
              <table:table-cell office:value-type="float" office:value="47311998.5963433">
                <text:p>47311998.5963433</text:p>
              </table:table-cell>
              <table:table-cell office:value-type="float" office:value="47311998.5969258">
                <text:p>47311998.5969258</text:p>
              </table:table-cell>
              <table:table-cell office:value-type="float" office:value="47311998.5973929">
                <text:p>47311998.5973929</text:p>
              </table:table-cell>
              <table:table-cell office:value-type="float" office:value="47311998.5977676">
                <text:p>47311998.5977676</text:p>
              </table:table-cell>
              <table:table-cell office:value-type="float" office:value="47311998.5980681">
                <text:p>47311998.5980681</text:p>
              </table:table-cell>
              <table:table-cell office:value-type="float" office:value="47311998.5983091">
                <text:p>47311998.5983091</text:p>
              </table:table-cell>
              <table:table-cell office:value-type="float" office:value="47311998.5985024">
                <text:p>47311998.5985024</text:p>
              </table:table-cell>
              <table:table-cell office:value-type="float" office:value="47311998.5986574">
                <text:p>47311998.5986574</text:p>
              </table:table-cell>
              <table:table-cell office:value-type="float" office:value="47311998.5987817">
                <text:p>47311998.5987817</text:p>
              </table:table-cell>
              <table:table-cell office:value-type="float" office:value="47311998.5988815">
                <text:p>47311998.5988815</text:p>
              </table:table-cell>
              <table:table-cell office:value-type="float" office:value="47311998.5989614">
                <text:p>47311998.5989614</text:p>
              </table:table-cell>
              <table:table-cell office:value-type="float" office:value="47311998.5990256">
                <text:p>47311998.5990256</text:p>
              </table:table-cell>
              <table:table-cell office:value-type="float" office:value="47311998.599077">
                <text:p>47311998.599077</text:p>
              </table:table-cell>
              <table:table-cell office:value-type="float" office:value="47311998.5991183">
                <text:p>47311998.5991183</text:p>
              </table:table-cell>
              <table:table-cell office:value-type="float" office:value="47311998.5991514">
                <text:p>47311998.5991514</text:p>
              </table:table-cell>
              <table:table-cell office:value-type="float" office:value="47311998.5991779">
                <text:p>47311998.5991779</text:p>
              </table:table-cell>
              <table:table-cell office:value-type="float" office:value="47311998.5991992">
                <text:p>47311998.5991992</text:p>
              </table:table-cell>
              <table:table-cell office:value-type="float" office:value="47311998.5992163">
                <text:p>47311998.5992163</text:p>
              </table:table-cell>
              <table:table-cell office:value-type="float" office:value="47311998.59923">
                <text:p>47311998.59923</text:p>
              </table:table-cell>
              <table:table-cell office:value-type="float" office:value="47311998.599241">
                <text:p>47311998.599241</text:p>
              </table:table-cell>
              <table:table-cell office:value-type="float" office:value="47311998.5992498">
                <text:p>47311998.5992498</text:p>
              </table:table-cell>
              <table:table-cell office:value-type="float" office:value="47311998.5992569">
                <text:p>47311998.5992569</text:p>
              </table:table-cell>
              <table:table-cell office:value-type="float" office:value="47311998.5992625">
                <text:p>47311998.5992625</text:p>
              </table:table-cell>
              <table:table-cell office:value-type="float" office:value="47311998.5992671">
                <text:p>47311998.5992671</text:p>
              </table:table-cell>
              <table:table-cell office:value-type="float" office:value="47311998.5992707">
                <text:p>47311998.5992707</text:p>
              </table:table-cell>
              <table:table-cell office:value-type="float" office:value="47311998.5992736">
                <text:p>47311998.5992736</text:p>
              </table:table-cell>
              <table:table-cell office:value-type="float" office:value="47311998.599276">
                <text:p>47311998.599276</text:p>
              </table:table-cell>
              <table:table-cell office:value-type="float" office:value="47311998.5992779">
                <text:p>47311998.5992779</text:p>
              </table:table-cell>
              <table:table-cell office:value-type="float" office:value="47311998.5992794">
                <text:p>47311998.5992794</text:p>
              </table:table-cell>
              <table:table-cell office:value-type="float" office:value="47311998.5992806">
                <text:p>47311998.5992806</text:p>
              </table:table-cell>
              <table:table-cell office:value-type="float" office:value="47311998.5992816">
                <text:p>47311998.5992816</text:p>
              </table:table-cell>
              <table:table-cell office:value-type="float" office:value="47311998.5992823">
                <text:p>47311998.5992823</text:p>
              </table:table-cell>
              <table:table-cell office:value-type="float" office:value="47311998.599283">
                <text:p>47311998.599283</text:p>
              </table:table-cell>
              <table:table-cell office:value-type="float" office:value="47311998.5992835">
                <text:p>47311998.5992835</text:p>
              </table:table-cell>
              <table:table-cell office:value-type="float" office:value="47311998.5992839">
                <text:p>47311998.5992839</text:p>
              </table:table-cell>
              <table:table-cell office:value-type="float" office:value="47311998.5992842">
                <text:p>47311998.5992842</text:p>
              </table:table-cell>
              <table:table-cell office:value-type="float" office:value="47311998.5992844">
                <text:p>47311998.5992844</text:p>
              </table:table-cell>
              <table:table-cell office:value-type="float" office:value="47311998.5992847">
                <text:p>47311998.5992847</text:p>
              </table:table-cell>
              <table:table-cell office:value-type="float" office:value="47311998.5992848">
                <text:p>47311998.5992848</text:p>
              </table:table-cell>
              <table:table-cell office:value-type="float" office:value="47311998.599285">
                <text:p>47311998.599285</text:p>
              </table:table-cell>
              <table:table-cell office:value-type="float" office:value="47311998.5992851">
                <text:p>47311998.5992851</text:p>
              </table:table-cell>
              <table:table-cell office:value-type="float" office:value="47311998.5992852">
                <text:p>47311998.5992852</text:p>
              </table:table-cell>
              <table:table-cell office:value-type="float" office:value="47311998.5992852">
                <text:p>47311998.5992852</text:p>
              </table:table-cell>
              <table:table-cell office:value-type="float" office:value="47311998.5992853">
                <text:p>47311998.5992853</text:p>
              </table:table-cell>
              <table:table-cell office:value-type="float" office:value="47311998.5992853">
                <text:p>47311998.5992853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4">
                <text:p>47311998.5992854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  <table:table-cell office:value-type="float" office:value="47311998.5992855">
                <text:p>47311998.5992855</text:p>
              </table:table-cell>
            </table:table-row>
            <table:table-row>
              <table:table-cell office:value-type="string">
                <text:p>Dead</text:p>
                <draw:g>
                  <svg:desc>'South Korea_1918h1n1'.A6:'South Korea_1918h1n1'.A6</svg:desc>
                </draw:g>
              </table:table-cell>
              <table:table-cell office:value-type="float" office:value="0">
                <text:p>0</text:p>
                <draw:g>
                  <svg:desc>'South Korea_1918h1n1'.B6:'South Korea_1918h1n1'.SG6</svg:desc>
                </draw:g>
              </table:table-cell>
              <table:table-cell office:value-type="float" office:value="0.00103203818335215">
                <text:p>0.00103203818335215</text:p>
              </table:table-cell>
              <table:table-cell office:value-type="float" office:value="0.00355505144750904">
                <text:p>0.00355505144750904</text:p>
              </table:table-cell>
              <table:table-cell office:value-type="float" office:value="0.00728666665316099">
                <text:p>0.00728666665316099</text:p>
              </table:table-cell>
              <table:table-cell office:value-type="float" office:value="0.0123445048820754">
                <text:p>0.0123445048820754</text:p>
              </table:table-cell>
              <table:table-cell office:value-type="float" office:value="0.0190555174431071">
                <text:p>0.0190555174431071</text:p>
              </table:table-cell>
              <table:table-cell office:value-type="float" office:value="0.0279107369504179">
                <text:p>0.0279107369504179</text:p>
              </table:table-cell>
              <table:table-cell office:value-type="float" office:value="0.039578045136241">
                <text:p>0.039578045136241</text:p>
              </table:table-cell>
              <table:table-cell office:value-type="float" office:value="0.0549444213585792">
                <text:p>0.0549444213585792</text:p>
              </table:table-cell>
              <table:table-cell office:value-type="float" office:value="0.0751805178011766">
                <text:p>0.0751805178011766</text:p>
              </table:table-cell>
              <table:table-cell office:value-type="float" office:value="0.10182883929139">
                <text:p>0.10182883929139</text:p>
              </table:table-cell>
              <table:table-cell office:value-type="float" office:value="0.136920967141629">
                <text:p>0.136920967141629</text:p>
              </table:table-cell>
              <table:table-cell office:value-type="float" office:value="0.18313232064888">
                <text:p>0.18313232064888</text:p>
              </table:table-cell>
              <table:table-cell office:value-type="float" office:value="0.243986081930331">
                <text:p>0.243986081930331</text:p>
              </table:table-cell>
              <table:table-cell office:value-type="float" office:value="0.324121787663146">
                <text:p>0.324121787663146</text:p>
              </table:table-cell>
              <table:table-cell office:value-type="float" office:value="0.429649050749893">
                <text:p>0.429649050749893</text:p>
              </table:table-cell>
              <table:table-cell office:value-type="float" office:value="0.56861334842045">
                <text:p>0.56861334842045</text:p>
              </table:table-cell>
              <table:table-cell office:value-type="float" office:value="0.751609413003677">
                <text:p>0.751609413003677</text:p>
              </table:table-cell>
              <table:table-cell office:value-type="float" office:value="0.992588965954321">
                <text:p>0.992588965954321</text:p>
              </table:table-cell>
              <table:table-cell office:value-type="float" office:value="1.30992438746727">
                <text:p>1.30992438746727</text:p>
              </table:table-cell>
              <table:table-cell office:value-type="float" office:value="1.72780939804989">
                <text:p>1.72780939804989</text:p>
              </table:table-cell>
              <table:table-cell office:value-type="float" office:value="2.27810353787858">
                <text:p>2.27810353787858</text:p>
              </table:table-cell>
              <table:table-cell office:value-type="float" office:value="3.00276102118587">
                <text:p>3.00276102118587</text:p>
              </table:table-cell>
              <table:table-cell office:value-type="float" office:value="3.9570291286707">
                <text:p>3.9570291286707</text:p>
              </table:table-cell>
              <table:table-cell office:value-type="float" office:value="5.21365990711795">
                <text:p>5.21365990711795</text:p>
              </table:table-cell>
              <table:table-cell office:value-type="float" office:value="6.86845612995503">
                <text:p>6.86845612995503</text:p>
              </table:table-cell>
              <table:table-cell office:value-type="float" office:value="9.04757410758024">
                <text:p>9.04757410758024</text:p>
              </table:table-cell>
              <table:table-cell office:value-type="float" office:value="11.9171398687359">
                <text:p>11.9171398687359</text:p>
              </table:table-cell>
              <table:table-cell office:value-type="float" office:value="15.6959109078931">
                <text:p>15.6959109078931</text:p>
              </table:table-cell>
              <table:table-cell office:value-type="float" office:value="20.6719479447819">
                <text:p>20.6719479447819</text:p>
              </table:table-cell>
              <table:table-cell office:value-type="float" office:value="27.2245656048276">
                <text:p>27.2245656048276</text:p>
              </table:table-cell>
              <table:table-cell office:value-type="float" office:value="35.8532319300886">
                <text:p>35.8532319300886</text:p>
              </table:table-cell>
              <table:table-cell office:value-type="float" office:value="47.2156141158671">
                <text:p>47.2156141158671</text:p>
              </table:table-cell>
              <table:table-cell office:value-type="float" office:value="62.1776603340828">
                <text:p>62.1776603340828</text:p>
              </table:table-cell>
              <table:table-cell office:value-type="float" office:value="81.8795175674443">
                <text:p>81.8795175674443</text:p>
              </table:table-cell>
              <table:table-cell office:value-type="float" office:value="107.82227899117">
                <text:p>107.82227899117</text:p>
              </table:table-cell>
              <table:table-cell office:value-type="float" office:value="141.982119994975">
                <text:p>141.982119994975</text:p>
              </table:table-cell>
              <table:table-cell office:value-type="float" office:value="186.960426065039">
                <text:p>186.960426065039</text:p>
              </table:table-cell>
              <table:table-cell office:value-type="float" office:value="246.181195131997">
                <text:p>246.181195131997</text:p>
              </table:table-cell>
              <table:table-cell office:value-type="float" office:value="324.150476159702">
                <text:p>324.150476159702</text:p>
              </table:table-cell>
              <table:table-cell office:value-type="float" office:value="426.797117668617">
                <text:p>426.797117668617</text:p>
              </table:table-cell>
              <table:table-cell office:value-type="float" office:value="561.919965331403">
                <text:p>561.919965331403</text:p>
              </table:table-cell>
              <table:table-cell office:value-type="float" office:value="739.774064212388">
                <text:p>739.774064212388</text:p>
              </table:table-cell>
              <table:table-cell office:value-type="float" office:value="973.838026437414">
                <text:p>973.838026437414</text:p>
              </table:table-cell>
              <table:table-cell office:value-type="float" office:value="1281.81658501675">
                <text:p>1281.81658501675</text:p>
              </table:table-cell>
              <table:table-cell office:value-type="float" office:value="1686.94709509042">
                <text:p>1686.94709509042</text:p>
              </table:table-cell>
              <table:table-cell office:value-type="float" office:value="2219.69638323855">
                <text:p>2219.69638323855</text:p>
              </table:table-cell>
              <table:table-cell office:value-type="float" office:value="2919.95464459896">
                <text:p>2919.95464459896</text:p>
              </table:table-cell>
              <table:table-cell office:value-type="float" office:value="3839.8548781681">
                <text:p>3839.8548781681</text:p>
              </table:table-cell>
              <table:table-cell office:value-type="float" office:value="5047.36681329933">
                <text:p>5047.36681329933</text:p>
              </table:table-cell>
              <table:table-cell office:value-type="float" office:value="6630.8276314011">
                <text:p>6630.8276314011</text:p>
              </table:table-cell>
              <table:table-cell office:value-type="float" office:value="8704.56726390366">
                <text:p>8704.56726390366</text:p>
              </table:table-cell>
              <table:table-cell office:value-type="float" office:value="11415.7453353299">
                <text:p>11415.7453353299</text:p>
              </table:table-cell>
              <table:table-cell office:value-type="float" office:value="14952.409835699">
                <text:p>14952.409835699</text:p>
              </table:table-cell>
              <table:table-cell office:value-type="float" office:value="19552.5694538504">
                <text:p>19552.5694538504</text:p>
              </table:table-cell>
              <table:table-cell office:value-type="float" office:value="25513.6805855513">
                <text:p>25513.6805855513</text:p>
              </table:table-cell>
              <table:table-cell office:value-type="float" office:value="33201.3157268363">
                <text:p>33201.3157268363</text:p>
              </table:table-cell>
              <table:table-cell office:value-type="float" office:value="43054.8466123883">
                <text:p>43054.8466123883</text:p>
              </table:table-cell>
              <table:table-cell office:value-type="float" office:value="55586.7651990421">
                <text:p>55586.7651990421</text:p>
              </table:table-cell>
              <table:table-cell office:value-type="float" office:value="71370.9841172762">
                <text:p>71370.9841172762</text:p>
              </table:table-cell>
              <table:table-cell office:value-type="float" office:value="91014.6323041677">
                <text:p>91014.6323041677</text:p>
              </table:table-cell>
              <table:table-cell office:value-type="float" office:value="115108.449181983">
                <text:p>115108.449181983</text:p>
              </table:table-cell>
              <table:table-cell office:value-type="float" office:value="144154.083349498">
                <text:p>144154.083349498</text:p>
              </table:table-cell>
              <table:table-cell office:value-type="float" office:value="178473.274737809">
                <text:p>178473.274737809</text:p>
              </table:table-cell>
              <table:table-cell office:value-type="float" office:value="218113.229994952">
                <text:p>218113.229994952</text:p>
              </table:table-cell>
              <table:table-cell office:value-type="float" office:value="262771.179094365">
                <text:p>262771.179094365</text:p>
              </table:table-cell>
              <table:table-cell office:value-type="float" office:value="311763.642898365">
                <text:p>311763.642898365</text:p>
              </table:table-cell>
              <table:table-cell office:value-type="float" office:value="364058.049511793">
                <text:p>364058.049511793</text:p>
              </table:table-cell>
              <table:table-cell office:value-type="float" office:value="418366.837998652">
                <text:p>418366.837998652</text:p>
              </table:table-cell>
              <table:table-cell office:value-type="float" office:value="473284.445839985">
                <text:p>473284.445839985</text:p>
              </table:table-cell>
              <table:table-cell office:value-type="float" office:value="527435.178561553">
                <text:p>527435.178561553</text:p>
              </table:table-cell>
              <table:table-cell office:value-type="float" office:value="579600.261202035">
                <text:p>579600.261202035</text:p>
              </table:table-cell>
              <table:table-cell office:value-type="float" office:value="628803.333872798">
                <text:p>628803.333872798</text:p>
              </table:table-cell>
              <table:table-cell office:value-type="float" office:value="674348.46512384">
                <text:p>674348.46512384</text:p>
              </table:table-cell>
              <table:table-cell office:value-type="float" office:value="715816.890339154">
                <text:p>715816.890339154</text:p>
              </table:table-cell>
              <table:table-cell office:value-type="float" office:value="753035.031252699">
                <text:p>753035.031252699</text:p>
              </table:table-cell>
              <table:table-cell office:value-type="float" office:value="786027.29616175">
                <text:p>786027.29616175</text:p>
              </table:table-cell>
              <table:table-cell office:value-type="float" office:value="814964.727216969">
                <text:p>814964.727216969</text:p>
              </table:table-cell>
              <table:table-cell office:value-type="float" office:value="840116.843521458">
                <text:p>840116.843521458</text:p>
              </table:table-cell>
              <table:table-cell office:value-type="float" office:value="861810.217228019">
                <text:p>861810.217228019</text:p>
              </table:table-cell>
              <table:table-cell office:value-type="float" office:value="880393.069073291">
                <text:p>880393.069073291</text:p>
              </table:table-cell>
              <table:table-cell office:value-type="float" office:value="896198.54103434">
                <text:p>896198.54103434</text:p>
              </table:table-cell>
              <table:table-cell office:value-type="float" office:value="909504.993119872">
                <text:p>909504.993119872</text:p>
              </table:table-cell>
              <table:table-cell office:value-type="float" office:value="920550.120260015">
                <text:p>920550.120260015</text:p>
              </table:table-cell>
              <table:table-cell office:value-type="float" office:value="929594.278986899">
                <text:p>929594.278986899</text:p>
              </table:table-cell>
              <table:table-cell office:value-type="float" office:value="936923.320850012">
                <text:p>936923.320850012</text:p>
              </table:table-cell>
              <table:table-cell office:value-type="float" office:value="942818.09316323">
                <text:p>942818.09316323</text:p>
              </table:table-cell>
              <table:table-cell office:value-type="float" office:value="947533.758954815">
                <text:p>947533.758954815</text:p>
              </table:table-cell>
              <table:table-cell office:value-type="float" office:value="951291.456749315">
                <text:p>951291.456749315</text:p>
              </table:table-cell>
              <table:table-cell office:value-type="float" office:value="954277.273088999">
                <text:p>954277.273088999</text:p>
              </table:table-cell>
              <table:table-cell office:value-type="float" office:value="956644.809916453">
                <text:p>956644.809916453</text:p>
              </table:table-cell>
              <table:table-cell office:value-type="float" office:value="958519.208589357">
                <text:p>958519.208589357</text:p>
              </table:table-cell>
              <table:table-cell office:value-type="float" office:value="960001.49912198">
                <text:p>960001.49912198</text:p>
              </table:table-cell>
              <table:table-cell office:value-type="float" office:value="961172.720408279">
                <text:p>961172.720408279</text:p>
              </table:table-cell>
              <table:table-cell office:value-type="float" office:value="962097.574526549">
                <text:p>962097.574526549</text:p>
              </table:table-cell>
              <table:table-cell office:value-type="float" office:value="962827.54608211">
                <text:p>962827.54608211</text:p>
              </table:table-cell>
              <table:table-cell office:value-type="float" office:value="963403.501337856">
                <text:p>963403.501337856</text:p>
              </table:table-cell>
              <table:table-cell office:value-type="float" office:value="963857.819402699">
                <text:p>963857.819402699</text:p>
              </table:table-cell>
              <table:table-cell office:value-type="float" office:value="964216.120556623">
                <text:p>964216.120556623</text:p>
              </table:table-cell>
              <table:table-cell office:value-type="float" office:value="964498.657039223">
                <text:p>964498.657039223</text:p>
              </table:table-cell>
              <table:table-cell office:value-type="float" office:value="964721.426038451">
                <text:p>964721.426038451</text:p>
              </table:table-cell>
              <table:table-cell office:value-type="float" office:value="964897.056808304">
                <text:p>964897.056808304</text:p>
              </table:table-cell>
              <table:table-cell office:value-type="float" office:value="965035.515694051">
                <text:p>965035.515694051</text:p>
              </table:table-cell>
              <table:table-cell office:value-type="float" office:value="965144.665244626">
                <text:p>965144.665244626</text:p>
              </table:table-cell>
              <table:table-cell office:value-type="float" office:value="965230.706912549">
                <text:p>965230.706912549</text:p>
              </table:table-cell>
              <table:table-cell office:value-type="float" office:value="965298.531171816">
                <text:p>965298.531171816</text:p>
              </table:table-cell>
              <table:table-cell office:value-type="float" office:value="965351.994177126">
                <text:p>965351.994177126</text:p>
              </table:table-cell>
              <table:table-cell office:value-type="float" office:value="965394.136237039">
                <text:p>965394.136237039</text:p>
              </table:table-cell>
              <table:table-cell office:value-type="float" office:value="965427.354256663">
                <text:p>965427.354256663</text:p>
              </table:table-cell>
              <table:table-cell office:value-type="float" office:value="965453.537800127">
                <text:p>965453.537800127</text:p>
              </table:table-cell>
              <table:table-cell office:value-type="float" office:value="965474.176419594">
                <text:p>965474.176419594</text:p>
              </table:table-cell>
              <table:table-cell office:value-type="float" office:value="965490.444302281">
                <text:p>965490.444302281</text:p>
              </table:table-cell>
              <table:table-cell office:value-type="float" office:value="965503.267019062">
                <text:p>965503.267019062</text:p>
              </table:table-cell>
              <table:table-cell office:value-type="float" office:value="965513.37415357">
                <text:p>965513.37415357</text:p>
              </table:table-cell>
              <table:table-cell office:value-type="float" office:value="965521.340795115">
                <text:p>965521.340795115</text:p>
              </table:table-cell>
              <table:table-cell office:value-type="float" office:value="965527.620249896">
                <text:p>965527.620249896</text:p>
              </table:table-cell>
              <table:table-cell office:value-type="float" office:value="965532.569827897">
                <text:p>965532.569827897</text:p>
              </table:table-cell>
              <table:table-cell office:value-type="float" office:value="965536.471170497">
                <text:p>965536.471170497</text:p>
              </table:table-cell>
              <table:table-cell office:value-type="float" office:value="965539.54627421">
                <text:p>965539.54627421</text:p>
              </table:table-cell>
              <table:table-cell office:value-type="float" office:value="965541.970121583">
                <text:p>965541.970121583</text:p>
              </table:table-cell>
              <table:table-cell office:value-type="float" office:value="965543.880637404">
                <text:p>965543.880637404</text:p>
              </table:table-cell>
              <table:table-cell office:value-type="float" office:value="965545.386536625">
                <text:p>965545.386536625</text:p>
              </table:table-cell>
              <table:table-cell office:value-type="float" office:value="965546.573510352">
                <text:p>965546.573510352</text:p>
              </table:table-cell>
              <table:table-cell office:value-type="float" office:value="965547.509101808">
                <text:p>965547.509101808</text:p>
              </table:table-cell>
              <table:table-cell office:value-type="float" office:value="965548.246549713">
                <text:p>965548.246549713</text:p>
              </table:table-cell>
              <table:table-cell office:value-type="float" office:value="965548.827817713">
                <text:p>965548.827817713</text:p>
              </table:table-cell>
              <table:table-cell office:value-type="float" office:value="965549.285982239">
                <text:p>965549.285982239</text:p>
              </table:table-cell>
              <table:table-cell office:value-type="float" office:value="965549.647114675">
                <text:p>965549.647114675</text:p>
              </table:table-cell>
              <table:table-cell office:value-type="float" office:value="965549.931764886">
                <text:p>965549.931764886</text:p>
              </table:table-cell>
              <table:table-cell office:value-type="float" office:value="965550.156130608">
                <text:p>965550.156130608</text:p>
              </table:table-cell>
              <table:table-cell office:value-type="float" office:value="965550.332979159">
                <text:p>965550.332979159</text:p>
              </table:table-cell>
              <table:table-cell office:value-type="float" office:value="965550.472373934">
                <text:p>965550.472373934</text:p>
              </table:table-cell>
              <table:table-cell office:value-type="float" office:value="965550.582247061">
                <text:p>965550.582247061</text:p>
              </table:table-cell>
              <table:table-cell office:value-type="float" office:value="965550.668850765">
                <text:p>965550.668850765</text:p>
              </table:table-cell>
              <table:table-cell office:value-type="float" office:value="965550.737113149">
                <text:p>965550.737113149</text:p>
              </table:table-cell>
              <table:table-cell office:value-type="float" office:value="965550.790918619">
                <text:p>965550.790918619</text:p>
              </table:table-cell>
              <table:table-cell office:value-type="float" office:value="965550.833328926">
                <text:p>965550.833328926</text:p>
              </table:table-cell>
              <table:table-cell office:value-type="float" office:value="965550.866757387">
                <text:p>965550.866757387</text:p>
              </table:table-cell>
              <table:table-cell office:value-type="float" office:value="965550.89310622">
                <text:p>965550.89310622</text:p>
              </table:table-cell>
              <table:table-cell office:value-type="float" office:value="965550.913874776">
                <text:p>965550.913874776</text:p>
              </table:table-cell>
              <table:table-cell office:value-type="float" office:value="965550.930244876">
                <text:p>965550.930244876</text:p>
              </table:table-cell>
              <table:table-cell office:value-type="float" office:value="965550.943148042">
                <text:p>965550.943148042</text:p>
              </table:table-cell>
              <table:table-cell office:value-type="float" office:value="965550.953318517">
                <text:p>965550.953318517</text:p>
              </table:table-cell>
              <table:table-cell office:value-type="float" office:value="965550.961335046">
                <text:p>965550.961335046</text:p>
              </table:table-cell>
              <table:table-cell office:value-type="float" office:value="965550.967653808">
                <text:p>965550.967653808</text:p>
              </table:table-cell>
              <table:table-cell office:value-type="float" office:value="965550.972634431">
                <text:p>965550.972634431</text:p>
              </table:table-cell>
              <table:table-cell office:value-type="float" office:value="965550.976560807">
                <text:p>965550.976560807</text:p>
              </table:table-cell>
              <table:table-cell office:value-type="float" office:value="965550.979659321">
                <text:p>965550.979659321</text:p>
              </table:table-cell>
              <table:table-cell office:value-type="float" office:value="965550.982112072">
                <text:p>965550.982112072</text:p>
              </table:table-cell>
              <table:table-cell office:value-type="float" office:value="965550.984060288">
                <text:p>965550.984060288</text:p>
              </table:table-cell>
              <table:table-cell office:value-type="float" office:value="965550.98561185">
                <text:p>965550.98561185</text:p>
              </table:table-cell>
              <table:table-cell office:value-type="float" office:value="965550.986849923">
                <text:p>965550.986849923</text:p>
              </table:table-cell>
              <table:table-cell office:value-type="float" office:value="965550.987839243">
                <text:p>965550.987839243</text:p>
              </table:table-cell>
              <table:table-cell office:value-type="float" office:value="965550.988630602">
                <text:p>965550.988630602</text:p>
              </table:table-cell>
              <table:table-cell office:value-type="float" office:value="965550.989264081">
                <text:p>965550.989264081</text:p>
              </table:table-cell>
              <table:table-cell office:value-type="float" office:value="965550.98977145">
                <text:p>965550.98977145</text:p>
              </table:table-cell>
              <table:table-cell office:value-type="float" office:value="965550.990177972">
                <text:p>965550.990177972</text:p>
              </table:table-cell>
              <table:table-cell office:value-type="float" office:value="965550.990503782">
                <text:p>965550.990503782</text:p>
              </table:table-cell>
              <table:table-cell office:value-type="float" office:value="965550.990764958">
                <text:p>965550.990764958</text:p>
              </table:table-cell>
              <table:table-cell office:value-type="float" office:value="965550.990974353">
                <text:p>965550.990974353</text:p>
              </table:table-cell>
              <table:table-cell office:value-type="float" office:value="965550.991142249">
                <text:p>965550.991142249</text:p>
              </table:table-cell>
              <table:table-cell office:value-type="float" office:value="965550.991276882">
                <text:p>965550.991276882</text:p>
              </table:table-cell>
              <table:table-cell office:value-type="float" office:value="965550.991384847">
                <text:p>965550.991384847</text:p>
              </table:table-cell>
              <table:table-cell office:value-type="float" office:value="965550.99147143">
                <text:p>965550.99147143</text:p>
              </table:table-cell>
              <table:table-cell office:value-type="float" office:value="965550.991540868">
                <text:p>965550.991540868</text:p>
              </table:table-cell>
              <table:table-cell office:value-type="float" office:value="965550.991596556">
                <text:p>965550.991596556</text:p>
              </table:table-cell>
              <table:table-cell office:value-type="float" office:value="965550.991641219">
                <text:p>965550.991641219</text:p>
              </table:table-cell>
              <table:table-cell office:value-type="float" office:value="965550.991677039">
                <text:p>965550.991677039</text:p>
              </table:table-cell>
              <table:table-cell office:value-type="float" office:value="965550.991705767">
                <text:p>965550.991705767</text:p>
              </table:table-cell>
              <table:table-cell office:value-type="float" office:value="965550.991728808">
                <text:p>965550.991728808</text:p>
              </table:table-cell>
              <table:table-cell office:value-type="float" office:value="965550.991747287">
                <text:p>965550.991747287</text:p>
              </table:table-cell>
              <table:table-cell office:value-type="float" office:value="965550.991762108">
                <text:p>965550.991762108</text:p>
              </table:table-cell>
              <table:table-cell office:value-type="float" office:value="965550.991773995">
                <text:p>965550.991773995</text:p>
              </table:table-cell>
              <table:table-cell office:value-type="float" office:value="965550.991783529">
                <text:p>965550.991783529</text:p>
              </table:table-cell>
              <table:table-cell office:value-type="float" office:value="965550.991791175">
                <text:p>965550.991791175</text:p>
              </table:table-cell>
              <table:table-cell office:value-type="float" office:value="965550.991797307">
                <text:p>965550.991797307</text:p>
              </table:table-cell>
              <table:table-cell office:value-type="float" office:value="965550.991802226">
                <text:p>965550.991802226</text:p>
              </table:table-cell>
              <table:table-cell office:value-type="float" office:value="965550.991806171">
                <text:p>965550.991806171</text:p>
              </table:table-cell>
              <table:table-cell office:value-type="float" office:value="965550.991809335">
                <text:p>965550.991809335</text:p>
              </table:table-cell>
              <table:table-cell office:value-type="float" office:value="965550.991811872">
                <text:p>965550.991811872</text:p>
              </table:table-cell>
              <table:table-cell office:value-type="float" office:value="965550.991813907">
                <text:p>965550.991813907</text:p>
              </table:table-cell>
              <table:table-cell office:value-type="float" office:value="965550.991815539">
                <text:p>965550.991815539</text:p>
              </table:table-cell>
              <table:table-cell office:value-type="float" office:value="965550.991816849">
                <text:p>965550.991816849</text:p>
              </table:table-cell>
              <table:table-cell office:value-type="float" office:value="965550.991817899">
                <text:p>965550.991817899</text:p>
              </table:table-cell>
              <table:table-cell office:value-type="float" office:value="965550.991818741">
                <text:p>965550.991818741</text:p>
              </table:table-cell>
              <table:table-cell office:value-type="float" office:value="965550.991819416">
                <text:p>965550.991819416</text:p>
              </table:table-cell>
              <table:table-cell office:value-type="float" office:value="965550.991819958">
                <text:p>965550.991819958</text:p>
              </table:table-cell>
              <table:table-cell office:value-type="float" office:value="965550.991820392">
                <text:p>965550.991820392</text:p>
              </table:table-cell>
              <table:table-cell office:value-type="float" office:value="965550.991820741">
                <text:p>965550.991820741</text:p>
              </table:table-cell>
              <table:table-cell office:value-type="float" office:value="965550.99182102">
                <text:p>965550.99182102</text:p>
              </table:table-cell>
              <table:table-cell office:value-type="float" office:value="965550.991821244">
                <text:p>965550.991821244</text:p>
              </table:table-cell>
              <table:table-cell office:value-type="float" office:value="965550.991821424">
                <text:p>965550.991821424</text:p>
              </table:table-cell>
              <table:table-cell office:value-type="float" office:value="965550.991821568">
                <text:p>965550.991821568</text:p>
              </table:table-cell>
              <table:table-cell office:value-type="float" office:value="965550.991821684">
                <text:p>965550.991821684</text:p>
              </table:table-cell>
              <table:table-cell office:value-type="float" office:value="965550.991821777">
                <text:p>965550.991821777</text:p>
              </table:table-cell>
              <table:table-cell office:value-type="float" office:value="965550.991821851">
                <text:p>965550.991821851</text:p>
              </table:table-cell>
              <table:table-cell office:value-type="float" office:value="965550.991821911">
                <text:p>965550.991821911</text:p>
              </table:table-cell>
              <table:table-cell office:value-type="float" office:value="965550.991821959">
                <text:p>965550.991821959</text:p>
              </table:table-cell>
              <table:table-cell office:value-type="float" office:value="965550.991821997">
                <text:p>965550.991821997</text:p>
              </table:table-cell>
              <table:table-cell office:value-type="float" office:value="965550.991822028">
                <text:p>965550.991822028</text:p>
              </table:table-cell>
              <table:table-cell office:value-type="float" office:value="965550.991822053">
                <text:p>965550.991822053</text:p>
              </table:table-cell>
              <table:table-cell office:value-type="float" office:value="965550.991822072">
                <text:p>965550.991822072</text:p>
              </table:table-cell>
              <table:table-cell office:value-type="float" office:value="965550.991822088">
                <text:p>965550.991822088</text:p>
              </table:table-cell>
              <table:table-cell office:value-type="float" office:value="965550.991822101">
                <text:p>965550.991822101</text:p>
              </table:table-cell>
              <table:table-cell office:value-type="float" office:value="965550.991822111">
                <text:p>965550.991822111</text:p>
              </table:table-cell>
              <table:table-cell office:value-type="float" office:value="965550.991822119">
                <text:p>965550.991822119</text:p>
              </table:table-cell>
              <table:table-cell office:value-type="float" office:value="965550.991822126">
                <text:p>965550.991822126</text:p>
              </table:table-cell>
              <table:table-cell office:value-type="float" office:value="965550.991822131">
                <text:p>965550.991822131</text:p>
              </table:table-cell>
              <table:table-cell office:value-type="float" office:value="965550.991822136">
                <text:p>965550.991822136</text:p>
              </table:table-cell>
              <table:table-cell office:value-type="float" office:value="965550.991822139">
                <text:p>965550.991822139</text:p>
              </table:table-cell>
              <table:table-cell office:value-type="float" office:value="965550.991822142">
                <text:p>965550.991822142</text:p>
              </table:table-cell>
              <table:table-cell office:value-type="float" office:value="965550.991822144">
                <text:p>965550.991822144</text:p>
              </table:table-cell>
              <table:table-cell office:value-type="float" office:value="965550.991822146">
                <text:p>965550.991822146</text:p>
              </table:table-cell>
              <table:table-cell office:value-type="float" office:value="965550.991822147">
                <text:p>965550.991822147</text:p>
              </table:table-cell>
              <table:table-cell office:value-type="float" office:value="965550.991822148">
                <text:p>965550.991822148</text:p>
              </table:table-cell>
              <table:table-cell office:value-type="float" office:value="965550.991822149">
                <text:p>965550.991822149</text:p>
              </table:table-cell>
              <table:table-cell office:value-type="float" office:value="965550.99182215">
                <text:p>965550.99182215</text:p>
              </table:table-cell>
              <table:table-cell office:value-type="float" office:value="965550.99182215">
                <text:p>965550.99182215</text:p>
              </table:table-cell>
              <table:table-cell office:value-type="float" office:value="965550.991822151">
                <text:p>965550.991822151</text:p>
              </table:table-cell>
              <table:table-cell office:value-type="float" office:value="965550.991822151">
                <text:p>965550.991822151</text:p>
              </table:table-cell>
              <table:table-cell office:value-type="float" office:value="965550.991822151">
                <text:p>965550.991822151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  <table:table-cell office:value-type="float" office:value="965550.991822152">
                <text:p>965550.991822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